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84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4.043cm"/>
    </style:style>
    <style:style style:name="co8" style:family="table-column">
      <style:table-column-properties fo:break-before="auto" style:column-width="3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00ff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007f00"/>
    </style:style>
    <style:style style:name="ce21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bf0000"/>
    </style:style>
    <style:style style:name="ce9" style:family="table-cell" style:parent-style-name="Default">
      <style:table-cell-properties fo:background-color="#ff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8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float" office:value="124.30466" calcext:value-type="float">
            <text:p>124.30466</text:p>
          </table:table-cell>
          <table:table-cell office:value-type="string" calcext:value-type="string">
            <text:p>Original Min</text:p>
          </table:table-cell>
          <table:table-cell table:formula="of:=MIN([.A$1:.A$1048576])" office:value-type="float" office:value="108.58483" calcext:value-type="float">
            <text:p>108.58483</text:p>
          </table:table-cell>
          <table:table-cell/>
          <table:table-cell office:value-type="float" office:value="-0.329348990841304" calcext:value-type="float">
            <text:p>-0.329348990841304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/>
          <table:table-cell table:style-name="ce7" table:formula="of:= SQRT( SUM([.K$1:.K$1048576]) ) / COUNT([.K$1:.K$1048576])" office:value-type="float" office:value="0.00101391792260421" calcext:value-type="float">
            <text:p>0.00101391792260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9" office:value-type="float" office:value="0.00267087921651947" calcext:value-type="float">
            <text:p>0.002670879216519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0.000614671843489721" calcext:value-type="float">
            <text:p>0.00061467184349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.65499" calcext:value-type="float">
            <text:p>123.65499</text:p>
          </table:table-cell>
          <table:table-cell office:value-type="string" calcext:value-type="string">
            <text:p>Original Max</text:p>
          </table:table-cell>
          <table:table-cell table:formula="of:=MAX([.A$1:.A$1048576])" office:value-type="float" office:value="200.70166" calcext:value-type="float">
            <text:p>200.70166</text:p>
          </table:table-cell>
          <table:table-cell/>
          <table:table-cell office:value-type="float" office:value="-0.336401665146315" calcext:value-type="float">
            <text:p>-0.336401665146315</text:p>
          </table:table-cell>
          <table:table-cell/>
          <table:table-cell table:style-name="ce15" office:value-type="float" office:value="-0.329348990841304" calcext:value-type="float">
            <text:p>-0.329348990841304</text:p>
          </table:table-cell>
          <table:table-cell table:style-name="ce13" table:formula="of:=TANH( [.G1]*[.Q1] + [.G2]*[.Q2] + [.G3]*[.Q3] + [.G4]*[.Q4] + [.G5]*[.Q5] + [.G6]*[.Q6] + [.G7]*[.Q7] + [.G8]*[.Q8] + [.G9]*[.Q9] + [.G10]*[.Q10] + [.G11]*[.Q11] + [.G12]*[.Q12] + [.G13]*[.Q13] + [.G14]*[.Q14] + [.G15]*[.Q15] + [.G16]*[.Q16] + [.G17]*[.Q17] + [.G18]*[.Q18] + [.G19]*[.Q19] + [.G20]*[.Q20] + [.G21]*[.Q21] )" office:value-type="float" office:value="0.053343619028896" calcext:value-type="float">
            <text:p>0.053343619028896</text:p>
          </table:table-cell>
          <table:table-cell table:style-name="ce19" table:formula="of:=TANH( [.H1]*[.S1] + [.H2]*[.S2] + [.H3]*[.S3] + [.H4]*[.S4] + [.H5]*[.S5] + [.H6]*[.S6] + [.H7]*[.S7] + [.H8]*[.S8] + [.H9]*[.S9] + [.H10]*[.S10] + [.H11]*[.S11] + [.H12]*[.S12] + [.H13]*[.S13] + [.H14]*[.S14] + [.H15]*[.S15] + [.H16]*[.S16] + [.H17]*[.S17] + [.H18]*[.S18] + [.H19]*[.S19] + [.H20]*[.S20] + [.H21]*[.S21] + [.H22]*[.S22] + [.H23]*[.S23] + [.H24]*[.S24] )" office:value-type="float" office:value="0.0605908836759628" calcext:value-type="float">
            <text:p>0.060590883675963</text:p>
          </table:table-cell>
          <table:table-cell table:style-name="ce20" office:value-type="float" office:value="0.0618300152100327" calcext:value-type="float">
            <text:p>0.061830015210033</text:p>
          </table:table-cell>
          <table:table-cell table:style-name="ce21" table:formula="of:= ([.J2]-[.I2]) * ([.J2]-[.I2])" office:value-type="float" office:value="0.00000153544695872642" calcext:value-type="float">
            <text:p>1.53544695872642E-06</text:p>
          </table:table-cell>
          <table:table-cell table:number-columns-repeated="3"/>
          <table:table-cell table:style-name="ce26" office:value-type="float" office:value="133.20333" calcext:value-type="float">
            <text:p>133.20333</text:p>
          </table:table-cell>
          <table:table-cell table:style-name="ce15" table:formula="of:=[.$C$4] + ([.$C$5] - [.$C$4]) * (([.O2] - [.$C$1]) / ([.$C$2] - [.$C$1]))" office:value-type="float" office:value="-0.232746990967883" calcext:value-type="float">
            <text:p>-0.232746990967883</text:p>
          </table:table-cell>
          <table:table-cell table:style-name="ce9" office:value-type="float" office:value="-0.00236509669762614" calcext:value-type="float">
            <text:p>-0.002365096697626</text:p>
          </table:table-cell>
          <table:table-cell table:style-name="ce13" table:formula="of:=TANH( [.P1]*[.Q1] + [.P2]*[.Q2] + [.P3]*[.Q3] + [.P4]*[.Q4] + [.P5]*[.Q5] + [.P6]*[.Q6] + [.P7]*[.Q7] + [.P8]*[.Q8] + [.P9]*[.Q9] + [.P10]*[.Q10] + [.P11]*[.Q11] + [.P12]*[.Q12] + [.P13]*[.Q13] + [.P14]*[.Q14] + [.P15]*[.Q15] + [.P16]*[.Q16] + [.P17]*[.Q17] + [.P18]*[.Q18] + [.P19]*[.Q19] + [.P20]*[.Q20] + [.P21]*[.Q21] )" office:value-type="float" office:value="0.00453688895591796" calcext:value-type="float">
            <text:p>0.004536888955918</text:p>
          </table:table-cell>
          <table:table-cell table:style-name="ce9" office:value-type="float" office:value="0.00774667613869207" calcext:value-type="float">
            <text:p>0.007746676138692</text:p>
          </table:table-cell>
          <table:table-cell table:style-name="ce19" table:formula="of:=TANH( [.R1]*[.S1] + [.R2]*[.S2] + [.R3]*[.S3] + [.R4]*[.S4] + [.R5]*[.S5] + [.R6]*[.S6] + [.R7]*[.S7] + [.R8]*[.S8] + [.R9]*[.S9] + [.R10]*[.S10] + [.R11]*[.S11] + [.R12]*[.S12] + [.R13]*[.S13] + [.R14]*[.S14] + [.R15]*[.S15] + [.R16]*[.S16] + [.R17]*[.S17] + [.R18]*[.S18] + [.R19]*[.S19] + [.R20]*[.S20] + [.R21]*[.S21] + [.R22]*[.S22] + [.R23]*[.S23] + [.R24]*[.S24] )" office:value-type="float" office:value="-0.0182668316946741" calcext:value-type="float">
            <text:p>-0.018266831694674</text:p>
          </table:table-cell>
          <table:table-cell table:style-name="ce20" table:formula="of:=[.$C$1] + ([.$C$2] - [.$C$1]) * (([.T2] - [.$C$4]) / ([.$C$5] - [.$C$4]))" office:value-type="float" office:value="152.960562370143" calcext:value-type="float">
            <text:p>152.960562370143</text:p>
          </table:table-cell>
        </table:table-row>
        <table:table-row table:style-name="ro1">
          <table:table-cell office:value-type="float" office:value="125.455" calcext:value-type="float">
            <text:p>125.455</text:p>
          </table:table-cell>
          <table:table-cell table:number-columns-repeated="3"/>
          <table:table-cell office:value-type="float" office:value="-0.316861153385326" calcext:value-type="float">
            <text:p>-0.316861153385326</text:p>
          </table:table-cell>
          <table:table-cell/>
          <table:table-cell table:style-name="ce15" office:value-type="float" office:value="-0.336401665146315" calcext:value-type="float">
            <text:p>-0.336401665146315</text:p>
          </table:table-cell>
          <table:table-cell table:style-name="ce13" table:formula="of:=TANH( [.G1]*[.Q22] + [.G2]*[.Q23] + [.G3]*[.Q24] + [.G4]*[.Q25] + [.G5]*[.Q26] + [.G6]*[.Q27] + [.G7]*[.Q28] + [.G8]*[.Q29] + [.G9]*[.Q30] + [.G10]*[.Q31] + [.G11]*[.Q32] + [.G12]*[.Q33] + [.G13]*[.Q34] + [.G14]*[.Q35] + [.G15]*[.Q36] + [.G16]*[.Q37] + [.G17]*[.Q38] + [.G18]*[.Q39] + [.G19]*[.Q40] + [.G20]*[.Q41] + [.G21]*[.Q42] )" office:value-type="float" office:value="0.00143550429798579" calcext:value-type="float">
            <text:p>0.001435504297986</text:p>
          </table:table-cell>
          <table:table-cell table:style-name="ce19" table:formula="of:=TANH( [.H1]*[.S25] + [.H2]*[.S26] + [.H3]*[.S27] + [.H4]*[.S28] + [.H5]*[.S29] + [.H6]*[.S30] + [.H7]*[.S31] + [.H8]*[.S32] + [.H9]*[.S33] + [.H10]*[.S34] + [.H11]*[.S35] + [.H12]*[.S36] + [.H13]*[.S37] + [.H14]*[.S38] + [.H15]*[.S39] + [.H16]*[.S40] + [.H17]*[.S41] + [.H18]*[.S42] + [.H19]*[.S43] + [.H20]*[.S44] + [.H21]*[.S45] + [.H22]*[.S46] + [.H23]*[.S47] + [.H24]*[.S48] )" office:value-type="float" office:value="0.10095784214495" calcext:value-type="float">
            <text:p>0.10095784214495</text:p>
          </table:table-cell>
          <table:table-cell table:style-name="ce20" office:value-type="float" office:value="0.104994331654704" calcext:value-type="float">
            <text:p>0.104994331654704</text:p>
          </table:table-cell>
          <table:table-cell table:style-name="ce21" table:formula="of:= ([.J3]-[.I3]) * ([.J3]-[.I3])" office:value-type="float" office:value="0.000016293247562352" calcext:value-type="float">
            <text:p>1.6293247562352E-05</text:p>
          </table:table-cell>
          <table:table-cell table:number-columns-repeated="3"/>
          <table:table-cell table:style-name="ce26" office:value-type="float" office:value="142.76333" calcext:value-type="float">
            <text:p>142.76333</text:p>
          </table:table-cell>
          <table:table-cell table:style-name="ce15" table:formula="of:=[.$C$4] + ([.$C$5] - [.$C$4]) * (([.O3] - [.$C$1]) / ([.$C$2] - [.$C$1]))" office:value-type="float" office:value="-0.128965738399813" calcext:value-type="float">
            <text:p>-0.128965738399813</text:p>
          </table:table-cell>
          <table:table-cell table:style-name="ce9" office:value-type="float" office:value="-0.122403891595423" calcext:value-type="float">
            <text:p>-0.122403891595423</text:p>
          </table:table-cell>
          <table:table-cell table:style-name="ce13" table:formula="of:=TANH( [.P1]*[.Q22] + [.P2]*[.Q23] + [.P3]*[.Q24] + [.P4]*[.Q25] + [.P5]*[.Q26] + [.P6]*[.Q27] + [.P7]*[.Q28] + [.P8]*[.Q29] + [.P9]*[.Q30] + [.P10]*[.Q31] + [.P11]*[.Q32] + [.P12]*[.Q33] + [.P13]*[.Q34] + [.P14]*[.Q35] + [.P15]*[.Q36] + [.P16]*[.Q37] + [.P17]*[.Q38] + [.P18]*[.Q39] + [.P19]*[.Q40] + [.P20]*[.Q41] + [.P21]*[.Q42] )" office:value-type="float" office:value="-0.0211556451343175" calcext:value-type="float">
            <text:p>-0.021155645134318</text:p>
          </table:table-cell>
          <table:table-cell table:style-name="ce9" office:value-type="float" office:value="0.0000806679106782797" calcext:value-type="float">
            <text:p>8.06679106782797E-05</text:p>
          </table:table-cell>
          <table:table-cell table:style-name="ce19" table:formula="of:=TANH( [.R1]*[.S25] + [.R2]*[.S26] + [.R3]*[.S27] + [.R4]*[.S28] + [.R5]*[.S29] + [.R6]*[.S30] + [.R7]*[.S31] + [.R8]*[.S32] + [.R9]*[.S33] + [.R10]*[.S34] + [.R11]*[.S35] + [.R12]*[.S36] + [.R13]*[.S37] + [.R14]*[.S38] + [.R15]*[.S39] + [.R16]*[.S40] + [.R17]*[.S41] + [.R18]*[.S42] + [.R19]*[.S43] + [.R20]*[.S44] + [.R21]*[.S45] + [.R22]*[.S46] + [.R23]*[.S47] + [.R24]*[.S48] )" office:value-type="float" office:value="0.579391176976474" calcext:value-type="float">
            <text:p>0.579391176976474</text:p>
          </table:table-cell>
          <table:table-cell table:style-name="ce20" table:formula="of:=[.$C$1] + ([.$C$2] - [.$C$1]) * (([.T3] - [.$C$4]) / ([.$C$5] - [.$C$4]))" office:value-type="float" office:value="208.014923553042" calcext:value-type="float">
            <text:p>208.014923553042</text:p>
          </table:table-cell>
        </table:table-row>
        <table:table-row table:style-name="ro1">
          <table:table-cell office:value-type="float" office:value="108.58483" calcext:value-type="float">
            <text:p>108.58483</text:p>
          </table:table-cell>
          <table:table-cell office:value-type="string" calcext:value-type="string">
            <text:p>Normalized Min</text:p>
          </table:table-cell>
          <table:table-cell office:value-type="float" office:value="-0.5" calcext:value-type="float">
            <text:p>-0.5</text:p>
          </table:table-cell>
          <table:table-cell table:style-name="ce11"/>
          <table:table-cell office:value-type="float" office:value="-0.5" calcext:value-type="float">
            <text:p>-0.5</text:p>
          </table:table-cell>
          <table:table-cell/>
          <table:table-cell table:style-name="ce15" office:value-type="float" office:value="-0.316861153385326" calcext:value-type="float">
            <text:p>-0.316861153385326</text:p>
          </table:table-cell>
          <table:table-cell table:style-name="ce13" table:formula="of:=TANH( [.G1]*[.Q43] + [.G2]*[.Q44] + [.G3]*[.Q45] + [.G4]*[.Q46] + [.G5]*[.Q47] + [.G6]*[.Q48] + [.G7]*[.Q49] + [.G8]*[.Q50] + [.G9]*[.Q51] + [.G10]*[.Q52] + [.G11]*[.Q53] + [.G12]*[.Q54] + [.G13]*[.Q55] + [.G14]*[.Q56] + [.G15]*[.Q57] + [.G16]*[.Q58] + [.G17]*[.Q59] + [.G18]*[.Q60] + [.G19]*[.Q61] + [.G20]*[.Q62] + [.G21]*[.Q63] )" office:value-type="float" office:value="0.210646850623954" calcext:value-type="float">
            <text:p>0.210646850623954</text:p>
          </table:table-cell>
          <table:table-cell table:style-name="ce19" table:formula="of:=TANH( [.H1]*[.S49] + [.H2]*[.S50] + [.H3]*[.S51] + [.H4]*[.S52] + [.H5]*[.S53] + [.H6]*[.S54] + [.H7]*[.S55] + [.H8]*[.S56] + [.H9]*[.S57] + [.H10]*[.S58] + [.H11]*[.S59] + [.H12]*[.S60] + [.H13]*[.S61] + [.H14]*[.S62] + [.H15]*[.S63] + [.H16]*[.S64] + [.H17]*[.S65] + [.H18]*[.S66] + [.H19]*[.S67] + [.H20]*[.S68] + [.H21]*[.S69] + [.H22]*[.S70] + [.H23]*[.S71] + [.H24]*[.S72] )" office:value-type="float" office:value="0.251265706343636" calcext:value-type="float">
            <text:p>0.251265706343636</text:p>
          </table:table-cell>
          <table:table-cell table:style-name="ce20" office:value-type="float" office:value="0.249575294764268" calcext:value-type="float">
            <text:p>0.249575294764268</text:p>
          </table:table-cell>
          <table:table-cell table:style-name="ce21" table:formula="of:= ([.J4]-[.I4]) * ([.J4]-[.I4])" office:value-type="float" office:value="0.0000028574913076617" calcext:value-type="float">
            <text:p>2.8574913076617E-06</text:p>
          </table:table-cell>
          <table:table-cell table:number-columns-repeated="3"/>
          <table:table-cell table:style-name="ce26" office:value-type="float" office:value="137.92333" calcext:value-type="float">
            <text:p>137.92333</text:p>
          </table:table-cell>
          <table:table-cell table:style-name="ce15" table:formula="of:=[.$C$4] + ([.$C$5] - [.$C$4]) * (([.O4] - [.$C$1]) / ([.$C$2] - [.$C$1]))" office:value-type="float" office:value="-0.181507711457288" calcext:value-type="float">
            <text:p>-0.181507711457288</text:p>
          </table:table-cell>
          <table:table-cell table:style-name="ce9" office:value-type="float" office:value="-0.00000872981702989287" calcext:value-type="float">
            <text:p>-8.72981702989287E-06</text:p>
          </table:table-cell>
          <table:table-cell table:style-name="ce13" table:formula="of:=TANH( [.P1]*[.Q43] + [.P2]*[.Q44] + [.P3]*[.Q45] + [.P4]*[.Q46] + [.P5]*[.Q47] + [.P6]*[.Q48] + [.P7]*[.Q49] + [.P8]*[.Q50] + [.P9]*[.Q51] + [.P10]*[.Q52] + [.P11]*[.Q53] + [.P12]*[.Q54] + [.P13]*[.Q55] + [.P14]*[.Q56] + [.P15]*[.Q57] + [.P16]*[.Q58] + [.P17]*[.Q59] + [.P18]*[.Q60] + [.P19]*[.Q61] + [.P20]*[.Q62] + [.P21]*[.Q63] )" office:value-type="float" office:value="0.0125544778608728" calcext:value-type="float">
            <text:p>0.012554477860873</text:p>
          </table:table-cell>
          <table:table-cell table:style-name="ce9" office:value-type="float" office:value="-0.0000493573276486088" calcext:value-type="float">
            <text:p>-4.93573276486088E-05</text:p>
          </table:table-cell>
          <table:table-cell table:style-name="ce19" table:formula="of:=TANH( [.R1]*[.S49] + [.R2]*[.S50] + [.R3]*[.S51] + [.R4]*[.S52] + [.R5]*[.S53] + [.R6]*[.S54] + [.R7]*[.S55] + [.R8]*[.S56] + [.R9]*[.S57] + [.R10]*[.S58] + [.R11]*[.S59] + [.R12]*[.S60] + [.R13]*[.S61] + [.R14]*[.S62] + [.R15]*[.S63] + [.R16]*[.S64] + [.R17]*[.S65] + [.R18]*[.S66] + [.R19]*[.S67] + [.R20]*[.S68] + [.R21]*[.S69] + [.R22]*[.S70] + [.R23]*[.S71] + [.R24]*[.S72] )" office:value-type="float" office:value="0.68627185190656" calcext:value-type="float">
            <text:p>0.68627185190656</text:p>
          </table:table-cell>
          <table:table-cell table:style-name="ce20" table:formula="of:=[.$C$1] + ([.$C$2] - [.$C$1]) * (([.T4] - [.$C$4]) / ([.$C$5] - [.$C$4]))" office:value-type="float" office:value="217.860432515862" calcext:value-type="float">
            <text:p>217.860432515862</text:p>
          </table:table-cell>
        </table:table-row>
        <table:table-row table:style-name="ro1">
          <table:table-cell office:value-type="float" office:value="118.67466" calcext:value-type="float">
            <text:p>118.67466</text:p>
          </table:table-cell>
          <table:table-cell office:value-type="string" calcext:value-type="string">
            <text:p>Normalized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0.39046702974907" calcext:value-type="float">
            <text:p>-0.39046702974907</text:p>
          </table:table-cell>
          <table:table-cell/>
          <table:table-cell table:style-name="ce15" office:value-type="float" office:value="-0.5" calcext:value-type="float">
            <text:p>-0.5</text:p>
          </table:table-cell>
          <table:table-cell table:style-name="ce13" table:formula="of:=TANH( [.G1]*[.Q64] + [.G2]*[.Q65] + [.G3]*[.Q66] + [.G4]*[.Q67] + [.G5]*[.Q68] + [.G6]*[.Q69] + [.G7]*[.Q70] + [.G8]*[.Q71] + [.G9]*[.Q72] + [.G10]*[.Q73] + [.G11]*[.Q74] + [.G12]*[.Q75] + [.G13]*[.Q76] + [.G14]*[.Q77] + [.G15]*[.Q78] + [.G16]*[.Q79] + [.G17]*[.Q80] + [.G18]*[.Q81] + [.G19]*[.Q82] + [.G20]*[.Q83] + [.G21]*[.Q84] )" office:value-type="float" office:value="-0.454567229058758" calcext:value-type="float">
            <text:p>-0.454567229058758</text:p>
          </table:table-cell>
          <table:table-cell table:number-columns-repeated="6"/>
          <table:table-cell table:style-name="ce26" office:value-type="float" office:value="142.95166" calcext:value-type="float">
            <text:p>142.95166</text:p>
          </table:table-cell>
          <table:table-cell table:style-name="ce15" table:formula="of:=[.$C$4] + ([.$C$5] - [.$C$4]) * (([.O5] - [.$C$1]) / ([.$C$2] - [.$C$1]))" office:value-type="float" office:value="-0.126921269435781" calcext:value-type="float">
            <text:p>-0.126921269435781</text:p>
          </table:table-cell>
          <table:table-cell table:style-name="ce9" office:value-type="float" office:value="-0.002330558134437" calcext:value-type="float">
            <text:p>-0.002330558134437</text:p>
          </table:table-cell>
          <table:table-cell table:style-name="ce13" table:formula="of:=TANH( [.P1]*[.Q64] + [.P2]*[.Q65] + [.P3]*[.Q66] + [.P4]*[.Q67] + [.P5]*[.Q68] + [.P6]*[.Q69] + [.P7]*[.Q70] + [.P8]*[.Q71] + [.P9]*[.Q72] + [.P10]*[.Q73] + [.P11]*[.Q74] + [.P12]*[.Q75] + [.P13]*[.Q76] + [.P14]*[.Q77] + [.P15]*[.Q78] + [.P16]*[.Q79] + [.P17]*[.Q80] + [.P18]*[.Q81] + [.P19]*[.Q82] + [.P20]*[.Q83] + [.P21]*[.Q84] )" office:value-type="float" office:value="-0.123293136408227" calcext:value-type="float">
            <text:p>-0.123293136408227</text:p>
          </table:table-cell>
          <table:table-cell table:style-name="ce9" office:value-type="float" office:value="0.00301681370708866" calcext:value-type="float">
            <text:p>0.003016813707089</text:p>
          </table:table-cell>
          <table:table-cell table:number-columns-repeated="2"/>
        </table:table-row>
        <table:table-row table:style-name="ro1">
          <table:table-cell office:value-type="float" office:value="121.33866" calcext:value-type="float">
            <text:p>121.33866</text:p>
          </table:table-cell>
          <table:table-cell table:number-columns-repeated="3"/>
          <table:table-cell office:value-type="float" office:value="-0.361547233008344" calcext:value-type="float">
            <text:p>-0.361547233008344</text:p>
          </table:table-cell>
          <table:table-cell/>
          <table:table-cell table:style-name="ce15" office:value-type="float" office:value="-0.39046702974907" calcext:value-type="float">
            <text:p>-0.39046702974907</text:p>
          </table:table-cell>
          <table:table-cell table:style-name="ce13" table:formula="of:=TANH( [.G1]*[.Q85] + [.G2]*[.Q86] + [.G3]*[.Q87] + [.G4]*[.Q88] + [.G5]*[.Q89] + [.G6]*[.Q90] + [.G7]*[.Q91] + [.G8]*[.Q92] + [.G9]*[.Q93] + [.G10]*[.Q94] + [.G11]*[.Q95] + [.G12]*[.Q96] + [.G13]*[.Q97] + [.G14]*[.Q98] + [.G15]*[.Q99] + [.G16]*[.Q100] + [.G17]*[.Q101] + [.G18]*[.Q102] + [.G19]*[.Q103] + [.G20]*[.Q104] + [.G21]*[.Q105] )" office:value-type="float" office:value="0.0282944568180154" calcext:value-type="float">
            <text:p>0.028294456818015</text:p>
          </table:table-cell>
          <table:table-cell table:number-columns-repeated="6"/>
          <table:table-cell table:style-name="ce26" office:value-type="float" office:value="152.55183" calcext:value-type="float">
            <text:p>152.55183</text:p>
          </table:table-cell>
          <table:table-cell table:style-name="ce15" table:formula="of:=[.$C$4] + ([.$C$5] - [.$C$4]) * (([.O6] - [.$C$1]) / ([.$C$2] - [.$C$1]))" office:value-type="float" office:value="-0.0227039402028924" calcext:value-type="float">
            <text:p>-0.022703940202892</text:p>
          </table:table-cell>
          <table:table-cell table:style-name="ce9" office:value-type="float" office:value="-0.00100256860854599" calcext:value-type="float">
            <text:p>-0.001002568608546</text:p>
          </table:table-cell>
          <table:table-cell table:style-name="ce13" table:formula="of:=TANH( [.P1]*[.Q85] + [.P2]*[.Q86] + [.P3]*[.Q87] + [.P4]*[.Q88] + [.P5]*[.Q89] + [.P6]*[.Q90] + [.P7]*[.Q91] + [.P8]*[.Q92] + [.P9]*[.Q93] + [.P10]*[.Q94] + [.P11]*[.Q95] + [.P12]*[.Q96] + [.P13]*[.Q97] + [.P14]*[.Q98] + [.P15]*[.Q99] + [.P16]*[.Q100] + [.P17]*[.Q101] + [.P18]*[.Q102] + [.P19]*[.Q103] + [.P20]*[.Q104] + [.P21]*[.Q105] )" office:value-type="float" office:value="0.0798006422333376" calcext:value-type="float">
            <text:p>0.079800642233338</text:p>
          </table:table-cell>
          <table:table-cell table:style-name="ce9" office:value-type="float" office:value="2.48146818958105" calcext:value-type="float">
            <text:p>2.48146818958105</text:p>
          </table:table-cell>
          <table:table-cell table:number-columns-repeated="2"/>
        </table:table-row>
        <table:table-row table:style-name="ro1">
          <table:table-cell office:value-type="float" office:value="120.65533" calcext:value-type="float">
            <text:p>120.65533</text:p>
          </table:table-cell>
          <table:table-cell office:value-type="string" calcext:value-type="string">
            <text:p>Input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368965312853254" calcext:value-type="float">
            <text:p>-0.368965312853254</text:p>
          </table:table-cell>
          <table:table-cell/>
          <table:table-cell table:style-name="ce15" office:value-type="float" office:value="-0.361547233008344" calcext:value-type="float">
            <text:p>-0.361547233008344</text:p>
          </table:table-cell>
          <table:table-cell table:style-name="ce13" table:formula="of:=TANH( [.G1]*[.Q106] + [.G2]*[.Q107] + [.G3]*[.Q108] + [.G4]*[.Q109] + [.G5]*[.Q110] + [.G6]*[.Q111] + [.G7]*[.Q112] + [.G8]*[.Q113] + [.G9]*[.Q114] + [.G10]*[.Q115] + [.G11]*[.Q116] + [.G12]*[.Q117] + [.G13]*[.Q118] + [.G14]*[.Q119] + [.G15]*[.Q120] + [.G16]*[.Q121] + [.G17]*[.Q122] + [.G18]*[.Q123] + [.G19]*[.Q124] + [.G20]*[.Q125] + [.G21]*[.Q126] )" office:value-type="float" office:value="0.0325382238901196" calcext:value-type="float">
            <text:p>0.03253822389012</text:p>
          </table:table-cell>
          <table:table-cell table:number-columns-repeated="6"/>
          <table:table-cell table:style-name="ce26" office:value-type="float" office:value="160.33883" calcext:value-type="float">
            <text:p>160.33883</text:p>
          </table:table-cell>
          <table:table-cell table:style-name="ce15" table:formula="of:=[.$C$4] + ([.$C$5] - [.$C$4]) * (([.O7] - [.$C$1]) / ([.$C$2] - [.$C$1]))" office:value-type="float" office:value="0.0618300152100327" calcext:value-type="float">
            <text:p>0.061830015210033</text:p>
          </table:table-cell>
          <table:table-cell table:style-name="ce9" office:value-type="float" office:value="-0.00419633426306461" calcext:value-type="float">
            <text:p>-0.004196334263065</text:p>
          </table:table-cell>
          <table:table-cell table:style-name="ce13" table:formula="of:=TANH( [.P1]*[.Q106] + [.P2]*[.Q107] + [.P3]*[.Q108] + [.P4]*[.Q109] + [.P5]*[.Q110] + [.P6]*[.Q111] + [.P7]*[.Q112] + [.P8]*[.Q113] + [.P9]*[.Q114] + [.P10]*[.Q115] + [.P11]*[.Q116] + [.P12]*[.Q117] + [.P13]*[.Q118] + [.P14]*[.Q119] + [.P15]*[.Q120] + [.P16]*[.Q121] + [.P17]*[.Q122] + [.P18]*[.Q123] + [.P19]*[.Q124] + [.P20]*[.Q125] + [.P21]*[.Q126] )" office:value-type="float" office:value="-0.0217698782667181" calcext:value-type="float">
            <text:p>-0.021769878266718</text:p>
          </table:table-cell>
          <table:table-cell table:style-name="ce9" office:value-type="float" office:value="0.000354758306709881" calcext:value-type="float">
            <text:p>0.00035475830671</text:p>
          </table:table-cell>
          <table:table-cell table:number-columns-repeated="2"/>
        </table:table-row>
        <table:table-row table:style-name="ro1">
          <table:table-cell office:value-type="float" office:value="121.795" calcext:value-type="float">
            <text:p>121.795</text:p>
          </table:table-cell>
          <table:table-cell office:value-type="string" calcext:value-type="string">
            <text:p>Hidden Siz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0.356593306565152" calcext:value-type="float">
            <text:p>-0.356593306565152</text:p>
          </table:table-cell>
          <table:table-cell/>
          <table:table-cell table:style-name="ce15" office:value-type="float" office:value="-0.368965312853254" calcext:value-type="float">
            <text:p>-0.368965312853254</text:p>
          </table:table-cell>
          <table:table-cell table:style-name="ce13" table:formula="of:=TANH( [.G1]*[.Q127] + [.G2]*[.Q128] + [.G3]*[.Q129] + [.G4]*[.Q130] + [.G5]*[.Q131] + [.G6]*[.Q132] + [.G7]*[.Q133] + [.G8]*[.Q134] + [.G9]*[.Q135] + [.G10]*[.Q136] + [.G11]*[.Q137] + [.G12]*[.Q138] + [.G13]*[.Q139] + [.G14]*[.Q140] + [.G15]*[.Q141] + [.G16]*[.Q142] + [.G17]*[.Q143] + [.G18]*[.Q144] + [.G19]*[.Q145] + [.G20]*[.Q146] + [.G21]*[.Q147] )" office:value-type="float" office:value="0.196991645594447" calcext:value-type="float">
            <text:p>0.196991645594447</text:p>
          </table:table-cell>
          <table:table-cell table:number-columns-repeated="6"/>
          <table:table-cell table:style-name="ce26" office:value-type="float" office:value="164.31499" calcext:value-type="float">
            <text:p>164.31499</text:p>
          </table:table-cell>
          <table:table-cell table:style-name="ce15" table:formula="of:=[.$C$4] + ([.$C$5] - [.$C$4]) * (([.O8] - [.$C$1]) / ([.$C$2] - [.$C$1]))" office:value-type="float" office:value="0.104994331654704" calcext:value-type="float">
            <text:p>0.104994331654704</text:p>
          </table:table-cell>
          <table:table-cell table:style-name="ce9" office:value-type="float" office:value="0.0000346542257647628" calcext:value-type="float">
            <text:p>3.46542257647628E-05</text:p>
          </table:table-cell>
          <table:table-cell table:style-name="ce13" table:formula="of:=TANH( [.P1]*[.Q127] + [.P2]*[.Q128] + [.P3]*[.Q129] + [.P4]*[.Q130] + [.P5]*[.Q131] + [.P6]*[.Q132] + [.P7]*[.Q133] + [.P8]*[.Q134] + [.P9]*[.Q135] + [.P10]*[.Q136] + [.P11]*[.Q137] + [.P12]*[.Q138] + [.P13]*[.Q139] + [.P14]*[.Q140] + [.P15]*[.Q141] + [.P16]*[.Q142] + [.P17]*[.Q143] + [.P18]*[.Q144] + [.P19]*[.Q145] + [.P20]*[.Q146] + [.P21]*[.Q147] )" office:value-type="float" office:value="0.313996709631009" calcext:value-type="float">
            <text:p>0.313996709631009</text:p>
          </table:table-cell>
          <table:table-cell table:style-name="ce9" office:value-type="float" office:value="0.0418489908299622" calcext:value-type="float">
            <text:p>0.041848990829962</text:p>
          </table:table-cell>
          <table:table-cell table:number-columns-repeated="2"/>
        </table:table-row>
        <table:table-row table:style-name="ro1">
          <table:table-cell office:value-type="float" office:value="123.033" calcext:value-type="float">
            <text:p>123.033</text:p>
          </table:table-cell>
          <table:table-cell office:value-type="string" calcext:value-type="string">
            <text:p>Output S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343153851473178" calcext:value-type="float">
            <text:p>-0.343153851473178</text:p>
          </table:table-cell>
          <table:table-cell/>
          <table:table-cell table:style-name="ce15" office:value-type="float" office:value="-0.356593306565152" calcext:value-type="float">
            <text:p>-0.356593306565152</text:p>
          </table:table-cell>
          <table:table-cell table:style-name="ce13" table:formula="of:=TANH( [.G1]*[.Q148] + [.G2]*[.Q149] + [.G3]*[.Q150] + [.G4]*[.Q151] + [.G5]*[.Q152] + [.G6]*[.Q153] + [.G7]*[.Q154] + [.G8]*[.Q155] + [.G9]*[.Q156] + [.G10]*[.Q157] + [.G11]*[.Q158] + [.G12]*[.Q159] + [.G13]*[.Q160] + [.G14]*[.Q161] + [.G15]*[.Q162] + [.G16]*[.Q163] + [.G17]*[.Q164] + [.G18]*[.Q165] + [.G19]*[.Q166] + [.G20]*[.Q167] + [.G21]*[.Q168] )" office:value-type="float" office:value="-0.028637623796474" calcext:value-type="float">
            <text:p>-0.028637623796474</text:p>
          </table:table-cell>
          <table:table-cell table:number-columns-repeated="6"/>
          <table:table-cell table:style-name="ce26" office:value-type="float" office:value="177.63333" calcext:value-type="float">
            <text:p>177.63333</text:p>
          </table:table-cell>
          <table:table-cell table:style-name="ce15" table:formula="of:=[.$C$4] + ([.$C$5] - [.$C$4]) * (([.O9] - [.$C$1]) / ([.$C$2] - [.$C$1]))" office:value-type="float" office:value="0.249575294764268" calcext:value-type="float">
            <text:p>0.249575294764268</text:p>
          </table:table-cell>
          <table:table-cell table:style-name="ce9" office:value-type="float" office:value="-0.000358959249520951" calcext:value-type="float">
            <text:p>-0.000358959249521</text:p>
          </table:table-cell>
          <table:table-cell table:style-name="ce13" table:formula="of:=TANH( [.P1]*[.Q148] + [.P2]*[.Q149] + [.P3]*[.Q150] + [.P4]*[.Q151] + [.P5]*[.Q152] + [.P6]*[.Q153] + [.P7]*[.Q154] + [.P8]*[.Q155] + [.P9]*[.Q156] + [.P10]*[.Q157] + [.P11]*[.Q158] + [.P12]*[.Q159] + [.P13]*[.Q160] + [.P14]*[.Q161] + [.P15]*[.Q162] + [.P16]*[.Q163] + [.P17]*[.Q164] + [.P18]*[.Q165] + [.P19]*[.Q166] + [.P20]*[.Q167] + [.P21]*[.Q168] )" office:value-type="float" office:value="0.0083448605562707" calcext:value-type="float">
            <text:p>0.008344860556271</text:p>
          </table:table-cell>
          <table:table-cell table:style-name="ce9" office:value-type="float" office:value="-0.000167823630702097" calcext:value-type="float">
            <text:p>-0.000167823630702</text:p>
          </table:table-cell>
          <table:table-cell table:number-columns-repeated="2"/>
        </table:table-row>
        <table:table-row table:style-name="ro1">
          <table:table-cell office:value-type="float" office:value="124.049" calcext:value-type="float">
            <text:p>124.049</text:p>
          </table:table-cell>
          <table:table-cell table:number-columns-repeated="3"/>
          <table:table-cell office:value-type="float" office:value="-0.332124379442931" calcext:value-type="float">
            <text:p>-0.332124379442931</text:p>
          </table:table-cell>
          <table:table-cell/>
          <table:table-cell table:style-name="ce15" office:value-type="float" office:value="-0.343153851473178" calcext:value-type="float">
            <text:p>-0.343153851473178</text:p>
          </table:table-cell>
          <table:table-cell table:style-name="ce13" table:formula="of:=TANH( [.G1]*[.Q169] + [.G2]*[.Q170] + [.G3]*[.Q171] + [.G4]*[.Q172] + [.G5]*[.Q173] + [.G6]*[.Q174] + [.G7]*[.Q175] + [.G8]*[.Q176] + [.G9]*[.Q177] + [.G10]*[.Q178] + [.G11]*[.Q179] + [.G12]*[.Q180] + [.G13]*[.Q181] + [.G14]*[.Q182] + [.G15]*[.Q183] + [.G16]*[.Q184] + [.G17]*[.Q185] + [.G18]*[.Q186] + [.G19]*[.Q187] + [.G20]*[.Q188] + [.G21]*[.Q189] )" office:value-type="float" office:value="-0.00747116964566085" calcext:value-type="float">
            <text:p>-0.007471169645661</text:p>
          </table:table-cell>
          <table:table-cell table:number-columns-repeated="6"/>
          <table:table-cell table:style-name="ce26" office:value-type="float" office:value="188.29716" calcext:value-type="float">
            <text:p>188.29716</text:p>
          </table:table-cell>
          <table:table-cell table:style-name="ce15" table:formula="of:=[.$C$4] + ([.$C$5] - [.$C$4]) * (([.O10] - [.$C$1]) / ([.$C$2] - [.$C$1]))" office:value-type="float" office:value="0.365339482481106" calcext:value-type="float">
            <text:p>0.365339482481106</text:p>
          </table:table-cell>
          <table:table-cell table:style-name="ce9" office:value-type="float" office:value="0.00180767876805889" calcext:value-type="float">
            <text:p>0.001807678768059</text:p>
          </table:table-cell>
          <table:table-cell table:style-name="ce13" table:formula="of:=TANH( [.P1]*[.Q169] + [.P2]*[.Q170] + [.P3]*[.Q171] + [.P4]*[.Q172] + [.P5]*[.Q173] + [.P6]*[.Q174] + [.P7]*[.Q175] + [.P8]*[.Q176] + [.P9]*[.Q177] + [.P10]*[.Q178] + [.P11]*[.Q179] + [.P12]*[.Q180] + [.P13]*[.Q181] + [.P14]*[.Q182] + [.P15]*[.Q183] + [.P16]*[.Q184] + [.P17]*[.Q185] + [.P18]*[.Q186] + [.P19]*[.Q187] + [.P20]*[.Q188] + [.P21]*[.Q189] )" office:value-type="float" office:value="-0.0225729612935792" calcext:value-type="float">
            <text:p>-0.022572961293579</text:p>
          </table:table-cell>
          <table:table-cell table:style-name="ce9" office:value-type="float" office:value="-0.0014425312700029" calcext:value-type="float">
            <text:p>-0.001442531270003</text:p>
          </table:table-cell>
          <table:table-cell table:number-columns-repeated="2"/>
        </table:table-row>
        <table:table-row table:style-name="ro1">
          <table:table-cell office:value-type="float" office:value="125.96116" calcext:value-type="float">
            <text:p>125.96116</text:p>
          </table:table-cell>
          <table:table-cell office:value-type="string" calcext:value-type="string">
            <text:p>Total Values</text:p>
          </table:table-cell>
          <table:table-cell table:formula="of:=COUNT([.A$1:.A$1048576])" office:value-type="float" office:value="35" calcext:value-type="float">
            <text:p>35</text:p>
          </table:table-cell>
          <table:table-cell/>
          <table:table-cell office:value-type="float" office:value="-0.311366392004588" calcext:value-type="float">
            <text:p>-0.311366392004588</text:p>
          </table:table-cell>
          <table:table-cell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1]*[.Q190] + [.G2]*[.Q191] + [.G3]*[.Q192] + [.G4]*[.Q193] + [.G5]*[.Q194] + [.G6]*[.Q195] + [.G7]*[.Q196] + [.G8]*[.Q197] + [.G9]*[.Q198] + [.G10]*[.Q199] + [.G11]*[.Q200] + [.G12]*[.Q201] + [.G13]*[.Q202] + [.G14]*[.Q203] + [.G15]*[.Q204] + [.G16]*[.Q205] + [.G17]*[.Q206] + [.G18]*[.Q207] + [.G19]*[.Q208] + [.G20]*[.Q209] + [.G21]*[.Q210] )" office:value-type="float" office:value="-0.0170359231890582" calcext:value-type="float">
            <text:p>-0.017035923189058</text:p>
          </table:table-cell>
          <table:table-cell table:number-columns-repeated="6"/>
          <table:table-cell table:style-name="ce26" office:value-type="float" office:value="200.70166" calcext:value-type="float">
            <text:p>200.70166</text:p>
          </table:table-cell>
          <table:table-cell table:style-name="ce15" table:formula="of:=[.$C$4] + ([.$C$5] - [.$C$4]) * (([.O11] - [.$C$1]) / ([.$C$2] - [.$C$1]))" office:value-type="float" office:value="0.5" calcext:value-type="float">
            <text:p>0.5</text:p>
          </table:table-cell>
          <table:table-cell table:style-name="ce9" office:value-type="float" office:value="-0.0000729542859868186" calcext:value-type="float">
            <text:p>-7.29542859868186E-05</text:p>
          </table:table-cell>
          <table:table-cell table:style-name="ce13" table:formula="of:=TANH( [.P1]*[.Q190] + [.P2]*[.Q191] + [.P3]*[.Q192] + [.P4]*[.Q193] + [.P5]*[.Q194] + [.P6]*[.Q195] + [.P7]*[.Q196] + [.P8]*[.Q197] + [.P9]*[.Q198] + [.P10]*[.Q199] + [.P11]*[.Q200] + [.P12]*[.Q201] + [.P13]*[.Q202] + [.P14]*[.Q203] + [.P15]*[.Q204] + [.P16]*[.Q205] + [.P17]*[.Q206] + [.P18]*[.Q207] + [.P19]*[.Q208] + [.P20]*[.Q209] + [.P21]*[.Q210] )" office:value-type="float" office:value="0.0189312914296403" calcext:value-type="float">
            <text:p>0.01893129142964</text:p>
          </table:table-cell>
          <table:table-cell table:style-name="ce9" office:value-type="float" office:value="-0.0000060337414028669" calcext:value-type="float">
            <text:p>-6.0337414028669E-06</text:p>
          </table:table-cell>
          <table:table-cell table:number-columns-repeated="2"/>
        </table:table-row>
        <table:table-row table:style-name="ro1">
          <table:table-cell office:value-type="float" office:value="125.27966" calcext:value-type="float">
            <text:p>125.27966</text:p>
          </table:table-cell>
          <table:table-cell office:value-type="string" calcext:value-type="string">
            <text:p>Progres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0.318764605772908" calcext:value-type="float">
            <text:p>-0.318764605772908</text:p>
          </table:table-cell>
          <table:table-cell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1]*[.Q211] + [.G2]*[.Q212] + [.G3]*[.Q213] + [.G4]*[.Q214] + [.G5]*[.Q215] + [.G6]*[.Q216] + [.G7]*[.Q217] + [.G8]*[.Q218] + [.G9]*[.Q219] + [.G10]*[.Q220] + [.G11]*[.Q221] + [.G12]*[.Q222] + [.G13]*[.Q223] + [.G14]*[.Q224] + [.G15]*[.Q225] + [.G16]*[.Q226] + [.G17]*[.Q227] + [.G18]*[.Q228] + [.G19]*[.Q229] + [.G20]*[.Q230] + [.G21]*[.Q231] )" office:value-type="float" office:value="0.129782931789798" calcext:value-type="float">
            <text:p>0.129782931789798</text:p>
          </table:table-cell>
          <table:table-cell table:number-columns-repeated="6"/>
          <table:table-cell table:style-name="ce26" office:value-type="float" office:value="180.355" calcext:value-type="float">
            <text:p>180.355</text:p>
          </table:table-cell>
          <table:table-cell table:style-name="ce15" table:formula="of:=[.$C$4] + ([.$C$5] - [.$C$4]) * (([.O12] - [.$C$1]) / ([.$C$2] - [.$C$1]))" office:value-type="float" office:value="0.279121144312065" calcext:value-type="float">
            <text:p>0.279121144312065</text:p>
          </table:table-cell>
          <table:table-cell table:style-name="ce9" office:value-type="float" office:value="-0.00000000544865799463" calcext:value-type="float">
            <text:p>-5.44865799462758E-09</text:p>
          </table:table-cell>
          <table:table-cell table:style-name="ce13" table:formula="of:=TANH( [.P1]*[.Q211] + [.P2]*[.Q212] + [.P3]*[.Q213] + [.P4]*[.Q214] + [.P5]*[.Q215] + [.P6]*[.Q216] + [.P7]*[.Q217] + [.P8]*[.Q218] + [.P9]*[.Q219] + [.P10]*[.Q220] + [.P11]*[.Q221] + [.P12]*[.Q222] + [.P13]*[.Q223] + [.P14]*[.Q224] + [.P15]*[.Q225] + [.P16]*[.Q226] + [.P17]*[.Q227] + [.P18]*[.Q228] + [.P19]*[.Q229] + [.P20]*[.Q230] + [.P21]*[.Q231] )" office:value-type="float" office:value="-0.271952127763243" calcext:value-type="float">
            <text:p>-0.271952127763243</text:p>
          </table:table-cell>
          <table:table-cell table:style-name="ce9" office:value-type="float" office:value="-0.0122565609453211" calcext:value-type="float">
            <text:p>-0.012256560945321</text:p>
          </table:table-cell>
          <table:table-cell table:number-columns-repeated="2"/>
        </table:table-row>
        <table:table-row table:style-name="ro1">
          <table:table-cell office:value-type="float" office:value="125.9275" calcext:value-type="float">
            <text:p>125.9275</text:p>
          </table:table-cell>
          <table:table-cell table:number-columns-repeated="3"/>
          <table:table-cell office:value-type="float" office:value="-0.311731797544488" calcext:value-type="float">
            <text:p>-0.311731797544488</text:p>
          </table:table-cell>
          <table:table-cell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1]*[.Q232] + [.G2]*[.Q233] + [.G3]*[.Q234] + [.G4]*[.Q235] + [.G5]*[.Q236] + [.G6]*[.Q237] + [.G7]*[.Q238] + [.G8]*[.Q239] + [.G9]*[.Q240] + [.G10]*[.Q241] + [.G11]*[.Q242] + [.G12]*[.Q243] + [.G13]*[.Q244] + [.G14]*[.Q245] + [.G15]*[.Q246] + [.G16]*[.Q247] + [.G17]*[.Q248] + [.G18]*[.Q249] + [.G19]*[.Q250] + [.G20]*[.Q251] + [.G21]*[.Q252] )" office:value-type="float" office:value="-0.230701687752736" calcext:value-type="float">
            <text:p>-0.230701687752736</text:p>
          </table:table-cell>
          <table:table-cell table:number-columns-repeated="6"/>
          <table:table-cell table:style-name="ce26" office:value-type="float" office:value="175.03166" calcext:value-type="float">
            <text:p>175.03166</text:p>
          </table:table-cell>
          <table:table-cell table:style-name="ce15" table:formula="of:=[.$C$4] + ([.$C$5] - [.$C$4]) * (([.O13] - [.$C$1]) / ([.$C$2] - [.$C$1]))" office:value-type="float" office:value="0.221332138763351" calcext:value-type="float">
            <text:p>0.221332138763351</text:p>
          </table:table-cell>
          <table:table-cell table:style-name="ce9" office:value-type="float" office:value="-0.000265507406740598" calcext:value-type="float">
            <text:p>-0.000265507406741</text:p>
          </table:table-cell>
          <table:table-cell table:style-name="ce13" table:formula="of:=TANH( [.P1]*[.Q232] + [.P2]*[.Q233] + [.P3]*[.Q234] + [.P4]*[.Q235] + [.P5]*[.Q236] + [.P6]*[.Q237] + [.P7]*[.Q238] + [.P8]*[.Q239] + [.P9]*[.Q240] + [.P10]*[.Q241] + [.P11]*[.Q242] + [.P12]*[.Q243] + [.P13]*[.Q244] + [.P14]*[.Q245] + [.P15]*[.Q246] + [.P16]*[.Q247] + [.P17]*[.Q248] + [.P18]*[.Q249] + [.P19]*[.Q250] + [.P20]*[.Q251] + [.P21]*[.Q252] )" office:value-type="float" office:value="0.350434191904491" calcext:value-type="float">
            <text:p>0.350434191904491</text:p>
          </table:table-cell>
          <table:table-cell table:style-name="ce9" office:value-type="float" office:value="-0.0714440446736826" calcext:value-type="float">
            <text:p>-0.071444044673683</text:p>
          </table:table-cell>
          <table:table-cell table:number-columns-repeated="2"/>
        </table:table-row>
        <table:table-row table:style-name="ro1">
          <table:table-cell office:value-type="float" office:value="126.38333" calcext:value-type="float">
            <text:p>126.38333</text:p>
          </table:table-cell>
          <table:table-cell table:number-columns-repeated="3"/>
          <table:table-cell office:value-type="float" office:value="-0.30678340754887" calcext:value-type="float">
            <text:p>-0.30678340754887</text:p>
          </table:table-cell>
          <table:table-cell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1]*[.Q253] + [.G2]*[.Q254] + [.G3]*[.Q255] + [.G4]*[.Q256] + [.G5]*[.Q257] + [.G6]*[.Q258] + [.G7]*[.Q259] + [.G8]*[.Q260] + [.G9]*[.Q261] + [.G10]*[.Q262] + [.G11]*[.Q263] + [.G12]*[.Q264] + [.G13]*[.Q265] + [.G14]*[.Q266] + [.G15]*[.Q267] + [.G16]*[.Q268] + [.G17]*[.Q269] + [.G18]*[.Q270] + [.G19]*[.Q271] + [.G20]*[.Q272] + [.G21]*[.Q273] )" office:value-type="float" office:value="0.238263905077261" calcext:value-type="float">
            <text:p>0.238263905077261</text:p>
          </table:table-cell>
          <table:table-cell table:number-columns-repeated="6"/>
          <table:table-cell table:style-name="ce26" office:value-type="float" office:value="177.6965" calcext:value-type="float">
            <text:p>177.6965</text:p>
          </table:table-cell>
          <table:table-cell table:style-name="ce15" table:formula="of:=[.$C$4] + ([.$C$5] - [.$C$4]) * (([.O14] - [.$C$1]) / ([.$C$2] - [.$C$1]))" office:value-type="float" office:value="0.250261054358905" calcext:value-type="float">
            <text:p>0.250261054358905</text:p>
          </table:table-cell>
          <table:table-cell table:style-name="ce9" office:value-type="float" office:value="0.0000367038690742828" calcext:value-type="float">
            <text:p>3.67038690742828E-05</text:p>
          </table:table-cell>
          <table:table-cell table:style-name="ce13" table:formula="of:=TANH( [.P1]*[.Q253] + [.P2]*[.Q254] + [.P3]*[.Q255] + [.P4]*[.Q256] + [.P5]*[.Q257] + [.P6]*[.Q258] + [.P7]*[.Q259] + [.P8]*[.Q260] + [.P9]*[.Q261] + [.P10]*[.Q262] + [.P11]*[.Q263] + [.P12]*[.Q264] + [.P13]*[.Q265] + [.P14]*[.Q266] + [.P15]*[.Q267] + [.P16]*[.Q268] + [.P17]*[.Q269] + [.P18]*[.Q270] + [.P19]*[.Q271] + [.P20]*[.Q272] + [.P21]*[.Q273] )" office:value-type="float" office:value="0.328416753569426" calcext:value-type="float">
            <text:p>0.328416753569426</text:p>
          </table:table-cell>
          <table:table-cell table:style-name="ce9" office:value-type="float" office:value="0.00547517441568531" calcext:value-type="float">
            <text:p>0.005475174415685</text:p>
          </table:table-cell>
          <table:table-cell table:number-columns-repeated="2"/>
        </table:table-row>
        <table:table-row table:style-name="ro1">
          <table:table-cell office:value-type="float" office:value="135.24199" calcext:value-type="float">
            <text:p>135.24199</text:p>
          </table:table-cell>
          <table:table-cell table:number-columns-repeated="3"/>
          <table:table-cell office:value-type="float" office:value="-0.210615747415538" calcext:value-type="float">
            <text:p>-0.210615747415538</text:p>
          </table:table-cell>
          <table:table-cell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1]*[.Q274] + [.G2]*[.Q275] + [.G3]*[.Q276] + [.G4]*[.Q277] + [.G5]*[.Q278] + [.G6]*[.Q279] + [.G7]*[.Q280] + [.G8]*[.Q281] + [.G9]*[.Q282] + [.G10]*[.Q283] + [.G11]*[.Q284] + [.G12]*[.Q285] + [.G13]*[.Q286] + [.G14]*[.Q287] + [.G15]*[.Q288] + [.G16]*[.Q289] + [.G17]*[.Q290] + [.G18]*[.Q291] + [.G19]*[.Q292] + [.G20]*[.Q293] + [.G21]*[.Q294] )" office:value-type="float" office:value="0.811098565275831" calcext:value-type="float">
            <text:p>0.811098565275831</text:p>
          </table:table-cell>
          <table:table-cell table:number-columns-repeated="6"/>
          <table:table-cell table:style-name="ce26" office:value-type="float" office:value="187.15983" calcext:value-type="float">
            <text:p>187.15983</text:p>
          </table:table-cell>
          <table:table-cell table:style-name="ce15" table:formula="of:=[.$C$4] + ([.$C$5] - [.$C$4]) * (([.O15] - [.$C$1]) / ([.$C$2] - [.$C$1]))" office:value-type="float" office:value="0.352992878717168" calcext:value-type="float">
            <text:p>0.352992878717168</text:p>
          </table:table-cell>
          <table:table-cell table:style-name="ce9" office:value-type="float" office:value="-0.00102083583572176" calcext:value-type="float">
            <text:p>-0.001020835835722</text:p>
          </table:table-cell>
          <table:table-cell table:style-name="ce13" table:formula="of:=TANH( [.P1]*[.Q274] + [.P2]*[.Q275] + [.P3]*[.Q276] + [.P4]*[.Q277] + [.P5]*[.Q278] + [.P6]*[.Q279] + [.P7]*[.Q280] + [.P8]*[.Q281] + [.P9]*[.Q282] + [.P10]*[.Q283] + [.P11]*[.Q284] + [.P12]*[.Q285] + [.P13]*[.Q286] + [.P14]*[.Q287] + [.P15]*[.Q288] + [.P16]*[.Q289] + [.P17]*[.Q290] + [.P18]*[.Q291] + [.P19]*[.Q292] + [.P20]*[.Q293] + [.P21]*[.Q294] )" office:value-type="float" office:value="0.742456272359561" calcext:value-type="float">
            <text:p>0.742456272359561</text:p>
          </table:table-cell>
          <table:table-cell table:style-name="ce9" office:value-type="float" office:value="-0.200462439274178" calcext:value-type="float">
            <text:p>-0.200462439274178</text:p>
          </table:table-cell>
          <table:table-cell table:number-columns-repeated="2"/>
        </table:table-row>
        <table:table-row table:style-name="ro1">
          <table:table-cell office:value-type="float" office:value="133.20333" calcext:value-type="float">
            <text:p>133.20333</text:p>
          </table:table-cell>
          <table:table-cell table:number-columns-repeated="3"/>
          <table:table-cell office:value-type="float" office:value="-0.232746990967883" calcext:value-type="float">
            <text:p>-0.232746990967883</text:p>
          </table:table-cell>
          <table:table-cell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1]*[.Q295] + [.G2]*[.Q296] + [.G3]*[.Q297] + [.G4]*[.Q298] + [.G5]*[.Q299] + [.G6]*[.Q300] + [.G7]*[.Q301] + [.G8]*[.Q302] + [.G9]*[.Q303] + [.G10]*[.Q304] + [.G11]*[.Q305] + [.G12]*[.Q306] + [.G13]*[.Q307] + [.G14]*[.Q308] + [.G15]*[.Q309] + [.G16]*[.Q310] + [.G17]*[.Q311] + [.G18]*[.Q312] + [.G19]*[.Q313] + [.G20]*[.Q314] + [.G21]*[.Q315] )" office:value-type="float" office:value="0.128211283732433" calcext:value-type="float">
            <text:p>0.128211283732433</text:p>
          </table:table-cell>
          <table:table-cell table:number-columns-repeated="6"/>
          <table:table-cell table:style-name="ce26" office:value-type="float" office:value="192.75666" calcext:value-type="float">
            <text:p>192.75666</text:p>
          </table:table-cell>
          <table:table-cell table:style-name="ce15" table:formula="of:=[.$C$4] + ([.$C$5] - [.$C$4]) * (([.O16] - [.$C$1]) / ([.$C$2] - [.$C$1]))" office:value-type="float" office:value="0.413750831417017" calcext:value-type="float">
            <text:p>0.413750831417017</text:p>
          </table:table-cell>
          <table:table-cell table:style-name="ce9" office:value-type="float" office:value="0.0000005219901625998" calcext:value-type="float">
            <text:p>5.21990162599802E-07</text:p>
          </table:table-cell>
          <table:table-cell table:style-name="ce13" table:formula="of:=TANH( [.P1]*[.Q295] + [.P2]*[.Q296] + [.P3]*[.Q297] + [.P4]*[.Q298] + [.P5]*[.Q299] + [.P6]*[.Q300] + [.P7]*[.Q301] + [.P8]*[.Q302] + [.P9]*[.Q303] + [.P10]*[.Q304] + [.P11]*[.Q305] + [.P12]*[.Q306] + [.P13]*[.Q307] + [.P14]*[.Q308] + [.P15]*[.Q309] + [.P16]*[.Q310] + [.P17]*[.Q311] + [.P18]*[.Q312] + [.P19]*[.Q313] + [.P20]*[.Q314] + [.P21]*[.Q315] )" office:value-type="float" office:value="0.24531160261285" calcext:value-type="float">
            <text:p>0.24531160261285</text:p>
          </table:table-cell>
          <table:table-cell table:style-name="ce9" office:value-type="float" office:value="-0.000728172022741809" calcext:value-type="float">
            <text:p>-0.000728172022742</text:p>
          </table:table-cell>
          <table:table-cell table:number-columns-repeated="2"/>
        </table:table-row>
        <table:table-row table:style-name="ro1">
          <table:table-cell office:value-type="float" office:value="142.76333" calcext:value-type="float">
            <text:p>142.76333</text:p>
          </table:table-cell>
          <table:table-cell table:number-columns-repeated="3"/>
          <table:table-cell office:value-type="float" office:value="-0.128965738399813" calcext:value-type="float">
            <text:p>-0.128965738399813</text:p>
          </table:table-cell>
          <table:table-cell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1]*[.Q316] + [.G2]*[.Q317] + [.G3]*[.Q318] + [.G4]*[.Q319] + [.G5]*[.Q320] + [.G6]*[.Q321] + [.G7]*[.Q322] + [.G8]*[.Q323] + [.G9]*[.Q324] + [.G10]*[.Q325] + [.G11]*[.Q326] + [.G12]*[.Q327] + [.G13]*[.Q328] + [.G14]*[.Q329] + [.G15]*[.Q330] + [.G16]*[.Q331] + [.G17]*[.Q332] + [.G18]*[.Q333] + [.G19]*[.Q334] + [.G20]*[.Q335] + [.G21]*[.Q336] )" office:value-type="float" office:value="0.0176509392824248" calcext:value-type="float">
            <text:p>0.017650939282425</text:p>
          </table:table-cell>
          <table:table-cell table:number-columns-repeated="6"/>
          <table:table-cell table:style-name="ce26" office:value-type="float" office:value="197.4" calcext:value-type="float">
            <text:p>197.4</text:p>
          </table:table-cell>
          <table:table-cell table:style-name="ce15" table:formula="of:=[.$C$4] + ([.$C$5] - [.$C$4]) * (([.O17] - [.$C$1]) / ([.$C$2] - [.$C$1]))" office:value-type="float" office:value="0.464157906866747" calcext:value-type="float">
            <text:p>0.464157906866747</text:p>
          </table:table-cell>
          <table:table-cell table:style-name="ce9" office:value-type="float" office:value="0.00000037241344775014" calcext:value-type="float">
            <text:p>3.72413447750136E-07</text:p>
          </table:table-cell>
          <table:table-cell table:style-name="ce13" table:formula="of:=TANH( [.P1]*[.Q316] + [.P2]*[.Q317] + [.P3]*[.Q318] + [.P4]*[.Q319] + [.P5]*[.Q320] + [.P6]*[.Q321] + [.P7]*[.Q322] + [.P8]*[.Q323] + [.P9]*[.Q324] + [.P10]*[.Q325] + [.P11]*[.Q326] + [.P12]*[.Q327] + [.P13]*[.Q328] + [.P14]*[.Q329] + [.P15]*[.Q330] + [.P16]*[.Q331] + [.P17]*[.Q332] + [.P18]*[.Q333] + [.P19]*[.Q334] + [.P20]*[.Q335] + [.P21]*[.Q336] )" office:value-type="float" office:value="-0.0143787110497848" calcext:value-type="float">
            <text:p>-0.014378711049785</text:p>
          </table:table-cell>
          <table:table-cell table:style-name="ce9" office:value-type="float" office:value="11.3486933832368" calcext:value-type="float">
            <text:p>11.3486933832368</text:p>
          </table:table-cell>
          <table:table-cell table:number-columns-repeated="2"/>
        </table:table-row>
        <table:table-row table:style-name="ro1">
          <table:table-cell office:value-type="float" office:value="137.92333" calcext:value-type="float">
            <text:p>137.92333</text:p>
          </table:table-cell>
          <table:table-cell table:number-columns-repeated="3"/>
          <table:table-cell office:value-type="float" office:value="-0.181507711457288" calcext:value-type="float">
            <text:p>-0.181507711457288</text:p>
          </table:table-cell>
          <table:table-cell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1]*[.Q337] + [.G2]*[.Q338] + [.G3]*[.Q339] + [.G4]*[.Q340] + [.G5]*[.Q341] + [.G6]*[.Q342] + [.G7]*[.Q343] + [.G8]*[.Q344] + [.G9]*[.Q345] + [.G10]*[.Q346] + [.G11]*[.Q347] + [.G12]*[.Q348] + [.G13]*[.Q349] + [.G14]*[.Q350] + [.G15]*[.Q351] + [.G16]*[.Q352] + [.G17]*[.Q353] + [.G18]*[.Q354] + [.G19]*[.Q355] + [.G20]*[.Q356] + [.G21]*[.Q357] )" office:value-type="float" office:value="0.0680600286096584" calcext:value-type="float">
            <text:p>0.068060028609658</text:p>
          </table:table-cell>
          <table:table-cell table:number-columns-repeated="6"/>
          <table:table-cell table:style-name="ce26" office:value-type="float" office:value="196.02499" calcext:value-type="float">
            <text:p>196.02499</text:p>
          </table:table-cell>
          <table:table-cell table:style-name="ce15" table:formula="of:=[.$C$4] + ([.$C$5] - [.$C$4]) * (([.O18] - [.$C$1]) / ([.$C$2] - [.$C$1]))" office:value-type="float" office:value="0.449231101417624" calcext:value-type="float">
            <text:p>0.449231101417624</text:p>
          </table:table-cell>
          <table:table-cell table:style-name="ce9" office:value-type="float" office:value="-0.000448393980548026" calcext:value-type="float">
            <text:p>-0.000448393980548</text:p>
          </table:table-cell>
          <table:table-cell table:style-name="ce13" table:formula="of:=TANH( [.P1]*[.Q337] + [.P2]*[.Q338] + [.P3]*[.Q339] + [.P4]*[.Q340] + [.P5]*[.Q341] + [.P6]*[.Q342] + [.P7]*[.Q343] + [.P8]*[.Q344] + [.P9]*[.Q345] + [.P10]*[.Q346] + [.P11]*[.Q347] + [.P12]*[.Q348] + [.P13]*[.Q349] + [.P14]*[.Q350] + [.P15]*[.Q351] + [.P16]*[.Q352] + [.P17]*[.Q353] + [.P18]*[.Q354] + [.P19]*[.Q355] + [.P20]*[.Q356] + [.P21]*[.Q357] )" office:value-type="float" office:value="0.0514757811020455" calcext:value-type="float">
            <text:p>0.051475781102046</text:p>
          </table:table-cell>
          <table:table-cell table:style-name="ce9" office:value-type="float" office:value="-0.00000014554550947536" calcext:value-type="float">
            <text:p>-1.45545509475356E-07</text:p>
          </table:table-cell>
          <table:table-cell table:number-columns-repeated="2"/>
        </table:table-row>
        <table:table-row table:style-name="ro1">
          <table:table-cell office:value-type="float" office:value="142.95166" calcext:value-type="float">
            <text:p>142.95166</text:p>
          </table:table-cell>
          <table:table-cell table:number-columns-repeated="3"/>
          <table:table-cell office:value-type="float" office:value="-0.126921269435781" calcext:value-type="float">
            <text:p>-0.126921269435781</text:p>
          </table:table-cell>
          <table:table-cell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1]*[.Q358] + [.G2]*[.Q359] + [.G3]*[.Q360] + [.G4]*[.Q361] + [.G5]*[.Q362] + [.G6]*[.Q363] + [.G7]*[.Q364] + [.G8]*[.Q365] + [.G9]*[.Q366] + [.G10]*[.Q367] + [.G11]*[.Q368] + [.G12]*[.Q369] + [.G13]*[.Q370] + [.G14]*[.Q371] + [.G15]*[.Q372] + [.G16]*[.Q373] + [.G17]*[.Q374] + [.G18]*[.Q375] + [.G19]*[.Q376] + [.G20]*[.Q377] + [.G21]*[.Q378] )" office:value-type="float" office:value="-0.230058551437603" calcext:value-type="float">
            <text:p>-0.230058551437603</text:p>
          </table:table-cell>
          <table:table-cell table:number-columns-repeated="6"/>
          <table:table-cell table:style-name="ce26" office:value-type="float" office:value="198.04883" calcext:value-type="float">
            <text:p>198.04883</text:p>
          </table:table-cell>
          <table:table-cell table:style-name="ce15" table:formula="of:=[.$C$4] + ([.$C$5] - [.$C$4]) * (([.O19] - [.$C$1]) / ([.$C$2] - [.$C$1]))" office:value-type="float" office:value="0.47120146231693" calcext:value-type="float">
            <text:p>0.47120146231693</text:p>
          </table:table-cell>
          <table:table-cell table:style-name="ce9" office:value-type="float" office:value="-0.0335030118344297" calcext:value-type="float">
            <text:p>-0.03350301183443</text:p>
          </table:table-cell>
          <table:table-cell table:style-name="ce13" table:formula="of:=TANH( [.P1]*[.Q358] + [.P2]*[.Q359] + [.P3]*[.Q360] + [.P4]*[.Q361] + [.P5]*[.Q362] + [.P6]*[.Q363] + [.P7]*[.Q364] + [.P8]*[.Q365] + [.P9]*[.Q366] + [.P10]*[.Q367] + [.P11]*[.Q368] + [.P12]*[.Q369] + [.P13]*[.Q370] + [.P14]*[.Q371] + [.P15]*[.Q372] + [.P16]*[.Q373] + [.P17]*[.Q374] + [.P18]*[.Q375] + [.P19]*[.Q376] + [.P20]*[.Q377] + [.P21]*[.Q378] )" office:value-type="float" office:value="0.176268031836832" calcext:value-type="float">
            <text:p>0.176268031836832</text:p>
          </table:table-cell>
          <table:table-cell table:style-name="ce9" office:value-type="float" office:value="0.0418499798338738" calcext:value-type="float">
            <text:p>0.041849979833874</text:p>
          </table:table-cell>
          <table:table-cell table:number-columns-repeated="2"/>
        </table:table-row>
        <table:table-row table:style-name="ro1">
          <table:table-cell office:value-type="float" office:value="152.55183" calcext:value-type="float">
            <text:p>152.55183</text:p>
          </table:table-cell>
          <table:table-cell table:number-columns-repeated="3"/>
          <table:table-cell office:value-type="float" office:value="-0.0227039402028924" calcext:value-type="float">
            <text:p>-0.022703940202892</text:p>
          </table:table-cell>
          <table:table-cell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1]*[.Q379] + [.G2]*[.Q380] + [.G3]*[.Q381] + [.G4]*[.Q382] + [.G5]*[.Q383] + [.G6]*[.Q384] + [.G7]*[.Q385] + [.G8]*[.Q386] + [.G9]*[.Q387] + [.G10]*[.Q388] + [.G11]*[.Q389] + [.G12]*[.Q390] + [.G13]*[.Q391] + [.G14]*[.Q392] + [.G15]*[.Q393] + [.G16]*[.Q394] + [.G17]*[.Q395] + [.G18]*[.Q396] + [.G19]*[.Q397] + [.G20]*[.Q398] + [.G21]*[.Q399] )" office:value-type="float" office:value="0.0456648426556095" calcext:value-type="float">
            <text:p>0.04566484265561</text:p>
          </table:table-cell>
          <table:table-cell table:number-columns-repeated="6"/>
          <table:table-cell table:style-name="ce26" office:value-type="float" office:value="198.93233" calcext:value-type="float">
            <text:p>198.93233</text:p>
          </table:table-cell>
          <table:table-cell table:style-name="ce15" table:formula="of:=[.$C$4] + ([.$C$5] - [.$C$4]) * (([.O20] - [.$C$1]) / ([.$C$2] - [.$C$1]))" office:value-type="float" office:value="0.48079254355583" calcext:value-type="float">
            <text:p>0.48079254355583</text:p>
          </table:table-cell>
          <table:table-cell table:style-name="ce9" office:value-type="float" office:value="0.00278754122762589" calcext:value-type="float">
            <text:p>0.002787541227626</text:p>
          </table:table-cell>
          <table:table-cell table:style-name="ce13" table:formula="of:=TANH( [.P1]*[.Q379] + [.P2]*[.Q380] + [.P3]*[.Q381] + [.P4]*[.Q382] + [.P5]*[.Q383] + [.P6]*[.Q384] + [.P7]*[.Q385] + [.P8]*[.Q386] + [.P9]*[.Q387] + [.P10]*[.Q388] + [.P11]*[.Q389] + [.P12]*[.Q390] + [.P13]*[.Q391] + [.P14]*[.Q392] + [.P15]*[.Q393] + [.P16]*[.Q394] + [.P17]*[.Q395] + [.P18]*[.Q396] + [.P19]*[.Q397] + [.P20]*[.Q398] + [.P21]*[.Q399] )" office:value-type="float" office:value="0.466205855140804" calcext:value-type="float">
            <text:p>0.466205855140804</text:p>
          </table:table-cell>
          <table:table-cell table:style-name="ce9" office:value-type="float" office:value="0.0119284212218678" calcext:value-type="float">
            <text:p>0.011928421221868</text:p>
          </table:table-cell>
          <table:table-cell table:number-columns-repeated="2"/>
        </table:table-row>
        <table:table-row table:style-name="ro1">
          <table:table-cell office:value-type="float" office:value="160.33883" calcext:value-type="float">
            <text:p>160.33883</text:p>
          </table:table-cell>
          <table:table-cell table:number-columns-repeated="3"/>
          <table:table-cell office:value-type="float" office:value="0.0618300152100327" calcext:value-type="float">
            <text:p>0.061830015210033</text:p>
          </table:table-cell>
          <table:table-cell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1]*[.Q400] + [.G2]*[.Q401] + [.G3]*[.Q402] + [.G4]*[.Q403] + [.G5]*[.Q404] + [.G6]*[.Q405] + [.G7]*[.Q406] + [.G8]*[.Q407] + [.G9]*[.Q408] + [.G10]*[.Q409] + [.G11]*[.Q410] + [.G12]*[.Q411] + [.G13]*[.Q412] + [.G14]*[.Q413] + [.G15]*[.Q414] + [.G16]*[.Q415] + [.G17]*[.Q416] + [.G18]*[.Q417] + [.G19]*[.Q418] + [.G20]*[.Q419] + [.G21]*[.Q420] )" office:value-type="float" office:value="-0.350417495157103" calcext:value-type="float">
            <text:p>-0.350417495157103</text:p>
          </table:table-cell>
          <table:table-cell table:number-columns-repeated="6"/>
          <table:table-cell table:style-name="ce26" office:value-type="float" office:value="200.543" calcext:value-type="float">
            <text:p>200.543</text:p>
          </table:table-cell>
          <table:table-cell table:style-name="ce15" table:formula="of:=[.$C$4] + ([.$C$5] - [.$C$4]) * (([.O21] - [.$C$1]) / ([.$C$2] - [.$C$1]))" office:value-type="float" office:value="0.498277622015434" calcext:value-type="float">
            <text:p>0.498277622015434</text:p>
          </table:table-cell>
          <table:table-cell table:style-name="ce9" office:value-type="float" office:value="-0.0000232798560224034" calcext:value-type="float">
            <text:p>-2.32798560224034E-05</text:p>
          </table:table-cell>
          <table:table-cell table:style-name="ce13" table:formula="of:=TANH( [.P1]*[.Q400] + [.P2]*[.Q401] + [.P3]*[.Q402] + [.P4]*[.Q403] + [.P5]*[.Q404] + [.P6]*[.Q405] + [.P7]*[.Q406] + [.P8]*[.Q407] + [.P9]*[.Q408] + [.P10]*[.Q409] + [.P11]*[.Q410] + [.P12]*[.Q411] + [.P13]*[.Q412] + [.P14]*[.Q413] + [.P15]*[.Q414] + [.P16]*[.Q415] + [.P17]*[.Q416] + [.P18]*[.Q417] + [.P19]*[.Q418] + [.P20]*[.Q419] + [.P21]*[.Q420] )" office:value-type="float" office:value="-0.220005491249634" calcext:value-type="float">
            <text:p>-0.220005491249634</text:p>
          </table:table-cell>
          <table:table-cell table:style-name="ce9" office:value-type="float" office:value="0.0521853723006437" calcext:value-type="float">
            <text:p>0.052185372300644</text:p>
          </table:table-cell>
          <table:table-cell table:number-columns-repeated="2"/>
        </table:table-row>
        <table:table-row table:style-name="ro1">
          <table:table-cell office:value-type="float" office:value="164.31499" calcext:value-type="float">
            <text:p>164.31499</text:p>
          </table:table-cell>
          <table:table-cell table:number-columns-repeated="3"/>
          <table:table-cell office:value-type="float" office:value="0.104994331654704" calcext:value-type="float">
            <text:p>0.104994331654704</text:p>
          </table:table-cell>
          <table:table-cell table:number-columns-repeated="2"/>
          <table:table-cell table:style-name="ce13" table:formula="of:=TANH( [.G1]*[.Q421] + [.G2]*[.Q422] + [.G3]*[.Q423] + [.G4]*[.Q424] + [.G5]*[.Q425] + [.G6]*[.Q426] + [.G7]*[.Q427] + [.G8]*[.Q428] + [.G9]*[.Q429] + [.G10]*[.Q430] + [.G11]*[.Q431] + [.G12]*[.Q432] + [.G13]*[.Q433] + [.G14]*[.Q434] + [.G15]*[.Q435] + [.G16]*[.Q436] + [.G17]*[.Q437] + [.G18]*[.Q438] + [.G19]*[.Q439] + [.G20]*[.Q440] + [.G21]*[.Q441] )" office:value-type="float" office:value="-0.0232888377208924" calcext:value-type="float">
            <text:p>-0.023288837720892</text:p>
          </table:table-cell>
          <table:table-cell table:number-columns-repeated="8"/>
          <table:table-cell table:style-name="ce9" office:value-type="float" office:value="0.00000318583653303165" calcext:value-type="float">
            <text:p>3.18583653303165E-06</text:p>
          </table:table-cell>
          <table:table-cell table:style-name="ce13" table:formula="of:=TANH( [.P1]*[.Q421] + [.P2]*[.Q422] + [.P3]*[.Q423] + [.P4]*[.Q424] + [.P5]*[.Q425] + [.P6]*[.Q426] + [.P7]*[.Q427] + [.P8]*[.Q428] + [.P9]*[.Q429] + [.P10]*[.Q430] + [.P11]*[.Q431] + [.P12]*[.Q432] + [.P13]*[.Q433] + [.P14]*[.Q434] + [.P15]*[.Q435] + [.P16]*[.Q436] + [.P17]*[.Q437] + [.P18]*[.Q438] + [.P19]*[.Q439] + [.P20]*[.Q440] + [.P21]*[.Q441] )" office:value-type="float" office:value="0.0518038427455879" calcext:value-type="float">
            <text:p>0.051803842745588</text:p>
          </table:table-cell>
          <table:table-cell table:style-name="ce9" office:value-type="float" office:value="1.95635218909366" calcext:value-type="float">
            <text:p>1.95635218909366</text:p>
          </table:table-cell>
          <table:table-cell table:number-columns-repeated="2"/>
        </table:table-row>
        <table:table-row table:style-name="ro1">
          <table:table-cell office:value-type="float" office:value="177.63333" calcext:value-type="float">
            <text:p>177.63333</text:p>
          </table:table-cell>
          <table:table-cell table:number-columns-repeated="3"/>
          <table:table-cell office:value-type="float" office:value="0.249575294764268" calcext:value-type="float">
            <text:p>0.249575294764268</text:p>
          </table:table-cell>
          <table:table-cell table:number-columns-repeated="2"/>
          <table:table-cell table:style-name="ce13" table:formula="of:=TANH( [.G1]*[.Q442] + [.G2]*[.Q443] + [.G3]*[.Q444] + [.G4]*[.Q445] + [.G5]*[.Q446] + [.G6]*[.Q447] + [.G7]*[.Q448] + [.G8]*[.Q449] + [.G9]*[.Q450] + [.G10]*[.Q451] + [.G11]*[.Q452] + [.G12]*[.Q453] + [.G13]*[.Q454] + [.G14]*[.Q455] + [.G15]*[.Q456] + [.G16]*[.Q457] + [.G17]*[.Q458] + [.G18]*[.Q459] + [.G19]*[.Q460] + [.G20]*[.Q461] + [.G21]*[.Q462] )" office:value-type="float" office:value="0.133050313825897" calcext:value-type="float">
            <text:p>0.133050313825897</text:p>
          </table:table-cell>
          <table:table-cell table:number-columns-repeated="8"/>
          <table:table-cell table:style-name="ce9" office:value-type="float" office:value="-0.000430203267699502" calcext:value-type="float">
            <text:p>-0.0004302032677</text:p>
          </table:table-cell>
          <table:table-cell table:style-name="ce13" table:formula="of:=TANH( [.P1]*[.Q442] + [.P2]*[.Q443] + [.P3]*[.Q444] + [.P4]*[.Q445] + [.P5]*[.Q446] + [.P6]*[.Q447] + [.P7]*[.Q448] + [.P8]*[.Q449] + [.P9]*[.Q450] + [.P10]*[.Q451] + [.P11]*[.Q452] + [.P12]*[.Q453] + [.P13]*[.Q454] + [.P14]*[.Q455] + [.P15]*[.Q456] + [.P16]*[.Q457] + [.P17]*[.Q458] + [.P18]*[.Q459] + [.P19]*[.Q460] + [.P20]*[.Q461] + [.P21]*[.Q462] )" office:value-type="float" office:value="0.424916543739623" calcext:value-type="float">
            <text:p>0.424916543739623</text:p>
          </table:table-cell>
          <table:table-cell table:style-name="ce9" office:value-type="float" office:value="-0.00000206991370581846" calcext:value-type="float">
            <text:p>-2.06991370581846E-06</text:p>
          </table:table-cell>
          <table:table-cell table:number-columns-repeated="2"/>
        </table:table-row>
        <table:table-row table:style-name="ro1">
          <table:table-cell office:value-type="float" office:value="188.29716" calcext:value-type="float">
            <text:p>188.29716</text:p>
          </table:table-cell>
          <table:table-cell table:number-columns-repeated="3"/>
          <table:table-cell office:value-type="float" office:value="0.365339482481106" calcext:value-type="float">
            <text:p>0.365339482481106</text:p>
          </table:table-cell>
          <table:table-cell table:number-columns-repeated="2"/>
          <table:table-cell table:style-name="ce13" table:formula="of:=TANH( [.G1]*[.Q463] + [.G2]*[.Q464] + [.G3]*[.Q465] + [.G4]*[.Q466] + [.G5]*[.Q467] + [.G6]*[.Q468] + [.G7]*[.Q469] + [.G8]*[.Q470] + [.G9]*[.Q471] + [.G10]*[.Q472] + [.G11]*[.Q473] + [.G12]*[.Q474] + [.G13]*[.Q475] + [.G14]*[.Q476] + [.G15]*[.Q477] + [.G16]*[.Q478] + [.G17]*[.Q479] + [.G18]*[.Q480] + [.G19]*[.Q481] + [.G20]*[.Q482] + [.G21]*[.Q483] )" office:value-type="float" office:value="-0.307034132724049" calcext:value-type="float">
            <text:p>-0.307034132724049</text:p>
          </table:table-cell>
          <table:table-cell table:number-columns-repeated="8"/>
          <table:table-cell table:style-name="ce9" office:value-type="float" office:value="-0.0000291179006454061" calcext:value-type="float">
            <text:p>-2.91179006454061E-05</text:p>
          </table:table-cell>
          <table:table-cell table:style-name="ce13" table:formula="of:=TANH( [.P1]*[.Q463] + [.P2]*[.Q464] + [.P3]*[.Q465] + [.P4]*[.Q466] + [.P5]*[.Q467] + [.P6]*[.Q468] + [.P7]*[.Q469] + [.P8]*[.Q470] + [.P9]*[.Q471] + [.P10]*[.Q472] + [.P11]*[.Q473] + [.P12]*[.Q474] + [.P13]*[.Q475] + [.P14]*[.Q476] + [.P15]*[.Q477] + [.P16]*[.Q478] + [.P17]*[.Q479] + [.P18]*[.Q480] + [.P19]*[.Q481] + [.P20]*[.Q482] + [.P21]*[.Q483] )" office:value-type="float" office:value="0.0813268995161747" calcext:value-type="float">
            <text:p>0.081326899516175</text:p>
          </table:table-cell>
          <table:table-cell table:style-name="ce9" office:value-type="float" office:value="-0.00535542793724238" calcext:value-type="float">
            <text:p>-0.005355427937242</text:p>
          </table:table-cell>
          <table:table-cell table:number-columns-repeated="2"/>
        </table:table-row>
        <table:table-row table:style-name="ro1">
          <table:table-cell office:value-type="float" office:value="200.70166" calcext:value-type="float">
            <text:p>200.70166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table:style-name="Default"/>
          <table:table-cell table:number-columns-repeated="8"/>
          <table:table-cell table:style-name="ce9" office:value-type="float" office:value="0.0704496123140297" calcext:value-type="float">
            <text:p>0.07044961231403</text:p>
          </table:table-cell>
          <table:table-cell/>
          <table:table-cell table:style-name="ce9" office:value-type="float" office:value="0.000935930370786623" calcext:value-type="float">
            <text:p>0.000935930370787</text:p>
          </table:table-cell>
          <table:table-cell table:number-columns-repeated="2"/>
        </table:table-row>
        <table:table-row table:style-name="ro1">
          <table:table-cell office:value-type="float" office:value="180.355" calcext:value-type="float">
            <text:p>180.355</text:p>
          </table:table-cell>
          <table:table-cell table:number-columns-repeated="3"/>
          <table:table-cell office:value-type="float" office:value="0.279121144312065" calcext:value-type="float">
            <text:p>0.279121144312065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0.00673116851114524" calcext:value-type="float">
            <text:p>0.006731168511145</text:p>
          </table:table-cell>
          <table:table-cell/>
          <table:table-cell table:style-name="ce9" office:value-type="float" office:value="-0.000180081141505605" calcext:value-type="float">
            <text:p>-0.000180081141506</text:p>
          </table:table-cell>
          <table:table-cell table:number-columns-repeated="2"/>
        </table:table-row>
        <table:table-row table:style-name="ro1">
          <table:table-cell office:value-type="float" office:value="175.03166" calcext:value-type="float">
            <text:p>175.03166</text:p>
          </table:table-cell>
          <table:table-cell table:number-columns-repeated="3"/>
          <table:table-cell office:value-type="float" office:value="0.221332138763351" calcext:value-type="float">
            <text:p>0.221332138763351</text:p>
          </table:table-cell>
          <table:table-cell/>
          <table:table-cell table:style-name="ce15" office:value-type="float" office:value="-0.336401665146315" calcext:value-type="float">
            <text:p>-0.336401665146315</text:p>
          </table:table-cell>
          <table:table-cell table:style-name="ce13" table:formula="of:=TANH( [.G26]*[.Q1] + [.G27]*[.Q2] + [.G28]*[.Q3] + [.G29]*[.Q4] + [.G30]*[.Q5] + [.G31]*[.Q6] + [.G32]*[.Q7] + [.G33]*[.Q8] + [.G34]*[.Q9] + [.G35]*[.Q10] + [.G36]*[.Q11] + [.G37]*[.Q12] + [.G38]*[.Q13] + [.G39]*[.Q14] + [.G40]*[.Q15] + [.G41]*[.Q16] + [.G42]*[.Q17] + [.G43]*[.Q18] + [.G44]*[.Q19] + [.G45]*[.Q20] + [.G46]*[.Q21] )" office:value-type="float" office:value="0.04912552244251" calcext:value-type="float">
            <text:p>0.04912552244251</text:p>
          </table:table-cell>
          <table:table-cell table:style-name="ce19" table:formula="of:=TANH( [.H26]*[.S1] + [.H27]*[.S2] + [.H28]*[.S3] + [.H29]*[.S4] + [.H30]*[.S5] + [.H31]*[.S6] + [.H32]*[.S7] + [.H33]*[.S8] + [.H34]*[.S9] + [.H35]*[.S10] + [.H36]*[.S11] + [.H37]*[.S12] + [.H38]*[.S13] + [.H39]*[.S14] + [.H40]*[.S15] + [.H41]*[.S16] + [.H42]*[.S17] + [.H43]*[.S18] + [.H44]*[.S19] + [.H45]*[.S20] + [.H46]*[.S21] + [.H47]*[.S22] + [.H48]*[.S23] + [.H49]*[.S24] )" office:value-type="float" office:value="0.10486487349881" calcext:value-type="float">
            <text:p>0.10486487349881</text:p>
          </table:table-cell>
          <table:table-cell table:style-name="ce20" office:value-type="float" office:value="0.104994331654704" calcext:value-type="float">
            <text:p>0.104994331654704</text:p>
          </table:table-cell>
          <table:table-cell table:style-name="ce21" table:formula="of:= ([.J27]-[.I27]) * ([.J27]-[.I27])" office:value-type="float" office:value="0.00000001675941412741" calcext:value-type="float">
            <text:p>1.67594141274118E-08</text:p>
          </table:table-cell>
          <table:table-cell table:number-columns-repeated="5"/>
          <table:table-cell table:style-name="ce9" office:value-type="float" office:value="0.0000005928355775827" calcext:value-type="float">
            <text:p>5.92835577582703E-07</text:p>
          </table:table-cell>
          <table:table-cell/>
          <table:table-cell table:style-name="ce9" office:value-type="float" office:value="0.00000227580532365341" calcext:value-type="float">
            <text:p>2.27580532365341E-06</text:p>
          </table:table-cell>
          <table:table-cell table:number-columns-repeated="2"/>
        </table:table-row>
        <table:table-row table:style-name="ro1">
          <table:table-cell office:value-type="float" office:value="177.6965" calcext:value-type="float">
            <text:p>177.6965</text:p>
          </table:table-cell>
          <table:table-cell table:number-columns-repeated="3"/>
          <table:table-cell office:value-type="float" office:value="0.250261054358905" calcext:value-type="float">
            <text:p>0.250261054358905</text:p>
          </table:table-cell>
          <table:table-cell/>
          <table:table-cell table:style-name="ce15" office:value-type="float" office:value="-0.316861153385326" calcext:value-type="float">
            <text:p>-0.316861153385326</text:p>
          </table:table-cell>
          <table:table-cell table:style-name="ce13" table:formula="of:=TANH( [.G26]*[.Q22] + [.G27]*[.Q23] + [.G28]*[.Q24] + [.G29]*[.Q25] + [.G30]*[.Q26] + [.G31]*[.Q27] + [.G32]*[.Q28] + [.G33]*[.Q29] + [.G34]*[.Q30] + [.G35]*[.Q31] + [.G36]*[.Q32] + [.G37]*[.Q33] + [.G38]*[.Q34] + [.G39]*[.Q35] + [.G40]*[.Q36] + [.G41]*[.Q37] + [.G42]*[.Q38] + [.G43]*[.Q39] + [.G44]*[.Q40] + [.G45]*[.Q41] + [.G46]*[.Q42] )" office:value-type="float" office:value="-0.0129395531074914" calcext:value-type="float">
            <text:p>-0.012939553107491</text:p>
          </table:table-cell>
          <table:table-cell table:style-name="ce19" table:formula="of:=TANH( [.H26]*[.S25] + [.H27]*[.S26] + [.H28]*[.S27] + [.H29]*[.S28] + [.H30]*[.S29] + [.H31]*[.S30] + [.H32]*[.S31] + [.H33]*[.S32] + [.H34]*[.S33] + [.H35]*[.S34] + [.H36]*[.S35] + [.H37]*[.S36] + [.H38]*[.S37] + [.H39]*[.S38] + [.H40]*[.S39] + [.H41]*[.S40] + [.H42]*[.S41] + [.H43]*[.S42] + [.H44]*[.S43] + [.H45]*[.S44] + [.H46]*[.S45] + [.H47]*[.S46] + [.H48]*[.S47] + [.H49]*[.S48] )" office:value-type="float" office:value="0.250027186005269" calcext:value-type="float">
            <text:p>0.250027186005269</text:p>
          </table:table-cell>
          <table:table-cell table:style-name="ce20" office:value-type="float" office:value="0.249575294764268" calcext:value-type="float">
            <text:p>0.249575294764268</text:p>
          </table:table-cell>
          <table:table-cell table:style-name="ce21" table:formula="of:= ([.J28]-[.I28]) * ([.J28]-[.I28])" office:value-type="float" office:value="0.00000020420569369303" calcext:value-type="float">
            <text:p>2.04205693693029E-07</text:p>
          </table:table-cell>
          <table:table-cell table:number-columns-repeated="5"/>
          <table:table-cell table:style-name="ce9" office:value-type="float" office:value="-0.0519647859131985" calcext:value-type="float">
            <text:p>-0.051964785913199</text:p>
          </table:table-cell>
          <table:table-cell/>
          <table:table-cell table:style-name="ce9" office:value-type="float" office:value="0.150248774244169" calcext:value-type="float">
            <text:p>0.150248774244169</text:p>
          </table:table-cell>
          <table:table-cell table:number-columns-repeated="2"/>
        </table:table-row>
        <table:table-row table:style-name="ro1">
          <table:table-cell office:value-type="float" office:value="187.15983" calcext:value-type="float">
            <text:p>187.15983</text:p>
          </table:table-cell>
          <table:table-cell table:number-columns-repeated="3"/>
          <table:table-cell office:value-type="float" office:value="0.352992878717168" calcext:value-type="float">
            <text:p>0.352992878717168</text:p>
          </table:table-cell>
          <table:table-cell/>
          <table:table-cell table:style-name="ce15" office:value-type="float" office:value="-0.5" calcext:value-type="float">
            <text:p>-0.5</text:p>
          </table:table-cell>
          <table:table-cell table:style-name="ce13" table:formula="of:=TANH( [.G26]*[.Q43] + [.G27]*[.Q44] + [.G28]*[.Q45] + [.G29]*[.Q46] + [.G30]*[.Q47] + [.G31]*[.Q48] + [.G32]*[.Q49] + [.G33]*[.Q50] + [.G34]*[.Q51] + [.G35]*[.Q52] + [.G36]*[.Q53] + [.G37]*[.Q54] + [.G38]*[.Q55] + [.G39]*[.Q56] + [.G40]*[.Q57] + [.G41]*[.Q58] + [.G42]*[.Q59] + [.G43]*[.Q60] + [.G44]*[.Q61] + [.G45]*[.Q62] + [.G46]*[.Q63] )" office:value-type="float" office:value="0.194813422861181" calcext:value-type="float">
            <text:p>0.194813422861181</text:p>
          </table:table-cell>
          <table:table-cell table:style-name="ce19" table:formula="of:=TANH( [.H26]*[.S49] + [.H27]*[.S50] + [.H28]*[.S51] + [.H29]*[.S52] + [.H30]*[.S53] + [.H31]*[.S54] + [.H32]*[.S55] + [.H33]*[.S56] + [.H34]*[.S57] + [.H35]*[.S58] + [.H36]*[.S59] + [.H37]*[.S60] + [.H38]*[.S61] + [.H39]*[.S62] + [.H40]*[.S63] + [.H41]*[.S64] + [.H42]*[.S65] + [.H43]*[.S66] + [.H44]*[.S67] + [.H45]*[.S68] + [.H46]*[.S69] + [.H47]*[.S70] + [.H48]*[.S71] + [.H49]*[.S72] )" office:value-type="float" office:value="0.361014784695938" calcext:value-type="float">
            <text:p>0.361014784695938</text:p>
          </table:table-cell>
          <table:table-cell table:style-name="ce20" office:value-type="float" office:value="0.365339482481106" calcext:value-type="float">
            <text:p>0.365339482481106</text:p>
          </table:table-cell>
          <table:table-cell table:style-name="ce21" table:formula="of:= ([.J29]-[.I29]) * ([.J29]-[.I29])" office:value-type="float" office:value="0.0000187030109330373" calcext:value-type="float">
            <text:p>1.87030109330373E-05</text:p>
          </table:table-cell>
          <table:table-cell table:number-columns-repeated="5"/>
          <table:table-cell table:style-name="ce9" office:value-type="float" office:value="-0.000783126202180487" calcext:value-type="float">
            <text:p>-0.00078312620218</text:p>
          </table:table-cell>
          <table:table-cell/>
          <table:table-cell table:style-name="ce9" office:value-type="float" office:value="-0.00000304856959066529" calcext:value-type="float">
            <text:p>-3.04856959066529E-06</text:p>
          </table:table-cell>
          <table:table-cell table:number-columns-repeated="2"/>
        </table:table-row>
        <table:table-row table:style-name="ro1">
          <table:table-cell office:value-type="float" office:value="192.75666" calcext:value-type="float">
            <text:p>192.75666</text:p>
          </table:table-cell>
          <table:table-cell table:number-columns-repeated="3"/>
          <table:table-cell office:value-type="float" office:value="0.413750831417017" calcext:value-type="float">
            <text:p>0.413750831417017</text:p>
          </table:table-cell>
          <table:table-cell/>
          <table:table-cell table:style-name="ce15" office:value-type="float" office:value="-0.39046702974907" calcext:value-type="float">
            <text:p>-0.39046702974907</text:p>
          </table:table-cell>
          <table:table-cell table:style-name="ce13" table:formula="of:=TANH( [.G26]*[.Q64] + [.G27]*[.Q65] + [.G28]*[.Q66] + [.G29]*[.Q67] + [.G30]*[.Q68] + [.G31]*[.Q69] + [.G32]*[.Q70] + [.G33]*[.Q71] + [.G34]*[.Q72] + [.G35]*[.Q73] + [.G36]*[.Q74] + [.G37]*[.Q75] + [.G38]*[.Q76] + [.G39]*[.Q77] + [.G40]*[.Q78] + [.G41]*[.Q79] + [.G42]*[.Q80] + [.G43]*[.Q81] + [.G44]*[.Q82] + [.G45]*[.Q83] + [.G46]*[.Q84] )" office:value-type="float" office:value="-0.365962496670135" calcext:value-type="float">
            <text:p>-0.365962496670135</text:p>
          </table:table-cell>
          <table:table-cell table:number-columns-repeated="8"/>
          <table:table-cell table:style-name="ce9" office:value-type="float" office:value="-0.01189093832425" calcext:value-type="float">
            <text:p>-0.01189093832425</text:p>
          </table:table-cell>
          <table:table-cell/>
          <table:table-cell table:style-name="ce9" office:value-type="float" office:value="1.9378967240972" calcext:value-type="float">
            <text:p>1.9378967240972</text:p>
          </table:table-cell>
          <table:table-cell table:number-columns-repeated="2"/>
        </table:table-row>
        <table:table-row table:style-name="ro1">
          <table:table-cell office:value-type="float" office:value="197.4" calcext:value-type="float">
            <text:p>197.4</text:p>
          </table:table-cell>
          <table:table-cell table:number-columns-repeated="3"/>
          <table:table-cell office:value-type="float" office:value="0.464157906866747" calcext:value-type="float">
            <text:p>0.464157906866747</text:p>
          </table:table-cell>
          <table:table-cell/>
          <table:table-cell table:style-name="ce15" office:value-type="float" office:value="-0.361547233008344" calcext:value-type="float">
            <text:p>-0.361547233008344</text:p>
          </table:table-cell>
          <table:table-cell table:style-name="ce13" table:formula="of:=TANH( [.G26]*[.Q85] + [.G27]*[.Q86] + [.G28]*[.Q87] + [.G29]*[.Q88] + [.G30]*[.Q89] + [.G31]*[.Q90] + [.G32]*[.Q91] + [.G33]*[.Q92] + [.G34]*[.Q93] + [.G35]*[.Q94] + [.G36]*[.Q95] + [.G37]*[.Q96] + [.G38]*[.Q97] + [.G39]*[.Q98] + [.G40]*[.Q99] + [.G41]*[.Q100] + [.G42]*[.Q101] + [.G43]*[.Q102] + [.G44]*[.Q103] + [.G45]*[.Q104] + [.G46]*[.Q105] )" office:value-type="float" office:value="0.0522407345706102" calcext:value-type="float">
            <text:p>0.05224073457061</text:p>
          </table:table-cell>
          <table:table-cell table:number-columns-repeated="8"/>
          <table:table-cell table:style-name="ce9" office:value-type="float" office:value="-0.00287978827283348" calcext:value-type="float">
            <text:p>-0.002879788272833</text:p>
          </table:table-cell>
          <table:table-cell/>
          <table:table-cell table:style-name="ce9" office:value-type="float" office:value="0.0000265557747129048" calcext:value-type="float">
            <text:p>2.65557747129048E-05</text:p>
          </table:table-cell>
          <table:table-cell table:number-columns-repeated="2"/>
        </table:table-row>
        <table:table-row table:style-name="ro1">
          <table:table-cell office:value-type="float" office:value="196.02499" calcext:value-type="float">
            <text:p>196.02499</text:p>
          </table:table-cell>
          <table:table-cell table:number-columns-repeated="3"/>
          <table:table-cell office:value-type="float" office:value="0.449231101417624" calcext:value-type="float">
            <text:p>0.449231101417624</text:p>
          </table:table-cell>
          <table:table-cell/>
          <table:table-cell table:style-name="ce15" office:value-type="float" office:value="-0.368965312853254" calcext:value-type="float">
            <text:p>-0.368965312853254</text:p>
          </table:table-cell>
          <table:table-cell table:style-name="ce13" table:formula="of:=TANH( [.G26]*[.Q106] + [.G27]*[.Q107] + [.G28]*[.Q108] + [.G29]*[.Q109] + [.G30]*[.Q110] + [.G31]*[.Q111] + [.G32]*[.Q112] + [.G33]*[.Q113] + [.G34]*[.Q114] + [.G35]*[.Q115] + [.G36]*[.Q116] + [.G37]*[.Q117] + [.G38]*[.Q118] + [.G39]*[.Q119] + [.G40]*[.Q120] + [.G41]*[.Q121] + [.G42]*[.Q122] + [.G43]*[.Q123] + [.G44]*[.Q124] + [.G45]*[.Q125] + [.G46]*[.Q126] )" office:value-type="float" office:value="0.0397071731820714" calcext:value-type="float">
            <text:p>0.039707173182071</text:p>
          </table:table-cell>
          <table:table-cell table:number-columns-repeated="8"/>
          <table:table-cell table:style-name="ce9" office:value-type="float" office:value="-0.0066820880834768" calcext:value-type="float">
            <text:p>-0.006682088083477</text:p>
          </table:table-cell>
          <table:table-cell/>
          <table:table-cell table:style-name="ce9" office:value-type="float" office:value="1.5974973960141" calcext:value-type="float">
            <text:p>1.5974973960141</text:p>
          </table:table-cell>
          <table:table-cell table:number-columns-repeated="2"/>
        </table:table-row>
        <table:table-row table:style-name="ro1">
          <table:table-cell office:value-type="float" office:value="198.04883" calcext:value-type="float">
            <text:p>198.04883</text:p>
          </table:table-cell>
          <table:table-cell table:number-columns-repeated="3"/>
          <table:table-cell office:value-type="float" office:value="0.47120146231693" calcext:value-type="float">
            <text:p>0.47120146231693</text:p>
          </table:table-cell>
          <table:table-cell/>
          <table:table-cell table:style-name="ce15" office:value-type="float" office:value="-0.356593306565152" calcext:value-type="float">
            <text:p>-0.356593306565152</text:p>
          </table:table-cell>
          <table:table-cell table:style-name="ce13" table:formula="of:=TANH( [.G26]*[.Q127] + [.G27]*[.Q128] + [.G28]*[.Q129] + [.G29]*[.Q130] + [.G30]*[.Q131] + [.G31]*[.Q132] + [.G32]*[.Q133] + [.G33]*[.Q134] + [.G34]*[.Q135] + [.G35]*[.Q136] + [.G36]*[.Q137] + [.G37]*[.Q138] + [.G38]*[.Q139] + [.G39]*[.Q140] + [.G40]*[.Q141] + [.G41]*[.Q142] + [.G42]*[.Q143] + [.G43]*[.Q144] + [.G44]*[.Q145] + [.G45]*[.Q146] + [.G46]*[.Q147] )" office:value-type="float" office:value="0.216098154306371" calcext:value-type="float">
            <text:p>0.216098154306371</text:p>
          </table:table-cell>
          <table:table-cell table:number-columns-repeated="8"/>
          <table:table-cell table:style-name="ce9" office:value-type="float" office:value="0.00213136494791574" calcext:value-type="float">
            <text:p>0.002131364947916</text:p>
          </table:table-cell>
          <table:table-cell/>
          <table:table-cell table:style-name="ce9" office:value-type="float" office:value="-0.000119494585465574" calcext:value-type="float">
            <text:p>-0.000119494585466</text:p>
          </table:table-cell>
          <table:table-cell table:number-columns-repeated="2"/>
        </table:table-row>
        <table:table-row table:style-name="ro1">
          <table:table-cell office:value-type="float" office:value="198.93233" calcext:value-type="float">
            <text:p>198.93233</text:p>
          </table:table-cell>
          <table:table-cell table:number-columns-repeated="3"/>
          <table:table-cell office:value-type="float" office:value="0.48079254355583" calcext:value-type="float">
            <text:p>0.48079254355583</text:p>
          </table:table-cell>
          <table:table-cell/>
          <table:table-cell table:style-name="ce15" office:value-type="float" office:value="-0.343153851473178" calcext:value-type="float">
            <text:p>-0.343153851473178</text:p>
          </table:table-cell>
          <table:table-cell table:style-name="ce13" table:formula="of:=TANH( [.G26]*[.Q148] + [.G27]*[.Q149] + [.G28]*[.Q150] + [.G29]*[.Q151] + [.G30]*[.Q152] + [.G31]*[.Q153] + [.G32]*[.Q154] + [.G33]*[.Q155] + [.G34]*[.Q156] + [.G35]*[.Q157] + [.G36]*[.Q158] + [.G37]*[.Q159] + [.G38]*[.Q160] + [.G39]*[.Q161] + [.G40]*[.Q162] + [.G41]*[.Q163] + [.G42]*[.Q164] + [.G43]*[.Q165] + [.G44]*[.Q166] + [.G45]*[.Q167] + [.G46]*[.Q168] )" office:value-type="float" office:value="-0.0362257435442941" calcext:value-type="float">
            <text:p>-0.036225743544294</text:p>
          </table:table-cell>
          <table:table-cell table:number-columns-repeated="8"/>
          <table:table-cell table:style-name="ce9" office:value-type="float" office:value="-0.0000095852009199261" calcext:value-type="float">
            <text:p>-9.5852009199261E-06</text:p>
          </table:table-cell>
          <table:table-cell/>
          <table:table-cell table:style-name="ce9" office:value-type="float" office:value="-0.00299945606940617" calcext:value-type="float">
            <text:p>-0.002999456069406</text:p>
          </table:table-cell>
          <table:table-cell table:number-columns-repeated="2"/>
        </table:table-row>
        <table:table-row table:style-name="ro1">
          <table:table-cell office:value-type="float" office:value="200.543" calcext:value-type="float">
            <text:p>200.543</text:p>
          </table:table-cell>
          <table:table-cell table:number-columns-repeated="3"/>
          <table:table-cell office:value-type="float" office:value="0.498277622015434" calcext:value-type="float">
            <text:p>0.498277622015434</text:p>
          </table:table-cell>
          <table:table-cell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26]*[.Q169] + [.G27]*[.Q170] + [.G28]*[.Q171] + [.G29]*[.Q172] + [.G30]*[.Q173] + [.G31]*[.Q174] + [.G32]*[.Q175] + [.G33]*[.Q176] + [.G34]*[.Q177] + [.G35]*[.Q178] + [.G36]*[.Q179] + [.G37]*[.Q180] + [.G38]*[.Q181] + [.G39]*[.Q182] + [.G40]*[.Q183] + [.G41]*[.Q184] + [.G42]*[.Q185] + [.G43]*[.Q186] + [.G44]*[.Q187] + [.G45]*[.Q188] + [.G46]*[.Q189] )" office:value-type="float" office:value="-0.00817408786113812" calcext:value-type="float">
            <text:p>-0.008174087861138</text:p>
          </table:table-cell>
          <table:table-cell table:number-columns-repeated="8"/>
          <table:table-cell table:style-name="ce9" office:value-type="float" office:value="0.000002268756198542" calcext:value-type="float">
            <text:p>2.268756198542E-06</text:p>
          </table:table-cell>
          <table:table-cell/>
          <table:table-cell table:style-name="ce9" office:value-type="float" office:value="0.010805271970841" calcext:value-type="float">
            <text:p>0.01080527197084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26]*[.Q190] + [.G27]*[.Q191] + [.G28]*[.Q192] + [.G29]*[.Q193] + [.G30]*[.Q194] + [.G31]*[.Q195] + [.G32]*[.Q196] + [.G33]*[.Q197] + [.G34]*[.Q198] + [.G35]*[.Q199] + [.G36]*[.Q200] + [.G37]*[.Q201] + [.G38]*[.Q202] + [.G39]*[.Q203] + [.G40]*[.Q204] + [.G41]*[.Q205] + [.G42]*[.Q206] + [.G43]*[.Q207] + [.G44]*[.Q208] + [.G45]*[.Q209] + [.G46]*[.Q210] )" office:value-type="float" office:value="-0.0180459557897716" calcext:value-type="float">
            <text:p>-0.018045955789772</text:p>
          </table:table-cell>
          <table:table-cell table:number-columns-repeated="8"/>
          <table:table-cell table:style-name="ce9" office:value-type="float" office:value="-0.0186774390107198" calcext:value-type="float">
            <text:p>-0.01867743901072</text:p>
          </table:table-cell>
          <table:table-cell/>
          <table:table-cell table:style-name="ce9" office:value-type="float" office:value="0.685682219001076" calcext:value-type="float">
            <text:p>0.6856822190010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26]*[.Q211] + [.G27]*[.Q212] + [.G28]*[.Q213] + [.G29]*[.Q214] + [.G30]*[.Q215] + [.G31]*[.Q216] + [.G32]*[.Q217] + [.G33]*[.Q218] + [.G34]*[.Q219] + [.G35]*[.Q220] + [.G36]*[.Q221] + [.G37]*[.Q222] + [.G38]*[.Q223] + [.G39]*[.Q224] + [.G40]*[.Q225] + [.G41]*[.Q226] + [.G42]*[.Q227] + [.G43]*[.Q228] + [.G44]*[.Q229] + [.G45]*[.Q230] + [.G46]*[.Q231] )" office:value-type="float" office:value="0.0960298877409365" calcext:value-type="float">
            <text:p>0.096029887740937</text:p>
          </table:table-cell>
          <table:table-cell table:number-columns-repeated="8"/>
          <table:table-cell table:style-name="ce9" office:value-type="float" office:value="0.02123814279852" calcext:value-type="float">
            <text:p>0.02123814279852</text:p>
          </table:table-cell>
          <table:table-cell/>
          <table:table-cell table:style-name="ce9" office:value-type="float" office:value="-0.00257112707303507" calcext:value-type="float">
            <text:p>-0.00257112707303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26]*[.Q232] + [.G27]*[.Q233] + [.G28]*[.Q234] + [.G29]*[.Q235] + [.G30]*[.Q236] + [.G31]*[.Q237] + [.G32]*[.Q238] + [.G33]*[.Q239] + [.G34]*[.Q240] + [.G35]*[.Q241] + [.G36]*[.Q242] + [.G37]*[.Q243] + [.G38]*[.Q244] + [.G39]*[.Q245] + [.G40]*[.Q246] + [.G41]*[.Q247] + [.G42]*[.Q248] + [.G43]*[.Q249] + [.G44]*[.Q250] + [.G45]*[.Q251] + [.G46]*[.Q252] )" office:value-type="float" office:value="-0.201520432300844" calcext:value-type="float">
            <text:p>-0.201520432300844</text:p>
          </table:table-cell>
          <table:table-cell table:number-columns-repeated="8"/>
          <table:table-cell table:style-name="ce9" office:value-type="float" office:value="-0.00000356698615483782" calcext:value-type="float">
            <text:p>-3.56698615483782E-06</text:p>
          </table:table-cell>
          <table:table-cell/>
          <table:table-cell table:style-name="ce9" office:value-type="float" office:value="0.824537147047254" calcext:value-type="float">
            <text:p>0.82453714704725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26]*[.Q253] + [.G27]*[.Q254] + [.G28]*[.Q255] + [.G29]*[.Q256] + [.G30]*[.Q257] + [.G31]*[.Q258] + [.G32]*[.Q259] + [.G33]*[.Q260] + [.G34]*[.Q261] + [.G35]*[.Q262] + [.G36]*[.Q263] + [.G37]*[.Q264] + [.G38]*[.Q265] + [.G39]*[.Q266] + [.G40]*[.Q267] + [.G41]*[.Q268] + [.G42]*[.Q269] + [.G43]*[.Q270] + [.G44]*[.Q271] + [.G45]*[.Q272] + [.G46]*[.Q273] )" office:value-type="float" office:value="0.244560987698032" calcext:value-type="float">
            <text:p>0.244560987698032</text:p>
          </table:table-cell>
          <table:table-cell table:number-columns-repeated="8"/>
          <table:table-cell table:style-name="ce9" office:value-type="float" office:value="0.0000248735531647976" calcext:value-type="float">
            <text:p>2.48735531647976E-05</text:p>
          </table:table-cell>
          <table:table-cell/>
          <table:table-cell table:style-name="ce9" office:value-type="float" office:value="-0.585056729832008" calcext:value-type="float">
            <text:p>-0.58505672983200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26]*[.Q274] + [.G27]*[.Q275] + [.G28]*[.Q276] + [.G29]*[.Q277] + [.G30]*[.Q278] + [.G31]*[.Q279] + [.G32]*[.Q280] + [.G33]*[.Q281] + [.G34]*[.Q282] + [.G35]*[.Q283] + [.G36]*[.Q284] + [.G37]*[.Q285] + [.G38]*[.Q286] + [.G39]*[.Q287] + [.G40]*[.Q288] + [.G41]*[.Q289] + [.G42]*[.Q290] + [.G43]*[.Q291] + [.G44]*[.Q292] + [.G45]*[.Q293] + [.G46]*[.Q294] )" office:value-type="float" office:value="0.801283462287745" calcext:value-type="float">
            <text:p>0.801283462287745</text:p>
          </table:table-cell>
          <table:table-cell table:number-columns-repeated="8"/>
          <table:table-cell table:style-name="ce9" office:value-type="float" office:value="0.000747288760419152" calcext:value-type="float">
            <text:p>0.000747288760419</text:p>
          </table:table-cell>
          <table:table-cell/>
          <table:table-cell table:style-name="ce9" office:value-type="float" office:value="-0.447043013387752" calcext:value-type="float">
            <text:p>-0.44704301338775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26]*[.Q295] + [.G27]*[.Q296] + [.G28]*[.Q297] + [.G29]*[.Q298] + [.G30]*[.Q299] + [.G31]*[.Q300] + [.G32]*[.Q301] + [.G33]*[.Q302] + [.G34]*[.Q303] + [.G35]*[.Q304] + [.G36]*[.Q305] + [.G37]*[.Q306] + [.G38]*[.Q307] + [.G39]*[.Q308] + [.G40]*[.Q309] + [.G41]*[.Q310] + [.G42]*[.Q311] + [.G43]*[.Q312] + [.G44]*[.Q313] + [.G45]*[.Q314] + [.G46]*[.Q315] )" office:value-type="float" office:value="0.177619998418124" calcext:value-type="float">
            <text:p>0.177619998418124</text:p>
          </table:table-cell>
          <table:table-cell table:number-columns-repeated="8"/>
          <table:table-cell table:style-name="ce9" office:value-type="float" office:value="0.000170398519245171" calcext:value-type="float">
            <text:p>0.000170398519245</text:p>
          </table:table-cell>
          <table:table-cell/>
          <table:table-cell table:style-name="ce9" office:value-type="float" office:value="0.00418561556200397" calcext:value-type="float">
            <text:p>0.00418561556200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26]*[.Q316] + [.G27]*[.Q317] + [.G28]*[.Q318] + [.G29]*[.Q319] + [.G30]*[.Q320] + [.G31]*[.Q321] + [.G32]*[.Q322] + [.G33]*[.Q323] + [.G34]*[.Q324] + [.G35]*[.Q325] + [.G36]*[.Q326] + [.G37]*[.Q327] + [.G38]*[.Q328] + [.G39]*[.Q329] + [.G40]*[.Q330] + [.G41]*[.Q331] + [.G42]*[.Q332] + [.G43]*[.Q333] + [.G44]*[.Q334] + [.G45]*[.Q335] + [.G46]*[.Q336] )" office:value-type="float" office:value="0.0164687179689685" calcext:value-type="float">
            <text:p>0.016468717968969</text:p>
          </table:table-cell>
          <table:table-cell table:number-columns-repeated="8"/>
          <table:table-cell table:style-name="ce9" office:value-type="float" office:value="-0.000400510700643889" calcext:value-type="float">
            <text:p>-0.000400510700644</text:p>
          </table:table-cell>
          <table:table-cell/>
          <table:table-cell table:style-name="ce9" office:value-type="float" office:value="0.00176582401464922" calcext:value-type="float">
            <text:p>0.00176582401464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26]*[.Q337] + [.G27]*[.Q338] + [.G28]*[.Q339] + [.G29]*[.Q340] + [.G30]*[.Q341] + [.G31]*[.Q342] + [.G32]*[.Q343] + [.G33]*[.Q344] + [.G34]*[.Q345] + [.G35]*[.Q346] + [.G36]*[.Q347] + [.G37]*[.Q348] + [.G38]*[.Q349] + [.G39]*[.Q350] + [.G40]*[.Q351] + [.G41]*[.Q352] + [.G42]*[.Q353] + [.G43]*[.Q354] + [.G44]*[.Q355] + [.G45]*[.Q356] + [.G46]*[.Q357] )" office:value-type="float" office:value="0.0689459593907406" calcext:value-type="float">
            <text:p>0.068945959390741</text:p>
          </table:table-cell>
          <table:table-cell table:number-columns-repeated="8"/>
          <table:table-cell table:style-name="ce9" office:value-type="float" office:value="0.0109543852594053" calcext:value-type="float">
            <text:p>0.010954385259405</text:p>
          </table:table-cell>
          <table:table-cell/>
          <table:table-cell table:style-name="ce9" office:value-type="float" office:value="0.43786286790011" calcext:value-type="float">
            <text:p>0.4378628679001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26]*[.Q358] + [.G27]*[.Q359] + [.G28]*[.Q360] + [.G29]*[.Q361] + [.G30]*[.Q362] + [.G31]*[.Q363] + [.G32]*[.Q364] + [.G33]*[.Q365] + [.G34]*[.Q366] + [.G35]*[.Q367] + [.G36]*[.Q368] + [.G37]*[.Q369] + [.G38]*[.Q370] + [.G39]*[.Q371] + [.G40]*[.Q372] + [.G41]*[.Q373] + [.G42]*[.Q374] + [.G43]*[.Q375] + [.G44]*[.Q376] + [.G45]*[.Q377] + [.G46]*[.Q378] )" office:value-type="float" office:value="-0.156073625228124" calcext:value-type="float">
            <text:p>-0.156073625228124</text:p>
          </table:table-cell>
          <table:table-cell table:number-columns-repeated="8"/>
          <table:table-cell table:style-name="ce9" office:value-type="float" office:value="0.00000499058966238669" calcext:value-type="float">
            <text:p>4.99058966238669E-06</text:p>
          </table:table-cell>
          <table:table-cell/>
          <table:table-cell table:style-name="ce9" office:value-type="float" office:value="0.841510928911085" calcext:value-type="float">
            <text:p>0.84151092891108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26]*[.Q379] + [.G27]*[.Q380] + [.G28]*[.Q381] + [.G29]*[.Q382] + [.G30]*[.Q383] + [.G31]*[.Q384] + [.G32]*[.Q385] + [.G33]*[.Q386] + [.G34]*[.Q387] + [.G35]*[.Q388] + [.G36]*[.Q389] + [.G37]*[.Q390] + [.G38]*[.Q391] + [.G39]*[.Q392] + [.G40]*[.Q393] + [.G41]*[.Q394] + [.G42]*[.Q395] + [.G43]*[.Q396] + [.G44]*[.Q397] + [.G45]*[.Q398] + [.G46]*[.Q399] )" office:value-type="float" office:value="0.144708819128546" calcext:value-type="float">
            <text:p>0.144708819128546</text:p>
          </table:table-cell>
          <table:table-cell table:number-columns-repeated="8"/>
          <table:table-cell table:style-name="ce9" office:value-type="float" office:value="-0.31722015389632" calcext:value-type="float">
            <text:p>-0.31722015389632</text:p>
          </table:table-cell>
          <table:table-cell/>
          <table:table-cell table:style-name="ce9" office:value-type="float" office:value="0.0145189118743378" calcext:value-type="float">
            <text:p>0.01451891187433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26]*[.Q400] + [.G27]*[.Q401] + [.G28]*[.Q402] + [.G29]*[.Q403] + [.G30]*[.Q404] + [.G31]*[.Q405] + [.G32]*[.Q406] + [.G33]*[.Q407] + [.G34]*[.Q408] + [.G35]*[.Q409] + [.G36]*[.Q410] + [.G37]*[.Q411] + [.G38]*[.Q412] + [.G39]*[.Q413] + [.G40]*[.Q414] + [.G41]*[.Q415] + [.G42]*[.Q416] + [.G43]*[.Q417] + [.G44]*[.Q418] + [.G45]*[.Q419] + [.G46]*[.Q420] )" office:value-type="float" office:value="-0.350961711675948" calcext:value-type="float">
            <text:p>-0.350961711675948</text:p>
          </table:table-cell>
          <table:table-cell table:number-columns-repeated="8"/>
          <table:table-cell table:style-name="ce9" office:value-type="float" office:value="0.0000486662783223815" calcext:value-type="float">
            <text:p>4.86662783223815E-05</text:p>
          </table:table-cell>
          <table:table-cell/>
          <table:table-cell table:style-name="ce9" office:value-type="float" office:value="0.0205045063196518" calcext:value-type="float">
            <text:p>0.02050450631965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table:formula="of:=TANH( [.G26]*[.Q421] + [.G27]*[.Q422] + [.G28]*[.Q423] + [.G29]*[.Q424] + [.G30]*[.Q425] + [.G31]*[.Q426] + [.G32]*[.Q427] + [.G33]*[.Q428] + [.G34]*[.Q429] + [.G35]*[.Q430] + [.G36]*[.Q431] + [.G37]*[.Q432] + [.G38]*[.Q433] + [.G39]*[.Q434] + [.G40]*[.Q435] + [.G41]*[.Q436] + [.G42]*[.Q437] + [.G43]*[.Q438] + [.G44]*[.Q439] + [.G45]*[.Q440] + [.G46]*[.Q441] )" office:value-type="float" office:value="-0.0267673701549319" calcext:value-type="float">
            <text:p>-0.026767370154932</text:p>
          </table:table-cell>
          <table:table-cell table:number-columns-repeated="8"/>
          <table:table-cell table:style-name="ce9" office:value-type="float" office:value="-0.0385442318833128" calcext:value-type="float">
            <text:p>-0.038544231883313</text:p>
          </table:table-cell>
          <table:table-cell/>
          <table:table-cell table:style-name="ce9" office:value-type="float" office:value="-0.00253998770158701" calcext:value-type="float">
            <text:p>-0.00253998770158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table:formula="of:=TANH( [.G26]*[.Q442] + [.G27]*[.Q443] + [.G28]*[.Q444] + [.G29]*[.Q445] + [.G30]*[.Q446] + [.G31]*[.Q447] + [.G32]*[.Q448] + [.G33]*[.Q449] + [.G34]*[.Q450] + [.G35]*[.Q451] + [.G36]*[.Q452] + [.G37]*[.Q453] + [.G38]*[.Q454] + [.G39]*[.Q455] + [.G40]*[.Q456] + [.G41]*[.Q457] + [.G42]*[.Q458] + [.G43]*[.Q459] + [.G44]*[.Q460] + [.G45]*[.Q461] + [.G46]*[.Q462] )" office:value-type="float" office:value="0.178849006469281" calcext:value-type="float">
            <text:p>0.178849006469281</text:p>
          </table:table-cell>
          <table:table-cell table:number-columns-repeated="8"/>
          <table:table-cell table:style-name="ce9" office:value-type="float" office:value="0.00014117733027462" calcext:value-type="float">
            <text:p>0.000141177330275</text:p>
          </table:table-cell>
          <table:table-cell/>
          <table:table-cell table:style-name="ce9" office:value-type="float" office:value="-0.0429519832818486" calcext:value-type="float">
            <text:p>-0.04295198328184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table:formula="of:=TANH( [.G26]*[.Q463] + [.G27]*[.Q464] + [.G28]*[.Q465] + [.G29]*[.Q466] + [.G30]*[.Q467] + [.G31]*[.Q468] + [.G32]*[.Q469] + [.G33]*[.Q470] + [.G34]*[.Q471] + [.G35]*[.Q472] + [.G36]*[.Q473] + [.G37]*[.Q474] + [.G38]*[.Q475] + [.G39]*[.Q476] + [.G40]*[.Q477] + [.G41]*[.Q478] + [.G42]*[.Q479] + [.G43]*[.Q480] + [.G44]*[.Q481] + [.G45]*[.Q482] + [.G46]*[.Q483] )" office:value-type="float" office:value="-0.270395180788012" calcext:value-type="float">
            <text:p>-0.270395180788012</text:p>
          </table:table-cell>
          <table:table-cell table:number-columns-repeated="8"/>
          <table:table-cell table:style-name="ce9" office:value-type="float" office:value="0.0537222289079941" calcext:value-type="float">
            <text:p>0.053722228907994</text:p>
          </table:table-cell>
          <table:table-cell/>
          <table:table-cell table:style-name="ce9" office:value-type="float" office:value="0.00203490472046917" calcext:value-type="float">
            <text:p>0.00203490472046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252836964843116" calcext:value-type="float">
            <text:p>-0.252836964843116</text:p>
          </table:table-cell>
          <table:table-cell/>
          <table:table-cell table:style-name="ce9" office:value-type="float" office:value="0.0223632842116134" calcext:value-type="float">
            <text:p>0.022363284211613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-0.000131569643123964" calcext:value-type="float">
            <text:p>-0.000131569643124</text:p>
          </table:table-cell>
          <table:table-cell/>
          <table:table-cell table:style-name="ce9" office:value-type="float" office:value="-0.0133038906150003" calcext:value-type="float">
            <text:p>-0.0133038906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16861153385326" calcext:value-type="float">
            <text:p>-0.316861153385326</text:p>
          </table:table-cell>
          <table:table-cell table:style-name="ce13" table:formula="of:=TANH( [.G51]*[.Q1] + [.G52]*[.Q2] + [.G53]*[.Q3] + [.G54]*[.Q4] + [.G55]*[.Q5] + [.G56]*[.Q6] + [.G57]*[.Q7] + [.G58]*[.Q8] + [.G59]*[.Q9] + [.G60]*[.Q10] + [.G61]*[.Q11] + [.G62]*[.Q12] + [.G63]*[.Q13] + [.G64]*[.Q14] + [.G65]*[.Q15] + [.G66]*[.Q16] + [.G67]*[.Q17] + [.G68]*[.Q18] + [.G69]*[.Q19] + [.G70]*[.Q20] + [.G71]*[.Q21] )" office:value-type="float" office:value="0.0680953883126071" calcext:value-type="float">
            <text:p>0.068095388312607</text:p>
          </table:table-cell>
          <table:table-cell table:style-name="ce19" table:formula="of:=TANH( [.H51]*[.S1] + [.H52]*[.S2] + [.H53]*[.S3] + [.H54]*[.S4] + [.H55]*[.S5] + [.H56]*[.S6] + [.H57]*[.S7] + [.H58]*[.S8] + [.H59]*[.S9] + [.H60]*[.S10] + [.H61]*[.S11] + [.H62]*[.S12] + [.H63]*[.S13] + [.H64]*[.S14] + [.H65]*[.S15] + [.H66]*[.S16] + [.H67]*[.S17] + [.H68]*[.S18] + [.H69]*[.S19] + [.H70]*[.S20] + [.H71]*[.S21] + [.H72]*[.S22] + [.H73]*[.S23] + [.H74]*[.S24] )" office:value-type="float" office:value="0.252481396891822" calcext:value-type="float">
            <text:p>0.252481396891822</text:p>
          </table:table-cell>
          <table:table-cell table:style-name="ce20" office:value-type="float" office:value="0.249575294764268" calcext:value-type="float">
            <text:p>0.249575294764268</text:p>
          </table:table-cell>
          <table:table-cell table:style-name="ce21" table:formula="of:= ([.J52]-[.I52]) * ([.J52]-[.I52])" office:value-type="float" office:value="0.00000844542957577398" calcext:value-type="float">
            <text:p>8.44542957577398E-06</text:p>
          </table:table-cell>
          <table:table-cell table:number-columns-repeated="5"/>
          <table:table-cell table:style-name="ce9" office:value-type="float" office:value="-0.0266368128439737" calcext:value-type="float">
            <text:p>-0.026636812843974</text:p>
          </table:table-cell>
          <table:table-cell/>
          <table:table-cell table:style-name="ce9" office:value-type="float" office:value="-0.00787421599732092" calcext:value-type="float">
            <text:p>-0.00787421599732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5" calcext:value-type="float">
            <text:p>-0.5</text:p>
          </table:table-cell>
          <table:table-cell table:style-name="ce13" table:formula="of:=TANH( [.G51]*[.Q22] + [.G52]*[.Q23] + [.G53]*[.Q24] + [.G54]*[.Q25] + [.G55]*[.Q26] + [.G56]*[.Q27] + [.G57]*[.Q28] + [.G58]*[.Q29] + [.G59]*[.Q30] + [.G60]*[.Q31] + [.G61]*[.Q32] + [.G62]*[.Q33] + [.G63]*[.Q34] + [.G64]*[.Q35] + [.G65]*[.Q36] + [.G66]*[.Q37] + [.G67]*[.Q38] + [.G68]*[.Q39] + [.G69]*[.Q40] + [.G70]*[.Q41] + [.G71]*[.Q42] )" office:value-type="float" office:value="-0.00311787286168092" calcext:value-type="float">
            <text:p>-0.003117872861681</text:p>
          </table:table-cell>
          <table:table-cell table:style-name="ce19" table:formula="of:=TANH( [.H51]*[.S25] + [.H52]*[.S26] + [.H53]*[.S27] + [.H54]*[.S28] + [.H55]*[.S29] + [.H56]*[.S30] + [.H57]*[.S31] + [.H58]*[.S32] + [.H59]*[.S33] + [.H60]*[.S34] + [.H61]*[.S35] + [.H62]*[.S36] + [.H63]*[.S37] + [.H64]*[.S38] + [.H65]*[.S39] + [.H66]*[.S40] + [.H67]*[.S41] + [.H68]*[.S42] + [.H69]*[.S43] + [.H70]*[.S44] + [.H71]*[.S45] + [.H72]*[.S46] + [.H73]*[.S47] + [.H74]*[.S48] )" office:value-type="float" office:value="0.369033222257419" calcext:value-type="float">
            <text:p>0.369033222257419</text:p>
          </table:table-cell>
          <table:table-cell table:style-name="ce20" office:value-type="float" office:value="0.365339482481106" calcext:value-type="float">
            <text:p>0.365339482481106</text:p>
          </table:table-cell>
          <table:table-cell table:style-name="ce21" table:formula="of:= ([.J53]-[.I53]) * ([.J53]-[.I53])" office:value-type="float" office:value="0.0000136437135351188" calcext:value-type="float">
            <text:p>1.36437135351188E-05</text:p>
          </table:table-cell>
          <table:table-cell table:number-columns-repeated="5"/>
          <table:table-cell table:style-name="ce9" office:value-type="float" office:value="-0.000552932149930984" calcext:value-type="float">
            <text:p>-0.000552932149931</text:p>
          </table:table-cell>
          <table:table-cell/>
          <table:table-cell table:style-name="ce9" office:value-type="float" office:value="0.000175642046189983" calcext:value-type="float">
            <text:p>0.0001756420461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9046702974907" calcext:value-type="float">
            <text:p>-0.39046702974907</text:p>
          </table:table-cell>
          <table:table-cell table:style-name="ce13" table:formula="of:=TANH( [.G51]*[.Q43] + [.G52]*[.Q44] + [.G53]*[.Q45] + [.G54]*[.Q46] + [.G55]*[.Q47] + [.G56]*[.Q48] + [.G57]*[.Q49] + [.G58]*[.Q50] + [.G59]*[.Q51] + [.G60]*[.Q52] + [.G61]*[.Q53] + [.G62]*[.Q54] + [.G63]*[.Q55] + [.G64]*[.Q56] + [.G65]*[.Q57] + [.G66]*[.Q58] + [.G67]*[.Q59] + [.G68]*[.Q60] + [.G69]*[.Q61] + [.G70]*[.Q62] + [.G71]*[.Q63] )" office:value-type="float" office:value="0.244205048479993" calcext:value-type="float">
            <text:p>0.244205048479993</text:p>
          </table:table-cell>
          <table:table-cell table:style-name="ce19" table:formula="of:=TANH( [.H51]*[.S49] + [.H52]*[.S50] + [.H53]*[.S51] + [.H54]*[.S52] + [.H55]*[.S53] + [.H56]*[.S54] + [.H57]*[.S55] + [.H58]*[.S56] + [.H59]*[.S57] + [.H60]*[.S58] + [.H61]*[.S59] + [.H62]*[.S60] + [.H63]*[.S61] + [.H64]*[.S62] + [.H65]*[.S63] + [.H66]*[.S64] + [.H67]*[.S65] + [.H68]*[.S66] + [.H69]*[.S67] + [.H70]*[.S68] + [.H71]*[.S69] + [.H72]*[.S70] + [.H73]*[.S71] + [.H74]*[.S72] )" office:value-type="float" office:value="0.500331513954502" calcext:value-type="float">
            <text:p>0.500331513954502</text:p>
          </table:table-cell>
          <table:table-cell table:style-name="ce20" office:value-type="float" office:value="0.5" calcext:value-type="float">
            <text:p>0.5</text:p>
          </table:table-cell>
          <table:table-cell table:style-name="ce21" table:formula="of:= ([.J54]-[.I54]) * ([.J54]-[.I54])" office:value-type="float" office:value="0.00000010990150202973" calcext:value-type="float">
            <text:p>1.09901502029727E-07</text:p>
          </table:table-cell>
          <table:table-cell table:number-columns-repeated="5"/>
          <table:table-cell table:style-name="ce9" office:value-type="float" office:value="-0.0031917113943448" calcext:value-type="float">
            <text:p>-0.003191711394345</text:p>
          </table:table-cell>
          <table:table-cell/>
          <table:table-cell table:style-name="ce9" office:value-type="float" office:value="-0.00852179789673261" calcext:value-type="float">
            <text:p>-0.00852179789673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61547233008344" calcext:value-type="float">
            <text:p>-0.361547233008344</text:p>
          </table:table-cell>
          <table:table-cell table:style-name="ce13" table:formula="of:=TANH( [.G51]*[.Q64] + [.G52]*[.Q65] + [.G53]*[.Q66] + [.G54]*[.Q67] + [.G55]*[.Q68] + [.G56]*[.Q69] + [.G57]*[.Q70] + [.G58]*[.Q71] + [.G59]*[.Q72] + [.G60]*[.Q73] + [.G61]*[.Q74] + [.G62]*[.Q75] + [.G63]*[.Q76] + [.G64]*[.Q77] + [.G65]*[.Q78] + [.G66]*[.Q79] + [.G67]*[.Q80] + [.G68]*[.Q81] + [.G69]*[.Q82] + [.G70]*[.Q83] + [.G71]*[.Q84] )" office:value-type="float" office:value="-0.341394450383036" calcext:value-type="float">
            <text:p>-0.341394450383036</text:p>
          </table:table-cell>
          <table:table-cell table:number-columns-repeated="8"/>
          <table:table-cell table:style-name="ce9" office:value-type="float" office:value="0.0210224291775279" calcext:value-type="float">
            <text:p>0.021022429177528</text:p>
          </table:table-cell>
          <table:table-cell/>
          <table:table-cell table:style-name="ce9" office:value-type="float" office:value="0.00249252635649918" calcext:value-type="float">
            <text:p>0.00249252635649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68965312853254" calcext:value-type="float">
            <text:p>-0.368965312853254</text:p>
          </table:table-cell>
          <table:table-cell table:style-name="ce13" table:formula="of:=TANH( [.G51]*[.Q85] + [.G52]*[.Q86] + [.G53]*[.Q87] + [.G54]*[.Q88] + [.G55]*[.Q89] + [.G56]*[.Q90] + [.G57]*[.Q91] + [.G58]*[.Q92] + [.G59]*[.Q93] + [.G60]*[.Q94] + [.G61]*[.Q95] + [.G62]*[.Q96] + [.G63]*[.Q97] + [.G64]*[.Q98] + [.G65]*[.Q99] + [.G66]*[.Q100] + [.G67]*[.Q101] + [.G68]*[.Q102] + [.G69]*[.Q103] + [.G70]*[.Q104] + [.G71]*[.Q105] )" office:value-type="float" office:value="0.0620505083636285" calcext:value-type="float">
            <text:p>0.062050508363629</text:p>
          </table:table-cell>
          <table:table-cell table:number-columns-repeated="8"/>
          <table:table-cell table:style-name="ce9" office:value-type="float" office:value="-0.00000928869692796404" calcext:value-type="float">
            <text:p>-9.28869692796404E-06</text:p>
          </table:table-cell>
          <table:table-cell/>
          <table:table-cell table:style-name="ce9" office:value-type="float" office:value="1.68150263443906" calcext:value-type="float">
            <text:p>1.681502634439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56593306565152" calcext:value-type="float">
            <text:p>-0.356593306565152</text:p>
          </table:table-cell>
          <table:table-cell table:style-name="ce13" table:formula="of:=TANH( [.G51]*[.Q106] + [.G52]*[.Q107] + [.G53]*[.Q108] + [.G54]*[.Q109] + [.G55]*[.Q110] + [.G56]*[.Q111] + [.G57]*[.Q112] + [.G58]*[.Q113] + [.G59]*[.Q114] + [.G60]*[.Q115] + [.G61]*[.Q116] + [.G62]*[.Q117] + [.G63]*[.Q118] + [.G64]*[.Q119] + [.G65]*[.Q120] + [.G66]*[.Q121] + [.G67]*[.Q122] + [.G68]*[.Q123] + [.G69]*[.Q124] + [.G70]*[.Q125] + [.G71]*[.Q126] )" office:value-type="float" office:value="0.0357732632698658" calcext:value-type="float">
            <text:p>0.035773263269866</text:p>
          </table:table-cell>
          <table:table-cell table:number-columns-repeated="8"/>
          <table:table-cell table:style-name="ce9" office:value-type="float" office:value="0.00290300037859798" calcext:value-type="float">
            <text:p>0.002903000378598</text:p>
          </table:table-cell>
          <table:table-cell/>
          <table:table-cell table:style-name="ce9" office:value-type="float" office:value="0.00397489708351891" calcext:value-type="float">
            <text:p>0.00397489708351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43153851473178" calcext:value-type="float">
            <text:p>-0.343153851473178</text:p>
          </table:table-cell>
          <table:table-cell table:style-name="ce13" table:formula="of:=TANH( [.G51]*[.Q127] + [.G52]*[.Q128] + [.G53]*[.Q129] + [.G54]*[.Q130] + [.G55]*[.Q131] + [.G56]*[.Q132] + [.G57]*[.Q133] + [.G58]*[.Q134] + [.G59]*[.Q135] + [.G60]*[.Q136] + [.G61]*[.Q137] + [.G62]*[.Q138] + [.G63]*[.Q139] + [.G64]*[.Q140] + [.G65]*[.Q141] + [.G66]*[.Q142] + [.G67]*[.Q143] + [.G68]*[.Q144] + [.G69]*[.Q145] + [.G70]*[.Q146] + [.G71]*[.Q147] )" office:value-type="float" office:value="0.355698140254229" calcext:value-type="float">
            <text:p>0.355698140254229</text:p>
          </table:table-cell>
          <table:table-cell table:number-columns-repeated="8"/>
          <table:table-cell table:style-name="ce9" office:value-type="float" office:value="-0.00000196055050068024" calcext:value-type="float">
            <text:p>-1.96055050068024E-06</text:p>
          </table:table-cell>
          <table:table-cell/>
          <table:table-cell table:style-name="ce9" office:value-type="float" office:value="-0.00640351062228171" calcext:value-type="float">
            <text:p>-0.00640351062228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51]*[.Q148] + [.G52]*[.Q149] + [.G53]*[.Q150] + [.G54]*[.Q151] + [.G55]*[.Q152] + [.G56]*[.Q153] + [.G57]*[.Q154] + [.G58]*[.Q155] + [.G59]*[.Q156] + [.G60]*[.Q157] + [.G61]*[.Q158] + [.G62]*[.Q159] + [.G63]*[.Q160] + [.G64]*[.Q161] + [.G65]*[.Q162] + [.G66]*[.Q163] + [.G67]*[.Q164] + [.G68]*[.Q165] + [.G69]*[.Q166] + [.G70]*[.Q167] + [.G71]*[.Q168] )" office:value-type="float" office:value="-0.0345974256779067" calcext:value-type="float">
            <text:p>-0.034597425677907</text:p>
          </table:table-cell>
          <table:table-cell table:number-columns-repeated="8"/>
          <table:table-cell table:style-name="ce9" office:value-type="float" office:value="0.00334675466643926" calcext:value-type="float">
            <text:p>0.003346754666439</text:p>
          </table:table-cell>
          <table:table-cell/>
          <table:table-cell table:style-name="ce9" office:value-type="float" office:value="-0.000134920983948647" calcext:value-type="float">
            <text:p>-0.00013492098394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51]*[.Q169] + [.G52]*[.Q170] + [.G53]*[.Q171] + [.G54]*[.Q172] + [.G55]*[.Q173] + [.G56]*[.Q174] + [.G57]*[.Q175] + [.G58]*[.Q176] + [.G59]*[.Q177] + [.G60]*[.Q178] + [.G61]*[.Q179] + [.G62]*[.Q180] + [.G63]*[.Q181] + [.G64]*[.Q182] + [.G65]*[.Q183] + [.G66]*[.Q184] + [.G67]*[.Q185] + [.G68]*[.Q186] + [.G69]*[.Q187] + [.G70]*[.Q188] + [.G71]*[.Q189] )" office:value-type="float" office:value="-0.010183017119114" calcext:value-type="float">
            <text:p>-0.010183017119114</text:p>
          </table:table-cell>
          <table:table-cell table:number-columns-repeated="8"/>
          <table:table-cell table:style-name="ce9" office:value-type="float" office:value="0.000175355876993744" calcext:value-type="float">
            <text:p>0.000175355876994</text:p>
          </table:table-cell>
          <table:table-cell/>
          <table:table-cell table:style-name="ce9" office:value-type="float" office:value="0.675520804332906" calcext:value-type="float">
            <text:p>0.6755208043329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51]*[.Q190] + [.G52]*[.Q191] + [.G53]*[.Q192] + [.G54]*[.Q193] + [.G55]*[.Q194] + [.G56]*[.Q195] + [.G57]*[.Q196] + [.G58]*[.Q197] + [.G59]*[.Q198] + [.G60]*[.Q199] + [.G61]*[.Q200] + [.G62]*[.Q201] + [.G63]*[.Q202] + [.G64]*[.Q203] + [.G65]*[.Q204] + [.G66]*[.Q205] + [.G67]*[.Q206] + [.G68]*[.Q207] + [.G69]*[.Q208] + [.G70]*[.Q209] + [.G71]*[.Q210] )" office:value-type="float" office:value="-0.0131205351129886" calcext:value-type="float">
            <text:p>-0.013120535112989</text:p>
          </table:table-cell>
          <table:table-cell table:number-columns-repeated="8"/>
          <table:table-cell table:style-name="ce9" office:value-type="float" office:value="0.000417483147295448" calcext:value-type="float">
            <text:p>0.000417483147295</text:p>
          </table:table-cell>
          <table:table-cell/>
          <table:table-cell table:style-name="ce9" office:value-type="float" office:value="-0.0000743605505204054" calcext:value-type="float">
            <text:p>-7.43605505204054E-0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51]*[.Q211] + [.G52]*[.Q212] + [.G53]*[.Q213] + [.G54]*[.Q214] + [.G55]*[.Q215] + [.G56]*[.Q216] + [.G57]*[.Q217] + [.G58]*[.Q218] + [.G59]*[.Q219] + [.G60]*[.Q220] + [.G61]*[.Q221] + [.G62]*[.Q222] + [.G63]*[.Q223] + [.G64]*[.Q224] + [.G65]*[.Q225] + [.G66]*[.Q226] + [.G67]*[.Q227] + [.G68]*[.Q228] + [.G69]*[.Q229] + [.G70]*[.Q230] + [.G71]*[.Q231] )" office:value-type="float" office:value="0.0390462571531849" calcext:value-type="float">
            <text:p>0.039046257153185</text:p>
          </table:table-cell>
          <table:table-cell table:number-columns-repeated="8"/>
          <table:table-cell table:style-name="ce9" office:value-type="float" office:value="-0.00397501395633584" calcext:value-type="float">
            <text:p>-0.003975013956336</text:p>
          </table:table-cell>
          <table:table-cell/>
          <table:table-cell table:style-name="ce9" office:value-type="float" office:value="-0.148171562875082" calcext:value-type="float">
            <text:p>-0.14817156287508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51]*[.Q232] + [.G52]*[.Q233] + [.G53]*[.Q234] + [.G54]*[.Q235] + [.G55]*[.Q236] + [.G56]*[.Q237] + [.G57]*[.Q238] + [.G58]*[.Q239] + [.G59]*[.Q240] + [.G60]*[.Q241] + [.G61]*[.Q242] + [.G62]*[.Q243] + [.G63]*[.Q244] + [.G64]*[.Q245] + [.G65]*[.Q246] + [.G66]*[.Q247] + [.G67]*[.Q248] + [.G68]*[.Q249] + [.G69]*[.Q250] + [.G70]*[.Q251] + [.G71]*[.Q252] )" office:value-type="float" office:value="-0.112903461678861" calcext:value-type="float">
            <text:p>-0.112903461678861</text:p>
          </table:table-cell>
          <table:table-cell table:number-columns-repeated="8"/>
          <table:table-cell table:style-name="ce9" office:value-type="float" office:value="-0.0313570277274212" calcext:value-type="float">
            <text:p>-0.031357027727421</text:p>
          </table:table-cell>
          <table:table-cell/>
          <table:table-cell table:style-name="ce9" office:value-type="float" office:value="-0.00000354112822302654" calcext:value-type="float">
            <text:p>-3.54112822302654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51]*[.Q253] + [.G52]*[.Q254] + [.G53]*[.Q255] + [.G54]*[.Q256] + [.G55]*[.Q257] + [.G56]*[.Q258] + [.G57]*[.Q259] + [.G58]*[.Q260] + [.G59]*[.Q261] + [.G60]*[.Q262] + [.G61]*[.Q263] + [.G62]*[.Q264] + [.G63]*[.Q265] + [.G64]*[.Q266] + [.G65]*[.Q267] + [.G66]*[.Q268] + [.G67]*[.Q269] + [.G68]*[.Q270] + [.G69]*[.Q271] + [.G70]*[.Q272] + [.G71]*[.Q273] )" office:value-type="float" office:value="0.231551928657548" calcext:value-type="float">
            <text:p>0.231551928657548</text:p>
          </table:table-cell>
          <table:table-cell table:number-columns-repeated="8"/>
          <table:table-cell table:style-name="ce9" office:value-type="float" office:value="0.000625064982384338" calcext:value-type="float">
            <text:p>0.000625064982384</text:p>
          </table:table-cell>
          <table:table-cell/>
          <table:table-cell table:style-name="ce9" office:value-type="float" office:value="-0.00491180623701029" calcext:value-type="float">
            <text:p>-0.0049118062370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51]*[.Q274] + [.G52]*[.Q275] + [.G53]*[.Q276] + [.G54]*[.Q277] + [.G55]*[.Q278] + [.G56]*[.Q279] + [.G57]*[.Q280] + [.G58]*[.Q281] + [.G59]*[.Q282] + [.G60]*[.Q283] + [.G61]*[.Q284] + [.G62]*[.Q285] + [.G63]*[.Q286] + [.G64]*[.Q287] + [.G65]*[.Q288] + [.G66]*[.Q289] + [.G67]*[.Q290] + [.G68]*[.Q291] + [.G69]*[.Q292] + [.G70]*[.Q293] + [.G71]*[.Q294] )" office:value-type="float" office:value="0.831045200638019" calcext:value-type="float">
            <text:p>0.831045200638019</text:p>
          </table:table-cell>
          <table:table-cell table:number-columns-repeated="8"/>
          <table:table-cell table:style-name="ce9" office:value-type="float" office:value="0.00000029248595710087" calcext:value-type="float">
            <text:p>2.92485957100871E-07</text:p>
          </table:table-cell>
          <table:table-cell/>
          <table:table-cell table:style-name="ce9" office:value-type="float" office:value="0.00527733754431787" calcext:value-type="float">
            <text:p>0.00527733754431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51]*[.Q295] + [.G52]*[.Q296] + [.G53]*[.Q297] + [.G54]*[.Q298] + [.G55]*[.Q299] + [.G56]*[.Q300] + [.G57]*[.Q301] + [.G58]*[.Q302] + [.G59]*[.Q303] + [.G60]*[.Q304] + [.G61]*[.Q305] + [.G62]*[.Q306] + [.G63]*[.Q307] + [.G64]*[.Q308] + [.G65]*[.Q309] + [.G66]*[.Q310] + [.G67]*[.Q311] + [.G68]*[.Q312] + [.G69]*[.Q313] + [.G70]*[.Q314] + [.G71]*[.Q315] )" office:value-type="float" office:value="0.2104967974213" calcext:value-type="float">
            <text:p>0.2104967974213</text:p>
          </table:table-cell>
          <table:table-cell table:number-columns-repeated="8"/>
          <table:table-cell table:style-name="ce9" office:value-type="float" office:value="0.00135796950708638" calcext:value-type="float">
            <text:p>0.001357969507086</text:p>
          </table:table-cell>
          <table:table-cell/>
          <table:table-cell table:style-name="ce9" office:value-type="float" office:value="-0.00000686400246016396" calcext:value-type="float">
            <text:p>-6.86400246016396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51]*[.Q316] + [.G52]*[.Q317] + [.G53]*[.Q318] + [.G54]*[.Q319] + [.G55]*[.Q320] + [.G56]*[.Q321] + [.G57]*[.Q322] + [.G58]*[.Q323] + [.G59]*[.Q324] + [.G60]*[.Q325] + [.G61]*[.Q326] + [.G62]*[.Q327] + [.G63]*[.Q328] + [.G64]*[.Q329] + [.G65]*[.Q330] + [.G66]*[.Q331] + [.G67]*[.Q332] + [.G68]*[.Q333] + [.G69]*[.Q334] + [.G70]*[.Q335] + [.G71]*[.Q336] )" office:value-type="float" office:value="0.0170712846199867" calcext:value-type="float">
            <text:p>0.017071284619987</text:p>
          </table:table-cell>
          <table:table-cell table:number-columns-repeated="8"/>
          <table:table-cell table:style-name="ce9" office:value-type="float" office:value="-0.000446474385320467" calcext:value-type="float">
            <text:p>-0.00044647438532</text:p>
          </table:table-cell>
          <table:table-cell/>
          <table:table-cell table:style-name="ce9" office:value-type="float" office:value="0.719541633670775" calcext:value-type="float">
            <text:p>0.7195416336707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51]*[.Q337] + [.G52]*[.Q338] + [.G53]*[.Q339] + [.G54]*[.Q340] + [.G55]*[.Q341] + [.G56]*[.Q342] + [.G57]*[.Q343] + [.G58]*[.Q344] + [.G59]*[.Q345] + [.G60]*[.Q346] + [.G61]*[.Q347] + [.G62]*[.Q348] + [.G63]*[.Q349] + [.G64]*[.Q350] + [.G65]*[.Q351] + [.G66]*[.Q352] + [.G67]*[.Q353] + [.G68]*[.Q354] + [.G69]*[.Q355] + [.G70]*[.Q356] + [.G71]*[.Q357] )" office:value-type="float" office:value="0.0459173525134416" calcext:value-type="float">
            <text:p>0.045917352513442</text:p>
          </table:table-cell>
          <table:table-cell table:number-columns-repeated="8"/>
          <table:table-cell table:style-name="ce9" office:value-type="float" office:value="0.97842044219463" calcext:value-type="float">
            <text:p>0.97842044219463</text:p>
          </table:table-cell>
          <table:table-cell/>
          <table:table-cell table:style-name="ce9" office:value-type="float" office:value="0.115872936406026" calcext:value-type="float">
            <text:p>0.11587293640602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51]*[.Q358] + [.G52]*[.Q359] + [.G53]*[.Q360] + [.G54]*[.Q361] + [.G55]*[.Q362] + [.G56]*[.Q363] + [.G57]*[.Q364] + [.G58]*[.Q365] + [.G59]*[.Q366] + [.G60]*[.Q367] + [.G61]*[.Q368] + [.G62]*[.Q369] + [.G63]*[.Q370] + [.G64]*[.Q371] + [.G65]*[.Q372] + [.G66]*[.Q373] + [.G67]*[.Q374] + [.G68]*[.Q375] + [.G69]*[.Q376] + [.G70]*[.Q377] + [.G71]*[.Q378] )" office:value-type="float" office:value="-0.195626658596091" calcext:value-type="float">
            <text:p>-0.195626658596091</text:p>
          </table:table-cell>
          <table:table-cell table:number-columns-repeated="8"/>
          <table:table-cell table:style-name="ce9" office:value-type="float" office:value="-0.0000201650379207565" calcext:value-type="float">
            <text:p>-2.01650379207565E-05</text:p>
          </table:table-cell>
          <table:table-cell/>
          <table:table-cell table:style-name="ce9" office:value-type="float" office:value="0.199057676653715" calcext:value-type="float">
            <text:p>0.1990576766537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51]*[.Q379] + [.G52]*[.Q380] + [.G53]*[.Q381] + [.G54]*[.Q382] + [.G55]*[.Q383] + [.G56]*[.Q384] + [.G57]*[.Q385] + [.G58]*[.Q386] + [.G59]*[.Q387] + [.G60]*[.Q388] + [.G61]*[.Q389] + [.G62]*[.Q390] + [.G63]*[.Q391] + [.G64]*[.Q392] + [.G65]*[.Q393] + [.G66]*[.Q394] + [.G67]*[.Q395] + [.G68]*[.Q396] + [.G69]*[.Q397] + [.G70]*[.Q398] + [.G71]*[.Q399] )" office:value-type="float" office:value="0.121946780860506" calcext:value-type="float">
            <text:p>0.121946780860506</text:p>
          </table:table-cell>
          <table:table-cell table:number-columns-repeated="8"/>
          <table:table-cell table:style-name="ce9" office:value-type="float" office:value="-0.00118252873154368" calcext:value-type="float">
            <text:p>-0.001182528731544</text:p>
          </table:table-cell>
          <table:table-cell/>
          <table:table-cell table:style-name="ce9" office:value-type="float" office:value="-0.197967617478621" calcext:value-type="float">
            <text:p>-0.19796761747862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51]*[.Q400] + [.G52]*[.Q401] + [.G53]*[.Q402] + [.G54]*[.Q403] + [.G55]*[.Q404] + [.G56]*[.Q405] + [.G57]*[.Q406] + [.G58]*[.Q407] + [.G59]*[.Q408] + [.G60]*[.Q409] + [.G61]*[.Q410] + [.G62]*[.Q411] + [.G63]*[.Q412] + [.G64]*[.Q413] + [.G65]*[.Q414] + [.G66]*[.Q415] + [.G67]*[.Q416] + [.G68]*[.Q417] + [.G69]*[.Q418] + [.G70]*[.Q419] + [.G71]*[.Q420] )" office:value-type="float" office:value="-0.346099209676855" calcext:value-type="float">
            <text:p>-0.346099209676855</text:p>
          </table:table-cell>
          <table:table-cell table:number-columns-repeated="8"/>
          <table:table-cell table:style-name="ce9" office:value-type="float" office:value="0.000095232025545128" calcext:value-type="float">
            <text:p>9.5232025545128E-05</text:p>
          </table:table-cell>
          <table:table-cell/>
          <table:table-cell table:style-name="ce9" office:value-type="float" office:value="0.964748669153721" calcext:value-type="float">
            <text:p>0.96474866915372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table:formula="of:=TANH( [.G51]*[.Q421] + [.G52]*[.Q422] + [.G53]*[.Q423] + [.G54]*[.Q424] + [.G55]*[.Q425] + [.G56]*[.Q426] + [.G57]*[.Q427] + [.G58]*[.Q428] + [.G59]*[.Q429] + [.G60]*[.Q430] + [.G61]*[.Q431] + [.G62]*[.Q432] + [.G63]*[.Q433] + [.G64]*[.Q434] + [.G65]*[.Q435] + [.G66]*[.Q436] + [.G67]*[.Q437] + [.G68]*[.Q438] + [.G69]*[.Q439] + [.G70]*[.Q440] + [.G71]*[.Q441] )" office:value-type="float" office:value="0.0391608289467015" calcext:value-type="float">
            <text:p>0.039160828946702</text:p>
          </table:table-cell>
          <table:table-cell table:number-columns-repeated="8"/>
          <table:table-cell table:style-name="ce9" office:value-type="float" office:value="-0.00234400140037829" calcext:value-type="float">
            <text:p>-0.002344001400378</text:p>
          </table:table-cell>
          <table:table-cell/>
          <table:table-cell table:style-name="ce9" office:value-type="float" office:value="0.0994721800233988" calcext:value-type="float">
            <text:p>0.09947218002339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table:formula="of:=TANH( [.G51]*[.Q442] + [.G52]*[.Q443] + [.G53]*[.Q444] + [.G54]*[.Q445] + [.G55]*[.Q446] + [.G56]*[.Q447] + [.G57]*[.Q448] + [.G58]*[.Q449] + [.G59]*[.Q450] + [.G60]*[.Q451] + [.G61]*[.Q452] + [.G62]*[.Q453] + [.G63]*[.Q454] + [.G64]*[.Q455] + [.G65]*[.Q456] + [.G66]*[.Q457] + [.G67]*[.Q458] + [.G68]*[.Q459] + [.G69]*[.Q460] + [.G70]*[.Q461] + [.G71]*[.Q462] )" office:value-type="float" office:value="0.195625333455385" calcext:value-type="float">
            <text:p>0.195625333455385</text:p>
          </table:table-cell>
          <table:table-cell table:number-columns-repeated="8"/>
          <table:table-cell table:style-name="ce9" office:value-type="float" office:value="-0.000111332394236221" calcext:value-type="float">
            <text:p>-0.00011133239423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51]*[.Q463] + [.G52]*[.Q464] + [.G53]*[.Q465] + [.G54]*[.Q466] + [.G55]*[.Q467] + [.G56]*[.Q468] + [.G57]*[.Q469] + [.G58]*[.Q470] + [.G59]*[.Q471] + [.G60]*[.Q472] + [.G61]*[.Q473] + [.G62]*[.Q474] + [.G63]*[.Q475] + [.G64]*[.Q476] + [.G65]*[.Q477] + [.G66]*[.Q478] + [.G67]*[.Q479] + [.G68]*[.Q480] + [.G69]*[.Q481] + [.G70]*[.Q482] + [.G71]*[.Q483] )" office:value-type="float" office:value="-0.26183739265637" calcext:value-type="float">
            <text:p>-0.26183739265637</text:p>
          </table:table-cell>
          <table:table-cell table:number-columns-repeated="8"/>
          <table:table-cell table:style-name="ce9" office:value-type="float" office:value="-0.00150123012300145" calcext:value-type="float">
            <text:p>-0.00150123012300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243673134448193" calcext:value-type="float">
            <text:p>-2.43673134448193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0.0109700757693499" calcext:value-type="float">
            <text:p>0.0109700757693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5" calcext:value-type="float">
            <text:p>-0.5</text:p>
          </table:table-cell>
          <table:table-cell table:style-name="ce13" table:formula="of:=TANH( [.G76]*[.Q1] + [.G77]*[.Q2] + [.G78]*[.Q3] + [.G79]*[.Q4] + [.G80]*[.Q5] + [.G81]*[.Q6] + [.G82]*[.Q7] + [.G83]*[.Q8] + [.G84]*[.Q9] + [.G85]*[.Q10] + [.G86]*[.Q11] + [.G87]*[.Q12] + [.G88]*[.Q13] + [.G89]*[.Q14] + [.G90]*[.Q15] + [.G91]*[.Q16] + [.G92]*[.Q17] + [.G93]*[.Q18] + [.G94]*[.Q19] + [.G95]*[.Q20] + [.G96]*[.Q21] )" office:value-type="float" office:value="0.0522123576205247" calcext:value-type="float">
            <text:p>0.052212357620525</text:p>
          </table:table-cell>
          <table:table-cell table:style-name="ce19" table:formula="of:=TANH( [.H76]*[.S1] + [.H77]*[.S2] + [.H78]*[.S3] + [.H79]*[.S4] + [.H80]*[.S5] + [.H81]*[.S6] + [.H82]*[.S7] + [.H83]*[.S8] + [.H84]*[.S9] + [.H85]*[.S10] + [.H86]*[.S11] + [.H87]*[.S12] + [.H88]*[.S13] + [.H89]*[.S14] + [.H90]*[.S15] + [.H91]*[.S16] + [.H92]*[.S17] + [.H93]*[.S18] + [.H94]*[.S19] + [.H95]*[.S20] + [.H96]*[.S21] + [.H97]*[.S22] + [.H98]*[.S23] + [.H99]*[.S24] )" office:value-type="float" office:value="0.362851173089073" calcext:value-type="float">
            <text:p>0.362851173089073</text:p>
          </table:table-cell>
          <table:table-cell table:style-name="ce20" office:value-type="float" office:value="0.365339482481106" calcext:value-type="float">
            <text:p>0.365339482481106</text:p>
          </table:table-cell>
          <table:table-cell table:style-name="ce21" table:formula="of:= ([.J77]-[.I77]) * ([.J77]-[.I77])" office:value-type="float" office:value="0.00000619168363047762" calcext:value-type="float">
            <text:p>6.19168363047762E-06</text:p>
          </table:table-cell>
          <table:table-cell table:number-columns-repeated="5"/>
          <table:table-cell table:style-name="ce9" office:value-type="float" office:value="0.00370251540675849" calcext:value-type="float">
            <text:p>0.00370251540675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9046702974907" calcext:value-type="float">
            <text:p>-0.39046702974907</text:p>
          </table:table-cell>
          <table:table-cell table:style-name="ce13" table:formula="of:=TANH( [.G76]*[.Q22] + [.G77]*[.Q23] + [.G78]*[.Q24] + [.G79]*[.Q25] + [.G80]*[.Q26] + [.G81]*[.Q27] + [.G82]*[.Q28] + [.G83]*[.Q29] + [.G84]*[.Q30] + [.G85]*[.Q31] + [.G86]*[.Q32] + [.G87]*[.Q33] + [.G88]*[.Q34] + [.G89]*[.Q35] + [.G90]*[.Q36] + [.G91]*[.Q37] + [.G92]*[.Q38] + [.G93]*[.Q39] + [.G94]*[.Q40] + [.G95]*[.Q41] + [.G96]*[.Q42] )" office:value-type="float" office:value="-0.00506398441792602" calcext:value-type="float">
            <text:p>-0.005063984417926</text:p>
          </table:table-cell>
          <table:table-cell table:style-name="ce19" table:formula="of:=TANH( [.H76]*[.S25] + [.H77]*[.S26] + [.H78]*[.S27] + [.H79]*[.S28] + [.H80]*[.S29] + [.H81]*[.S30] + [.H82]*[.S31] + [.H83]*[.S32] + [.H84]*[.S33] + [.H85]*[.S34] + [.H86]*[.S35] + [.H87]*[.S36] + [.H88]*[.S37] + [.H89]*[.S38] + [.H90]*[.S39] + [.H91]*[.S40] + [.H92]*[.S41] + [.H93]*[.S42] + [.H94]*[.S43] + [.H95]*[.S44] + [.H96]*[.S45] + [.H97]*[.S46] + [.H98]*[.S47] + [.H99]*[.S48] )" office:value-type="float" office:value="0.500820613293898" calcext:value-type="float">
            <text:p>0.500820613293898</text:p>
          </table:table-cell>
          <table:table-cell table:style-name="ce20" office:value-type="float" office:value="0.5" calcext:value-type="float">
            <text:p>0.5</text:p>
          </table:table-cell>
          <table:table-cell table:style-name="ce21" table:formula="of:= ([.J78]-[.I78]) * ([.J78]-[.I78])" office:value-type="float" office:value="0.00000067340617812293" calcext:value-type="float">
            <text:p>6.73406178122924E-07</text:p>
          </table:table-cell>
          <table:table-cell table:number-columns-repeated="5"/>
          <table:table-cell table:style-name="ce9" office:value-type="float" office:value="-0.00226934356567879" calcext:value-type="float">
            <text:p>-0.00226934356567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61547233008344" calcext:value-type="float">
            <text:p>-0.361547233008344</text:p>
          </table:table-cell>
          <table:table-cell table:style-name="ce13" table:formula="of:=TANH( [.G76]*[.Q43] + [.G77]*[.Q44] + [.G78]*[.Q45] + [.G79]*[.Q46] + [.G80]*[.Q47] + [.G81]*[.Q48] + [.G82]*[.Q49] + [.G83]*[.Q50] + [.G84]*[.Q51] + [.G85]*[.Q52] + [.G86]*[.Q53] + [.G87]*[.Q54] + [.G88]*[.Q55] + [.G89]*[.Q56] + [.G90]*[.Q57] + [.G91]*[.Q58] + [.G92]*[.Q59] + [.G93]*[.Q60] + [.G94]*[.Q61] + [.G95]*[.Q62] + [.G96]*[.Q63] )" office:value-type="float" office:value="0.207679848503778" calcext:value-type="float">
            <text:p>0.207679848503778</text:p>
          </table:table-cell>
          <table:table-cell table:style-name="ce19" table:formula="of:=TANH( [.H76]*[.S49] + [.H77]*[.S50] + [.H78]*[.S51] + [.H79]*[.S52] + [.H80]*[.S53] + [.H81]*[.S54] + [.H82]*[.S55] + [.H83]*[.S56] + [.H84]*[.S57] + [.H85]*[.S58] + [.H86]*[.S59] + [.H87]*[.S60] + [.H88]*[.S61] + [.H89]*[.S62] + [.H90]*[.S63] + [.H91]*[.S64] + [.H92]*[.S65] + [.H93]*[.S66] + [.H94]*[.S67] + [.H95]*[.S68] + [.H96]*[.S69] + [.H97]*[.S70] + [.H98]*[.S71] + [.H99]*[.S72] )" office:value-type="float" office:value="0.282404554007731" calcext:value-type="float">
            <text:p>0.282404554007731</text:p>
          </table:table-cell>
          <table:table-cell table:style-name="ce20" office:value-type="float" office:value="0.279121144312065" calcext:value-type="float">
            <text:p>0.279121144312065</text:p>
          </table:table-cell>
          <table:table-cell table:style-name="ce21" table:formula="of:= ([.J79]-[.I79]) * ([.J79]-[.I79])" office:value-type="float" office:value="0.0000107807792295923" calcext:value-type="float">
            <text:p>1.07807792295923E-05</text:p>
          </table:table-cell>
          <table:table-cell table:number-columns-repeated="5"/>
          <table:table-cell table:style-name="ce9" office:value-type="float" office:value="0.000627257253251219" calcext:value-type="float">
            <text:p>0.00062725725325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68965312853254" calcext:value-type="float">
            <text:p>-0.368965312853254</text:p>
          </table:table-cell>
          <table:table-cell table:style-name="ce13" table:formula="of:=TANH( [.G76]*[.Q64] + [.G77]*[.Q65] + [.G78]*[.Q66] + [.G79]*[.Q67] + [.G80]*[.Q68] + [.G81]*[.Q69] + [.G82]*[.Q70] + [.G83]*[.Q71] + [.G84]*[.Q72] + [.G85]*[.Q73] + [.G86]*[.Q74] + [.G87]*[.Q75] + [.G88]*[.Q76] + [.G89]*[.Q77] + [.G90]*[.Q78] + [.G91]*[.Q79] + [.G92]*[.Q80] + [.G93]*[.Q81] + [.G94]*[.Q82] + [.G95]*[.Q83] + [.G96]*[.Q84] )" office:value-type="float" office:value="-0.346993583759264" calcext:value-type="float">
            <text:p>-0.346993583759264</text:p>
          </table:table-cell>
          <table:table-cell table:number-columns-repeated="8"/>
          <table:table-cell table:style-name="ce9" office:value-type="float" office:value="-0.0000617152223960167" calcext:value-type="float">
            <text:p>-6.17152223960167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56593306565152" calcext:value-type="float">
            <text:p>-0.356593306565152</text:p>
          </table:table-cell>
          <table:table-cell table:style-name="ce13" table:formula="of:=TANH( [.G76]*[.Q85] + [.G77]*[.Q86] + [.G78]*[.Q87] + [.G79]*[.Q88] + [.G80]*[.Q89] + [.G81]*[.Q90] + [.G82]*[.Q91] + [.G83]*[.Q92] + [.G84]*[.Q93] + [.G85]*[.Q94] + [.G86]*[.Q95] + [.G87]*[.Q96] + [.G88]*[.Q97] + [.G89]*[.Q98] + [.G90]*[.Q99] + [.G91]*[.Q100] + [.G92]*[.Q101] + [.G93]*[.Q102] + [.G94]*[.Q103] + [.G95]*[.Q104] + [.G96]*[.Q105] )" office:value-type="float" office:value="0.156280282311219" calcext:value-type="float">
            <text:p>0.156280282311219</text:p>
          </table:table-cell>
          <table:table-cell table:number-columns-repeated="8"/>
          <table:table-cell table:style-name="ce9" office:value-type="float" office:value="-0.000198291042637206" calcext:value-type="float">
            <text:p>-0.00019829104263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43153851473178" calcext:value-type="float">
            <text:p>-0.343153851473178</text:p>
          </table:table-cell>
          <table:table-cell table:style-name="ce13" table:formula="of:=TANH( [.G76]*[.Q106] + [.G77]*[.Q107] + [.G78]*[.Q108] + [.G79]*[.Q109] + [.G80]*[.Q110] + [.G81]*[.Q111] + [.G82]*[.Q112] + [.G83]*[.Q113] + [.G84]*[.Q114] + [.G85]*[.Q115] + [.G86]*[.Q116] + [.G87]*[.Q117] + [.G88]*[.Q118] + [.G89]*[.Q119] + [.G90]*[.Q120] + [.G91]*[.Q121] + [.G92]*[.Q122] + [.G93]*[.Q123] + [.G94]*[.Q124] + [.G95]*[.Q125] + [.G96]*[.Q126] )" office:value-type="float" office:value="0.0338525645953634" calcext:value-type="float">
            <text:p>0.033852564595364</text:p>
          </table:table-cell>
          <table:table-cell table:number-columns-repeated="8"/>
          <table:table-cell table:style-name="ce9" office:value-type="float" office:value="-0.00000715579325984692" calcext:value-type="float">
            <text:p>-7.15579325984692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76]*[.Q127] + [.G77]*[.Q128] + [.G78]*[.Q129] + [.G79]*[.Q130] + [.G80]*[.Q131] + [.G81]*[.Q132] + [.G82]*[.Q133] + [.G83]*[.Q134] + [.G84]*[.Q135] + [.G85]*[.Q136] + [.G86]*[.Q137] + [.G87]*[.Q138] + [.G88]*[.Q139] + [.G89]*[.Q140] + [.G90]*[.Q141] + [.G91]*[.Q142] + [.G92]*[.Q143] + [.G93]*[.Q144] + [.G94]*[.Q145] + [.G95]*[.Q146] + [.G96]*[.Q147] )" office:value-type="float" office:value="0.268481389320578" calcext:value-type="float">
            <text:p>0.268481389320578</text:p>
          </table:table-cell>
          <table:table-cell table:number-columns-repeated="8"/>
          <table:table-cell table:style-name="ce9" office:value-type="float" office:value="-0.00629553979633131" calcext:value-type="float">
            <text:p>-0.00629553979633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76]*[.Q148] + [.G77]*[.Q149] + [.G78]*[.Q150] + [.G79]*[.Q151] + [.G80]*[.Q152] + [.G81]*[.Q153] + [.G82]*[.Q154] + [.G83]*[.Q155] + [.G84]*[.Q156] + [.G85]*[.Q157] + [.G86]*[.Q158] + [.G87]*[.Q159] + [.G88]*[.Q160] + [.G89]*[.Q161] + [.G90]*[.Q162] + [.G91]*[.Q163] + [.G92]*[.Q164] + [.G93]*[.Q165] + [.G94]*[.Q166] + [.G95]*[.Q167] + [.G96]*[.Q168] )" office:value-type="float" office:value="-0.0335114250179454" calcext:value-type="float">
            <text:p>-0.033511425017945</text:p>
          </table:table-cell>
          <table:table-cell table:number-columns-repeated="8"/>
          <table:table-cell table:style-name="ce9" office:value-type="float" office:value="0.00301501628782011" calcext:value-type="float">
            <text:p>0.0030150162878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76]*[.Q169] + [.G77]*[.Q170] + [.G78]*[.Q171] + [.G79]*[.Q172] + [.G80]*[.Q173] + [.G81]*[.Q174] + [.G82]*[.Q175] + [.G83]*[.Q176] + [.G84]*[.Q177] + [.G85]*[.Q178] + [.G86]*[.Q179] + [.G87]*[.Q180] + [.G88]*[.Q181] + [.G89]*[.Q182] + [.G90]*[.Q183] + [.G91]*[.Q184] + [.G92]*[.Q185] + [.G93]*[.Q186] + [.G94]*[.Q187] + [.G95]*[.Q188] + [.G96]*[.Q189] )" office:value-type="float" office:value="-0.00744180240749117" calcext:value-type="float">
            <text:p>-0.007441802407491</text:p>
          </table:table-cell>
          <table:table-cell table:number-columns-repeated="8"/>
          <table:table-cell table:style-name="ce9" office:value-type="float" office:value="-0.0705089755555409" calcext:value-type="float">
            <text:p>-0.07050897555554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76]*[.Q190] + [.G77]*[.Q191] + [.G78]*[.Q192] + [.G79]*[.Q193] + [.G80]*[.Q194] + [.G81]*[.Q195] + [.G82]*[.Q196] + [.G83]*[.Q197] + [.G84]*[.Q198] + [.G85]*[.Q199] + [.G86]*[.Q200] + [.G87]*[.Q201] + [.G88]*[.Q202] + [.G89]*[.Q203] + [.G90]*[.Q204] + [.G91]*[.Q205] + [.G92]*[.Q206] + [.G93]*[.Q207] + [.G94]*[.Q208] + [.G95]*[.Q209] + [.G96]*[.Q210] )" office:value-type="float" office:value="-0.00881131302258776" calcext:value-type="float">
            <text:p>-0.008811313022588</text:p>
          </table:table-cell>
          <table:table-cell table:number-columns-repeated="8"/>
          <table:table-cell table:style-name="ce9" office:value-type="float" office:value="-0.301018869572459" calcext:value-type="float">
            <text:p>-0.30101886957245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76]*[.Q211] + [.G77]*[.Q212] + [.G78]*[.Q213] + [.G79]*[.Q214] + [.G80]*[.Q215] + [.G81]*[.Q216] + [.G82]*[.Q217] + [.G83]*[.Q218] + [.G84]*[.Q219] + [.G85]*[.Q220] + [.G86]*[.Q221] + [.G87]*[.Q222] + [.G88]*[.Q223] + [.G89]*[.Q224] + [.G90]*[.Q225] + [.G91]*[.Q226] + [.G92]*[.Q227] + [.G93]*[.Q228] + [.G94]*[.Q229] + [.G95]*[.Q230] + [.G96]*[.Q231] )" office:value-type="float" office:value="-0.0789243036302915" calcext:value-type="float">
            <text:p>-0.078924303630292</text:p>
          </table:table-cell>
          <table:table-cell table:number-columns-repeated="8"/>
          <table:table-cell table:style-name="ce9" office:value-type="float" office:value="-0.0115296014923132" calcext:value-type="float">
            <text:p>-0.01152960149231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76]*[.Q232] + [.G77]*[.Q233] + [.G78]*[.Q234] + [.G79]*[.Q235] + [.G80]*[.Q236] + [.G81]*[.Q237] + [.G82]*[.Q238] + [.G83]*[.Q239] + [.G84]*[.Q240] + [.G85]*[.Q241] + [.G86]*[.Q242] + [.G87]*[.Q243] + [.G88]*[.Q244] + [.G89]*[.Q245] + [.G90]*[.Q246] + [.G91]*[.Q247] + [.G92]*[.Q248] + [.G93]*[.Q249] + [.G94]*[.Q250] + [.G95]*[.Q251] + [.G96]*[.Q252] )" office:value-type="float" office:value="-0.0516754764252901" calcext:value-type="float">
            <text:p>-0.05167547642529</text:p>
          </table:table-cell>
          <table:table-cell table:number-columns-repeated="8"/>
          <table:table-cell table:style-name="ce9" office:value-type="float" office:value="0.00148909592022319" calcext:value-type="float">
            <text:p>0.00148909592022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76]*[.Q253] + [.G77]*[.Q254] + [.G78]*[.Q255] + [.G79]*[.Q256] + [.G80]*[.Q257] + [.G81]*[.Q258] + [.G82]*[.Q259] + [.G83]*[.Q260] + [.G84]*[.Q261] + [.G85]*[.Q262] + [.G86]*[.Q263] + [.G87]*[.Q264] + [.G88]*[.Q265] + [.G89]*[.Q266] + [.G90]*[.Q267] + [.G91]*[.Q268] + [.G92]*[.Q269] + [.G93]*[.Q270] + [.G94]*[.Q271] + [.G95]*[.Q272] + [.G96]*[.Q273] )" office:value-type="float" office:value="0.421484646549938" calcext:value-type="float">
            <text:p>0.421484646549938</text:p>
          </table:table-cell>
          <table:table-cell table:number-columns-repeated="8"/>
          <table:table-cell table:style-name="ce9" office:value-type="float" office:value="0.00690578988388058" calcext:value-type="float">
            <text:p>0.00690578988388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76]*[.Q274] + [.G77]*[.Q275] + [.G78]*[.Q276] + [.G79]*[.Q277] + [.G80]*[.Q278] + [.G81]*[.Q279] + [.G82]*[.Q280] + [.G83]*[.Q281] + [.G84]*[.Q282] + [.G85]*[.Q283] + [.G86]*[.Q284] + [.G87]*[.Q285] + [.G88]*[.Q286] + [.G89]*[.Q287] + [.G90]*[.Q288] + [.G91]*[.Q289] + [.G92]*[.Q290] + [.G93]*[.Q291] + [.G94]*[.Q292] + [.G95]*[.Q293] + [.G96]*[.Q294] )" office:value-type="float" office:value="0.826809417483706" calcext:value-type="float">
            <text:p>0.826809417483706</text:p>
          </table:table-cell>
          <table:table-cell table:number-columns-repeated="8"/>
          <table:table-cell table:style-name="ce9" office:value-type="float" office:value="-0.00719119842414858" calcext:value-type="float">
            <text:p>-0.00719119842414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76]*[.Q295] + [.G77]*[.Q296] + [.G78]*[.Q297] + [.G79]*[.Q298] + [.G80]*[.Q299] + [.G81]*[.Q300] + [.G82]*[.Q301] + [.G83]*[.Q302] + [.G84]*[.Q303] + [.G85]*[.Q304] + [.G86]*[.Q305] + [.G87]*[.Q306] + [.G88]*[.Q307] + [.G89]*[.Q308] + [.G90]*[.Q309] + [.G91]*[.Q310] + [.G92]*[.Q311] + [.G93]*[.Q312] + [.G94]*[.Q313] + [.G95]*[.Q314] + [.G96]*[.Q315] )" office:value-type="float" office:value="0.324490935883824" calcext:value-type="float">
            <text:p>0.324490935883824</text:p>
          </table:table-cell>
          <table:table-cell table:number-columns-repeated="8"/>
          <table:table-cell table:style-name="ce9" office:value-type="float" office:value="0.0034595607385455" calcext:value-type="float">
            <text:p>0.00345956073854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76]*[.Q316] + [.G77]*[.Q317] + [.G78]*[.Q318] + [.G79]*[.Q319] + [.G80]*[.Q320] + [.G81]*[.Q321] + [.G82]*[.Q322] + [.G83]*[.Q323] + [.G84]*[.Q324] + [.G85]*[.Q325] + [.G86]*[.Q326] + [.G87]*[.Q327] + [.G88]*[.Q328] + [.G89]*[.Q329] + [.G90]*[.Q330] + [.G91]*[.Q331] + [.G92]*[.Q332] + [.G93]*[.Q333] + [.G94]*[.Q334] + [.G95]*[.Q335] + [.G96]*[.Q336] )" office:value-type="float" office:value="0.00689095574204387" calcext:value-type="float">
            <text:p>0.006890955742044</text:p>
          </table:table-cell>
          <table:table-cell table:number-columns-repeated="8"/>
          <table:table-cell table:style-name="ce9" office:value-type="float" office:value="0.115390830878026" calcext:value-type="float">
            <text:p>0.11539083087802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76]*[.Q337] + [.G77]*[.Q338] + [.G78]*[.Q339] + [.G79]*[.Q340] + [.G80]*[.Q341] + [.G81]*[.Q342] + [.G82]*[.Q343] + [.G83]*[.Q344] + [.G84]*[.Q345] + [.G85]*[.Q346] + [.G86]*[.Q347] + [.G87]*[.Q348] + [.G88]*[.Q349] + [.G89]*[.Q350] + [.G90]*[.Q351] + [.G91]*[.Q352] + [.G92]*[.Q353] + [.G93]*[.Q354] + [.G94]*[.Q355] + [.G95]*[.Q356] + [.G96]*[.Q357] )" office:value-type="float" office:value="0.051225758898268" calcext:value-type="float">
            <text:p>0.051225758898268</text:p>
          </table:table-cell>
          <table:table-cell table:number-columns-repeated="8"/>
          <table:table-cell table:style-name="ce9" office:value-type="float" office:value="-0.00000839947867052336" calcext:value-type="float">
            <text:p>-8.39947867052336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76]*[.Q358] + [.G77]*[.Q359] + [.G78]*[.Q360] + [.G79]*[.Q361] + [.G80]*[.Q362] + [.G81]*[.Q363] + [.G82]*[.Q364] + [.G83]*[.Q365] + [.G84]*[.Q366] + [.G85]*[.Q367] + [.G86]*[.Q368] + [.G87]*[.Q369] + [.G88]*[.Q370] + [.G89]*[.Q371] + [.G90]*[.Q372] + [.G91]*[.Q373] + [.G92]*[.Q374] + [.G93]*[.Q375] + [.G94]*[.Q376] + [.G95]*[.Q377] + [.G96]*[.Q378] )" office:value-type="float" office:value="-0.253873928697903" calcext:value-type="float">
            <text:p>-0.253873928697903</text:p>
          </table:table-cell>
          <table:table-cell table:number-columns-repeated="8"/>
          <table:table-cell table:style-name="ce9" office:value-type="float" office:value="0.00000940071136670501" calcext:value-type="float">
            <text:p>9.40071136670501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76]*[.Q379] + [.G77]*[.Q380] + [.G78]*[.Q381] + [.G79]*[.Q382] + [.G80]*[.Q383] + [.G81]*[.Q384] + [.G82]*[.Q385] + [.G83]*[.Q386] + [.G84]*[.Q387] + [.G85]*[.Q388] + [.G86]*[.Q389] + [.G87]*[.Q390] + [.G88]*[.Q391] + [.G89]*[.Q392] + [.G90]*[.Q393] + [.G91]*[.Q394] + [.G92]*[.Q395] + [.G93]*[.Q396] + [.G94]*[.Q397] + [.G95]*[.Q398] + [.G96]*[.Q399] )" office:value-type="float" office:value="0.269760396940683" calcext:value-type="float">
            <text:p>0.269760396940683</text:p>
          </table:table-cell>
          <table:table-cell table:number-columns-repeated="8"/>
          <table:table-cell table:style-name="ce9" office:value-type="float" office:value="-0.133126832125906" calcext:value-type="float">
            <text:p>-0.1331268321259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76]*[.Q400] + [.G77]*[.Q401] + [.G78]*[.Q402] + [.G79]*[.Q403] + [.G80]*[.Q404] + [.G81]*[.Q405] + [.G82]*[.Q406] + [.G83]*[.Q407] + [.G84]*[.Q408] + [.G85]*[.Q409] + [.G86]*[.Q410] + [.G87]*[.Q411] + [.G88]*[.Q412] + [.G89]*[.Q413] + [.G90]*[.Q414] + [.G91]*[.Q415] + [.G92]*[.Q416] + [.G93]*[.Q417] + [.G94]*[.Q418] + [.G95]*[.Q419] + [.G96]*[.Q420] )" office:value-type="float" office:value="-0.341554718035235" calcext:value-type="float">
            <text:p>-0.341554718035235</text:p>
          </table:table-cell>
          <table:table-cell table:number-columns-repeated="8"/>
          <table:table-cell table:style-name="ce9" office:value-type="float" office:value="0.000209639247390529" calcext:value-type="float">
            <text:p>0.00020963924739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76]*[.Q421] + [.G77]*[.Q422] + [.G78]*[.Q423] + [.G79]*[.Q424] + [.G80]*[.Q425] + [.G81]*[.Q426] + [.G82]*[.Q427] + [.G83]*[.Q428] + [.G84]*[.Q429] + [.G85]*[.Q430] + [.G86]*[.Q431] + [.G87]*[.Q432] + [.G88]*[.Q433] + [.G89]*[.Q434] + [.G90]*[.Q435] + [.G91]*[.Q436] + [.G92]*[.Q437] + [.G93]*[.Q438] + [.G94]*[.Q439] + [.G95]*[.Q440] + [.G96]*[.Q441] )" office:value-type="float" office:value="0.0438933494449177" calcext:value-type="float">
            <text:p>0.043893349444918</text:p>
          </table:table-cell>
          <table:table-cell table:number-columns-repeated="8"/>
          <table:table-cell table:style-name="ce9" office:value-type="float" office:value="-0.00000078709729569715" calcext:value-type="float">
            <text:p>-7.87097295697148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76]*[.Q442] + [.G77]*[.Q443] + [.G78]*[.Q444] + [.G79]*[.Q445] + [.G80]*[.Q446] + [.G81]*[.Q447] + [.G82]*[.Q448] + [.G83]*[.Q449] + [.G84]*[.Q450] + [.G85]*[.Q451] + [.G86]*[.Q452] + [.G87]*[.Q453] + [.G88]*[.Q454] + [.G89]*[.Q455] + [.G90]*[.Q456] + [.G91]*[.Q457] + [.G92]*[.Q458] + [.G93]*[.Q459] + [.G94]*[.Q460] + [.G95]*[.Q461] + [.G96]*[.Q462] )" office:value-type="float" office:value="0.21588373626599" calcext:value-type="float">
            <text:p>0.21588373626599</text:p>
          </table:table-cell>
          <table:table-cell table:number-columns-repeated="8"/>
          <table:table-cell table:style-name="ce9" office:value-type="float" office:value="0.00000140302027791079" calcext:value-type="float">
            <text:p>1.40302027791079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76]*[.Q463] + [.G77]*[.Q464] + [.G78]*[.Q465] + [.G79]*[.Q466] + [.G80]*[.Q467] + [.G81]*[.Q468] + [.G82]*[.Q469] + [.G83]*[.Q470] + [.G84]*[.Q471] + [.G85]*[.Q472] + [.G86]*[.Q473] + [.G87]*[.Q474] + [.G88]*[.Q475] + [.G89]*[.Q476] + [.G90]*[.Q477] + [.G91]*[.Q478] + [.G92]*[.Q479] + [.G93]*[.Q480] + [.G94]*[.Q481] + [.G95]*[.Q482] + [.G96]*[.Q483] )" office:value-type="float" office:value="-0.243857718072308" calcext:value-type="float">
            <text:p>-0.243857718072308</text:p>
          </table:table-cell>
          <table:table-cell table:number-columns-repeated="8"/>
          <table:table-cell table:style-name="ce9" office:value-type="float" office:value="0.00000148928521472768" calcext:value-type="float">
            <text:p>1.48928521472768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653935556988618" calcext:value-type="float">
            <text:p>-0.006539355569886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-0.0000477412637350686" calcext:value-type="float">
            <text:p>-4.7741263735068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9046702974907" calcext:value-type="float">
            <text:p>-0.39046702974907</text:p>
          </table:table-cell>
          <table:table-cell table:style-name="ce13" table:formula="of:=TANH( [.G101]*[.Q1] + [.G102]*[.Q2] + [.G103]*[.Q3] + [.G104]*[.Q4] + [.G105]*[.Q5] + [.G106]*[.Q6] + [.G107]*[.Q7] + [.G108]*[.Q8] + [.G109]*[.Q9] + [.G110]*[.Q10] + [.G111]*[.Q11] + [.G112]*[.Q12] + [.G113]*[.Q13] + [.G114]*[.Q14] + [.G115]*[.Q15] + [.G116]*[.Q16] + [.G117]*[.Q17] + [.G118]*[.Q18] + [.G119]*[.Q19] + [.G120]*[.Q20] + [.G121]*[.Q21] )" office:value-type="float" office:value="0.0473324155804233" calcext:value-type="float">
            <text:p>0.047332415580423</text:p>
          </table:table-cell>
          <table:table-cell table:style-name="ce19" table:formula="of:=TANH( [.H101]*[.S1] + [.H102]*[.S2] + [.H103]*[.S3] + [.H104]*[.S4] + [.H105]*[.S5] + [.H106]*[.S6] + [.H107]*[.S7] + [.H108]*[.S8] + [.H109]*[.S9] + [.H110]*[.S10] + [.H111]*[.S11] + [.H112]*[.S12] + [.H113]*[.S13] + [.H114]*[.S14] + [.H115]*[.S15] + [.H116]*[.S16] + [.H117]*[.S17] + [.H118]*[.S18] + [.H119]*[.S19] + [.H120]*[.S20] + [.H121]*[.S21] + [.H122]*[.S22] + [.H123]*[.S23] + [.H124]*[.S24] )" office:value-type="float" office:value="0.484905685568343" calcext:value-type="float">
            <text:p>0.484905685568343</text:p>
          </table:table-cell>
          <table:table-cell table:style-name="ce20" office:value-type="float" office:value="0.5" calcext:value-type="float">
            <text:p>0.5</text:p>
          </table:table-cell>
          <table:table-cell table:style-name="ce21" table:formula="of:= ([.J102]-[.I102]) * ([.J102]-[.I102])" office:value-type="float" office:value="0.00022783832816173" calcext:value-type="float">
            <text:p>0.000227838328162</text:p>
          </table:table-cell>
          <table:table-cell table:number-columns-repeated="5"/>
          <table:table-cell table:style-name="ce9" office:value-type="float" office:value="-0.000878962912411865" calcext:value-type="float">
            <text:p>-0.0008789629124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61547233008344" calcext:value-type="float">
            <text:p>-0.361547233008344</text:p>
          </table:table-cell>
          <table:table-cell table:style-name="ce13" table:formula="of:=TANH( [.G101]*[.Q22] + [.G102]*[.Q23] + [.G103]*[.Q24] + [.G104]*[.Q25] + [.G105]*[.Q26] + [.G106]*[.Q27] + [.G107]*[.Q28] + [.G108]*[.Q29] + [.G109]*[.Q30] + [.G110]*[.Q31] + [.G111]*[.Q32] + [.G112]*[.Q33] + [.G113]*[.Q34] + [.G114]*[.Q35] + [.G115]*[.Q36] + [.G116]*[.Q37] + [.G117]*[.Q38] + [.G118]*[.Q39] + [.G119]*[.Q40] + [.G120]*[.Q41] + [.G121]*[.Q42] )" office:value-type="float" office:value="-0.00374769682998368" calcext:value-type="float">
            <text:p>-0.003747696829984</text:p>
          </table:table-cell>
          <table:table-cell table:style-name="ce19" table:formula="of:=TANH( [.H101]*[.S25] + [.H102]*[.S26] + [.H103]*[.S27] + [.H104]*[.S28] + [.H105]*[.S29] + [.H106]*[.S30] + [.H107]*[.S31] + [.H108]*[.S32] + [.H109]*[.S33] + [.H110]*[.S34] + [.H111]*[.S35] + [.H112]*[.S36] + [.H113]*[.S37] + [.H114]*[.S38] + [.H115]*[.S39] + [.H116]*[.S40] + [.H117]*[.S41] + [.H118]*[.S42] + [.H119]*[.S43] + [.H120]*[.S44] + [.H121]*[.S45] + [.H122]*[.S46] + [.H123]*[.S47] + [.H124]*[.S48] )" office:value-type="float" office:value="0.276419827510955" calcext:value-type="float">
            <text:p>0.276419827510955</text:p>
          </table:table-cell>
          <table:table-cell table:style-name="ce20" office:value-type="float" office:value="0.279121144312065" calcext:value-type="float">
            <text:p>0.279121144312065</text:p>
          </table:table-cell>
          <table:table-cell table:style-name="ce21" table:formula="of:= ([.J103]-[.I103]) * ([.J103]-[.I103])" office:value-type="float" office:value="0.00000729711245996108" calcext:value-type="float">
            <text:p>7.29711245996108E-06</text:p>
          </table:table-cell>
          <table:table-cell table:number-columns-repeated="5"/>
          <table:table-cell table:style-name="ce9" office:value-type="float" office:value="0.00000086403976128695" calcext:value-type="float">
            <text:p>8.64039761286953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68965312853254" calcext:value-type="float">
            <text:p>-0.368965312853254</text:p>
          </table:table-cell>
          <table:table-cell table:style-name="ce13" table:formula="of:=TANH( [.G101]*[.Q43] + [.G102]*[.Q44] + [.G103]*[.Q45] + [.G104]*[.Q46] + [.G105]*[.Q47] + [.G106]*[.Q48] + [.G107]*[.Q49] + [.G108]*[.Q50] + [.G109]*[.Q51] + [.G110]*[.Q52] + [.G111]*[.Q53] + [.G112]*[.Q54] + [.G113]*[.Q55] + [.G114]*[.Q56] + [.G115]*[.Q57] + [.G116]*[.Q58] + [.G117]*[.Q59] + [.G118]*[.Q60] + [.G119]*[.Q61] + [.G120]*[.Q62] + [.G121]*[.Q63] )" office:value-type="float" office:value="0.189195638682467" calcext:value-type="float">
            <text:p>0.189195638682467</text:p>
          </table:table-cell>
          <table:table-cell table:style-name="ce19" table:formula="of:=TANH( [.H101]*[.S49] + [.H102]*[.S50] + [.H103]*[.S51] + [.H104]*[.S52] + [.H105]*[.S53] + [.H106]*[.S54] + [.H107]*[.S55] + [.H108]*[.S56] + [.H109]*[.S57] + [.H110]*[.S58] + [.H111]*[.S59] + [.H112]*[.S60] + [.H113]*[.S61] + [.H114]*[.S62] + [.H115]*[.S63] + [.H116]*[.S64] + [.H117]*[.S65] + [.H118]*[.S66] + [.H119]*[.S67] + [.H120]*[.S68] + [.H121]*[.S69] + [.H122]*[.S70] + [.H123]*[.S71] + [.H124]*[.S72] )" office:value-type="float" office:value="0.226148575020379" calcext:value-type="float">
            <text:p>0.226148575020379</text:p>
          </table:table-cell>
          <table:table-cell table:style-name="ce20" office:value-type="float" office:value="0.221332138763351" calcext:value-type="float">
            <text:p>0.221332138763351</text:p>
          </table:table-cell>
          <table:table-cell table:style-name="ce21" table:formula="of:= ([.J104]-[.I104]) * ([.J104]-[.I104])" office:value-type="float" office:value="0.0000231980582180154" calcext:value-type="float">
            <text:p>2.31980582180154E-05</text:p>
          </table:table-cell>
          <table:table-cell table:number-columns-repeated="5"/>
          <table:table-cell table:style-name="ce9" office:value-type="float" office:value="-0.0127300463545886" calcext:value-type="float">
            <text:p>-0.01273004635458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56593306565152" calcext:value-type="float">
            <text:p>-0.356593306565152</text:p>
          </table:table-cell>
          <table:table-cell table:style-name="ce13" table:formula="of:=TANH( [.G101]*[.Q64] + [.G102]*[.Q65] + [.G103]*[.Q66] + [.G104]*[.Q67] + [.G105]*[.Q68] + [.G106]*[.Q69] + [.G107]*[.Q70] + [.G108]*[.Q71] + [.G109]*[.Q72] + [.G110]*[.Q73] + [.G111]*[.Q74] + [.G112]*[.Q75] + [.G113]*[.Q76] + [.G114]*[.Q77] + [.G115]*[.Q78] + [.G116]*[.Q79] + [.G117]*[.Q80] + [.G118]*[.Q81] + [.G119]*[.Q82] + [.G120]*[.Q83] + [.G121]*[.Q84] )" office:value-type="float" office:value="-0.336522994512449" calcext:value-type="float">
            <text:p>-0.336522994512449</text:p>
          </table:table-cell>
          <table:table-cell table:number-columns-repeated="8"/>
          <table:table-cell table:style-name="ce9" office:value-type="float" office:value="0.287653627361558" calcext:value-type="float">
            <text:p>0.28765362736155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43153851473178" calcext:value-type="float">
            <text:p>-0.343153851473178</text:p>
          </table:table-cell>
          <table:table-cell table:style-name="ce13" table:formula="of:=TANH( [.G101]*[.Q85] + [.G102]*[.Q86] + [.G103]*[.Q87] + [.G104]*[.Q88] + [.G105]*[.Q89] + [.G106]*[.Q90] + [.G107]*[.Q91] + [.G108]*[.Q92] + [.G109]*[.Q93] + [.G110]*[.Q94] + [.G111]*[.Q95] + [.G112]*[.Q96] + [.G113]*[.Q97] + [.G114]*[.Q98] + [.G115]*[.Q99] + [.G116]*[.Q100] + [.G117]*[.Q101] + [.G118]*[.Q102] + [.G119]*[.Q103] + [.G120]*[.Q104] + [.G121]*[.Q105] )" office:value-type="float" office:value="0.155783807186678" calcext:value-type="float">
            <text:p>0.155783807186678</text:p>
          </table:table-cell>
          <table:table-cell table:number-columns-repeated="8"/>
          <table:table-cell table:style-name="ce9" office:value-type="float" office:value="0.000503781434406214" calcext:value-type="float">
            <text:p>0.0005037814344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101]*[.Q106] + [.G102]*[.Q107] + [.G103]*[.Q108] + [.G104]*[.Q109] + [.G105]*[.Q110] + [.G106]*[.Q111] + [.G107]*[.Q112] + [.G108]*[.Q113] + [.G109]*[.Q114] + [.G110]*[.Q115] + [.G111]*[.Q116] + [.G112]*[.Q117] + [.G113]*[.Q118] + [.G114]*[.Q119] + [.G115]*[.Q120] + [.G116]*[.Q121] + [.G117]*[.Q122] + [.G118]*[.Q123] + [.G119]*[.Q124] + [.G120]*[.Q125] + [.G121]*[.Q126] )" office:value-type="float" office:value="0.0238403209714762" calcext:value-type="float">
            <text:p>0.023840320971476</text:p>
          </table:table-cell>
          <table:table-cell table:number-columns-repeated="8"/>
          <table:table-cell table:style-name="ce9" office:value-type="float" office:value="0.0129474877784058" calcext:value-type="float">
            <text:p>0.0129474877784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101]*[.Q127] + [.G102]*[.Q128] + [.G103]*[.Q129] + [.G104]*[.Q130] + [.G105]*[.Q131] + [.G106]*[.Q132] + [.G107]*[.Q133] + [.G108]*[.Q134] + [.G109]*[.Q135] + [.G110]*[.Q136] + [.G111]*[.Q137] + [.G112]*[.Q138] + [.G113]*[.Q139] + [.G114]*[.Q140] + [.G115]*[.Q141] + [.G116]*[.Q142] + [.G117]*[.Q143] + [.G118]*[.Q144] + [.G119]*[.Q145] + [.G120]*[.Q146] + [.G121]*[.Q147] )" office:value-type="float" office:value="0.245326146146682" calcext:value-type="float">
            <text:p>0.245326146146682</text:p>
          </table:table-cell>
          <table:table-cell table:number-columns-repeated="8"/>
          <table:table-cell table:style-name="ce9" office:value-type="float" office:value="0.00000921262280424355" calcext:value-type="float">
            <text:p>9.21262280424355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101]*[.Q148] + [.G102]*[.Q149] + [.G103]*[.Q150] + [.G104]*[.Q151] + [.G105]*[.Q152] + [.G106]*[.Q153] + [.G107]*[.Q154] + [.G108]*[.Q155] + [.G109]*[.Q156] + [.G110]*[.Q157] + [.G111]*[.Q158] + [.G112]*[.Q159] + [.G113]*[.Q160] + [.G114]*[.Q161] + [.G115]*[.Q162] + [.G116]*[.Q163] + [.G117]*[.Q164] + [.G118]*[.Q165] + [.G119]*[.Q166] + [.G120]*[.Q167] + [.G121]*[.Q168] )" office:value-type="float" office:value="-0.0358399724828708" calcext:value-type="float">
            <text:p>-0.035839972482871</text:p>
          </table:table-cell>
          <table:table-cell table:number-columns-repeated="8"/>
          <table:table-cell table:style-name="ce9" office:value-type="float" office:value="-0.0514291033758281" calcext:value-type="float">
            <text:p>-0.05142910337582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101]*[.Q169] + [.G102]*[.Q170] + [.G103]*[.Q171] + [.G104]*[.Q172] + [.G105]*[.Q173] + [.G106]*[.Q174] + [.G107]*[.Q175] + [.G108]*[.Q176] + [.G109]*[.Q177] + [.G110]*[.Q178] + [.G111]*[.Q179] + [.G112]*[.Q180] + [.G113]*[.Q181] + [.G114]*[.Q182] + [.G115]*[.Q183] + [.G116]*[.Q184] + [.G117]*[.Q185] + [.G118]*[.Q186] + [.G119]*[.Q187] + [.G120]*[.Q188] + [.G121]*[.Q189] )" office:value-type="float" office:value="-0.0131992822194338" calcext:value-type="float">
            <text:p>-0.013199282219434</text:p>
          </table:table-cell>
          <table:table-cell table:number-columns-repeated="8"/>
          <table:table-cell table:style-name="ce9" office:value-type="float" office:value="0.00000079916085442669" calcext:value-type="float">
            <text:p>7.99160854426686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101]*[.Q190] + [.G102]*[.Q191] + [.G103]*[.Q192] + [.G104]*[.Q193] + [.G105]*[.Q194] + [.G106]*[.Q195] + [.G107]*[.Q196] + [.G108]*[.Q197] + [.G109]*[.Q198] + [.G110]*[.Q199] + [.G111]*[.Q200] + [.G112]*[.Q201] + [.G113]*[.Q202] + [.G114]*[.Q203] + [.G115]*[.Q204] + [.G116]*[.Q205] + [.G117]*[.Q206] + [.G118]*[.Q207] + [.G119]*[.Q208] + [.G120]*[.Q209] + [.G121]*[.Q210] )" office:value-type="float" office:value="-0.00879028713662003" calcext:value-type="float">
            <text:p>-0.00879028713662</text:p>
          </table:table-cell>
          <table:table-cell table:number-columns-repeated="8"/>
          <table:table-cell table:style-name="ce9" office:value-type="float" office:value="-0.00813828108307336" calcext:value-type="float">
            <text:p>-0.00813828108307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101]*[.Q211] + [.G102]*[.Q212] + [.G103]*[.Q213] + [.G104]*[.Q214] + [.G105]*[.Q215] + [.G106]*[.Q216] + [.G107]*[.Q217] + [.G108]*[.Q218] + [.G109]*[.Q219] + [.G110]*[.Q220] + [.G111]*[.Q221] + [.G112]*[.Q222] + [.G113]*[.Q223] + [.G114]*[.Q224] + [.G115]*[.Q225] + [.G116]*[.Q226] + [.G117]*[.Q227] + [.G118]*[.Q228] + [.G119]*[.Q229] + [.G120]*[.Q230] + [.G121]*[.Q231] )" office:value-type="float" office:value="-0.17588630454405" calcext:value-type="float">
            <text:p>-0.17588630454405</text:p>
          </table:table-cell>
          <table:table-cell table:number-columns-repeated="8"/>
          <table:table-cell table:style-name="ce9" office:value-type="float" office:value="0.0122413047591831" calcext:value-type="float">
            <text:p>0.01224130475918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101]*[.Q232] + [.G102]*[.Q233] + [.G103]*[.Q234] + [.G104]*[.Q235] + [.G105]*[.Q236] + [.G106]*[.Q237] + [.G107]*[.Q238] + [.G108]*[.Q239] + [.G109]*[.Q240] + [.G110]*[.Q241] + [.G111]*[.Q242] + [.G112]*[.Q243] + [.G113]*[.Q244] + [.G114]*[.Q245] + [.G115]*[.Q246] + [.G116]*[.Q247] + [.G117]*[.Q248] + [.G118]*[.Q249] + [.G119]*[.Q250] + [.G120]*[.Q251] + [.G121]*[.Q252] )" office:value-type="float" office:value="-0.0264665085164446" calcext:value-type="float">
            <text:p>-0.026466508516445</text:p>
          </table:table-cell>
          <table:table-cell table:number-columns-repeated="8"/>
          <table:table-cell table:style-name="ce9" office:value-type="float" office:value="0.0000808784971738846" calcext:value-type="float">
            <text:p>8.0878497173884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101]*[.Q253] + [.G102]*[.Q254] + [.G103]*[.Q255] + [.G104]*[.Q256] + [.G105]*[.Q257] + [.G106]*[.Q258] + [.G107]*[.Q259] + [.G108]*[.Q260] + [.G109]*[.Q261] + [.G110]*[.Q262] + [.G111]*[.Q263] + [.G112]*[.Q264] + [.G113]*[.Q265] + [.G114]*[.Q266] + [.G115]*[.Q267] + [.G116]*[.Q268] + [.G117]*[.Q269] + [.G118]*[.Q270] + [.G119]*[.Q271] + [.G120]*[.Q272] + [.G121]*[.Q273] )" office:value-type="float" office:value="0.316824477575463" calcext:value-type="float">
            <text:p>0.316824477575463</text:p>
          </table:table-cell>
          <table:table-cell table:number-columns-repeated="8"/>
          <table:table-cell table:style-name="ce9" office:value-type="float" office:value="-0.0809853011645248" calcext:value-type="float">
            <text:p>-0.08098530116452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101]*[.Q274] + [.G102]*[.Q275] + [.G103]*[.Q276] + [.G104]*[.Q277] + [.G105]*[.Q278] + [.G106]*[.Q279] + [.G107]*[.Q280] + [.G108]*[.Q281] + [.G109]*[.Q282] + [.G110]*[.Q283] + [.G111]*[.Q284] + [.G112]*[.Q285] + [.G113]*[.Q286] + [.G114]*[.Q287] + [.G115]*[.Q288] + [.G116]*[.Q289] + [.G117]*[.Q290] + [.G118]*[.Q291] + [.G119]*[.Q292] + [.G120]*[.Q293] + [.G121]*[.Q294] )" office:value-type="float" office:value="0.862584017381293" calcext:value-type="float">
            <text:p>0.862584017381293</text:p>
          </table:table-cell>
          <table:table-cell table:number-columns-repeated="8"/>
          <table:table-cell table:style-name="ce9" office:value-type="float" office:value="0.000867306848440342" calcext:value-type="float">
            <text:p>0.0008673068484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101]*[.Q295] + [.G102]*[.Q296] + [.G103]*[.Q297] + [.G104]*[.Q298] + [.G105]*[.Q299] + [.G106]*[.Q300] + [.G107]*[.Q301] + [.G108]*[.Q302] + [.G109]*[.Q303] + [.G110]*[.Q304] + [.G111]*[.Q305] + [.G112]*[.Q306] + [.G113]*[.Q307] + [.G114]*[.Q308] + [.G115]*[.Q309] + [.G116]*[.Q310] + [.G117]*[.Q311] + [.G118]*[.Q312] + [.G119]*[.Q313] + [.G120]*[.Q314] + [.G121]*[.Q315] )" office:value-type="float" office:value="0.397788523077911" calcext:value-type="float">
            <text:p>0.397788523077911</text:p>
          </table:table-cell>
          <table:table-cell table:number-columns-repeated="8"/>
          <table:table-cell table:style-name="ce9" office:value-type="float" office:value="0.000000174255053567" calcext:value-type="float">
            <text:p>1.74255053567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101]*[.Q316] + [.G102]*[.Q317] + [.G103]*[.Q318] + [.G104]*[.Q319] + [.G105]*[.Q320] + [.G106]*[.Q321] + [.G107]*[.Q322] + [.G108]*[.Q323] + [.G109]*[.Q324] + [.G110]*[.Q325] + [.G111]*[.Q326] + [.G112]*[.Q327] + [.G113]*[.Q328] + [.G114]*[.Q329] + [.G115]*[.Q330] + [.G116]*[.Q331] + [.G117]*[.Q332] + [.G118]*[.Q333] + [.G119]*[.Q334] + [.G120]*[.Q335] + [.G121]*[.Q336] )" office:value-type="float" office:value="0.0112202788989576" calcext:value-type="float">
            <text:p>0.011220278898958</text:p>
          </table:table-cell>
          <table:table-cell table:number-columns-repeated="8"/>
          <table:table-cell table:style-name="ce9" office:value-type="float" office:value="-0.00000023002009522768" calcext:value-type="float">
            <text:p>-2.30020095227679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101]*[.Q337] + [.G102]*[.Q338] + [.G103]*[.Q339] + [.G104]*[.Q340] + [.G105]*[.Q341] + [.G106]*[.Q342] + [.G107]*[.Q343] + [.G108]*[.Q344] + [.G109]*[.Q345] + [.G110]*[.Q346] + [.G111]*[.Q347] + [.G112]*[.Q348] + [.G113]*[.Q349] + [.G114]*[.Q350] + [.G115]*[.Q351] + [.G116]*[.Q352] + [.G117]*[.Q353] + [.G118]*[.Q354] + [.G119]*[.Q355] + [.G120]*[.Q356] + [.G121]*[.Q357] )" office:value-type="float" office:value="0.0410023340832441" calcext:value-type="float">
            <text:p>0.041002334083244</text:p>
          </table:table-cell>
          <table:table-cell table:number-columns-repeated="8"/>
          <table:table-cell table:style-name="ce9" office:value-type="float" office:value="0.00489335731875242" calcext:value-type="float">
            <text:p>0.00489335731875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101]*[.Q358] + [.G102]*[.Q359] + [.G103]*[.Q360] + [.G104]*[.Q361] + [.G105]*[.Q362] + [.G106]*[.Q363] + [.G107]*[.Q364] + [.G108]*[.Q365] + [.G109]*[.Q366] + [.G110]*[.Q367] + [.G111]*[.Q368] + [.G112]*[.Q369] + [.G113]*[.Q370] + [.G114]*[.Q371] + [.G115]*[.Q372] + [.G116]*[.Q373] + [.G117]*[.Q374] + [.G118]*[.Q375] + [.G119]*[.Q376] + [.G120]*[.Q377] + [.G121]*[.Q378] )" office:value-type="float" office:value="-0.226441056350411" calcext:value-type="float">
            <text:p>-0.226441056350411</text:p>
          </table:table-cell>
          <table:table-cell table:number-columns-repeated="8"/>
          <table:table-cell table:style-name="ce9" office:value-type="float" office:value="0.00119205788570067" calcext:value-type="float">
            <text:p>0.00119205788570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101]*[.Q379] + [.G102]*[.Q380] + [.G103]*[.Q381] + [.G104]*[.Q382] + [.G105]*[.Q383] + [.G106]*[.Q384] + [.G107]*[.Q385] + [.G108]*[.Q386] + [.G109]*[.Q387] + [.G110]*[.Q388] + [.G111]*[.Q389] + [.G112]*[.Q390] + [.G113]*[.Q391] + [.G114]*[.Q392] + [.G115]*[.Q393] + [.G116]*[.Q394] + [.G117]*[.Q395] + [.G118]*[.Q396] + [.G119]*[.Q397] + [.G120]*[.Q398] + [.G121]*[.Q399] )" office:value-type="float" office:value="0.230818331280136" calcext:value-type="float">
            <text:p>0.230818331280136</text:p>
          </table:table-cell>
          <table:table-cell table:number-columns-repeated="8"/>
          <table:table-cell table:style-name="ce9" office:value-type="float" office:value="0.0760033020931007" calcext:value-type="float">
            <text:p>0.07600330209310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65339482481106" calcext:value-type="float">
            <text:p>0.365339482481106</text:p>
          </table:table-cell>
          <table:table-cell table:style-name="ce13" table:formula="of:=TANH( [.G101]*[.Q400] + [.G102]*[.Q401] + [.G103]*[.Q402] + [.G104]*[.Q403] + [.G105]*[.Q404] + [.G106]*[.Q405] + [.G107]*[.Q406] + [.G108]*[.Q407] + [.G109]*[.Q408] + [.G110]*[.Q409] + [.G111]*[.Q410] + [.G112]*[.Q411] + [.G113]*[.Q412] + [.G114]*[.Q413] + [.G115]*[.Q414] + [.G116]*[.Q415] + [.G117]*[.Q416] + [.G118]*[.Q417] + [.G119]*[.Q418] + [.G120]*[.Q419] + [.G121]*[.Q420] )" office:value-type="float" office:value="-0.339335974105589" calcext:value-type="float">
            <text:p>-0.339335974105589</text:p>
          </table:table-cell>
          <table:table-cell table:number-columns-repeated="8"/>
          <table:table-cell table:style-name="ce9" office:value-type="float" office:value="-0.000774977198991463" calcext:value-type="float">
            <text:p>-0.00077497719899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01]*[.Q421] + [.G102]*[.Q422] + [.G103]*[.Q423] + [.G104]*[.Q424] + [.G105]*[.Q425] + [.G106]*[.Q426] + [.G107]*[.Q427] + [.G108]*[.Q428] + [.G109]*[.Q429] + [.G110]*[.Q430] + [.G111]*[.Q431] + [.G112]*[.Q432] + [.G113]*[.Q433] + [.G114]*[.Q434] + [.G115]*[.Q435] + [.G116]*[.Q436] + [.G117]*[.Q437] + [.G118]*[.Q438] + [.G119]*[.Q439] + [.G120]*[.Q440] + [.G121]*[.Q441] )" office:value-type="float" office:value="0.100046785521512" calcext:value-type="float">
            <text:p>0.100046785521512</text:p>
          </table:table-cell>
          <table:table-cell table:number-columns-repeated="8"/>
          <table:table-cell table:style-name="ce9" office:value-type="float" office:value="-0.07544821152401" calcext:value-type="float">
            <text:p>-0.0754482115240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01]*[.Q442] + [.G102]*[.Q443] + [.G103]*[.Q444] + [.G104]*[.Q445] + [.G105]*[.Q446] + [.G106]*[.Q447] + [.G107]*[.Q448] + [.G108]*[.Q449] + [.G109]*[.Q450] + [.G110]*[.Q451] + [.G111]*[.Q452] + [.G112]*[.Q453] + [.G113]*[.Q454] + [.G114]*[.Q455] + [.G115]*[.Q456] + [.G116]*[.Q457] + [.G117]*[.Q458] + [.G118]*[.Q459] + [.G119]*[.Q460] + [.G120]*[.Q461] + [.G121]*[.Q462] )" office:value-type="float" office:value="0.242012665887352" calcext:value-type="float">
            <text:p>0.242012665887352</text:p>
          </table:table-cell>
          <table:table-cell table:number-columns-repeated="8"/>
          <table:table-cell table:style-name="ce9" office:value-type="float" office:value="-0.00116230072494608" calcext:value-type="float">
            <text:p>-0.00116230072494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01]*[.Q463] + [.G102]*[.Q464] + [.G103]*[.Q465] + [.G104]*[.Q466] + [.G105]*[.Q467] + [.G106]*[.Q468] + [.G107]*[.Q469] + [.G108]*[.Q470] + [.G109]*[.Q471] + [.G110]*[.Q472] + [.G111]*[.Q473] + [.G112]*[.Q474] + [.G113]*[.Q475] + [.G114]*[.Q476] + [.G115]*[.Q477] + [.G116]*[.Q478] + [.G117]*[.Q479] + [.G118]*[.Q480] + [.G119]*[.Q481] + [.G120]*[.Q482] + [.G121]*[.Q483] )" office:value-type="float" office:value="-0.250762508746556" calcext:value-type="float">
            <text:p>-0.250762508746556</text:p>
          </table:table-cell>
          <table:table-cell table:number-columns-repeated="8"/>
          <table:table-cell table:style-name="ce9" office:value-type="float" office:value="0.0000666602979363638" calcext:value-type="float">
            <text:p>6.66602979363638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816912594147966" calcext:value-type="float">
            <text:p>-8.1691259414796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-0.0039970995867266" calcext:value-type="float">
            <text:p>-0.00399709958672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61547233008344" calcext:value-type="float">
            <text:p>-0.361547233008344</text:p>
          </table:table-cell>
          <table:table-cell table:style-name="ce13" table:formula="of:=TANH( [.G126]*[.Q1] + [.G127]*[.Q2] + [.G128]*[.Q3] + [.G129]*[.Q4] + [.G130]*[.Q5] + [.G131]*[.Q6] + [.G132]*[.Q7] + [.G133]*[.Q8] + [.G134]*[.Q9] + [.G135]*[.Q10] + [.G136]*[.Q11] + [.G137]*[.Q12] + [.G138]*[.Q13] + [.G139]*[.Q14] + [.G140]*[.Q15] + [.G141]*[.Q16] + [.G142]*[.Q17] + [.G143]*[.Q18] + [.G144]*[.Q19] + [.G145]*[.Q20] + [.G146]*[.Q21] )" office:value-type="float" office:value="0.043420838005706" calcext:value-type="float">
            <text:p>0.043420838005706</text:p>
          </table:table-cell>
          <table:table-cell table:style-name="ce19" table:formula="of:=TANH( [.H126]*[.S1] + [.H127]*[.S2] + [.H128]*[.S3] + [.H129]*[.S4] + [.H130]*[.S5] + [.H131]*[.S6] + [.H132]*[.S7] + [.H133]*[.S8] + [.H134]*[.S9] + [.H135]*[.S10] + [.H136]*[.S11] + [.H137]*[.S12] + [.H138]*[.S13] + [.H139]*[.S14] + [.H140]*[.S15] + [.H141]*[.S16] + [.H142]*[.S17] + [.H143]*[.S18] + [.H144]*[.S19] + [.H145]*[.S20] + [.H146]*[.S21] + [.H147]*[.S22] + [.H148]*[.S23] + [.H149]*[.S24] )" office:value-type="float" office:value="0.283319706404171" calcext:value-type="float">
            <text:p>0.283319706404171</text:p>
          </table:table-cell>
          <table:table-cell table:style-name="ce20" office:value-type="float" office:value="0.279121144312065" calcext:value-type="float">
            <text:p>0.279121144312065</text:p>
          </table:table-cell>
          <table:table-cell table:style-name="ce21" table:formula="of:= ([.J127]-[.I127]) * ([.J127]-[.I127])" office:value-type="float" office:value="0.0000176279236412719" calcext:value-type="float">
            <text:p>1.76279236412719E-05</text:p>
          </table:table-cell>
          <table:table-cell table:number-columns-repeated="5"/>
          <table:table-cell table:style-name="ce9" office:value-type="float" office:value="0.00142884716238211" calcext:value-type="float">
            <text:p>0.00142884716238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68965312853254" calcext:value-type="float">
            <text:p>-0.368965312853254</text:p>
          </table:table-cell>
          <table:table-cell table:style-name="ce13" table:formula="of:=TANH( [.G126]*[.Q22] + [.G127]*[.Q23] + [.G128]*[.Q24] + [.G129]*[.Q25] + [.G130]*[.Q26] + [.G131]*[.Q27] + [.G132]*[.Q28] + [.G133]*[.Q29] + [.G134]*[.Q30] + [.G135]*[.Q31] + [.G136]*[.Q32] + [.G137]*[.Q33] + [.G138]*[.Q34] + [.G139]*[.Q35] + [.G140]*[.Q36] + [.G141]*[.Q37] + [.G142]*[.Q38] + [.G143]*[.Q39] + [.G144]*[.Q40] + [.G145]*[.Q41] + [.G146]*[.Q42] )" office:value-type="float" office:value="-0.00339104959807544" calcext:value-type="float">
            <text:p>-0.003391049598075</text:p>
          </table:table-cell>
          <table:table-cell table:style-name="ce19" table:formula="of:=TANH( [.H126]*[.S25] + [.H127]*[.S26] + [.H128]*[.S27] + [.H129]*[.S28] + [.H130]*[.S29] + [.H131]*[.S30] + [.H132]*[.S31] + [.H133]*[.S32] + [.H134]*[.S33] + [.H135]*[.S34] + [.H136]*[.S35] + [.H137]*[.S36] + [.H138]*[.S37] + [.H139]*[.S38] + [.H140]*[.S39] + [.H141]*[.S40] + [.H142]*[.S41] + [.H143]*[.S42] + [.H144]*[.S43] + [.H145]*[.S44] + [.H146]*[.S45] + [.H147]*[.S46] + [.H148]*[.S47] + [.H149]*[.S48] )" office:value-type="float" office:value="0.225381874513076" calcext:value-type="float">
            <text:p>0.225381874513076</text:p>
          </table:table-cell>
          <table:table-cell table:style-name="ce20" office:value-type="float" office:value="0.221332138763351" calcext:value-type="float">
            <text:p>0.221332138763351</text:p>
          </table:table-cell>
          <table:table-cell table:style-name="ce21" table:formula="of:= ([.J128]-[.I128]) * ([.J128]-[.I128])" office:value-type="float" office:value="0.0000164003596426039" calcext:value-type="float">
            <text:p>1.64003596426039E-05</text:p>
          </table:table-cell>
          <table:table-cell table:number-columns-repeated="5"/>
          <table:table-cell table:style-name="ce9" office:value-type="float" office:value="-0.00000579593142468106" calcext:value-type="float">
            <text:p>-5.79593142468106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56593306565152" calcext:value-type="float">
            <text:p>-0.356593306565152</text:p>
          </table:table-cell>
          <table:table-cell table:style-name="ce13" table:formula="of:=TANH( [.G126]*[.Q43] + [.G127]*[.Q44] + [.G128]*[.Q45] + [.G129]*[.Q46] + [.G130]*[.Q47] + [.G131]*[.Q48] + [.G132]*[.Q49] + [.G133]*[.Q50] + [.G134]*[.Q51] + [.G135]*[.Q52] + [.G136]*[.Q53] + [.G137]*[.Q54] + [.G138]*[.Q55] + [.G139]*[.Q56] + [.G140]*[.Q57] + [.G141]*[.Q58] + [.G142]*[.Q59] + [.G143]*[.Q60] + [.G144]*[.Q61] + [.G145]*[.Q62] + [.G146]*[.Q63] )" office:value-type="float" office:value="0.191813547256632" calcext:value-type="float">
            <text:p>0.191813547256632</text:p>
          </table:table-cell>
          <table:table-cell table:style-name="ce19" table:formula="of:=TANH( [.H126]*[.S49] + [.H127]*[.S50] + [.H128]*[.S51] + [.H129]*[.S52] + [.H130]*[.S53] + [.H131]*[.S54] + [.H132]*[.S55] + [.H133]*[.S56] + [.H134]*[.S57] + [.H135]*[.S58] + [.H136]*[.S59] + [.H137]*[.S60] + [.H138]*[.S61] + [.H139]*[.S62] + [.H140]*[.S63] + [.H141]*[.S64] + [.H142]*[.S65] + [.H143]*[.S66] + [.H144]*[.S67] + [.H145]*[.S68] + [.H146]*[.S69] + [.H147]*[.S70] + [.H148]*[.S71] + [.H149]*[.S72] )" office:value-type="float" office:value="0.247049002899049" calcext:value-type="float">
            <text:p>0.247049002899049</text:p>
          </table:table-cell>
          <table:table-cell table:style-name="ce20" office:value-type="float" office:value="0.250261054358905" calcext:value-type="float">
            <text:p>0.250261054358905</text:p>
          </table:table-cell>
          <table:table-cell table:style-name="ce21" table:formula="of:= ([.J129]-[.I129]) * ([.J129]-[.I129])" office:value-type="float" office:value="0.000010317274580761" calcext:value-type="float">
            <text:p>1.0317274580761E-05</text:p>
          </table:table-cell>
          <table:table-cell table:number-columns-repeated="5"/>
          <table:table-cell table:style-name="ce9" office:value-type="float" office:value="-0.925205755926388" calcext:value-type="float">
            <text:p>-0.92520575592638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43153851473178" calcext:value-type="float">
            <text:p>-0.343153851473178</text:p>
          </table:table-cell>
          <table:table-cell table:style-name="ce13" table:formula="of:=TANH( [.G126]*[.Q64] + [.G127]*[.Q65] + [.G128]*[.Q66] + [.G129]*[.Q67] + [.G130]*[.Q68] + [.G131]*[.Q69] + [.G132]*[.Q70] + [.G133]*[.Q71] + [.G134]*[.Q72] + [.G135]*[.Q73] + [.G136]*[.Q74] + [.G137]*[.Q75] + [.G138]*[.Q76] + [.G139]*[.Q77] + [.G140]*[.Q78] + [.G141]*[.Q79] + [.G142]*[.Q80] + [.G143]*[.Q81] + [.G144]*[.Q82] + [.G145]*[.Q83] + [.G146]*[.Q84] )" office:value-type="float" office:value="-0.324502533511229" calcext:value-type="float">
            <text:p>-0.324502533511229</text:p>
          </table:table-cell>
          <table:table-cell table:number-columns-repeated="8"/>
          <table:table-cell table:style-name="ce9" office:value-type="float" office:value="-0.154107072700968" calcext:value-type="float">
            <text:p>-0.1541070727009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126]*[.Q85] + [.G127]*[.Q86] + [.G128]*[.Q87] + [.G129]*[.Q88] + [.G130]*[.Q89] + [.G131]*[.Q90] + [.G132]*[.Q91] + [.G133]*[.Q92] + [.G134]*[.Q93] + [.G135]*[.Q94] + [.G136]*[.Q95] + [.G137]*[.Q96] + [.G138]*[.Q97] + [.G139]*[.Q98] + [.G140]*[.Q99] + [.G141]*[.Q100] + [.G142]*[.Q101] + [.G143]*[.Q102] + [.G144]*[.Q103] + [.G145]*[.Q104] + [.G146]*[.Q105] )" office:value-type="float" office:value="0.169764518441701" calcext:value-type="float">
            <text:p>0.169764518441701</text:p>
          </table:table-cell>
          <table:table-cell table:number-columns-repeated="8"/>
          <table:table-cell table:style-name="ce9" office:value-type="float" office:value="-0.00963579928139952" calcext:value-type="float">
            <text:p>-0.009635799281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126]*[.Q106] + [.G127]*[.Q107] + [.G128]*[.Q108] + [.G129]*[.Q109] + [.G130]*[.Q110] + [.G131]*[.Q111] + [.G132]*[.Q112] + [.G133]*[.Q113] + [.G134]*[.Q114] + [.G135]*[.Q115] + [.G136]*[.Q116] + [.G137]*[.Q117] + [.G138]*[.Q118] + [.G139]*[.Q119] + [.G140]*[.Q120] + [.G141]*[.Q121] + [.G142]*[.Q122] + [.G143]*[.Q123] + [.G144]*[.Q124] + [.G145]*[.Q125] + [.G146]*[.Q126] )" office:value-type="float" office:value="0.0207254890615504" calcext:value-type="float">
            <text:p>0.020725489061551</text:p>
          </table:table-cell>
          <table:table-cell table:number-columns-repeated="8"/>
          <table:table-cell table:style-name="ce9" office:value-type="float" office:value="-0.000575226893592577" calcext:value-type="float">
            <text:p>-0.0005752268935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126]*[.Q127] + [.G127]*[.Q128] + [.G128]*[.Q129] + [.G129]*[.Q130] + [.G130]*[.Q131] + [.G131]*[.Q132] + [.G132]*[.Q133] + [.G133]*[.Q134] + [.G134]*[.Q135] + [.G135]*[.Q136] + [.G136]*[.Q137] + [.G137]*[.Q138] + [.G138]*[.Q139] + [.G139]*[.Q140] + [.G140]*[.Q141] + [.G141]*[.Q142] + [.G142]*[.Q143] + [.G143]*[.Q144] + [.G144]*[.Q145] + [.G145]*[.Q146] + [.G146]*[.Q147] )" office:value-type="float" office:value="0.27510619010492" calcext:value-type="float">
            <text:p>0.27510619010492</text:p>
          </table:table-cell>
          <table:table-cell table:number-columns-repeated="8"/>
          <table:table-cell table:style-name="ce9" office:value-type="float" office:value="0.0000901167057378979" calcext:value-type="float">
            <text:p>9.01167057378979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126]*[.Q148] + [.G127]*[.Q149] + [.G128]*[.Q150] + [.G129]*[.Q151] + [.G130]*[.Q152] + [.G131]*[.Q153] + [.G132]*[.Q154] + [.G133]*[.Q155] + [.G134]*[.Q156] + [.G135]*[.Q157] + [.G136]*[.Q158] + [.G137]*[.Q159] + [.G138]*[.Q160] + [.G139]*[.Q161] + [.G140]*[.Q162] + [.G141]*[.Q163] + [.G142]*[.Q164] + [.G143]*[.Q165] + [.G144]*[.Q166] + [.G145]*[.Q167] + [.G146]*[.Q168] )" office:value-type="float" office:value="-0.0367796597308586" calcext:value-type="float">
            <text:p>-0.036779659730859</text:p>
          </table:table-cell>
          <table:table-cell table:number-columns-repeated="8"/>
          <table:table-cell table:style-name="ce9" office:value-type="float" office:value="0.068295614991968" calcext:value-type="float">
            <text:p>0.0682956149919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126]*[.Q169] + [.G127]*[.Q170] + [.G128]*[.Q171] + [.G129]*[.Q172] + [.G130]*[.Q173] + [.G131]*[.Q174] + [.G132]*[.Q175] + [.G133]*[.Q176] + [.G134]*[.Q177] + [.G135]*[.Q178] + [.G136]*[.Q179] + [.G137]*[.Q180] + [.G138]*[.Q181] + [.G139]*[.Q182] + [.G140]*[.Q183] + [.G141]*[.Q184] + [.G142]*[.Q185] + [.G143]*[.Q186] + [.G144]*[.Q187] + [.G145]*[.Q188] + [.G146]*[.Q189] )" office:value-type="float" office:value="-0.0121094065053032" calcext:value-type="float">
            <text:p>-0.012109406505303</text:p>
          </table:table-cell>
          <table:table-cell table:number-columns-repeated="8"/>
          <table:table-cell table:style-name="ce9" office:value-type="float" office:value="0.161971877862353" calcext:value-type="float">
            <text:p>0.1619718778623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126]*[.Q190] + [.G127]*[.Q191] + [.G128]*[.Q192] + [.G129]*[.Q193] + [.G130]*[.Q194] + [.G131]*[.Q195] + [.G132]*[.Q196] + [.G133]*[.Q197] + [.G134]*[.Q198] + [.G135]*[.Q199] + [.G136]*[.Q200] + [.G137]*[.Q201] + [.G138]*[.Q202] + [.G139]*[.Q203] + [.G140]*[.Q204] + [.G141]*[.Q205] + [.G142]*[.Q206] + [.G143]*[.Q207] + [.G144]*[.Q208] + [.G145]*[.Q209] + [.G146]*[.Q210] )" office:value-type="float" office:value="-0.00243629044896143" calcext:value-type="float">
            <text:p>-0.002436290448961</text:p>
          </table:table-cell>
          <table:table-cell table:number-columns-repeated="8"/>
          <table:table-cell table:style-name="ce9" office:value-type="float" office:value="-0.0000991891458588681" calcext:value-type="float">
            <text:p>-9.91891458588681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126]*[.Q211] + [.G127]*[.Q212] + [.G128]*[.Q213] + [.G129]*[.Q214] + [.G130]*[.Q215] + [.G131]*[.Q216] + [.G132]*[.Q217] + [.G133]*[.Q218] + [.G134]*[.Q219] + [.G135]*[.Q220] + [.G136]*[.Q221] + [.G137]*[.Q222] + [.G138]*[.Q223] + [.G139]*[.Q224] + [.G140]*[.Q225] + [.G141]*[.Q226] + [.G142]*[.Q227] + [.G143]*[.Q228] + [.G144]*[.Q229] + [.G145]*[.Q230] + [.G146]*[.Q231] )" office:value-type="float" office:value="-0.257055319512996" calcext:value-type="float">
            <text:p>-0.257055319512996</text:p>
          </table:table-cell>
          <table:table-cell table:number-columns-repeated="8"/>
          <table:table-cell table:style-name="ce9" office:value-type="float" office:value="0.227548646656336" calcext:value-type="float">
            <text:p>0.2275486466563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126]*[.Q232] + [.G127]*[.Q233] + [.G128]*[.Q234] + [.G129]*[.Q235] + [.G130]*[.Q236] + [.G131]*[.Q237] + [.G132]*[.Q238] + [.G133]*[.Q239] + [.G134]*[.Q240] + [.G135]*[.Q241] + [.G136]*[.Q242] + [.G137]*[.Q243] + [.G138]*[.Q244] + [.G139]*[.Q245] + [.G140]*[.Q246] + [.G141]*[.Q247] + [.G142]*[.Q248] + [.G143]*[.Q249] + [.G144]*[.Q250] + [.G145]*[.Q251] + [.G146]*[.Q252] )" office:value-type="float" office:value="0.0868224540535266" calcext:value-type="float">
            <text:p>0.086822454053527</text:p>
          </table:table-cell>
          <table:table-cell table:number-columns-repeated="8"/>
          <table:table-cell table:style-name="ce9" office:value-type="float" office:value="-0.00298030085095163" calcext:value-type="float">
            <text:p>-0.00298030085095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126]*[.Q253] + [.G127]*[.Q254] + [.G128]*[.Q255] + [.G129]*[.Q256] + [.G130]*[.Q257] + [.G131]*[.Q258] + [.G132]*[.Q259] + [.G133]*[.Q260] + [.G134]*[.Q261] + [.G135]*[.Q262] + [.G136]*[.Q263] + [.G137]*[.Q264] + [.G138]*[.Q265] + [.G139]*[.Q266] + [.G140]*[.Q267] + [.G141]*[.Q268] + [.G142]*[.Q269] + [.G143]*[.Q270] + [.G144]*[.Q271] + [.G145]*[.Q272] + [.G146]*[.Q273] )" office:value-type="float" office:value="0.291945104114811" calcext:value-type="float">
            <text:p>0.291945104114811</text:p>
          </table:table-cell>
          <table:table-cell table:number-columns-repeated="8"/>
          <table:table-cell table:style-name="ce9" office:value-type="float" office:value="0.000816896384926009" calcext:value-type="float">
            <text:p>0.00081689638492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126]*[.Q274] + [.G127]*[.Q275] + [.G128]*[.Q276] + [.G129]*[.Q277] + [.G130]*[.Q278] + [.G131]*[.Q279] + [.G132]*[.Q280] + [.G133]*[.Q281] + [.G134]*[.Q282] + [.G135]*[.Q283] + [.G136]*[.Q284] + [.G137]*[.Q285] + [.G138]*[.Q286] + [.G139]*[.Q287] + [.G140]*[.Q288] + [.G141]*[.Q289] + [.G142]*[.Q290] + [.G143]*[.Q291] + [.G144]*[.Q292] + [.G145]*[.Q293] + [.G146]*[.Q294] )" office:value-type="float" office:value="0.88745745315219" calcext:value-type="float">
            <text:p>0.88745745315219</text:p>
          </table:table-cell>
          <table:table-cell table:number-columns-repeated="8"/>
          <table:table-cell table:style-name="ce9" office:value-type="float" office:value="-0.0000715660043574876" calcext:value-type="float">
            <text:p>-7.1566004357487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126]*[.Q295] + [.G127]*[.Q296] + [.G128]*[.Q297] + [.G129]*[.Q298] + [.G130]*[.Q299] + [.G131]*[.Q300] + [.G132]*[.Q301] + [.G133]*[.Q302] + [.G134]*[.Q303] + [.G135]*[.Q304] + [.G136]*[.Q305] + [.G137]*[.Q306] + [.G138]*[.Q307] + [.G139]*[.Q308] + [.G140]*[.Q309] + [.G141]*[.Q310] + [.G142]*[.Q311] + [.G143]*[.Q312] + [.G144]*[.Q313] + [.G145]*[.Q314] + [.G146]*[.Q315] )" office:value-type="float" office:value="0.503720685003002" calcext:value-type="float">
            <text:p>0.503720685003002</text:p>
          </table:table-cell>
          <table:table-cell table:number-columns-repeated="8"/>
          <table:table-cell table:style-name="ce9" office:value-type="float" office:value="-0.000355376976698071" calcext:value-type="float">
            <text:p>-0.00035537697669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126]*[.Q316] + [.G127]*[.Q317] + [.G128]*[.Q318] + [.G129]*[.Q319] + [.G130]*[.Q320] + [.G131]*[.Q321] + [.G132]*[.Q322] + [.G133]*[.Q323] + [.G134]*[.Q324] + [.G135]*[.Q325] + [.G136]*[.Q326] + [.G137]*[.Q327] + [.G138]*[.Q328] + [.G139]*[.Q329] + [.G140]*[.Q330] + [.G141]*[.Q331] + [.G142]*[.Q332] + [.G143]*[.Q333] + [.G144]*[.Q334] + [.G145]*[.Q335] + [.G146]*[.Q336] )" office:value-type="float" office:value="-0.00132020875118353" calcext:value-type="float">
            <text:p>-0.001320208751184</text:p>
          </table:table-cell>
          <table:table-cell table:number-columns-repeated="8"/>
          <table:table-cell table:style-name="ce9" office:value-type="float" office:value="-0.00400404093644495" calcext:value-type="float">
            <text:p>-0.00400404093644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126]*[.Q337] + [.G127]*[.Q338] + [.G128]*[.Q339] + [.G129]*[.Q340] + [.G130]*[.Q341] + [.G131]*[.Q342] + [.G132]*[.Q343] + [.G133]*[.Q344] + [.G134]*[.Q345] + [.G135]*[.Q346] + [.G136]*[.Q347] + [.G137]*[.Q348] + [.G138]*[.Q349] + [.G139]*[.Q350] + [.G140]*[.Q351] + [.G141]*[.Q352] + [.G142]*[.Q353] + [.G143]*[.Q354] + [.G144]*[.Q355] + [.G145]*[.Q356] + [.G146]*[.Q357] )" office:value-type="float" office:value="0.0340700651113997" calcext:value-type="float">
            <text:p>0.0340700651114</text:p>
          </table:table-cell>
          <table:table-cell table:number-columns-repeated="8"/>
          <table:table-cell table:style-name="ce9" office:value-type="float" office:value="0.0328066620769452" calcext:value-type="float">
            <text:p>0.03280666207694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126]*[.Q358] + [.G127]*[.Q359] + [.G128]*[.Q360] + [.G129]*[.Q361] + [.G130]*[.Q362] + [.G131]*[.Q363] + [.G132]*[.Q364] + [.G133]*[.Q365] + [.G134]*[.Q366] + [.G135]*[.Q367] + [.G136]*[.Q368] + [.G137]*[.Q369] + [.G138]*[.Q370] + [.G139]*[.Q371] + [.G140]*[.Q372] + [.G141]*[.Q373] + [.G142]*[.Q374] + [.G143]*[.Q375] + [.G144]*[.Q376] + [.G145]*[.Q377] + [.G146]*[.Q378] )" office:value-type="float" office:value="-0.263598694880581" calcext:value-type="float">
            <text:p>-0.263598694880581</text:p>
          </table:table-cell>
          <table:table-cell table:number-columns-repeated="8"/>
          <table:table-cell table:style-name="ce9" office:value-type="float" office:value="-0.00948618245011508" calcext:value-type="float">
            <text:p>-0.00948618245011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65339482481106" calcext:value-type="float">
            <text:p>0.365339482481106</text:p>
          </table:table-cell>
          <table:table-cell table:style-name="ce13" table:formula="of:=TANH( [.G126]*[.Q379] + [.G127]*[.Q380] + [.G128]*[.Q381] + [.G129]*[.Q382] + [.G130]*[.Q383] + [.G131]*[.Q384] + [.G132]*[.Q385] + [.G133]*[.Q386] + [.G134]*[.Q387] + [.G135]*[.Q388] + [.G136]*[.Q389] + [.G137]*[.Q390] + [.G138]*[.Q391] + [.G139]*[.Q392] + [.G140]*[.Q393] + [.G141]*[.Q394] + [.G142]*[.Q395] + [.G143]*[.Q396] + [.G144]*[.Q397] + [.G145]*[.Q398] + [.G146]*[.Q399] )" office:value-type="float" office:value="0.26357358555535" calcext:value-type="float">
            <text:p>0.26357358555535</text:p>
          </table:table-cell>
          <table:table-cell table:number-columns-repeated="8"/>
          <table:table-cell table:style-name="ce9" office:value-type="float" office:value="0.0409664415158603" calcext:value-type="float">
            <text:p>0.0409664415158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5" calcext:value-type="float">
            <text:p>0.5</text:p>
          </table:table-cell>
          <table:table-cell table:style-name="ce13" table:formula="of:=TANH( [.G126]*[.Q400] + [.G127]*[.Q401] + [.G128]*[.Q402] + [.G129]*[.Q403] + [.G130]*[.Q404] + [.G131]*[.Q405] + [.G132]*[.Q406] + [.G133]*[.Q407] + [.G134]*[.Q408] + [.G135]*[.Q409] + [.G136]*[.Q410] + [.G137]*[.Q411] + [.G138]*[.Q412] + [.G139]*[.Q413] + [.G140]*[.Q414] + [.G141]*[.Q415] + [.G142]*[.Q416] + [.G143]*[.Q417] + [.G144]*[.Q418] + [.G145]*[.Q419] + [.G146]*[.Q420] )" office:value-type="float" office:value="-0.332199552694414" calcext:value-type="float">
            <text:p>-0.332199552694414</text:p>
          </table:table-cell>
          <table:table-cell table:number-columns-repeated="8"/>
          <table:table-cell table:style-name="ce9" office:value-type="float" office:value="-0.0299717647130204" calcext:value-type="float">
            <text:p>-0.02997176471302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26]*[.Q421] + [.G127]*[.Q422] + [.G128]*[.Q423] + [.G129]*[.Q424] + [.G130]*[.Q425] + [.G131]*[.Q426] + [.G132]*[.Q427] + [.G133]*[.Q428] + [.G134]*[.Q429] + [.G135]*[.Q430] + [.G136]*[.Q431] + [.G137]*[.Q432] + [.G138]*[.Q433] + [.G139]*[.Q434] + [.G140]*[.Q435] + [.G141]*[.Q436] + [.G142]*[.Q437] + [.G143]*[.Q438] + [.G144]*[.Q439] + [.G145]*[.Q440] + [.G146]*[.Q441] )" office:value-type="float" office:value="0.0394910812170394" calcext:value-type="float">
            <text:p>0.039491081217039</text:p>
          </table:table-cell>
          <table:table-cell table:number-columns-repeated="8"/>
          <table:table-cell table:style-name="ce9" office:value-type="float" office:value="0.000539453723864122" calcext:value-type="float">
            <text:p>0.00053945372386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26]*[.Q442] + [.G127]*[.Q443] + [.G128]*[.Q444] + [.G129]*[.Q445] + [.G130]*[.Q446] + [.G131]*[.Q447] + [.G132]*[.Q448] + [.G133]*[.Q449] + [.G134]*[.Q450] + [.G135]*[.Q451] + [.G136]*[.Q452] + [.G137]*[.Q453] + [.G138]*[.Q454] + [.G139]*[.Q455] + [.G140]*[.Q456] + [.G141]*[.Q457] + [.G142]*[.Q458] + [.G143]*[.Q459] + [.G144]*[.Q460] + [.G145]*[.Q461] + [.G146]*[.Q462] )" office:value-type="float" office:value="0.273828281321068" calcext:value-type="float">
            <text:p>0.273828281321068</text:p>
          </table:table-cell>
          <table:table-cell table:number-columns-repeated="8"/>
          <table:table-cell table:style-name="ce9" office:value-type="float" office:value="-0.00000761194769058747" calcext:value-type="float">
            <text:p>-7.61194769058747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26]*[.Q463] + [.G127]*[.Q464] + [.G128]*[.Q465] + [.G129]*[.Q466] + [.G130]*[.Q467] + [.G131]*[.Q468] + [.G132]*[.Q469] + [.G133]*[.Q470] + [.G134]*[.Q471] + [.G135]*[.Q472] + [.G136]*[.Q473] + [.G137]*[.Q474] + [.G138]*[.Q475] + [.G139]*[.Q476] + [.G140]*[.Q477] + [.G141]*[.Q478] + [.G142]*[.Q479] + [.G143]*[.Q480] + [.G144]*[.Q481] + [.G145]*[.Q482] + [.G146]*[.Q483] )" office:value-type="float" office:value="-0.221678497568741" calcext:value-type="float">
            <text:p>-0.221678497568741</text:p>
          </table:table-cell>
          <table:table-cell table:number-columns-repeated="8"/>
          <table:table-cell table:style-name="ce9" office:value-type="float" office:value="0.00055978262092869" calcext:value-type="float">
            <text:p>0.00055978262092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301214845464101" calcext:value-type="float">
            <text:p>3.01214845464101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0.0351100067513251" calcext:value-type="float">
            <text:p>0.03511000675132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68965312853254" calcext:value-type="float">
            <text:p>-0.368965312853254</text:p>
          </table:table-cell>
          <table:table-cell table:style-name="ce13" table:formula="of:=TANH( [.G151]*[.Q1] + [.G152]*[.Q2] + [.G153]*[.Q3] + [.G154]*[.Q4] + [.G155]*[.Q5] + [.G156]*[.Q6] + [.G157]*[.Q7] + [.G158]*[.Q8] + [.G159]*[.Q9] + [.G160]*[.Q10] + [.G161]*[.Q11] + [.G162]*[.Q12] + [.G163]*[.Q13] + [.G164]*[.Q14] + [.G165]*[.Q15] + [.G166]*[.Q16] + [.G167]*[.Q17] + [.G168]*[.Q18] + [.G169]*[.Q19] + [.G170]*[.Q20] + [.G171]*[.Q21] )" office:value-type="float" office:value="0.038437567592236" calcext:value-type="float">
            <text:p>0.038437567592236</text:p>
          </table:table-cell>
          <table:table-cell table:style-name="ce19" table:formula="of:=TANH( [.H151]*[.S1] + [.H152]*[.S2] + [.H153]*[.S3] + [.H154]*[.S4] + [.H155]*[.S5] + [.H156]*[.S6] + [.H157]*[.S7] + [.H158]*[.S8] + [.H159]*[.S9] + [.H160]*[.S10] + [.H161]*[.S11] + [.H162]*[.S12] + [.H163]*[.S13] + [.H164]*[.S14] + [.H165]*[.S15] + [.H166]*[.S16] + [.H167]*[.S17] + [.H168]*[.S18] + [.H169]*[.S19] + [.H170]*[.S20] + [.H171]*[.S21] + [.H172]*[.S22] + [.H173]*[.S23] + [.H174]*[.S24] )" office:value-type="float" office:value="0.230344379546786" calcext:value-type="float">
            <text:p>0.230344379546786</text:p>
          </table:table-cell>
          <table:table-cell table:style-name="ce20" office:value-type="float" office:value="0.221332138763351" calcext:value-type="float">
            <text:p>0.221332138763351</text:p>
          </table:table-cell>
          <table:table-cell table:style-name="ce21" table:formula="of:= ([.J152]-[.I152]) * ([.J152]-[.I152])" office:value-type="float" office:value="0.0000812204839386004" calcext:value-type="float">
            <text:p>8.12204839386004E-05</text:p>
          </table:table-cell>
          <table:table-cell table:number-columns-repeated="5"/>
          <table:table-cell table:style-name="ce9" office:value-type="float" office:value="-0.0276449488321855" calcext:value-type="float">
            <text:p>-0.02764494883218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56593306565152" calcext:value-type="float">
            <text:p>-0.356593306565152</text:p>
          </table:table-cell>
          <table:table-cell table:style-name="ce13" table:formula="of:=TANH( [.G151]*[.Q22] + [.G152]*[.Q23] + [.G153]*[.Q24] + [.G154]*[.Q25] + [.G155]*[.Q26] + [.G156]*[.Q27] + [.G157]*[.Q28] + [.G158]*[.Q29] + [.G159]*[.Q30] + [.G160]*[.Q31] + [.G161]*[.Q32] + [.G162]*[.Q33] + [.G163]*[.Q34] + [.G164]*[.Q35] + [.G165]*[.Q36] + [.G166]*[.Q37] + [.G167]*[.Q38] + [.G168]*[.Q39] + [.G169]*[.Q40] + [.G170]*[.Q41] + [.G171]*[.Q42] )" office:value-type="float" office:value="-0.00190411643241251" calcext:value-type="float">
            <text:p>-0.001904116432413</text:p>
          </table:table-cell>
          <table:table-cell table:style-name="ce19" table:formula="of:=TANH( [.H151]*[.S25] + [.H152]*[.S26] + [.H153]*[.S27] + [.H154]*[.S28] + [.H155]*[.S29] + [.H156]*[.S30] + [.H157]*[.S31] + [.H158]*[.S32] + [.H159]*[.S33] + [.H160]*[.S34] + [.H161]*[.S35] + [.H162]*[.S36] + [.H163]*[.S37] + [.H164]*[.S38] + [.H165]*[.S39] + [.H166]*[.S40] + [.H167]*[.S41] + [.H168]*[.S42] + [.H169]*[.S43] + [.H170]*[.S44] + [.H171]*[.S45] + [.H172]*[.S46] + [.H173]*[.S47] + [.H174]*[.S48] )" office:value-type="float" office:value="0.249056097968981" calcext:value-type="float">
            <text:p>0.249056097968981</text:p>
          </table:table-cell>
          <table:table-cell table:style-name="ce20" office:value-type="float" office:value="0.250261054358905" calcext:value-type="float">
            <text:p>0.250261054358905</text:p>
          </table:table-cell>
          <table:table-cell table:style-name="ce21" table:formula="of:= ([.J153]-[.I153]) * ([.J153]-[.I153])" office:value-type="float" office:value="0.00000145191990161899" calcext:value-type="float">
            <text:p>1.45191990161899E-06</text:p>
          </table:table-cell>
          <table:table-cell table:number-columns-repeated="5"/>
          <table:table-cell table:style-name="ce9" office:value-type="float" office:value="0.000700218448688807" calcext:value-type="float">
            <text:p>0.00070021844868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43153851473178" calcext:value-type="float">
            <text:p>-0.343153851473178</text:p>
          </table:table-cell>
          <table:table-cell table:style-name="ce13" table:formula="of:=TANH( [.G151]*[.Q43] + [.G152]*[.Q44] + [.G153]*[.Q45] + [.G154]*[.Q46] + [.G155]*[.Q47] + [.G156]*[.Q48] + [.G157]*[.Q49] + [.G158]*[.Q50] + [.G159]*[.Q51] + [.G160]*[.Q52] + [.G161]*[.Q53] + [.G162]*[.Q54] + [.G163]*[.Q55] + [.G164]*[.Q56] + [.G165]*[.Q57] + [.G166]*[.Q58] + [.G167]*[.Q59] + [.G168]*[.Q60] + [.G169]*[.Q61] + [.G170]*[.Q62] + [.G171]*[.Q63] )" office:value-type="float" office:value="0.188346704912873" calcext:value-type="float">
            <text:p>0.188346704912873</text:p>
          </table:table-cell>
          <table:table-cell table:style-name="ce19" table:formula="of:=TANH( [.H151]*[.S49] + [.H152]*[.S50] + [.H153]*[.S51] + [.H154]*[.S52] + [.H155]*[.S53] + [.H156]*[.S54] + [.H157]*[.S55] + [.H158]*[.S56] + [.H159]*[.S57] + [.H160]*[.S58] + [.H161]*[.S59] + [.H162]*[.S60] + [.H163]*[.S61] + [.H164]*[.S62] + [.H165]*[.S63] + [.H166]*[.S64] + [.H167]*[.S65] + [.H168]*[.S66] + [.H169]*[.S67] + [.H170]*[.S68] + [.H171]*[.S69] + [.H172]*[.S70] + [.H173]*[.S71] + [.H174]*[.S72] )" office:value-type="float" office:value="0.358044625604068" calcext:value-type="float">
            <text:p>0.358044625604068</text:p>
          </table:table-cell>
          <table:table-cell table:style-name="ce20" office:value-type="float" office:value="0.352992878717168" calcext:value-type="float">
            <text:p>0.352992878717168</text:p>
          </table:table-cell>
          <table:table-cell table:style-name="ce21" table:formula="of:= ([.J154]-[.I154]) * ([.J154]-[.I154])" office:value-type="float" office:value="0.0000255201466093057" calcext:value-type="float">
            <text:p>2.55201466093057E-05</text:p>
          </table:table-cell>
          <table:table-cell table:number-columns-repeated="5"/>
          <table:table-cell table:style-name="ce9" office:value-type="float" office:value="0.0189384635415132" calcext:value-type="float">
            <text:p>0.01893846354151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151]*[.Q64] + [.G152]*[.Q65] + [.G153]*[.Q66] + [.G154]*[.Q67] + [.G155]*[.Q68] + [.G156]*[.Q69] + [.G157]*[.Q70] + [.G158]*[.Q71] + [.G159]*[.Q72] + [.G160]*[.Q73] + [.G161]*[.Q74] + [.G162]*[.Q75] + [.G163]*[.Q76] + [.G164]*[.Q77] + [.G165]*[.Q78] + [.G166]*[.Q79] + [.G167]*[.Q80] + [.G168]*[.Q81] + [.G169]*[.Q82] + [.G170]*[.Q83] + [.G171]*[.Q84] )" office:value-type="float" office:value="-0.316680367569884" calcext:value-type="float">
            <text:p>-0.316680367569884</text:p>
          </table:table-cell>
          <table:table-cell table:number-columns-repeated="8"/>
          <table:table-cell table:style-name="ce9" office:value-type="float" office:value="-0.00000253400442856851" calcext:value-type="float">
            <text:p>-2.53400442856851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151]*[.Q85] + [.G152]*[.Q86] + [.G153]*[.Q87] + [.G154]*[.Q88] + [.G155]*[.Q89] + [.G156]*[.Q90] + [.G157]*[.Q91] + [.G158]*[.Q92] + [.G159]*[.Q93] + [.G160]*[.Q94] + [.G161]*[.Q95] + [.G162]*[.Q96] + [.G163]*[.Q97] + [.G164]*[.Q98] + [.G165]*[.Q99] + [.G166]*[.Q100] + [.G167]*[.Q101] + [.G168]*[.Q102] + [.G169]*[.Q103] + [.G170]*[.Q104] + [.G171]*[.Q105] )" office:value-type="float" office:value="0.110826711335865" calcext:value-type="float">
            <text:p>0.110826711335865</text:p>
          </table:table-cell>
          <table:table-cell table:number-columns-repeated="8"/>
          <table:table-cell table:style-name="ce9" office:value-type="float" office:value="0.0724860044440719" calcext:value-type="float">
            <text:p>0.07248600444407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151]*[.Q106] + [.G152]*[.Q107] + [.G153]*[.Q108] + [.G154]*[.Q109] + [.G155]*[.Q110] + [.G156]*[.Q111] + [.G157]*[.Q112] + [.G158]*[.Q113] + [.G159]*[.Q114] + [.G160]*[.Q115] + [.G161]*[.Q116] + [.G162]*[.Q117] + [.G163]*[.Q118] + [.G164]*[.Q119] + [.G165]*[.Q120] + [.G166]*[.Q121] + [.G167]*[.Q122] + [.G168]*[.Q123] + [.G169]*[.Q124] + [.G170]*[.Q125] + [.G171]*[.Q126] )" office:value-type="float" office:value="0.0244783545129373" calcext:value-type="float">
            <text:p>0.024478354512937</text:p>
          </table:table-cell>
          <table:table-cell table:number-columns-repeated="8"/>
          <table:table-cell table:style-name="ce9" office:value-type="float" office:value="-0.00000203827966797834" calcext:value-type="float">
            <text:p>-2.03827966797834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151]*[.Q127] + [.G152]*[.Q128] + [.G153]*[.Q129] + [.G154]*[.Q130] + [.G155]*[.Q131] + [.G156]*[.Q132] + [.G157]*[.Q133] + [.G158]*[.Q134] + [.G159]*[.Q135] + [.G160]*[.Q136] + [.G161]*[.Q137] + [.G162]*[.Q138] + [.G163]*[.Q139] + [.G164]*[.Q140] + [.G165]*[.Q141] + [.G166]*[.Q142] + [.G167]*[.Q143] + [.G168]*[.Q144] + [.G169]*[.Q145] + [.G170]*[.Q146] + [.G171]*[.Q147] )" office:value-type="float" office:value="0.258853992906354" calcext:value-type="float">
            <text:p>0.258853992906354</text:p>
          </table:table-cell>
          <table:table-cell table:number-columns-repeated="8"/>
          <table:table-cell table:style-name="ce9" office:value-type="float" office:value="-0.000242638017695061" calcext:value-type="float">
            <text:p>-0.00024263801769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151]*[.Q148] + [.G152]*[.Q149] + [.G153]*[.Q150] + [.G154]*[.Q151] + [.G155]*[.Q152] + [.G156]*[.Q153] + [.G157]*[.Q154] + [.G158]*[.Q155] + [.G159]*[.Q156] + [.G160]*[.Q157] + [.G161]*[.Q158] + [.G162]*[.Q159] + [.G163]*[.Q160] + [.G164]*[.Q161] + [.G165]*[.Q162] + [.G166]*[.Q163] + [.G167]*[.Q164] + [.G168]*[.Q165] + [.G169]*[.Q166] + [.G170]*[.Q167] + [.G171]*[.Q168] )" office:value-type="float" office:value="-0.0388115079830318" calcext:value-type="float">
            <text:p>-0.038811507983032</text:p>
          </table:table-cell>
          <table:table-cell table:number-columns-repeated="8"/>
          <table:table-cell table:style-name="ce9" office:value-type="float" office:value="0.00067690577137881" calcext:value-type="float">
            <text:p>0.00067690577137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151]*[.Q169] + [.G152]*[.Q170] + [.G153]*[.Q171] + [.G154]*[.Q172] + [.G155]*[.Q173] + [.G156]*[.Q174] + [.G157]*[.Q175] + [.G158]*[.Q176] + [.G159]*[.Q177] + [.G160]*[.Q178] + [.G161]*[.Q179] + [.G162]*[.Q180] + [.G163]*[.Q181] + [.G164]*[.Q182] + [.G165]*[.Q183] + [.G166]*[.Q184] + [.G167]*[.Q185] + [.G168]*[.Q186] + [.G169]*[.Q187] + [.G170]*[.Q188] + [.G171]*[.Q189] )" office:value-type="float" office:value="-0.0150906694928997" calcext:value-type="float">
            <text:p>-0.0150906694929</text:p>
          </table:table-cell>
          <table:table-cell table:number-columns-repeated="8"/>
          <table:table-cell table:style-name="ce9" office:value-type="float" office:value="-0.00431341261079885" calcext:value-type="float">
            <text:p>-0.00431341261079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151]*[.Q190] + [.G152]*[.Q191] + [.G153]*[.Q192] + [.G154]*[.Q193] + [.G155]*[.Q194] + [.G156]*[.Q195] + [.G157]*[.Q196] + [.G158]*[.Q197] + [.G159]*[.Q198] + [.G160]*[.Q199] + [.G161]*[.Q200] + [.G162]*[.Q201] + [.G163]*[.Q202] + [.G164]*[.Q203] + [.G165]*[.Q204] + [.G166]*[.Q205] + [.G167]*[.Q206] + [.G168]*[.Q207] + [.G169]*[.Q208] + [.G170]*[.Q209] + [.G171]*[.Q210] )" office:value-type="float" office:value="-0.00543284950389316" calcext:value-type="float">
            <text:p>-0.005432849503893</text:p>
          </table:table-cell>
          <table:table-cell table:number-columns-repeated="8"/>
          <table:table-cell table:style-name="ce9" office:value-type="float" office:value="0.000265554641754004" calcext:value-type="float">
            <text:p>0.00026555464175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151]*[.Q211] + [.G152]*[.Q212] + [.G153]*[.Q213] + [.G154]*[.Q214] + [.G155]*[.Q215] + [.G156]*[.Q216] + [.G157]*[.Q217] + [.G158]*[.Q218] + [.G159]*[.Q219] + [.G160]*[.Q220] + [.G161]*[.Q221] + [.G162]*[.Q222] + [.G163]*[.Q223] + [.G164]*[.Q224] + [.G165]*[.Q225] + [.G166]*[.Q226] + [.G167]*[.Q227] + [.G168]*[.Q228] + [.G169]*[.Q229] + [.G170]*[.Q230] + [.G171]*[.Q231] )" office:value-type="float" office:value="-0.100474785278553" calcext:value-type="float">
            <text:p>-0.100474785278553</text:p>
          </table:table-cell>
          <table:table-cell table:number-columns-repeated="8"/>
          <table:table-cell table:style-name="ce9" office:value-type="float" office:value="0.00530884880233303" calcext:value-type="float">
            <text:p>0.00530884880233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151]*[.Q232] + [.G152]*[.Q233] + [.G153]*[.Q234] + [.G154]*[.Q235] + [.G155]*[.Q236] + [.G156]*[.Q237] + [.G157]*[.Q238] + [.G158]*[.Q239] + [.G159]*[.Q240] + [.G160]*[.Q241] + [.G161]*[.Q242] + [.G162]*[.Q243] + [.G163]*[.Q244] + [.G164]*[.Q245] + [.G165]*[.Q246] + [.G166]*[.Q247] + [.G167]*[.Q248] + [.G168]*[.Q249] + [.G169]*[.Q250] + [.G170]*[.Q251] + [.G171]*[.Q252] )" office:value-type="float" office:value="0.191390707390354" calcext:value-type="float">
            <text:p>0.191390707390354</text:p>
          </table:table-cell>
          <table:table-cell table:number-columns-repeated="8"/>
          <table:table-cell table:style-name="ce9" office:value-type="float" office:value="0.00000540897309834678" calcext:value-type="float">
            <text:p>5.40897309834678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151]*[.Q253] + [.G152]*[.Q254] + [.G153]*[.Q255] + [.G154]*[.Q256] + [.G155]*[.Q257] + [.G156]*[.Q258] + [.G157]*[.Q259] + [.G158]*[.Q260] + [.G159]*[.Q261] + [.G160]*[.Q262] + [.G161]*[.Q263] + [.G162]*[.Q264] + [.G163]*[.Q265] + [.G164]*[.Q266] + [.G165]*[.Q267] + [.G166]*[.Q268] + [.G167]*[.Q269] + [.G168]*[.Q270] + [.G169]*[.Q271] + [.G170]*[.Q272] + [.G171]*[.Q273] )" office:value-type="float" office:value="0.297253697094314" calcext:value-type="float">
            <text:p>0.297253697094314</text:p>
          </table:table-cell>
          <table:table-cell table:number-columns-repeated="8"/>
          <table:table-cell table:style-name="ce9" office:value-type="float" office:value="0.00673251248477829" calcext:value-type="float">
            <text:p>0.00673251248477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151]*[.Q274] + [.G152]*[.Q275] + [.G153]*[.Q276] + [.G154]*[.Q277] + [.G155]*[.Q278] + [.G156]*[.Q279] + [.G157]*[.Q280] + [.G158]*[.Q281] + [.G159]*[.Q282] + [.G160]*[.Q283] + [.G161]*[.Q284] + [.G162]*[.Q285] + [.G163]*[.Q286] + [.G164]*[.Q287] + [.G165]*[.Q288] + [.G166]*[.Q289] + [.G167]*[.Q290] + [.G168]*[.Q291] + [.G169]*[.Q292] + [.G170]*[.Q293] + [.G171]*[.Q294] )" office:value-type="float" office:value="0.909683234796307" calcext:value-type="float">
            <text:p>0.909683234796307</text:p>
          </table:table-cell>
          <table:table-cell table:number-columns-repeated="8"/>
          <table:table-cell table:style-name="ce9" office:value-type="float" office:value="-0.0136504533722516" calcext:value-type="float">
            <text:p>-0.01365045337225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151]*[.Q295] + [.G152]*[.Q296] + [.G153]*[.Q297] + [.G154]*[.Q298] + [.G155]*[.Q299] + [.G156]*[.Q300] + [.G157]*[.Q301] + [.G158]*[.Q302] + [.G159]*[.Q303] + [.G160]*[.Q304] + [.G161]*[.Q305] + [.G162]*[.Q306] + [.G163]*[.Q307] + [.G164]*[.Q308] + [.G165]*[.Q309] + [.G166]*[.Q310] + [.G167]*[.Q311] + [.G168]*[.Q312] + [.G169]*[.Q313] + [.G170]*[.Q314] + [.G171]*[.Q315] )" office:value-type="float" office:value="0.338219943240814" calcext:value-type="float">
            <text:p>0.338219943240814</text:p>
          </table:table-cell>
          <table:table-cell table:number-columns-repeated="8"/>
          <table:table-cell table:style-name="ce9" office:value-type="float" office:value="-0.00879959062413192" calcext:value-type="float">
            <text:p>-0.00879959062413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151]*[.Q316] + [.G152]*[.Q317] + [.G153]*[.Q318] + [.G154]*[.Q319] + [.G155]*[.Q320] + [.G156]*[.Q321] + [.G157]*[.Q322] + [.G158]*[.Q323] + [.G159]*[.Q324] + [.G160]*[.Q325] + [.G161]*[.Q326] + [.G162]*[.Q327] + [.G163]*[.Q328] + [.G164]*[.Q329] + [.G165]*[.Q330] + [.G166]*[.Q331] + [.G167]*[.Q332] + [.G168]*[.Q333] + [.G169]*[.Q334] + [.G170]*[.Q335] + [.G171]*[.Q336] )" office:value-type="float" office:value="0.00379866089798595" calcext:value-type="float">
            <text:p>0.003798660897986</text:p>
          </table:table-cell>
          <table:table-cell table:number-columns-repeated="8"/>
          <table:table-cell table:style-name="ce9" office:value-type="float" office:value="-0.00401316165547775" calcext:value-type="float">
            <text:p>-0.00401316165547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151]*[.Q337] + [.G152]*[.Q338] + [.G153]*[.Q339] + [.G154]*[.Q340] + [.G155]*[.Q341] + [.G156]*[.Q342] + [.G157]*[.Q343] + [.G158]*[.Q344] + [.G159]*[.Q345] + [.G160]*[.Q346] + [.G161]*[.Q347] + [.G162]*[.Q348] + [.G163]*[.Q349] + [.G164]*[.Q350] + [.G165]*[.Q351] + [.G166]*[.Q352] + [.G167]*[.Q353] + [.G168]*[.Q354] + [.G169]*[.Q355] + [.G170]*[.Q356] + [.G171]*[.Q357] )" office:value-type="float" office:value="0.0222017336346593" calcext:value-type="float">
            <text:p>0.022201733634659</text:p>
          </table:table-cell>
          <table:table-cell table:number-columns-repeated="8"/>
          <table:table-cell table:style-name="ce9" office:value-type="float" office:value="0.000268130454216483" calcext:value-type="float">
            <text:p>0.00026813045421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65339482481106" calcext:value-type="float">
            <text:p>0.365339482481106</text:p>
          </table:table-cell>
          <table:table-cell table:style-name="ce13" table:formula="of:=TANH( [.G151]*[.Q358] + [.G152]*[.Q359] + [.G153]*[.Q360] + [.G154]*[.Q361] + [.G155]*[.Q362] + [.G156]*[.Q363] + [.G157]*[.Q364] + [.G158]*[.Q365] + [.G159]*[.Q366] + [.G160]*[.Q367] + [.G161]*[.Q368] + [.G162]*[.Q369] + [.G163]*[.Q370] + [.G164]*[.Q371] + [.G165]*[.Q372] + [.G166]*[.Q373] + [.G167]*[.Q374] + [.G168]*[.Q375] + [.G169]*[.Q376] + [.G170]*[.Q377] + [.G171]*[.Q378] )" office:value-type="float" office:value="-0.235097038073136" calcext:value-type="float">
            <text:p>-0.235097038073136</text:p>
          </table:table-cell>
          <table:table-cell table:number-columns-repeated="8"/>
          <table:table-cell table:style-name="ce9" office:value-type="float" office:value="-0.0139451546943522" calcext:value-type="float">
            <text:p>-0.01394515469435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5" calcext:value-type="float">
            <text:p>0.5</text:p>
          </table:table-cell>
          <table:table-cell table:style-name="ce13" table:formula="of:=TANH( [.G151]*[.Q379] + [.G152]*[.Q380] + [.G153]*[.Q381] + [.G154]*[.Q382] + [.G155]*[.Q383] + [.G156]*[.Q384] + [.G157]*[.Q385] + [.G158]*[.Q386] + [.G159]*[.Q387] + [.G160]*[.Q388] + [.G161]*[.Q389] + [.G162]*[.Q390] + [.G163]*[.Q391] + [.G164]*[.Q392] + [.G165]*[.Q393] + [.G166]*[.Q394] + [.G167]*[.Q395] + [.G168]*[.Q396] + [.G169]*[.Q397] + [.G170]*[.Q398] + [.G171]*[.Q399] )" office:value-type="float" office:value="0.241139967490488" calcext:value-type="float">
            <text:p>0.241139967490488</text:p>
          </table:table-cell>
          <table:table-cell table:number-columns-repeated="8"/>
          <table:table-cell table:style-name="ce9" office:value-type="float" office:value="-0.0104468746006555" calcext:value-type="float">
            <text:p>-0.01044687460065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79121144312065" calcext:value-type="float">
            <text:p>0.279121144312065</text:p>
          </table:table-cell>
          <table:table-cell table:style-name="ce13" table:formula="of:=TANH( [.G151]*[.Q400] + [.G152]*[.Q401] + [.G153]*[.Q402] + [.G154]*[.Q403] + [.G155]*[.Q404] + [.G156]*[.Q405] + [.G157]*[.Q406] + [.G158]*[.Q407] + [.G159]*[.Q408] + [.G160]*[.Q409] + [.G161]*[.Q410] + [.G162]*[.Q411] + [.G163]*[.Q412] + [.G164]*[.Q413] + [.G165]*[.Q414] + [.G166]*[.Q415] + [.G167]*[.Q416] + [.G168]*[.Q417] + [.G169]*[.Q418] + [.G170]*[.Q419] + [.G171]*[.Q420] )" office:value-type="float" office:value="-0.335194788115744" calcext:value-type="float">
            <text:p>-0.335194788115744</text:p>
          </table:table-cell>
          <table:table-cell table:number-columns-repeated="8"/>
          <table:table-cell table:style-name="ce9" office:value-type="float" office:value="0.0000724782383062347" calcext:value-type="float">
            <text:p>7.24782383062347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51]*[.Q421] + [.G152]*[.Q422] + [.G153]*[.Q423] + [.G154]*[.Q424] + [.G155]*[.Q425] + [.G156]*[.Q426] + [.G157]*[.Q427] + [.G158]*[.Q428] + [.G159]*[.Q429] + [.G160]*[.Q430] + [.G161]*[.Q431] + [.G162]*[.Q432] + [.G163]*[.Q433] + [.G164]*[.Q434] + [.G165]*[.Q435] + [.G166]*[.Q436] + [.G167]*[.Q437] + [.G168]*[.Q438] + [.G169]*[.Q439] + [.G170]*[.Q440] + [.G171]*[.Q441] )" office:value-type="float" office:value="0.0625522777674433" calcext:value-type="float">
            <text:p>0.062552277767443</text:p>
          </table:table-cell>
          <table:table-cell table:number-columns-repeated="8"/>
          <table:table-cell table:style-name="ce9" office:value-type="float" office:value="-0.000521141109931112" calcext:value-type="float">
            <text:p>-0.0005211411099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51]*[.Q442] + [.G152]*[.Q443] + [.G153]*[.Q444] + [.G154]*[.Q445] + [.G155]*[.Q446] + [.G156]*[.Q447] + [.G157]*[.Q448] + [.G158]*[.Q449] + [.G159]*[.Q450] + [.G160]*[.Q451] + [.G161]*[.Q452] + [.G162]*[.Q453] + [.G163]*[.Q454] + [.G164]*[.Q455] + [.G165]*[.Q456] + [.G166]*[.Q457] + [.G167]*[.Q458] + [.G168]*[.Q459] + [.G169]*[.Q460] + [.G170]*[.Q461] + [.G171]*[.Q462] )" office:value-type="float" office:value="0.304223248433397" calcext:value-type="float">
            <text:p>0.304223248433397</text:p>
          </table:table-cell>
          <table:table-cell table:number-columns-repeated="8"/>
          <table:table-cell table:style-name="ce9" office:value-type="float" office:value="0.00631294931803628" calcext:value-type="float">
            <text:p>0.00631294931803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51]*[.Q463] + [.G152]*[.Q464] + [.G153]*[.Q465] + [.G154]*[.Q466] + [.G155]*[.Q467] + [.G156]*[.Q468] + [.G157]*[.Q469] + [.G158]*[.Q470] + [.G159]*[.Q471] + [.G160]*[.Q472] + [.G161]*[.Q473] + [.G162]*[.Q474] + [.G163]*[.Q475] + [.G164]*[.Q476] + [.G165]*[.Q477] + [.G166]*[.Q478] + [.G167]*[.Q479] + [.G168]*[.Q480] + [.G169]*[.Q481] + [.G170]*[.Q482] + [.G171]*[.Q483] )" office:value-type="float" office:value="-0.207687503316982" calcext:value-type="float">
            <text:p>-0.207687503316982</text:p>
          </table:table-cell>
          <table:table-cell table:number-columns-repeated="8"/>
          <table:table-cell table:style-name="ce9" office:value-type="float" office:value="-0.00136269249237091" calcext:value-type="float">
            <text:p>-0.00136269249237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420276607229517" calcext:value-type="float">
            <text:p>4.20276607229517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0.001130795917481" calcext:value-type="float">
            <text:p>0.00113079591748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56593306565152" calcext:value-type="float">
            <text:p>-0.356593306565152</text:p>
          </table:table-cell>
          <table:table-cell table:style-name="ce13" table:formula="of:=TANH( [.G176]*[.Q1] + [.G177]*[.Q2] + [.G178]*[.Q3] + [.G179]*[.Q4] + [.G180]*[.Q5] + [.G181]*[.Q6] + [.G182]*[.Q7] + [.G183]*[.Q8] + [.G184]*[.Q9] + [.G185]*[.Q10] + [.G186]*[.Q11] + [.G187]*[.Q12] + [.G188]*[.Q13] + [.G189]*[.Q14] + [.G190]*[.Q15] + [.G191]*[.Q16] + [.G192]*[.Q17] + [.G193]*[.Q18] + [.G194]*[.Q19] + [.G195]*[.Q20] + [.G196]*[.Q21] )" office:value-type="float" office:value="0.0313447541547347" calcext:value-type="float">
            <text:p>0.031344754154735</text:p>
          </table:table-cell>
          <table:table-cell table:style-name="ce19" table:formula="of:=TANH( [.H176]*[.S1] + [.H177]*[.S2] + [.H178]*[.S3] + [.H179]*[.S4] + [.H180]*[.S5] + [.H181]*[.S6] + [.H182]*[.S7] + [.H183]*[.S8] + [.H184]*[.S9] + [.H185]*[.S10] + [.H186]*[.S11] + [.H187]*[.S12] + [.H188]*[.S13] + [.H189]*[.S14] + [.H190]*[.S15] + [.H191]*[.S16] + [.H192]*[.S17] + [.H193]*[.S18] + [.H194]*[.S19] + [.H195]*[.S20] + [.H196]*[.S21] + [.H197]*[.S22] + [.H198]*[.S23] + [.H199]*[.S24] )" office:value-type="float" office:value="0.238898951492925" calcext:value-type="float">
            <text:p>0.238898951492925</text:p>
          </table:table-cell>
          <table:table-cell table:style-name="ce20" office:value-type="float" office:value="0.250261054358905" calcext:value-type="float">
            <text:p>0.250261054358905</text:p>
          </table:table-cell>
          <table:table-cell table:style-name="ce21" table:formula="of:= ([.J177]-[.I177]) * ([.J177]-[.I177])" office:value-type="float" office:value="0.000129097381537103" calcext:value-type="float">
            <text:p>0.000129097381537</text:p>
          </table:table-cell>
          <table:table-cell table:number-columns-repeated="5"/>
          <table:table-cell table:style-name="ce9" office:value-type="float" office:value="-0.0000403196081722778" calcext:value-type="float">
            <text:p>-4.03196081722778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43153851473178" calcext:value-type="float">
            <text:p>-0.343153851473178</text:p>
          </table:table-cell>
          <table:table-cell table:style-name="ce13" table:formula="of:=TANH( [.G176]*[.Q22] + [.G177]*[.Q23] + [.G178]*[.Q24] + [.G179]*[.Q25] + [.G180]*[.Q26] + [.G181]*[.Q27] + [.G182]*[.Q28] + [.G183]*[.Q29] + [.G184]*[.Q30] + [.G185]*[.Q31] + [.G186]*[.Q32] + [.G187]*[.Q33] + [.G188]*[.Q34] + [.G189]*[.Q35] + [.G190]*[.Q36] + [.G191]*[.Q37] + [.G192]*[.Q38] + [.G193]*[.Q39] + [.G194]*[.Q40] + [.G195]*[.Q41] + [.G196]*[.Q42] )" office:value-type="float" office:value="-0.0038215893135104" calcext:value-type="float">
            <text:p>-0.00382158931351</text:p>
          </table:table-cell>
          <table:table-cell table:style-name="ce19" table:formula="of:=TANH( [.H176]*[.S25] + [.H177]*[.S26] + [.H178]*[.S27] + [.H179]*[.S28] + [.H180]*[.S29] + [.H181]*[.S30] + [.H182]*[.S31] + [.H183]*[.S32] + [.H184]*[.S33] + [.H185]*[.S34] + [.H186]*[.S35] + [.H187]*[.S36] + [.H188]*[.S37] + [.H189]*[.S38] + [.H190]*[.S39] + [.H191]*[.S40] + [.H192]*[.S41] + [.H193]*[.S42] + [.H194]*[.S43] + [.H195]*[.S44] + [.H196]*[.S45] + [.H197]*[.S46] + [.H198]*[.S47] + [.H199]*[.S48] )" office:value-type="float" office:value="0.35770209938574" calcext:value-type="float">
            <text:p>0.35770209938574</text:p>
          </table:table-cell>
          <table:table-cell table:style-name="ce20" office:value-type="float" office:value="0.352992878717168" calcext:value-type="float">
            <text:p>0.352992878717168</text:p>
          </table:table-cell>
          <table:table-cell table:style-name="ce21" table:formula="of:= ([.J178]-[.I178]) * ([.J178]-[.I178])" office:value-type="float" office:value="0.000022176759305303" calcext:value-type="float">
            <text:p>2.2176759305303E-05</text:p>
          </table:table-cell>
          <table:table-cell table:number-columns-repeated="5"/>
          <table:table-cell table:style-name="ce9" office:value-type="float" office:value="0.00135959914630493" calcext:value-type="float">
            <text:p>0.0013595991463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176]*[.Q43] + [.G177]*[.Q44] + [.G178]*[.Q45] + [.G179]*[.Q46] + [.G180]*[.Q47] + [.G181]*[.Q48] + [.G182]*[.Q49] + [.G183]*[.Q50] + [.G184]*[.Q51] + [.G185]*[.Q52] + [.G186]*[.Q53] + [.G187]*[.Q54] + [.G188]*[.Q55] + [.G189]*[.Q56] + [.G190]*[.Q57] + [.G191]*[.Q58] + [.G192]*[.Q59] + [.G193]*[.Q60] + [.G194]*[.Q61] + [.G195]*[.Q62] + [.G196]*[.Q63] )" office:value-type="float" office:value="0.187760601776312" calcext:value-type="float">
            <text:p>0.187760601776312</text:p>
          </table:table-cell>
          <table:table-cell table:style-name="ce19" table:formula="of:=TANH( [.H176]*[.S49] + [.H177]*[.S50] + [.H178]*[.S51] + [.H179]*[.S52] + [.H180]*[.S53] + [.H181]*[.S54] + [.H182]*[.S55] + [.H183]*[.S56] + [.H184]*[.S57] + [.H185]*[.S58] + [.H186]*[.S59] + [.H187]*[.S60] + [.H188]*[.S61] + [.H189]*[.S62] + [.H190]*[.S63] + [.H191]*[.S64] + [.H192]*[.S65] + [.H193]*[.S66] + [.H194]*[.S67] + [.H195]*[.S68] + [.H196]*[.S69] + [.H197]*[.S70] + [.H198]*[.S71] + [.H199]*[.S72] )" office:value-type="float" office:value="0.415275568269889" calcext:value-type="float">
            <text:p>0.415275568269889</text:p>
          </table:table-cell>
          <table:table-cell table:style-name="ce20" office:value-type="float" office:value="0.413750831417017" calcext:value-type="float">
            <text:p>0.413750831417017</text:p>
          </table:table-cell>
          <table:table-cell table:style-name="ce21" table:formula="of:= ([.J179]-[.I179]) * ([.J179]-[.I179])" office:value-type="float" office:value="0.00000232482247050608" calcext:value-type="float">
            <text:p>2.32482247050608E-06</text:p>
          </table:table-cell>
          <table:table-cell table:number-columns-repeated="5"/>
          <table:table-cell table:style-name="ce9" office:value-type="float" office:value="-0.00186054757801856" calcext:value-type="float">
            <text:p>-0.0018605475780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176]*[.Q64] + [.G177]*[.Q65] + [.G178]*[.Q66] + [.G179]*[.Q67] + [.G180]*[.Q68] + [.G181]*[.Q69] + [.G182]*[.Q70] + [.G183]*[.Q71] + [.G184]*[.Q72] + [.G185]*[.Q73] + [.G186]*[.Q74] + [.G187]*[.Q75] + [.G188]*[.Q76] + [.G189]*[.Q77] + [.G190]*[.Q78] + [.G191]*[.Q79] + [.G192]*[.Q80] + [.G193]*[.Q81] + [.G194]*[.Q82] + [.G195]*[.Q83] + [.G196]*[.Q84] )" office:value-type="float" office:value="-0.296805346683765" calcext:value-type="float">
            <text:p>-0.296805346683765</text:p>
          </table:table-cell>
          <table:table-cell table:number-columns-repeated="8"/>
          <table:table-cell table:style-name="ce9" office:value-type="float" office:value="0.000073331385778625" calcext:value-type="float">
            <text:p>7.3331385778625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176]*[.Q85] + [.G177]*[.Q86] + [.G178]*[.Q87] + [.G179]*[.Q88] + [.G180]*[.Q89] + [.G181]*[.Q90] + [.G182]*[.Q91] + [.G183]*[.Q92] + [.G184]*[.Q93] + [.G185]*[.Q94] + [.G186]*[.Q95] + [.G187]*[.Q96] + [.G188]*[.Q97] + [.G189]*[.Q98] + [.G190]*[.Q99] + [.G191]*[.Q100] + [.G192]*[.Q101] + [.G193]*[.Q102] + [.G194]*[.Q103] + [.G195]*[.Q104] + [.G196]*[.Q105] )" office:value-type="float" office:value="0.0800114824276052" calcext:value-type="float">
            <text:p>0.080011482427605</text:p>
          </table:table-cell>
          <table:table-cell table:number-columns-repeated="8"/>
          <table:table-cell table:style-name="ce9" office:value-type="float" office:value="0.0148911328892178" calcext:value-type="float">
            <text:p>0.01489113288921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176]*[.Q106] + [.G177]*[.Q107] + [.G178]*[.Q108] + [.G179]*[.Q109] + [.G180]*[.Q110] + [.G181]*[.Q111] + [.G182]*[.Q112] + [.G183]*[.Q113] + [.G184]*[.Q114] + [.G185]*[.Q115] + [.G186]*[.Q116] + [.G187]*[.Q117] + [.G188]*[.Q118] + [.G189]*[.Q119] + [.G190]*[.Q120] + [.G191]*[.Q121] + [.G192]*[.Q122] + [.G193]*[.Q123] + [.G194]*[.Q124] + [.G195]*[.Q125] + [.G196]*[.Q126] )" office:value-type="float" office:value="0.0124129004236655" calcext:value-type="float">
            <text:p>0.012412900423666</text:p>
          </table:table-cell>
          <table:table-cell table:number-columns-repeated="8"/>
          <table:table-cell table:style-name="ce9" office:value-type="float" office:value="-0.0244024384684185" calcext:value-type="float">
            <text:p>-0.0244024384684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176]*[.Q127] + [.G177]*[.Q128] + [.G178]*[.Q129] + [.G179]*[.Q130] + [.G180]*[.Q131] + [.G181]*[.Q132] + [.G182]*[.Q133] + [.G183]*[.Q134] + [.G184]*[.Q135] + [.G185]*[.Q136] + [.G186]*[.Q137] + [.G187]*[.Q138] + [.G188]*[.Q139] + [.G189]*[.Q140] + [.G190]*[.Q141] + [.G191]*[.Q142] + [.G192]*[.Q143] + [.G193]*[.Q144] + [.G194]*[.Q145] + [.G195]*[.Q146] + [.G196]*[.Q147] )" office:value-type="float" office:value="0.296633134183092" calcext:value-type="float">
            <text:p>0.296633134183092</text:p>
          </table:table-cell>
          <table:table-cell table:number-columns-repeated="8"/>
          <table:table-cell table:style-name="ce9" office:value-type="float" office:value="0.000212199807649809" calcext:value-type="float">
            <text:p>0.0002121998076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176]*[.Q148] + [.G177]*[.Q149] + [.G178]*[.Q150] + [.G179]*[.Q151] + [.G180]*[.Q152] + [.G181]*[.Q153] + [.G182]*[.Q154] + [.G183]*[.Q155] + [.G184]*[.Q156] + [.G185]*[.Q157] + [.G186]*[.Q158] + [.G187]*[.Q159] + [.G188]*[.Q160] + [.G189]*[.Q161] + [.G190]*[.Q162] + [.G191]*[.Q163] + [.G192]*[.Q164] + [.G193]*[.Q165] + [.G194]*[.Q166] + [.G195]*[.Q167] + [.G196]*[.Q168] )" office:value-type="float" office:value="-0.032640225016259" calcext:value-type="float">
            <text:p>-0.032640225016259</text:p>
          </table:table-cell>
          <table:table-cell table:number-columns-repeated="8"/>
          <table:table-cell table:style-name="ce9" office:value-type="float" office:value="0.00173207753527366" calcext:value-type="float">
            <text:p>0.00173207753527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176]*[.Q169] + [.G177]*[.Q170] + [.G178]*[.Q171] + [.G179]*[.Q172] + [.G180]*[.Q173] + [.G181]*[.Q174] + [.G182]*[.Q175] + [.G183]*[.Q176] + [.G184]*[.Q177] + [.G185]*[.Q178] + [.G186]*[.Q179] + [.G187]*[.Q180] + [.G188]*[.Q181] + [.G189]*[.Q182] + [.G190]*[.Q183] + [.G191]*[.Q184] + [.G192]*[.Q185] + [.G193]*[.Q186] + [.G194]*[.Q187] + [.G195]*[.Q188] + [.G196]*[.Q189] )" office:value-type="float" office:value="-0.0178339702118117" calcext:value-type="float">
            <text:p>-0.017833970211812</text:p>
          </table:table-cell>
          <table:table-cell table:number-columns-repeated="8"/>
          <table:table-cell table:style-name="ce9" office:value-type="float" office:value="-0.0110340700651533" calcext:value-type="float">
            <text:p>-0.0110340700651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176]*[.Q190] + [.G177]*[.Q191] + [.G178]*[.Q192] + [.G179]*[.Q193] + [.G180]*[.Q194] + [.G181]*[.Q195] + [.G182]*[.Q196] + [.G183]*[.Q197] + [.G184]*[.Q198] + [.G185]*[.Q199] + [.G186]*[.Q200] + [.G187]*[.Q201] + [.G188]*[.Q202] + [.G189]*[.Q203] + [.G190]*[.Q204] + [.G191]*[.Q205] + [.G192]*[.Q206] + [.G193]*[.Q207] + [.G194]*[.Q208] + [.G195]*[.Q209] + [.G196]*[.Q210] )" office:value-type="float" office:value="-0.0040811453168849" calcext:value-type="float">
            <text:p>-0.004081145316885</text:p>
          </table:table-cell>
          <table:table-cell table:number-columns-repeated="8"/>
          <table:table-cell table:style-name="ce9" office:value-type="float" office:value="-0.00200650957497094" calcext:value-type="float">
            <text:p>-0.0020065095749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176]*[.Q211] + [.G177]*[.Q212] + [.G178]*[.Q213] + [.G179]*[.Q214] + [.G180]*[.Q215] + [.G181]*[.Q216] + [.G182]*[.Q217] + [.G183]*[.Q218] + [.G184]*[.Q219] + [.G185]*[.Q220] + [.G186]*[.Q221] + [.G187]*[.Q222] + [.G188]*[.Q223] + [.G189]*[.Q224] + [.G190]*[.Q225] + [.G191]*[.Q226] + [.G192]*[.Q227] + [.G193]*[.Q228] + [.G194]*[.Q229] + [.G195]*[.Q230] + [.G196]*[.Q231] )" office:value-type="float" office:value="-0.0538264314991455" calcext:value-type="float">
            <text:p>-0.053826431499146</text:p>
          </table:table-cell>
          <table:table-cell table:number-columns-repeated="8"/>
          <table:table-cell table:style-name="ce9" office:value-type="float" office:value="0.0000169833044553623" calcext:value-type="float">
            <text:p>1.6983304455362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176]*[.Q232] + [.G177]*[.Q233] + [.G178]*[.Q234] + [.G179]*[.Q235] + [.G180]*[.Q236] + [.G181]*[.Q237] + [.G182]*[.Q238] + [.G183]*[.Q239] + [.G184]*[.Q240] + [.G185]*[.Q241] + [.G186]*[.Q242] + [.G187]*[.Q243] + [.G188]*[.Q244] + [.G189]*[.Q245] + [.G190]*[.Q246] + [.G191]*[.Q247] + [.G192]*[.Q248] + [.G193]*[.Q249] + [.G194]*[.Q250] + [.G195]*[.Q251] + [.G196]*[.Q252] )" office:value-type="float" office:value="0.292823667058413" calcext:value-type="float">
            <text:p>0.292823667058413</text:p>
          </table:table-cell>
          <table:table-cell table:number-columns-repeated="8"/>
          <table:table-cell table:style-name="ce9" office:value-type="float" office:value="-0.00424256050603662" calcext:value-type="float">
            <text:p>-0.00424256050603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176]*[.Q253] + [.G177]*[.Q254] + [.G178]*[.Q255] + [.G179]*[.Q256] + [.G180]*[.Q257] + [.G181]*[.Q258] + [.G182]*[.Q259] + [.G183]*[.Q260] + [.G184]*[.Q261] + [.G185]*[.Q262] + [.G186]*[.Q263] + [.G187]*[.Q264] + [.G188]*[.Q265] + [.G189]*[.Q266] + [.G190]*[.Q267] + [.G191]*[.Q268] + [.G192]*[.Q269] + [.G193]*[.Q270] + [.G194]*[.Q271] + [.G195]*[.Q272] + [.G196]*[.Q273] )" office:value-type="float" office:value="0.311545580624393" calcext:value-type="float">
            <text:p>0.311545580624393</text:p>
          </table:table-cell>
          <table:table-cell table:number-columns-repeated="8"/>
          <table:table-cell table:style-name="ce9" office:value-type="float" office:value="0.00000075696466190285" calcext:value-type="float">
            <text:p>7.56964661902849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176]*[.Q274] + [.G177]*[.Q275] + [.G178]*[.Q276] + [.G179]*[.Q277] + [.G180]*[.Q278] + [.G181]*[.Q279] + [.G182]*[.Q280] + [.G183]*[.Q281] + [.G184]*[.Q282] + [.G185]*[.Q283] + [.G186]*[.Q284] + [.G187]*[.Q285] + [.G188]*[.Q286] + [.G189]*[.Q287] + [.G190]*[.Q288] + [.G191]*[.Q289] + [.G192]*[.Q290] + [.G193]*[.Q291] + [.G194]*[.Q292] + [.G195]*[.Q293] + [.G196]*[.Q294] )" office:value-type="float" office:value="0.854182951912775" calcext:value-type="float">
            <text:p>0.854182951912775</text:p>
          </table:table-cell>
          <table:table-cell table:number-columns-repeated="8"/>
          <table:table-cell table:style-name="ce9" office:value-type="float" office:value="0.00000143655328115897" calcext:value-type="float">
            <text:p>1.43655328115897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176]*[.Q295] + [.G177]*[.Q296] + [.G178]*[.Q297] + [.G179]*[.Q298] + [.G180]*[.Q299] + [.G181]*[.Q300] + [.G182]*[.Q301] + [.G183]*[.Q302] + [.G184]*[.Q303] + [.G185]*[.Q304] + [.G186]*[.Q305] + [.G187]*[.Q306] + [.G188]*[.Q307] + [.G189]*[.Q308] + [.G190]*[.Q309] + [.G191]*[.Q310] + [.G192]*[.Q311] + [.G193]*[.Q312] + [.G194]*[.Q313] + [.G195]*[.Q314] + [.G196]*[.Q315] )" office:value-type="float" office:value="0.294721824326478" calcext:value-type="float">
            <text:p>0.294721824326478</text:p>
          </table:table-cell>
          <table:table-cell table:number-columns-repeated="8"/>
          <table:table-cell table:style-name="ce9" office:value-type="float" office:value="-0.0000177786134335689" calcext:value-type="float">
            <text:p>-1.77786134335689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176]*[.Q316] + [.G177]*[.Q317] + [.G178]*[.Q318] + [.G179]*[.Q319] + [.G180]*[.Q320] + [.G181]*[.Q321] + [.G182]*[.Q322] + [.G183]*[.Q323] + [.G184]*[.Q324] + [.G185]*[.Q325] + [.G186]*[.Q326] + [.G187]*[.Q327] + [.G188]*[.Q328] + [.G189]*[.Q329] + [.G190]*[.Q330] + [.G191]*[.Q331] + [.G192]*[.Q332] + [.G193]*[.Q333] + [.G194]*[.Q334] + [.G195]*[.Q335] + [.G196]*[.Q336] )" office:value-type="float" office:value="0.00481235591303921" calcext:value-type="float">
            <text:p>0.004812355913039</text:p>
          </table:table-cell>
          <table:table-cell table:number-columns-repeated="8"/>
          <table:table-cell table:style-name="ce9" office:value-type="float" office:value="-0.0239541301400489" calcext:value-type="float">
            <text:p>-0.02395413014004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65339482481106" calcext:value-type="float">
            <text:p>0.365339482481106</text:p>
          </table:table-cell>
          <table:table-cell table:style-name="ce13" table:formula="of:=TANH( [.G176]*[.Q337] + [.G177]*[.Q338] + [.G178]*[.Q339] + [.G179]*[.Q340] + [.G180]*[.Q341] + [.G181]*[.Q342] + [.G182]*[.Q343] + [.G183]*[.Q344] + [.G184]*[.Q345] + [.G185]*[.Q346] + [.G186]*[.Q347] + [.G187]*[.Q348] + [.G188]*[.Q349] + [.G189]*[.Q350] + [.G190]*[.Q351] + [.G191]*[.Q352] + [.G192]*[.Q353] + [.G193]*[.Q354] + [.G194]*[.Q355] + [.G195]*[.Q356] + [.G196]*[.Q357] )" office:value-type="float" office:value="0.0412364478124015" calcext:value-type="float">
            <text:p>0.041236447812402</text:p>
          </table:table-cell>
          <table:table-cell table:number-columns-repeated="8"/>
          <table:table-cell table:style-name="ce9" office:value-type="float" office:value="-0.0000693828847842057" calcext:value-type="float">
            <text:p>-6.93828847842057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5" calcext:value-type="float">
            <text:p>0.5</text:p>
          </table:table-cell>
          <table:table-cell table:style-name="ce13" table:formula="of:=TANH( [.G176]*[.Q358] + [.G177]*[.Q359] + [.G178]*[.Q360] + [.G179]*[.Q361] + [.G180]*[.Q362] + [.G181]*[.Q363] + [.G182]*[.Q364] + [.G183]*[.Q365] + [.G184]*[.Q366] + [.G185]*[.Q367] + [.G186]*[.Q368] + [.G187]*[.Q369] + [.G188]*[.Q370] + [.G189]*[.Q371] + [.G190]*[.Q372] + [.G191]*[.Q373] + [.G192]*[.Q374] + [.G193]*[.Q375] + [.G194]*[.Q376] + [.G195]*[.Q377] + [.G196]*[.Q378] )" office:value-type="float" office:value="-0.277520655532568" calcext:value-type="float">
            <text:p>-0.277520655532568</text:p>
          </table:table-cell>
          <table:table-cell table:number-columns-repeated="8"/>
          <table:table-cell table:style-name="ce9" office:value-type="float" office:value="-0.000397326835852915" calcext:value-type="float">
            <text:p>-0.0003973268358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79121144312065" calcext:value-type="float">
            <text:p>0.279121144312065</text:p>
          </table:table-cell>
          <table:table-cell table:style-name="ce13" table:formula="of:=TANH( [.G176]*[.Q379] + [.G177]*[.Q380] + [.G178]*[.Q381] + [.G179]*[.Q382] + [.G180]*[.Q383] + [.G181]*[.Q384] + [.G182]*[.Q385] + [.G183]*[.Q386] + [.G184]*[.Q387] + [.G185]*[.Q388] + [.G186]*[.Q389] + [.G187]*[.Q390] + [.G188]*[.Q391] + [.G189]*[.Q392] + [.G190]*[.Q393] + [.G191]*[.Q394] + [.G192]*[.Q395] + [.G193]*[.Q396] + [.G194]*[.Q397] + [.G195]*[.Q398] + [.G196]*[.Q399] )" office:value-type="float" office:value="0.291740963281206" calcext:value-type="float">
            <text:p>0.291740963281206</text:p>
          </table:table-cell>
          <table:table-cell table:number-columns-repeated="8"/>
          <table:table-cell table:style-name="ce9" office:value-type="float" office:value="-0.0000117999436082627" calcext:value-type="float">
            <text:p>-1.17999436082627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21332138763351" calcext:value-type="float">
            <text:p>0.221332138763351</text:p>
          </table:table-cell>
          <table:table-cell table:style-name="ce13" table:formula="of:=TANH( [.G176]*[.Q400] + [.G177]*[.Q401] + [.G178]*[.Q402] + [.G179]*[.Q403] + [.G180]*[.Q404] + [.G181]*[.Q405] + [.G182]*[.Q406] + [.G183]*[.Q407] + [.G184]*[.Q408] + [.G185]*[.Q409] + [.G186]*[.Q410] + [.G187]*[.Q411] + [.G188]*[.Q412] + [.G189]*[.Q413] + [.G190]*[.Q414] + [.G191]*[.Q415] + [.G192]*[.Q416] + [.G193]*[.Q417] + [.G194]*[.Q418] + [.G195]*[.Q419] + [.G196]*[.Q420] )" office:value-type="float" office:value="-0.332695965360256" calcext:value-type="float">
            <text:p>-0.332695965360256</text:p>
          </table:table-cell>
          <table:table-cell table:number-columns-repeated="8"/>
          <table:table-cell table:style-name="ce9" office:value-type="float" office:value="-0.00022408699278014" calcext:value-type="float">
            <text:p>-0.0002240869927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76]*[.Q421] + [.G177]*[.Q422] + [.G178]*[.Q423] + [.G179]*[.Q424] + [.G180]*[.Q425] + [.G181]*[.Q426] + [.G182]*[.Q427] + [.G183]*[.Q428] + [.G184]*[.Q429] + [.G185]*[.Q430] + [.G186]*[.Q431] + [.G187]*[.Q432] + [.G188]*[.Q433] + [.G189]*[.Q434] + [.G190]*[.Q435] + [.G191]*[.Q436] + [.G192]*[.Q437] + [.G193]*[.Q438] + [.G194]*[.Q439] + [.G195]*[.Q440] + [.G196]*[.Q441] )" office:value-type="float" office:value="0.0984228528900147" calcext:value-type="float">
            <text:p>0.098422852890015</text:p>
          </table:table-cell>
          <table:table-cell table:number-columns-repeated="8"/>
          <table:table-cell table:style-name="ce9" office:value-type="float" office:value="-0.0000731683799602907" calcext:value-type="float">
            <text:p>-7.31683799602907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76]*[.Q442] + [.G177]*[.Q443] + [.G178]*[.Q444] + [.G179]*[.Q445] + [.G180]*[.Q446] + [.G181]*[.Q447] + [.G182]*[.Q448] + [.G183]*[.Q449] + [.G184]*[.Q450] + [.G185]*[.Q451] + [.G186]*[.Q452] + [.G187]*[.Q453] + [.G188]*[.Q454] + [.G189]*[.Q455] + [.G190]*[.Q456] + [.G191]*[.Q457] + [.G192]*[.Q458] + [.G193]*[.Q459] + [.G194]*[.Q460] + [.G195]*[.Q461] + [.G196]*[.Q462] )" office:value-type="float" office:value="0.307424029939833" calcext:value-type="float">
            <text:p>0.307424029939833</text:p>
          </table:table-cell>
          <table:table-cell table:number-columns-repeated="8"/>
          <table:table-cell table:style-name="ce9" office:value-type="float" office:value="0.000124614386937194" calcext:value-type="float">
            <text:p>0.0001246143869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176]*[.Q463] + [.G177]*[.Q464] + [.G178]*[.Q465] + [.G179]*[.Q466] + [.G180]*[.Q467] + [.G181]*[.Q468] + [.G182]*[.Q469] + [.G183]*[.Q470] + [.G184]*[.Q471] + [.G185]*[.Q472] + [.G186]*[.Q473] + [.G187]*[.Q474] + [.G188]*[.Q475] + [.G189]*[.Q476] + [.G190]*[.Q477] + [.G191]*[.Q478] + [.G192]*[.Q479] + [.G193]*[.Q480] + [.G194]*[.Q481] + [.G195]*[.Q482] + [.G196]*[.Q483] )" office:value-type="float" office:value="-0.185315503355928" calcext:value-type="float">
            <text:p>-0.185315503355928</text:p>
          </table:table-cell>
          <table:table-cell table:number-columns-repeated="8"/>
          <table:table-cell table:style-name="ce9" office:value-type="float" office:value="-0.0171099528788774" calcext:value-type="float">
            <text:p>-0.01710995287887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254085116844268" calcext:value-type="float">
            <text:p>0.000254085116844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0.0317383783813873" calcext:value-type="float">
            <text:p>0.03173837838138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43153851473178" calcext:value-type="float">
            <text:p>-0.343153851473178</text:p>
          </table:table-cell>
          <table:table-cell table:style-name="ce13" table:formula="of:=TANH( [.G201]*[.Q1] + [.G202]*[.Q2] + [.G203]*[.Q3] + [.G204]*[.Q4] + [.G205]*[.Q5] + [.G206]*[.Q6] + [.G207]*[.Q7] + [.G208]*[.Q8] + [.G209]*[.Q9] + [.G210]*[.Q10] + [.G211]*[.Q11] + [.G212]*[.Q12] + [.G213]*[.Q13] + [.G214]*[.Q14] + [.G215]*[.Q15] + [.G216]*[.Q16] + [.G217]*[.Q17] + [.G218]*[.Q18] + [.G219]*[.Q19] + [.G220]*[.Q20] + [.G221]*[.Q21] )" office:value-type="float" office:value="0.0372573442252619" calcext:value-type="float">
            <text:p>0.037257344225262</text:p>
          </table:table-cell>
          <table:table-cell table:style-name="ce19" table:formula="of:=TANH( [.H201]*[.S1] + [.H202]*[.S2] + [.H203]*[.S3] + [.H204]*[.S4] + [.H205]*[.S5] + [.H206]*[.S6] + [.H207]*[.S7] + [.H208]*[.S8] + [.H209]*[.S9] + [.H210]*[.S10] + [.H211]*[.S11] + [.H212]*[.S12] + [.H213]*[.S13] + [.H214]*[.S14] + [.H215]*[.S15] + [.H216]*[.S16] + [.H217]*[.S17] + [.H218]*[.S18] + [.H219]*[.S19] + [.H220]*[.S20] + [.H221]*[.S21] + [.H222]*[.S22] + [.H223]*[.S23] + [.H224]*[.S24] )" office:value-type="float" office:value="0.366544264999633" calcext:value-type="float">
            <text:p>0.366544264999633</text:p>
          </table:table-cell>
          <table:table-cell table:style-name="ce20" office:value-type="float" office:value="0.352992878717168" calcext:value-type="float">
            <text:p>0.352992878717168</text:p>
          </table:table-cell>
          <table:table-cell table:style-name="ce21" table:formula="of:= ([.J202]-[.I202]) * ([.J202]-[.I202])" office:value-type="float" office:value="0.000183640070176573" calcext:value-type="float">
            <text:p>0.000183640070177</text:p>
          </table:table-cell>
          <table:table-cell table:number-columns-repeated="5"/>
          <table:table-cell table:style-name="ce9" office:value-type="float" office:value="0.0717064286209783" calcext:value-type="float">
            <text:p>0.07170642862097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201]*[.Q22] + [.G202]*[.Q23] + [.G203]*[.Q24] + [.G204]*[.Q25] + [.G205]*[.Q26] + [.G206]*[.Q27] + [.G207]*[.Q28] + [.G208]*[.Q29] + [.G209]*[.Q30] + [.G210]*[.Q31] + [.G211]*[.Q32] + [.G212]*[.Q33] + [.G213]*[.Q34] + [.G214]*[.Q35] + [.G215]*[.Q36] + [.G216]*[.Q37] + [.G217]*[.Q38] + [.G218]*[.Q39] + [.G219]*[.Q40] + [.G220]*[.Q41] + [.G221]*[.Q42] )" office:value-type="float" office:value="-0.000235771690501397" calcext:value-type="float">
            <text:p>-0.000235771690501</text:p>
          </table:table-cell>
          <table:table-cell table:style-name="ce19" table:formula="of:=TANH( [.H201]*[.S25] + [.H202]*[.S26] + [.H203]*[.S27] + [.H204]*[.S28] + [.H205]*[.S29] + [.H206]*[.S30] + [.H207]*[.S31] + [.H208]*[.S32] + [.H209]*[.S33] + [.H210]*[.S34] + [.H211]*[.S35] + [.H212]*[.S36] + [.H213]*[.S37] + [.H214]*[.S38] + [.H215]*[.S39] + [.H216]*[.S40] + [.H217]*[.S41] + [.H218]*[.S42] + [.H219]*[.S43] + [.H220]*[.S44] + [.H221]*[.S45] + [.H222]*[.S46] + [.H223]*[.S47] + [.H224]*[.S48] )" office:value-type="float" office:value="0.417479118477283" calcext:value-type="float">
            <text:p>0.417479118477283</text:p>
          </table:table-cell>
          <table:table-cell table:style-name="ce20" office:value-type="float" office:value="0.413750831417017" calcext:value-type="float">
            <text:p>0.413750831417017</text:p>
          </table:table-cell>
          <table:table-cell table:style-name="ce21" table:formula="of:= ([.J203]-[.I203]) * ([.J203]-[.I203])" office:value-type="float" office:value="0.0000139001244037486" calcext:value-type="float">
            <text:p>1.39001244037486E-05</text:p>
          </table:table-cell>
          <table:table-cell table:number-columns-repeated="5"/>
          <table:table-cell table:style-name="ce9" office:value-type="float" office:value="0.00014644220278252" calcext:value-type="float">
            <text:p>0.00014644220278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201]*[.Q43] + [.G202]*[.Q44] + [.G203]*[.Q45] + [.G204]*[.Q46] + [.G205]*[.Q47] + [.G206]*[.Q48] + [.G207]*[.Q49] + [.G208]*[.Q50] + [.G209]*[.Q51] + [.G210]*[.Q52] + [.G211]*[.Q53] + [.G212]*[.Q54] + [.G213]*[.Q55] + [.G214]*[.Q56] + [.G215]*[.Q57] + [.G216]*[.Q58] + [.G217]*[.Q59] + [.G218]*[.Q60] + [.G219]*[.Q61] + [.G220]*[.Q62] + [.G221]*[.Q63] )" office:value-type="float" office:value="0.160406961673127" calcext:value-type="float">
            <text:p>0.160406961673127</text:p>
          </table:table-cell>
          <table:table-cell table:style-name="ce19" table:formula="of:=TANH( [.H201]*[.S49] + [.H202]*[.S50] + [.H203]*[.S51] + [.H204]*[.S52] + [.H205]*[.S53] + [.H206]*[.S54] + [.H207]*[.S55] + [.H208]*[.S56] + [.H209]*[.S57] + [.H210]*[.S58] + [.H211]*[.S59] + [.H212]*[.S60] + [.H213]*[.S61] + [.H214]*[.S62] + [.H215]*[.S63] + [.H216]*[.S64] + [.H217]*[.S65] + [.H218]*[.S66] + [.H219]*[.S67] + [.H220]*[.S68] + [.H221]*[.S69] + [.H222]*[.S70] + [.H223]*[.S71] + [.H224]*[.S72] )" office:value-type="float" office:value="0.454075064578891" calcext:value-type="float">
            <text:p>0.454075064578891</text:p>
          </table:table-cell>
          <table:table-cell table:style-name="ce20" office:value-type="float" office:value="0.464157906866747" calcext:value-type="float">
            <text:p>0.464157906866747</text:p>
          </table:table-cell>
          <table:table-cell table:style-name="ce21" table:formula="of:= ([.J204]-[.I204]) * ([.J204]-[.I204])" office:value-type="float" office:value="0.00010166370860177" calcext:value-type="float">
            <text:p>0.000101663708602</text:p>
          </table:table-cell>
          <table:table-cell table:number-columns-repeated="5"/>
          <table:table-cell table:style-name="ce9" office:value-type="float" office:value="0.00000023923952145419" calcext:value-type="float">
            <text:p>2.39239521454186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201]*[.Q64] + [.G202]*[.Q65] + [.G203]*[.Q66] + [.G204]*[.Q67] + [.G205]*[.Q68] + [.G206]*[.Q69] + [.G207]*[.Q70] + [.G208]*[.Q71] + [.G209]*[.Q72] + [.G210]*[.Q73] + [.G211]*[.Q74] + [.G212]*[.Q75] + [.G213]*[.Q76] + [.G214]*[.Q77] + [.G215]*[.Q78] + [.G216]*[.Q79] + [.G217]*[.Q80] + [.G218]*[.Q81] + [.G219]*[.Q82] + [.G220]*[.Q83] + [.G221]*[.Q84] )" office:value-type="float" office:value="-0.30157886943845" calcext:value-type="float">
            <text:p>-0.30157886943845</text:p>
          </table:table-cell>
          <table:table-cell table:number-columns-repeated="8"/>
          <table:table-cell table:style-name="ce9" office:value-type="float" office:value="-0.000210995198918343" calcext:value-type="float">
            <text:p>-0.00021099519891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201]*[.Q85] + [.G202]*[.Q86] + [.G203]*[.Q87] + [.G204]*[.Q88] + [.G205]*[.Q89] + [.G206]*[.Q90] + [.G207]*[.Q91] + [.G208]*[.Q92] + [.G209]*[.Q93] + [.G210]*[.Q94] + [.G211]*[.Q95] + [.G212]*[.Q96] + [.G213]*[.Q97] + [.G214]*[.Q98] + [.G215]*[.Q99] + [.G216]*[.Q100] + [.G217]*[.Q101] + [.G218]*[.Q102] + [.G219]*[.Q103] + [.G220]*[.Q104] + [.G221]*[.Q105] )" office:value-type="float" office:value="0.101695717383521" calcext:value-type="float">
            <text:p>0.101695717383521</text:p>
          </table:table-cell>
          <table:table-cell table:number-columns-repeated="8"/>
          <table:table-cell table:style-name="ce9" office:value-type="float" office:value="-0.00651909692083248" calcext:value-type="float">
            <text:p>-0.00651909692083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201]*[.Q106] + [.G202]*[.Q107] + [.G203]*[.Q108] + [.G204]*[.Q109] + [.G205]*[.Q110] + [.G206]*[.Q111] + [.G207]*[.Q112] + [.G208]*[.Q113] + [.G209]*[.Q114] + [.G210]*[.Q115] + [.G211]*[.Q116] + [.G212]*[.Q117] + [.G213]*[.Q118] + [.G214]*[.Q119] + [.G215]*[.Q120] + [.G216]*[.Q121] + [.G217]*[.Q122] + [.G218]*[.Q123] + [.G219]*[.Q124] + [.G220]*[.Q125] + [.G221]*[.Q126] )" office:value-type="float" office:value="0.00817627952162702" calcext:value-type="float">
            <text:p>0.008176279521627</text:p>
          </table:table-cell>
          <table:table-cell table:number-columns-repeated="8"/>
          <table:table-cell table:style-name="ce9" office:value-type="float" office:value="-0.000276692578714318" calcext:value-type="float">
            <text:p>-0.00027669257871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201]*[.Q127] + [.G202]*[.Q128] + [.G203]*[.Q129] + [.G204]*[.Q130] + [.G205]*[.Q131] + [.G206]*[.Q132] + [.G207]*[.Q133] + [.G208]*[.Q134] + [.G209]*[.Q135] + [.G210]*[.Q136] + [.G211]*[.Q137] + [.G212]*[.Q138] + [.G213]*[.Q139] + [.G214]*[.Q140] + [.G215]*[.Q141] + [.G216]*[.Q142] + [.G217]*[.Q143] + [.G218]*[.Q144] + [.G219]*[.Q145] + [.G220]*[.Q146] + [.G221]*[.Q147] )" office:value-type="float" office:value="0.271096206295423" calcext:value-type="float">
            <text:p>0.271096206295423</text:p>
          </table:table-cell>
          <table:table-cell table:number-columns-repeated="8"/>
          <table:table-cell table:style-name="ce9" office:value-type="float" office:value="-0.0000201972834529675" calcext:value-type="float">
            <text:p>-2.01972834529675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201]*[.Q148] + [.G202]*[.Q149] + [.G203]*[.Q150] + [.G204]*[.Q151] + [.G205]*[.Q152] + [.G206]*[.Q153] + [.G207]*[.Q154] + [.G208]*[.Q155] + [.G209]*[.Q156] + [.G210]*[.Q157] + [.G211]*[.Q158] + [.G212]*[.Q159] + [.G213]*[.Q160] + [.G214]*[.Q161] + [.G215]*[.Q162] + [.G216]*[.Q163] + [.G217]*[.Q164] + [.G218]*[.Q165] + [.G219]*[.Q166] + [.G220]*[.Q167] + [.G221]*[.Q168] )" office:value-type="float" office:value="-0.0322284151761501" calcext:value-type="float">
            <text:p>-0.03222841517615</text:p>
          </table:table-cell>
          <table:table-cell table:number-columns-repeated="8"/>
          <table:table-cell table:style-name="ce9" office:value-type="float" office:value="-0.000213080061532403" calcext:value-type="float">
            <text:p>-0.00021308006153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201]*[.Q169] + [.G202]*[.Q170] + [.G203]*[.Q171] + [.G204]*[.Q172] + [.G205]*[.Q173] + [.G206]*[.Q174] + [.G207]*[.Q175] + [.G208]*[.Q176] + [.G209]*[.Q177] + [.G210]*[.Q178] + [.G211]*[.Q179] + [.G212]*[.Q180] + [.G213]*[.Q181] + [.G214]*[.Q182] + [.G215]*[.Q183] + [.G216]*[.Q184] + [.G217]*[.Q185] + [.G218]*[.Q186] + [.G219]*[.Q187] + [.G220]*[.Q188] + [.G221]*[.Q189] )" office:value-type="float" office:value="-0.0192451112968672" calcext:value-type="float">
            <text:p>-0.019245111296867</text:p>
          </table:table-cell>
          <table:table-cell table:number-columns-repeated="8"/>
          <table:table-cell table:style-name="ce9" office:value-type="float" office:value="0.000948652040277548" calcext:value-type="float">
            <text:p>0.00094865204027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201]*[.Q190] + [.G202]*[.Q191] + [.G203]*[.Q192] + [.G204]*[.Q193] + [.G205]*[.Q194] + [.G206]*[.Q195] + [.G207]*[.Q196] + [.G208]*[.Q197] + [.G209]*[.Q198] + [.G210]*[.Q199] + [.G211]*[.Q200] + [.G212]*[.Q201] + [.G213]*[.Q202] + [.G214]*[.Q203] + [.G215]*[.Q204] + [.G216]*[.Q205] + [.G217]*[.Q206] + [.G218]*[.Q207] + [.G219]*[.Q208] + [.G220]*[.Q209] + [.G221]*[.Q210] )" office:value-type="float" office:value="0.00229556046894037" calcext:value-type="float">
            <text:p>0.00229556046894</text:p>
          </table:table-cell>
          <table:table-cell table:number-columns-repeated="8"/>
          <table:table-cell table:style-name="ce9" office:value-type="float" office:value="0.0530408566464971" calcext:value-type="float">
            <text:p>0.05304085664649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201]*[.Q211] + [.G202]*[.Q212] + [.G203]*[.Q213] + [.G204]*[.Q214] + [.G205]*[.Q215] + [.G206]*[.Q216] + [.G207]*[.Q217] + [.G208]*[.Q218] + [.G209]*[.Q219] + [.G210]*[.Q220] + [.G211]*[.Q221] + [.G212]*[.Q222] + [.G213]*[.Q223] + [.G214]*[.Q224] + [.G215]*[.Q225] + [.G216]*[.Q226] + [.G217]*[.Q227] + [.G218]*[.Q228] + [.G219]*[.Q229] + [.G220]*[.Q230] + [.G221]*[.Q231] )" office:value-type="float" office:value="-0.0647319067523878" calcext:value-type="float">
            <text:p>-0.064731906752388</text:p>
          </table:table-cell>
          <table:table-cell table:number-columns-repeated="8"/>
          <table:table-cell table:style-name="ce9" office:value-type="float" office:value="0.0000246613886541298" calcext:value-type="float">
            <text:p>2.46613886541298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201]*[.Q232] + [.G202]*[.Q233] + [.G203]*[.Q234] + [.G204]*[.Q235] + [.G205]*[.Q236] + [.G206]*[.Q237] + [.G207]*[.Q238] + [.G208]*[.Q239] + [.G209]*[.Q240] + [.G210]*[.Q241] + [.G211]*[.Q242] + [.G212]*[.Q243] + [.G213]*[.Q244] + [.G214]*[.Q245] + [.G215]*[.Q246] + [.G216]*[.Q247] + [.G217]*[.Q248] + [.G218]*[.Q249] + [.G219]*[.Q250] + [.G220]*[.Q251] + [.G221]*[.Q252] )" office:value-type="float" office:value="0.108600728320425" calcext:value-type="float">
            <text:p>0.108600728320425</text:p>
          </table:table-cell>
          <table:table-cell table:number-columns-repeated="8"/>
          <table:table-cell table:style-name="ce9" office:value-type="float" office:value="-0.00060439082587023" calcext:value-type="float">
            <text:p>-0.0006043908258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201]*[.Q253] + [.G202]*[.Q254] + [.G203]*[.Q255] + [.G204]*[.Q256] + [.G205]*[.Q257] + [.G206]*[.Q258] + [.G207]*[.Q259] + [.G208]*[.Q260] + [.G209]*[.Q261] + [.G210]*[.Q262] + [.G211]*[.Q263] + [.G212]*[.Q264] + [.G213]*[.Q265] + [.G214]*[.Q266] + [.G215]*[.Q267] + [.G216]*[.Q268] + [.G217]*[.Q269] + [.G218]*[.Q270] + [.G219]*[.Q271] + [.G220]*[.Q272] + [.G221]*[.Q273] )" office:value-type="float" office:value="0.294008940903989" calcext:value-type="float">
            <text:p>0.294008940903989</text:p>
          </table:table-cell>
          <table:table-cell table:number-columns-repeated="8"/>
          <table:table-cell table:style-name="ce9" office:value-type="float" office:value="-0.206204643151272" calcext:value-type="float">
            <text:p>-0.20620464315127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201]*[.Q274] + [.G202]*[.Q275] + [.G203]*[.Q276] + [.G204]*[.Q277] + [.G205]*[.Q278] + [.G206]*[.Q279] + [.G207]*[.Q280] + [.G208]*[.Q281] + [.G209]*[.Q282] + [.G210]*[.Q283] + [.G211]*[.Q284] + [.G212]*[.Q285] + [.G213]*[.Q286] + [.G214]*[.Q287] + [.G215]*[.Q288] + [.G216]*[.Q289] + [.G217]*[.Q290] + [.G218]*[.Q291] + [.G219]*[.Q292] + [.G220]*[.Q293] + [.G221]*[.Q294] )" office:value-type="float" office:value="0.844235775866697" calcext:value-type="float">
            <text:p>0.844235775866697</text:p>
          </table:table-cell>
          <table:table-cell table:number-columns-repeated="8"/>
          <table:table-cell table:style-name="ce9" office:value-type="float" office:value="0.00553704467155298" calcext:value-type="float">
            <text:p>0.0055370446715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201]*[.Q295] + [.G202]*[.Q296] + [.G203]*[.Q297] + [.G204]*[.Q298] + [.G205]*[.Q299] + [.G206]*[.Q300] + [.G207]*[.Q301] + [.G208]*[.Q302] + [.G209]*[.Q303] + [.G210]*[.Q304] + [.G211]*[.Q305] + [.G212]*[.Q306] + [.G213]*[.Q307] + [.G214]*[.Q308] + [.G215]*[.Q309] + [.G216]*[.Q310] + [.G217]*[.Q311] + [.G218]*[.Q312] + [.G219]*[.Q313] + [.G220]*[.Q314] + [.G221]*[.Q315] )" office:value-type="float" office:value="0.242502053299654" calcext:value-type="float">
            <text:p>0.242502053299654</text:p>
          </table:table-cell>
          <table:table-cell table:number-columns-repeated="8"/>
          <table:table-cell table:style-name="ce9" office:value-type="float" office:value="0.038500992797617" calcext:value-type="float">
            <text:p>0.03850099279761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65339482481106" calcext:value-type="float">
            <text:p>0.365339482481106</text:p>
          </table:table-cell>
          <table:table-cell table:style-name="ce13" table:formula="of:=TANH( [.G201]*[.Q316] + [.G202]*[.Q317] + [.G203]*[.Q318] + [.G204]*[.Q319] + [.G205]*[.Q320] + [.G206]*[.Q321] + [.G207]*[.Q322] + [.G208]*[.Q323] + [.G209]*[.Q324] + [.G210]*[.Q325] + [.G211]*[.Q326] + [.G212]*[.Q327] + [.G213]*[.Q328] + [.G214]*[.Q329] + [.G215]*[.Q330] + [.G216]*[.Q331] + [.G217]*[.Q332] + [.G218]*[.Q333] + [.G219]*[.Q334] + [.G220]*[.Q335] + [.G221]*[.Q336] )" office:value-type="float" office:value="-0.00023396268458395" calcext:value-type="float">
            <text:p>-0.000233962684584</text:p>
          </table:table-cell>
          <table:table-cell table:number-columns-repeated="8"/>
          <table:table-cell table:style-name="ce9" office:value-type="float" office:value="0.00421468334366678" calcext:value-type="float">
            <text:p>0.00421468334366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5" calcext:value-type="float">
            <text:p>0.5</text:p>
          </table:table-cell>
          <table:table-cell table:style-name="ce13" table:formula="of:=TANH( [.G201]*[.Q337] + [.G202]*[.Q338] + [.G203]*[.Q339] + [.G204]*[.Q340] + [.G205]*[.Q341] + [.G206]*[.Q342] + [.G207]*[.Q343] + [.G208]*[.Q344] + [.G209]*[.Q345] + [.G210]*[.Q346] + [.G211]*[.Q347] + [.G212]*[.Q348] + [.G213]*[.Q349] + [.G214]*[.Q350] + [.G215]*[.Q351] + [.G216]*[.Q352] + [.G217]*[.Q353] + [.G218]*[.Q354] + [.G219]*[.Q355] + [.G220]*[.Q356] + [.G221]*[.Q357] )" office:value-type="float" office:value="0.0400745194570862" calcext:value-type="float">
            <text:p>0.040074519457086</text:p>
          </table:table-cell>
          <table:table-cell table:number-columns-repeated="8"/>
          <table:table-cell table:style-name="ce9" office:value-type="float" office:value="0.000185576865594271" calcext:value-type="float">
            <text:p>0.00018557686559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79121144312065" calcext:value-type="float">
            <text:p>0.279121144312065</text:p>
          </table:table-cell>
          <table:table-cell table:style-name="ce13" table:formula="of:=TANH( [.G201]*[.Q358] + [.G202]*[.Q359] + [.G203]*[.Q360] + [.G204]*[.Q361] + [.G205]*[.Q362] + [.G206]*[.Q363] + [.G207]*[.Q364] + [.G208]*[.Q365] + [.G209]*[.Q366] + [.G210]*[.Q367] + [.G211]*[.Q368] + [.G212]*[.Q369] + [.G213]*[.Q370] + [.G214]*[.Q371] + [.G215]*[.Q372] + [.G216]*[.Q373] + [.G217]*[.Q374] + [.G218]*[.Q375] + [.G219]*[.Q376] + [.G220]*[.Q377] + [.G221]*[.Q378] )" office:value-type="float" office:value="-0.116250093860793" calcext:value-type="float">
            <text:p>-0.116250093860793</text:p>
          </table:table-cell>
          <table:table-cell table:number-columns-repeated="8"/>
          <table:table-cell table:style-name="ce9" office:value-type="float" office:value="0.000001564732535985" calcext:value-type="float">
            <text:p>1.564732535985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21332138763351" calcext:value-type="float">
            <text:p>0.221332138763351</text:p>
          </table:table-cell>
          <table:table-cell table:style-name="ce13" table:formula="of:=TANH( [.G201]*[.Q379] + [.G202]*[.Q380] + [.G203]*[.Q381] + [.G204]*[.Q382] + [.G205]*[.Q383] + [.G206]*[.Q384] + [.G207]*[.Q385] + [.G208]*[.Q386] + [.G209]*[.Q387] + [.G210]*[.Q388] + [.G211]*[.Q389] + [.G212]*[.Q390] + [.G213]*[.Q391] + [.G214]*[.Q392] + [.G215]*[.Q393] + [.G216]*[.Q394] + [.G217]*[.Q395] + [.G218]*[.Q396] + [.G219]*[.Q397] + [.G220]*[.Q398] + [.G221]*[.Q399] )" office:value-type="float" office:value="0.286369555701328" calcext:value-type="float">
            <text:p>0.286369555701328</text:p>
          </table:table-cell>
          <table:table-cell table:number-columns-repeated="8"/>
          <table:table-cell table:style-name="ce9" office:value-type="float" office:value="-0.000136776244603352" calcext:value-type="float">
            <text:p>-0.00013677624460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50261054358905" calcext:value-type="float">
            <text:p>0.250261054358905</text:p>
          </table:table-cell>
          <table:table-cell table:style-name="ce13" table:formula="of:=TANH( [.G201]*[.Q400] + [.G202]*[.Q401] + [.G203]*[.Q402] + [.G204]*[.Q403] + [.G205]*[.Q404] + [.G206]*[.Q405] + [.G207]*[.Q406] + [.G208]*[.Q407] + [.G209]*[.Q408] + [.G210]*[.Q409] + [.G211]*[.Q410] + [.G212]*[.Q411] + [.G213]*[.Q412] + [.G214]*[.Q413] + [.G215]*[.Q414] + [.G216]*[.Q415] + [.G217]*[.Q416] + [.G218]*[.Q417] + [.G219]*[.Q418] + [.G220]*[.Q419] + [.G221]*[.Q420] )" office:value-type="float" office:value="-0.330459830680478" calcext:value-type="float">
            <text:p>-0.330459830680478</text:p>
          </table:table-cell>
          <table:table-cell table:number-columns-repeated="8"/>
          <table:table-cell table:style-name="ce9" office:value-type="float" office:value="-0.0030960595894481" calcext:value-type="float">
            <text:p>-0.00309605958944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01]*[.Q421] + [.G202]*[.Q422] + [.G203]*[.Q423] + [.G204]*[.Q424] + [.G205]*[.Q425] + [.G206]*[.Q426] + [.G207]*[.Q427] + [.G208]*[.Q428] + [.G209]*[.Q429] + [.G210]*[.Q430] + [.G211]*[.Q431] + [.G212]*[.Q432] + [.G213]*[.Q433] + [.G214]*[.Q434] + [.G215]*[.Q435] + [.G216]*[.Q436] + [.G217]*[.Q437] + [.G218]*[.Q438] + [.G219]*[.Q439] + [.G220]*[.Q440] + [.G221]*[.Q441] )" office:value-type="float" office:value="0.161562111538691" calcext:value-type="float">
            <text:p>0.161562111538691</text:p>
          </table:table-cell>
          <table:table-cell table:number-columns-repeated="8"/>
          <table:table-cell table:style-name="ce9" office:value-type="float" office:value="0.0029866275735284" calcext:value-type="float">
            <text:p>0.00298662757352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01]*[.Q442] + [.G202]*[.Q443] + [.G203]*[.Q444] + [.G204]*[.Q445] + [.G205]*[.Q446] + [.G206]*[.Q447] + [.G207]*[.Q448] + [.G208]*[.Q449] + [.G209]*[.Q450] + [.G210]*[.Q451] + [.G211]*[.Q452] + [.G212]*[.Q453] + [.G213]*[.Q454] + [.G214]*[.Q455] + [.G215]*[.Q456] + [.G216]*[.Q457] + [.G217]*[.Q458] + [.G218]*[.Q459] + [.G219]*[.Q460] + [.G220]*[.Q461] + [.G221]*[.Q462] )" office:value-type="float" office:value="0.294323555139195" calcext:value-type="float">
            <text:p>0.294323555139195</text:p>
          </table:table-cell>
          <table:table-cell table:number-columns-repeated="8"/>
          <table:table-cell table:style-name="ce9" office:value-type="float" office:value="0.0145579858260874" calcext:value-type="float">
            <text:p>0.01455798582608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01]*[.Q463] + [.G202]*[.Q464] + [.G203]*[.Q465] + [.G204]*[.Q466] + [.G205]*[.Q467] + [.G206]*[.Q468] + [.G207]*[.Q469] + [.G208]*[.Q470] + [.G209]*[.Q471] + [.G210]*[.Q472] + [.G211]*[.Q473] + [.G212]*[.Q474] + [.G213]*[.Q475] + [.G214]*[.Q476] + [.G215]*[.Q477] + [.G216]*[.Q478] + [.G217]*[.Q479] + [.G218]*[.Q480] + [.G219]*[.Q481] + [.G220]*[.Q482] + [.G221]*[.Q483] )" office:value-type="float" office:value="-0.140290068555192" calcext:value-type="float">
            <text:p>-0.140290068555192</text:p>
          </table:table-cell>
          <table:table-cell table:number-columns-repeated="8"/>
          <table:table-cell table:style-name="ce9" office:value-type="float" office:value="-0.140156647069605" calcext:value-type="float">
            <text:p>-0.1401566470696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757818770589063" calcext:value-type="float">
            <text:p>-7.57818770589063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0.143578734647901" calcext:value-type="float">
            <text:p>0.14357873464790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32124379442931" calcext:value-type="float">
            <text:p>-0.332124379442931</text:p>
          </table:table-cell>
          <table:table-cell table:style-name="ce13" table:formula="of:=TANH( [.G226]*[.Q1] + [.G227]*[.Q2] + [.G228]*[.Q3] + [.G229]*[.Q4] + [.G230]*[.Q5] + [.G231]*[.Q6] + [.G232]*[.Q7] + [.G233]*[.Q8] + [.G234]*[.Q9] + [.G235]*[.Q10] + [.G236]*[.Q11] + [.G237]*[.Q12] + [.G238]*[.Q13] + [.G239]*[.Q14] + [.G240]*[.Q15] + [.G241]*[.Q16] + [.G242]*[.Q17] + [.G243]*[.Q18] + [.G244]*[.Q19] + [.G245]*[.Q20] + [.G246]*[.Q21] )" office:value-type="float" office:value="0.0360752234533781" calcext:value-type="float">
            <text:p>0.036075223453378</text:p>
          </table:table-cell>
          <table:table-cell table:style-name="ce19" table:formula="of:=TANH( [.H226]*[.S1] + [.H227]*[.S2] + [.H228]*[.S3] + [.H229]*[.S4] + [.H230]*[.S5] + [.H231]*[.S6] + [.H232]*[.S7] + [.H233]*[.S8] + [.H234]*[.S9] + [.H235]*[.S10] + [.H236]*[.S11] + [.H237]*[.S12] + [.H238]*[.S13] + [.H239]*[.S14] + [.H240]*[.S15] + [.H241]*[.S16] + [.H242]*[.S17] + [.H243]*[.S18] + [.H244]*[.S19] + [.H245]*[.S20] + [.H246]*[.S21] + [.H247]*[.S22] + [.H248]*[.S23] + [.H249]*[.S24] )" office:value-type="float" office:value="0.395346748036879" calcext:value-type="float">
            <text:p>0.395346748036879</text:p>
          </table:table-cell>
          <table:table-cell table:style-name="ce20" office:value-type="float" office:value="0.413750831417017" calcext:value-type="float">
            <text:p>0.413750831417017</text:p>
          </table:table-cell>
          <table:table-cell table:style-name="ce21" table:formula="of:= ([.J227]-[.I227]) * ([.J227]-[.I227])" office:value-type="float" office:value="0.000338710285063073" calcext:value-type="float">
            <text:p>0.000338710285063</text:p>
          </table:table-cell>
          <table:table-cell table:number-columns-repeated="5"/>
          <table:table-cell table:style-name="ce9" office:value-type="float" office:value="-0.000414519880004439" calcext:value-type="float">
            <text:p>-0.0004145198800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226]*[.Q22] + [.G227]*[.Q23] + [.G228]*[.Q24] + [.G229]*[.Q25] + [.G230]*[.Q26] + [.G231]*[.Q27] + [.G232]*[.Q28] + [.G233]*[.Q29] + [.G234]*[.Q30] + [.G235]*[.Q31] + [.G236]*[.Q32] + [.G237]*[.Q33] + [.G238]*[.Q34] + [.G239]*[.Q35] + [.G240]*[.Q36] + [.G241]*[.Q37] + [.G242]*[.Q38] + [.G243]*[.Q39] + [.G244]*[.Q40] + [.G245]*[.Q41] + [.G246]*[.Q42] )" office:value-type="float" office:value="-0.0072481000459156" calcext:value-type="float">
            <text:p>-0.007248100045916</text:p>
          </table:table-cell>
          <table:table-cell table:style-name="ce19" table:formula="of:=TANH( [.H226]*[.S25] + [.H227]*[.S26] + [.H228]*[.S27] + [.H229]*[.S28] + [.H230]*[.S29] + [.H231]*[.S30] + [.H232]*[.S31] + [.H233]*[.S32] + [.H234]*[.S33] + [.H235]*[.S34] + [.H236]*[.S35] + [.H237]*[.S36] + [.H238]*[.S37] + [.H239]*[.S38] + [.H240]*[.S39] + [.H241]*[.S40] + [.H242]*[.S41] + [.H243]*[.S42] + [.H244]*[.S43] + [.H245]*[.S44] + [.H246]*[.S45] + [.H247]*[.S46] + [.H248]*[.S47] + [.H249]*[.S48] )" office:value-type="float" office:value="0.463858630323357" calcext:value-type="float">
            <text:p>0.463858630323357</text:p>
          </table:table-cell>
          <table:table-cell table:style-name="ce20" office:value-type="float" office:value="0.464157906866747" calcext:value-type="float">
            <text:p>0.464157906866747</text:p>
          </table:table-cell>
          <table:table-cell table:style-name="ce21" table:formula="of:= ([.J228]-[.I228]) * ([.J228]-[.I228])" office:value-type="float" office:value="0.00000008956644942321" calcext:value-type="float">
            <text:p>8.95664494232095E-08</text:p>
          </table:table-cell>
          <table:table-cell table:number-columns-repeated="5"/>
          <table:table-cell table:style-name="ce9" office:value-type="float" office:value="0.0108693982225003" calcext:value-type="float">
            <text:p>0.010869398222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226]*[.Q43] + [.G227]*[.Q44] + [.G228]*[.Q45] + [.G229]*[.Q46] + [.G230]*[.Q47] + [.G231]*[.Q48] + [.G232]*[.Q49] + [.G233]*[.Q50] + [.G234]*[.Q51] + [.G235]*[.Q52] + [.G236]*[.Q53] + [.G237]*[.Q54] + [.G238]*[.Q55] + [.G239]*[.Q56] + [.G240]*[.Q57] + [.G241]*[.Q58] + [.G242]*[.Q59] + [.G243]*[.Q60] + [.G244]*[.Q61] + [.G245]*[.Q62] + [.G246]*[.Q63] )" office:value-type="float" office:value="0.164473879971467" calcext:value-type="float">
            <text:p>0.164473879971467</text:p>
          </table:table-cell>
          <table:table-cell table:style-name="ce19" table:formula="of:=TANH( [.H226]*[.S49] + [.H227]*[.S50] + [.H228]*[.S51] + [.H229]*[.S52] + [.H230]*[.S53] + [.H231]*[.S54] + [.H232]*[.S55] + [.H233]*[.S56] + [.H234]*[.S57] + [.H235]*[.S58] + [.H236]*[.S59] + [.H237]*[.S60] + [.H238]*[.S61] + [.H239]*[.S62] + [.H240]*[.S63] + [.H241]*[.S64] + [.H242]*[.S65] + [.H243]*[.S66] + [.H244]*[.S67] + [.H245]*[.S68] + [.H246]*[.S69] + [.H247]*[.S70] + [.H248]*[.S71] + [.H249]*[.S72] )" office:value-type="float" office:value="0.45398722119199" calcext:value-type="float">
            <text:p>0.45398722119199</text:p>
          </table:table-cell>
          <table:table-cell table:style-name="ce20" office:value-type="float" office:value="0.449231101417624" calcext:value-type="float">
            <text:p>0.449231101417624</text:p>
          </table:table-cell>
          <table:table-cell table:style-name="ce21" table:formula="of:= ([.J229]-[.I229]) * ([.J229]-[.I229])" office:value-type="float" office:value="0.0000226206753081107" calcext:value-type="float">
            <text:p>2.26206753081107E-05</text:p>
          </table:table-cell>
          <table:table-cell table:number-columns-repeated="5"/>
          <table:table-cell table:style-name="ce9" office:value-type="float" office:value="0.00291840947203109" calcext:value-type="float">
            <text:p>0.00291840947203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226]*[.Q64] + [.G227]*[.Q65] + [.G228]*[.Q66] + [.G229]*[.Q67] + [.G230]*[.Q68] + [.G231]*[.Q69] + [.G232]*[.Q70] + [.G233]*[.Q71] + [.G234]*[.Q72] + [.G235]*[.Q73] + [.G236]*[.Q74] + [.G237]*[.Q75] + [.G238]*[.Q76] + [.G239]*[.Q77] + [.G240]*[.Q78] + [.G241]*[.Q79] + [.G242]*[.Q80] + [.G243]*[.Q81] + [.G244]*[.Q82] + [.G245]*[.Q83] + [.G246]*[.Q84] )" office:value-type="float" office:value="-0.29477106652133" calcext:value-type="float">
            <text:p>-0.29477106652133</text:p>
          </table:table-cell>
          <table:table-cell table:number-columns-repeated="8"/>
          <table:table-cell table:style-name="ce9" office:value-type="float" office:value="-0.0565794225542171" calcext:value-type="float">
            <text:p>-0.05657942255421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226]*[.Q85] + [.G227]*[.Q86] + [.G228]*[.Q87] + [.G229]*[.Q88] + [.G230]*[.Q89] + [.G231]*[.Q90] + [.G232]*[.Q91] + [.G233]*[.Q92] + [.G234]*[.Q93] + [.G235]*[.Q94] + [.G236]*[.Q95] + [.G237]*[.Q96] + [.G238]*[.Q97] + [.G239]*[.Q98] + [.G240]*[.Q99] + [.G241]*[.Q100] + [.G242]*[.Q101] + [.G243]*[.Q102] + [.G244]*[.Q103] + [.G245]*[.Q104] + [.G246]*[.Q105] )" office:value-type="float" office:value="0.117097672524551" calcext:value-type="float">
            <text:p>0.117097672524551</text:p>
          </table:table-cell>
          <table:table-cell table:number-columns-repeated="8"/>
          <table:table-cell table:style-name="ce9" office:value-type="float" office:value="-0.750310362777053" calcext:value-type="float">
            <text:p>-0.7503103627770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226]*[.Q106] + [.G227]*[.Q107] + [.G228]*[.Q108] + [.G229]*[.Q109] + [.G230]*[.Q110] + [.G231]*[.Q111] + [.G232]*[.Q112] + [.G233]*[.Q113] + [.G234]*[.Q114] + [.G235]*[.Q115] + [.G236]*[.Q116] + [.G237]*[.Q117] + [.G238]*[.Q118] + [.G239]*[.Q119] + [.G240]*[.Q120] + [.G241]*[.Q121] + [.G242]*[.Q122] + [.G243]*[.Q123] + [.G244]*[.Q124] + [.G245]*[.Q125] + [.G246]*[.Q126] )" office:value-type="float" office:value="0.00242876996388285" calcext:value-type="float">
            <text:p>0.002428769963883</text:p>
          </table:table-cell>
          <table:table-cell table:number-columns-repeated="8"/>
          <table:table-cell table:style-name="ce9" office:value-type="float" office:value="0.0141171099489915" calcext:value-type="float">
            <text:p>0.01411710994899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226]*[.Q127] + [.G227]*[.Q128] + [.G228]*[.Q129] + [.G229]*[.Q130] + [.G230]*[.Q131] + [.G231]*[.Q132] + [.G232]*[.Q133] + [.G233]*[.Q134] + [.G234]*[.Q135] + [.G235]*[.Q136] + [.G236]*[.Q137] + [.G237]*[.Q138] + [.G238]*[.Q139] + [.G239]*[.Q140] + [.G240]*[.Q141] + [.G241]*[.Q142] + [.G242]*[.Q143] + [.G243]*[.Q144] + [.G244]*[.Q145] + [.G245]*[.Q146] + [.G246]*[.Q147] )" office:value-type="float" office:value="0.282335669330836" calcext:value-type="float">
            <text:p>0.282335669330836</text:p>
          </table:table-cell>
          <table:table-cell table:number-columns-repeated="8"/>
          <table:table-cell table:style-name="ce9" office:value-type="float" office:value="-0.000118112943825896" calcext:value-type="float">
            <text:p>-0.00011811294382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226]*[.Q148] + [.G227]*[.Q149] + [.G228]*[.Q150] + [.G229]*[.Q151] + [.G230]*[.Q152] + [.G231]*[.Q153] + [.G232]*[.Q154] + [.G233]*[.Q155] + [.G234]*[.Q156] + [.G235]*[.Q157] + [.G236]*[.Q158] + [.G237]*[.Q159] + [.G238]*[.Q160] + [.G239]*[.Q161] + [.G240]*[.Q162] + [.G241]*[.Q163] + [.G242]*[.Q164] + [.G243]*[.Q165] + [.G244]*[.Q166] + [.G245]*[.Q167] + [.G246]*[.Q168] )" office:value-type="float" office:value="-0.0185232641209358" calcext:value-type="float">
            <text:p>-0.018523264120936</text:p>
          </table:table-cell>
          <table:table-cell table:number-columns-repeated="8"/>
          <table:table-cell table:style-name="ce9" office:value-type="float" office:value="-0.000481333483557857" calcext:value-type="float">
            <text:p>-0.00048133348355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226]*[.Q169] + [.G227]*[.Q170] + [.G228]*[.Q171] + [.G229]*[.Q172] + [.G230]*[.Q173] + [.G231]*[.Q174] + [.G232]*[.Q175] + [.G233]*[.Q176] + [.G234]*[.Q177] + [.G235]*[.Q178] + [.G236]*[.Q179] + [.G237]*[.Q180] + [.G238]*[.Q181] + [.G239]*[.Q182] + [.G240]*[.Q183] + [.G241]*[.Q184] + [.G242]*[.Q185] + [.G243]*[.Q186] + [.G244]*[.Q187] + [.G245]*[.Q188] + [.G246]*[.Q189] )" office:value-type="float" office:value="-0.0202407023449792" calcext:value-type="float">
            <text:p>-0.020240702344979</text:p>
          </table:table-cell>
          <table:table-cell table:number-columns-repeated="8"/>
          <table:table-cell table:style-name="ce9" office:value-type="float" office:value="0.000030128800327461" calcext:value-type="float">
            <text:p>3.0128800327461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226]*[.Q190] + [.G227]*[.Q191] + [.G228]*[.Q192] + [.G229]*[.Q193] + [.G230]*[.Q194] + [.G231]*[.Q195] + [.G232]*[.Q196] + [.G233]*[.Q197] + [.G234]*[.Q198] + [.G235]*[.Q199] + [.G236]*[.Q200] + [.G237]*[.Q201] + [.G238]*[.Q202] + [.G239]*[.Q203] + [.G240]*[.Q204] + [.G241]*[.Q205] + [.G242]*[.Q206] + [.G243]*[.Q207] + [.G244]*[.Q208] + [.G245]*[.Q209] + [.G246]*[.Q210] )" office:value-type="float" office:value="0.0113281245641734" calcext:value-type="float">
            <text:p>0.011328124564174</text:p>
          </table:table-cell>
          <table:table-cell table:number-columns-repeated="8"/>
          <table:table-cell table:style-name="ce9" office:value-type="float" office:value="-0.00880485448465292" calcext:value-type="float">
            <text:p>-0.0088048544846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226]*[.Q211] + [.G227]*[.Q212] + [.G228]*[.Q213] + [.G229]*[.Q214] + [.G230]*[.Q215] + [.G231]*[.Q216] + [.G232]*[.Q217] + [.G233]*[.Q218] + [.G234]*[.Q219] + [.G235]*[.Q220] + [.G236]*[.Q221] + [.G237]*[.Q222] + [.G238]*[.Q223] + [.G239]*[.Q224] + [.G240]*[.Q225] + [.G241]*[.Q226] + [.G242]*[.Q227] + [.G243]*[.Q228] + [.G244]*[.Q229] + [.G245]*[.Q230] + [.G246]*[.Q231] )" office:value-type="float" office:value="-0.131308201372707" calcext:value-type="float">
            <text:p>-0.131308201372707</text:p>
          </table:table-cell>
          <table:table-cell table:number-columns-repeated="8"/>
          <table:table-cell table:style-name="ce9" office:value-type="float" office:value="0.0000939044330658418" calcext:value-type="float">
            <text:p>9.39044330658418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226]*[.Q232] + [.G227]*[.Q233] + [.G228]*[.Q234] + [.G229]*[.Q235] + [.G230]*[.Q236] + [.G231]*[.Q237] + [.G232]*[.Q238] + [.G233]*[.Q239] + [.G234]*[.Q240] + [.G235]*[.Q241] + [.G236]*[.Q242] + [.G237]*[.Q243] + [.G238]*[.Q244] + [.G239]*[.Q245] + [.G240]*[.Q246] + [.G241]*[.Q247] + [.G242]*[.Q248] + [.G243]*[.Q249] + [.G244]*[.Q250] + [.G245]*[.Q251] + [.G246]*[.Q252] )" office:value-type="float" office:value="0.0775177461523069" calcext:value-type="float">
            <text:p>0.077517746152307</text:p>
          </table:table-cell>
          <table:table-cell table:number-columns-repeated="8"/>
          <table:table-cell table:style-name="ce9" office:value-type="float" office:value="0.33005688539441" calcext:value-type="float">
            <text:p>0.3300568853944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226]*[.Q253] + [.G227]*[.Q254] + [.G228]*[.Q255] + [.G229]*[.Q256] + [.G230]*[.Q257] + [.G231]*[.Q258] + [.G232]*[.Q259] + [.G233]*[.Q260] + [.G234]*[.Q261] + [.G235]*[.Q262] + [.G236]*[.Q263] + [.G237]*[.Q264] + [.G238]*[.Q265] + [.G239]*[.Q266] + [.G240]*[.Q267] + [.G241]*[.Q268] + [.G242]*[.Q269] + [.G243]*[.Q270] + [.G244]*[.Q271] + [.G245]*[.Q272] + [.G246]*[.Q273] )" office:value-type="float" office:value="0.311504582010094" calcext:value-type="float">
            <text:p>0.311504582010094</text:p>
          </table:table-cell>
          <table:table-cell table:number-columns-repeated="8"/>
          <table:table-cell table:style-name="ce9" office:value-type="float" office:value="-0.00000005805187621881" calcext:value-type="float">
            <text:p>-5.80518762188059E-0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226]*[.Q274] + [.G227]*[.Q275] + [.G228]*[.Q276] + [.G229]*[.Q277] + [.G230]*[.Q278] + [.G231]*[.Q279] + [.G232]*[.Q280] + [.G233]*[.Q281] + [.G234]*[.Q282] + [.G235]*[.Q283] + [.G236]*[.Q284] + [.G237]*[.Q285] + [.G238]*[.Q286] + [.G239]*[.Q287] + [.G240]*[.Q288] + [.G241]*[.Q289] + [.G242]*[.Q290] + [.G243]*[.Q291] + [.G244]*[.Q292] + [.G245]*[.Q293] + [.G246]*[.Q294] )" office:value-type="float" office:value="0.84932583260569" calcext:value-type="float">
            <text:p>0.84932583260569</text:p>
          </table:table-cell>
          <table:table-cell table:number-columns-repeated="8"/>
          <table:table-cell table:style-name="ce9" office:value-type="float" office:value="-0.000954021405852973" calcext:value-type="float">
            <text:p>-0.0009540214058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65339482481106" calcext:value-type="float">
            <text:p>0.365339482481106</text:p>
          </table:table-cell>
          <table:table-cell table:style-name="ce13" table:formula="of:=TANH( [.G226]*[.Q295] + [.G227]*[.Q296] + [.G228]*[.Q297] + [.G229]*[.Q298] + [.G230]*[.Q299] + [.G231]*[.Q300] + [.G232]*[.Q301] + [.G233]*[.Q302] + [.G234]*[.Q303] + [.G235]*[.Q304] + [.G236]*[.Q305] + [.G237]*[.Q306] + [.G238]*[.Q307] + [.G239]*[.Q308] + [.G240]*[.Q309] + [.G241]*[.Q310] + [.G242]*[.Q311] + [.G243]*[.Q312] + [.G244]*[.Q313] + [.G245]*[.Q314] + [.G246]*[.Q315] )" office:value-type="float" office:value="0.344196295000289" calcext:value-type="float">
            <text:p>0.344196295000289</text:p>
          </table:table-cell>
          <table:table-cell table:number-columns-repeated="8"/>
          <table:table-cell table:style-name="ce9" office:value-type="float" office:value="0.000290195242474533" calcext:value-type="float">
            <text:p>0.00029019524247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5" calcext:value-type="float">
            <text:p>0.5</text:p>
          </table:table-cell>
          <table:table-cell table:style-name="ce13" table:formula="of:=TANH( [.G226]*[.Q316] + [.G227]*[.Q317] + [.G228]*[.Q318] + [.G229]*[.Q319] + [.G230]*[.Q320] + [.G231]*[.Q321] + [.G232]*[.Q322] + [.G233]*[.Q323] + [.G234]*[.Q324] + [.G235]*[.Q325] + [.G236]*[.Q326] + [.G237]*[.Q327] + [.G238]*[.Q328] + [.G239]*[.Q329] + [.G240]*[.Q330] + [.G241]*[.Q331] + [.G242]*[.Q332] + [.G243]*[.Q333] + [.G244]*[.Q334] + [.G245]*[.Q335] + [.G246]*[.Q336] )" office:value-type="float" office:value="-0.00553678775467057" calcext:value-type="float">
            <text:p>-0.005536787754671</text:p>
          </table:table-cell>
          <table:table-cell table:number-columns-repeated="8"/>
          <table:table-cell table:style-name="ce9" office:value-type="float" office:value="-0.000558538588212975" calcext:value-type="float">
            <text:p>-0.00055853858821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79121144312065" calcext:value-type="float">
            <text:p>0.279121144312065</text:p>
          </table:table-cell>
          <table:table-cell table:style-name="ce13" table:formula="of:=TANH( [.G226]*[.Q337] + [.G227]*[.Q338] + [.G228]*[.Q339] + [.G229]*[.Q340] + [.G230]*[.Q341] + [.G231]*[.Q342] + [.G232]*[.Q343] + [.G233]*[.Q344] + [.G234]*[.Q345] + [.G235]*[.Q346] + [.G236]*[.Q347] + [.G237]*[.Q348] + [.G238]*[.Q349] + [.G239]*[.Q350] + [.G240]*[.Q351] + [.G241]*[.Q352] + [.G242]*[.Q353] + [.G243]*[.Q354] + [.G244]*[.Q355] + [.G245]*[.Q356] + [.G246]*[.Q357] )" office:value-type="float" office:value="0.0535466856279661" calcext:value-type="float">
            <text:p>0.053546685627966</text:p>
          </table:table-cell>
          <table:table-cell table:number-columns-repeated="8"/>
          <table:table-cell table:style-name="ce9" office:value-type="float" office:value="0.0000376981373121962" calcext:value-type="float">
            <text:p>3.76981373121962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21332138763351" calcext:value-type="float">
            <text:p>0.221332138763351</text:p>
          </table:table-cell>
          <table:table-cell table:style-name="ce13" table:formula="of:=TANH( [.G226]*[.Q358] + [.G227]*[.Q359] + [.G228]*[.Q360] + [.G229]*[.Q361] + [.G230]*[.Q362] + [.G231]*[.Q363] + [.G232]*[.Q364] + [.G233]*[.Q365] + [.G234]*[.Q366] + [.G235]*[.Q367] + [.G236]*[.Q368] + [.G237]*[.Q369] + [.G238]*[.Q370] + [.G239]*[.Q371] + [.G240]*[.Q372] + [.G241]*[.Q373] + [.G242]*[.Q374] + [.G243]*[.Q375] + [.G244]*[.Q376] + [.G245]*[.Q377] + [.G246]*[.Q378] )" office:value-type="float" office:value="-0.073956171196428" calcext:value-type="float">
            <text:p>-0.073956171196428</text:p>
          </table:table-cell>
          <table:table-cell table:number-columns-repeated="8"/>
          <table:table-cell table:style-name="ce9" office:value-type="float" office:value="-0.000419860489050805" calcext:value-type="float">
            <text:p>-0.00041986048905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50261054358905" calcext:value-type="float">
            <text:p>0.250261054358905</text:p>
          </table:table-cell>
          <table:table-cell table:style-name="ce13" table:formula="of:=TANH( [.G226]*[.Q379] + [.G227]*[.Q380] + [.G228]*[.Q381] + [.G229]*[.Q382] + [.G230]*[.Q383] + [.G231]*[.Q384] + [.G232]*[.Q385] + [.G233]*[.Q386] + [.G234]*[.Q387] + [.G235]*[.Q388] + [.G236]*[.Q389] + [.G237]*[.Q390] + [.G238]*[.Q391] + [.G239]*[.Q392] + [.G240]*[.Q393] + [.G241]*[.Q394] + [.G242]*[.Q395] + [.G243]*[.Q396] + [.G244]*[.Q397] + [.G245]*[.Q398] + [.G246]*[.Q399] )" office:value-type="float" office:value="0.369285587070631" calcext:value-type="float">
            <text:p>0.369285587070631</text:p>
          </table:table-cell>
          <table:table-cell table:number-columns-repeated="8"/>
          <table:table-cell table:style-name="ce9" office:value-type="float" office:value="-0.00400018108021932" calcext:value-type="float">
            <text:p>-0.0040001810802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52992878717168" calcext:value-type="float">
            <text:p>0.352992878717168</text:p>
          </table:table-cell>
          <table:table-cell table:style-name="ce13" table:formula="of:=TANH( [.G226]*[.Q400] + [.G227]*[.Q401] + [.G228]*[.Q402] + [.G229]*[.Q403] + [.G230]*[.Q404] + [.G231]*[.Q405] + [.G232]*[.Q406] + [.G233]*[.Q407] + [.G234]*[.Q408] + [.G235]*[.Q409] + [.G236]*[.Q410] + [.G237]*[.Q411] + [.G238]*[.Q412] + [.G239]*[.Q413] + [.G240]*[.Q414] + [.G241]*[.Q415] + [.G242]*[.Q416] + [.G243]*[.Q417] + [.G244]*[.Q418] + [.G245]*[.Q419] + [.G246]*[.Q420] )" office:value-type="float" office:value="-0.301928420510649" calcext:value-type="float">
            <text:p>-0.301928420510649</text:p>
          </table:table-cell>
          <table:table-cell table:number-columns-repeated="8"/>
          <table:table-cell table:style-name="ce9" office:value-type="float" office:value="-0.0000015341101818717" calcext:value-type="float">
            <text:p>-1.5341101818717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26]*[.Q421] + [.G227]*[.Q422] + [.G228]*[.Q423] + [.G229]*[.Q424] + [.G230]*[.Q425] + [.G231]*[.Q426] + [.G232]*[.Q427] + [.G233]*[.Q428] + [.G234]*[.Q429] + [.G235]*[.Q430] + [.G236]*[.Q431] + [.G237]*[.Q432] + [.G238]*[.Q433] + [.G239]*[.Q434] + [.G240]*[.Q435] + [.G241]*[.Q436] + [.G242]*[.Q437] + [.G243]*[.Q438] + [.G244]*[.Q439] + [.G245]*[.Q440] + [.G246]*[.Q441] )" office:value-type="float" office:value="0.186592512189824" calcext:value-type="float">
            <text:p>0.186592512189824</text:p>
          </table:table-cell>
          <table:table-cell table:number-columns-repeated="8"/>
          <table:table-cell table:style-name="ce9" office:value-type="float" office:value="-0.00000008752184652777" calcext:value-type="float">
            <text:p>-8.75218465277683E-0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26]*[.Q442] + [.G227]*[.Q443] + [.G228]*[.Q444] + [.G229]*[.Q445] + [.G230]*[.Q446] + [.G231]*[.Q447] + [.G232]*[.Q448] + [.G233]*[.Q449] + [.G234]*[.Q450] + [.G235]*[.Q451] + [.G236]*[.Q452] + [.G237]*[.Q453] + [.G238]*[.Q454] + [.G239]*[.Q455] + [.G240]*[.Q456] + [.G241]*[.Q457] + [.G242]*[.Q458] + [.G243]*[.Q459] + [.G244]*[.Q460] + [.G245]*[.Q461] + [.G246]*[.Q462] )" office:value-type="float" office:value="0.280816116519482" calcext:value-type="float">
            <text:p>0.280816116519482</text:p>
          </table:table-cell>
          <table:table-cell table:number-columns-repeated="8"/>
          <table:table-cell table:style-name="ce9" office:value-type="float" office:value="-0.0603811800721283" calcext:value-type="float">
            <text:p>-0.06038118007212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26]*[.Q463] + [.G227]*[.Q464] + [.G228]*[.Q465] + [.G229]*[.Q466] + [.G230]*[.Q467] + [.G231]*[.Q468] + [.G232]*[.Q469] + [.G233]*[.Q470] + [.G234]*[.Q471] + [.G235]*[.Q472] + [.G236]*[.Q473] + [.G237]*[.Q474] + [.G238]*[.Q475] + [.G239]*[.Q476] + [.G240]*[.Q477] + [.G241]*[.Q478] + [.G242]*[.Q479] + [.G243]*[.Q480] + [.G244]*[.Q481] + [.G245]*[.Q482] + [.G246]*[.Q483] )" office:value-type="float" office:value="-0.126230601787209" calcext:value-type="float">
            <text:p>-0.126230601787209</text:p>
          </table:table-cell>
          <table:table-cell table:number-columns-repeated="8"/>
          <table:table-cell table:style-name="ce9" office:value-type="float" office:value="-0.00296363737923693" calcext:value-type="float">
            <text:p>-0.0029636373792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83472327843705" calcext:value-type="float">
            <text:p>0.834723278437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0.00443661682330901" calcext:value-type="float">
            <text:p>0.00443661682330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366392004588" calcext:value-type="float">
            <text:p>-0.311366392004588</text:p>
          </table:table-cell>
          <table:table-cell table:style-name="ce13" table:formula="of:=TANH( [.G251]*[.Q1] + [.G252]*[.Q2] + [.G253]*[.Q3] + [.G254]*[.Q4] + [.G255]*[.Q5] + [.G256]*[.Q6] + [.G257]*[.Q7] + [.G258]*[.Q8] + [.G259]*[.Q9] + [.G260]*[.Q10] + [.G261]*[.Q11] + [.G262]*[.Q12] + [.G263]*[.Q13] + [.G264]*[.Q14] + [.G265]*[.Q15] + [.G266]*[.Q16] + [.G267]*[.Q17] + [.G268]*[.Q18] + [.G269]*[.Q19] + [.G270]*[.Q20] + [.G271]*[.Q21] )" office:value-type="float" office:value="0.0362471826343539" calcext:value-type="float">
            <text:p>0.036247182634354</text:p>
          </table:table-cell>
          <table:table-cell table:style-name="ce19" table:formula="of:=TANH( [.H251]*[.S1] + [.H252]*[.S2] + [.H253]*[.S3] + [.H254]*[.S4] + [.H255]*[.S5] + [.H256]*[.S6] + [.H257]*[.S7] + [.H258]*[.S8] + [.H259]*[.S9] + [.H260]*[.S10] + [.H261]*[.S11] + [.H262]*[.S12] + [.H263]*[.S13] + [.H264]*[.S14] + [.H265]*[.S15] + [.H266]*[.S16] + [.H267]*[.S17] + [.H268]*[.S18] + [.H269]*[.S19] + [.H270]*[.S20] + [.H271]*[.S21] + [.H272]*[.S22] + [.H273]*[.S23] + [.H274]*[.S24] )" office:value-type="float" office:value="0.463087288621726" calcext:value-type="float">
            <text:p>0.463087288621726</text:p>
          </table:table-cell>
          <table:table-cell table:style-name="ce20" office:value-type="float" office:value="0.464157906866747" calcext:value-type="float">
            <text:p>0.464157906866747</text:p>
          </table:table-cell>
          <table:table-cell table:style-name="ce21" table:formula="of:= ([.J252]-[.I252]) * ([.J252]-[.I252])" office:value-type="float" office:value="0.00000114622342657226" calcext:value-type="float">
            <text:p>1.14622342657226E-06</text:p>
          </table:table-cell>
          <table:table-cell table:number-columns-repeated="5"/>
          <table:table-cell table:style-name="ce9" office:value-type="float" office:value="-0.0690139509953802" calcext:value-type="float">
            <text:p>-0.0690139509953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251]*[.Q22] + [.G252]*[.Q23] + [.G253]*[.Q24] + [.G254]*[.Q25] + [.G255]*[.Q26] + [.G256]*[.Q27] + [.G257]*[.Q28] + [.G258]*[.Q29] + [.G259]*[.Q30] + [.G260]*[.Q31] + [.G261]*[.Q32] + [.G262]*[.Q33] + [.G263]*[.Q34] + [.G264]*[.Q35] + [.G265]*[.Q36] + [.G266]*[.Q37] + [.G267]*[.Q38] + [.G268]*[.Q39] + [.G269]*[.Q40] + [.G270]*[.Q41] + [.G271]*[.Q42] )" office:value-type="float" office:value="-0.00499613037823814" calcext:value-type="float">
            <text:p>-0.004996130378238</text:p>
          </table:table-cell>
          <table:table-cell table:style-name="ce19" table:formula="of:=TANH( [.H251]*[.S25] + [.H252]*[.S26] + [.H253]*[.S27] + [.H254]*[.S28] + [.H255]*[.S29] + [.H256]*[.S30] + [.H257]*[.S31] + [.H258]*[.S32] + [.H259]*[.S33] + [.H260]*[.S34] + [.H261]*[.S35] + [.H262]*[.S36] + [.H263]*[.S37] + [.H264]*[.S38] + [.H265]*[.S39] + [.H266]*[.S40] + [.H267]*[.S41] + [.H268]*[.S42] + [.H269]*[.S43] + [.H270]*[.S44] + [.H271]*[.S45] + [.H272]*[.S46] + [.H273]*[.S47] + [.H274]*[.S48] )" office:value-type="float" office:value="0.445858884687239" calcext:value-type="float">
            <text:p>0.445858884687239</text:p>
          </table:table-cell>
          <table:table-cell table:style-name="ce20" office:value-type="float" office:value="0.449231101417624" calcext:value-type="float">
            <text:p>0.449231101417624</text:p>
          </table:table-cell>
          <table:table-cell table:style-name="ce21" table:formula="of:= ([.J253]-[.I253]) * ([.J253]-[.I253])" office:value-type="float" office:value="0.0000113718456766867" calcext:value-type="float">
            <text:p>1.13718456766867E-05</text:p>
          </table:table-cell>
          <table:table-cell table:number-columns-repeated="5"/>
          <table:table-cell table:style-name="ce9" office:value-type="float" office:value="-0.000140046631397679" calcext:value-type="float">
            <text:p>-0.00014004663139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251]*[.Q43] + [.G252]*[.Q44] + [.G253]*[.Q45] + [.G254]*[.Q46] + [.G255]*[.Q47] + [.G256]*[.Q48] + [.G257]*[.Q49] + [.G258]*[.Q50] + [.G259]*[.Q51] + [.G260]*[.Q52] + [.G261]*[.Q53] + [.G262]*[.Q54] + [.G263]*[.Q55] + [.G264]*[.Q56] + [.G265]*[.Q57] + [.G266]*[.Q58] + [.G267]*[.Q59] + [.G268]*[.Q60] + [.G269]*[.Q61] + [.G270]*[.Q62] + [.G271]*[.Q63] )" office:value-type="float" office:value="0.136286194165255" calcext:value-type="float">
            <text:p>0.136286194165255</text:p>
          </table:table-cell>
          <table:table-cell table:style-name="ce19" table:formula="of:=TANH( [.H251]*[.S49] + [.H252]*[.S50] + [.H253]*[.S51] + [.H254]*[.S52] + [.H255]*[.S53] + [.H256]*[.S54] + [.H257]*[.S55] + [.H258]*[.S56] + [.H259]*[.S57] + [.H260]*[.S58] + [.H261]*[.S59] + [.H262]*[.S60] + [.H263]*[.S61] + [.H264]*[.S62] + [.H265]*[.S63] + [.H266]*[.S64] + [.H267]*[.S65] + [.H268]*[.S66] + [.H269]*[.S67] + [.H270]*[.S68] + [.H271]*[.S69] + [.H272]*[.S70] + [.H273]*[.S71] + [.H274]*[.S72] )" office:value-type="float" office:value="0.472078524035797" calcext:value-type="float">
            <text:p>0.472078524035797</text:p>
          </table:table-cell>
          <table:table-cell table:style-name="ce20" office:value-type="float" office:value="0.47120146231693" calcext:value-type="float">
            <text:p>0.47120146231693</text:p>
          </table:table-cell>
          <table:table-cell table:style-name="ce21" table:formula="of:= ([.J254]-[.I254]) * ([.J254]-[.I254])" office:value-type="float" office:value="0.00000076923725870229" calcext:value-type="float">
            <text:p>7.69237258702288E-07</text:p>
          </table:table-cell>
          <table:table-cell table:number-columns-repeated="5"/>
          <table:table-cell table:style-name="ce9" office:value-type="float" office:value="-1.10757531876604" calcext:value-type="float">
            <text:p>-1.107575318766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251]*[.Q64] + [.G252]*[.Q65] + [.G253]*[.Q66] + [.G254]*[.Q67] + [.G255]*[.Q68] + [.G256]*[.Q69] + [.G257]*[.Q70] + [.G258]*[.Q71] + [.G259]*[.Q72] + [.G260]*[.Q73] + [.G261]*[.Q74] + [.G262]*[.Q75] + [.G263]*[.Q76] + [.G264]*[.Q77] + [.G265]*[.Q78] + [.G266]*[.Q79] + [.G267]*[.Q80] + [.G268]*[.Q81] + [.G269]*[.Q82] + [.G270]*[.Q83] + [.G271]*[.Q84] )" office:value-type="float" office:value="-0.290002032341481" calcext:value-type="float">
            <text:p>-0.290002032341481</text:p>
          </table:table-cell>
          <table:table-cell table:number-columns-repeated="8"/>
          <table:table-cell table:style-name="ce9" office:value-type="float" office:value="-0.000597617434247445" calcext:value-type="float">
            <text:p>-0.00059761743424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251]*[.Q85] + [.G252]*[.Q86] + [.G253]*[.Q87] + [.G254]*[.Q88] + [.G255]*[.Q89] + [.G256]*[.Q90] + [.G257]*[.Q91] + [.G258]*[.Q92] + [.G259]*[.Q93] + [.G260]*[.Q94] + [.G261]*[.Q95] + [.G262]*[.Q96] + [.G263]*[.Q97] + [.G264]*[.Q98] + [.G265]*[.Q99] + [.G266]*[.Q100] + [.G267]*[.Q101] + [.G268]*[.Q102] + [.G269]*[.Q103] + [.G270]*[.Q104] + [.G271]*[.Q105] )" office:value-type="float" office:value="0.123586108222467" calcext:value-type="float">
            <text:p>0.123586108222467</text:p>
          </table:table-cell>
          <table:table-cell table:number-columns-repeated="8"/>
          <table:table-cell table:style-name="ce9" office:value-type="float" office:value="0.0307223100684917" calcext:value-type="float">
            <text:p>0.03072231006849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251]*[.Q106] + [.G252]*[.Q107] + [.G253]*[.Q108] + [.G254]*[.Q109] + [.G255]*[.Q110] + [.G256]*[.Q111] + [.G257]*[.Q112] + [.G258]*[.Q113] + [.G259]*[.Q114] + [.G260]*[.Q115] + [.G261]*[.Q116] + [.G262]*[.Q117] + [.G263]*[.Q118] + [.G264]*[.Q119] + [.G265]*[.Q120] + [.G266]*[.Q121] + [.G267]*[.Q122] + [.G268]*[.Q123] + [.G269]*[.Q124] + [.G270]*[.Q125] + [.G271]*[.Q126] )" office:value-type="float" office:value="0.0311434493214881" calcext:value-type="float">
            <text:p>0.031143449321488</text:p>
          </table:table-cell>
          <table:table-cell table:number-columns-repeated="8"/>
          <table:table-cell table:style-name="ce9" office:value-type="float" office:value="-0.000552462871741751" calcext:value-type="float">
            <text:p>-0.00055246287174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251]*[.Q127] + [.G252]*[.Q128] + [.G253]*[.Q129] + [.G254]*[.Q130] + [.G255]*[.Q131] + [.G256]*[.Q132] + [.G257]*[.Q133] + [.G258]*[.Q134] + [.G259]*[.Q135] + [.G260]*[.Q136] + [.G261]*[.Q137] + [.G262]*[.Q138] + [.G263]*[.Q139] + [.G264]*[.Q140] + [.G265]*[.Q141] + [.G266]*[.Q142] + [.G267]*[.Q143] + [.G268]*[.Q144] + [.G269]*[.Q145] + [.G270]*[.Q146] + [.G271]*[.Q147] )" office:value-type="float" office:value="0.299339700280563" calcext:value-type="float">
            <text:p>0.299339700280563</text:p>
          </table:table-cell>
          <table:table-cell table:number-columns-repeated="8"/>
          <table:table-cell table:style-name="ce9" office:value-type="float" office:value="0.00179957298926847" calcext:value-type="float">
            <text:p>0.0017995729892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251]*[.Q148] + [.G252]*[.Q149] + [.G253]*[.Q150] + [.G254]*[.Q151] + [.G255]*[.Q152] + [.G256]*[.Q153] + [.G257]*[.Q154] + [.G258]*[.Q155] + [.G259]*[.Q156] + [.G260]*[.Q157] + [.G261]*[.Q158] + [.G262]*[.Q159] + [.G263]*[.Q160] + [.G264]*[.Q161] + [.G265]*[.Q162] + [.G266]*[.Q163] + [.G267]*[.Q164] + [.G268]*[.Q165] + [.G269]*[.Q166] + [.G270]*[.Q167] + [.G271]*[.Q168] )" office:value-type="float" office:value="-0.0234096381453028" calcext:value-type="float">
            <text:p>-0.023409638145303</text:p>
          </table:table-cell>
          <table:table-cell table:number-columns-repeated="8"/>
          <table:table-cell table:style-name="ce9" office:value-type="float" office:value="-0.000919051329355376" calcext:value-type="float">
            <text:p>-0.00091905132935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251]*[.Q169] + [.G252]*[.Q170] + [.G253]*[.Q171] + [.G254]*[.Q172] + [.G255]*[.Q173] + [.G256]*[.Q174] + [.G257]*[.Q175] + [.G258]*[.Q176] + [.G259]*[.Q177] + [.G260]*[.Q178] + [.G261]*[.Q179] + [.G262]*[.Q180] + [.G263]*[.Q181] + [.G264]*[.Q182] + [.G265]*[.Q183] + [.G266]*[.Q184] + [.G267]*[.Q185] + [.G268]*[.Q186] + [.G269]*[.Q187] + [.G270]*[.Q188] + [.G271]*[.Q189] )" office:value-type="float" office:value="-0.0210650382924239" calcext:value-type="float">
            <text:p>-0.021065038292424</text:p>
          </table:table-cell>
          <table:table-cell table:number-columns-repeated="8"/>
          <table:table-cell table:style-name="ce9" office:value-type="float" office:value="0.0000336873377508221" calcext:value-type="float">
            <text:p>3.36873377508221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251]*[.Q190] + [.G252]*[.Q191] + [.G253]*[.Q192] + [.G254]*[.Q193] + [.G255]*[.Q194] + [.G256]*[.Q195] + [.G257]*[.Q196] + [.G258]*[.Q197] + [.G259]*[.Q198] + [.G260]*[.Q199] + [.G261]*[.Q200] + [.G262]*[.Q201] + [.G263]*[.Q202] + [.G264]*[.Q203] + [.G265]*[.Q204] + [.G266]*[.Q205] + [.G267]*[.Q206] + [.G268]*[.Q207] + [.G269]*[.Q208] + [.G270]*[.Q209] + [.G271]*[.Q210] )" office:value-type="float" office:value="0.017845302910839" calcext:value-type="float">
            <text:p>0.017845302910839</text:p>
          </table:table-cell>
          <table:table-cell table:number-columns-repeated="8"/>
          <table:table-cell table:style-name="ce9" office:value-type="float" office:value="0.307785232410448" calcext:value-type="float">
            <text:p>0.30778523241044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251]*[.Q211] + [.G252]*[.Q212] + [.G253]*[.Q213] + [.G254]*[.Q214] + [.G255]*[.Q215] + [.G256]*[.Q216] + [.G257]*[.Q217] + [.G258]*[.Q218] + [.G259]*[.Q219] + [.G260]*[.Q220] + [.G261]*[.Q221] + [.G262]*[.Q222] + [.G263]*[.Q223] + [.G264]*[.Q224] + [.G265]*[.Q225] + [.G266]*[.Q226] + [.G267]*[.Q227] + [.G268]*[.Q228] + [.G269]*[.Q229] + [.G270]*[.Q230] + [.G271]*[.Q231] )" office:value-type="float" office:value="-0.180105628195767" calcext:value-type="float">
            <text:p>-0.180105628195767</text:p>
          </table:table-cell>
          <table:table-cell table:number-columns-repeated="8"/>
          <table:table-cell table:style-name="ce9" office:value-type="float" office:value="0.0044226540065627" calcext:value-type="float">
            <text:p>0.00442265400656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251]*[.Q232] + [.G252]*[.Q233] + [.G253]*[.Q234] + [.G254]*[.Q235] + [.G255]*[.Q236] + [.G256]*[.Q237] + [.G257]*[.Q238] + [.G258]*[.Q239] + [.G259]*[.Q240] + [.G260]*[.Q241] + [.G261]*[.Q242] + [.G262]*[.Q243] + [.G263]*[.Q244] + [.G264]*[.Q245] + [.G265]*[.Q246] + [.G266]*[.Q247] + [.G267]*[.Q248] + [.G268]*[.Q249] + [.G269]*[.Q250] + [.G270]*[.Q251] + [.G271]*[.Q252] )" office:value-type="float" office:value="0.103298739729317" calcext:value-type="float">
            <text:p>0.103298739729317</text:p>
          </table:table-cell>
          <table:table-cell table:number-columns-repeated="8"/>
          <table:table-cell table:style-name="ce9" office:value-type="float" office:value="0.0012299606487655" calcext:value-type="float">
            <text:p>0.00122996064876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251]*[.Q253] + [.G252]*[.Q254] + [.G253]*[.Q255] + [.G254]*[.Q256] + [.G255]*[.Q257] + [.G256]*[.Q258] + [.G257]*[.Q259] + [.G258]*[.Q260] + [.G259]*[.Q261] + [.G260]*[.Q262] + [.G261]*[.Q263] + [.G262]*[.Q264] + [.G263]*[.Q265] + [.G264]*[.Q266] + [.G265]*[.Q267] + [.G266]*[.Q268] + [.G267]*[.Q269] + [.G268]*[.Q270] + [.G269]*[.Q271] + [.G270]*[.Q272] + [.G271]*[.Q273] )" office:value-type="float" office:value="0.277741083944363" calcext:value-type="float">
            <text:p>0.277741083944363</text:p>
          </table:table-cell>
          <table:table-cell table:number-columns-repeated="8"/>
          <table:table-cell table:style-name="ce9" office:value-type="float" office:value="0.00606275082389702" calcext:value-type="float">
            <text:p>0.00606275082389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65339482481106" calcext:value-type="float">
            <text:p>0.365339482481106</text:p>
          </table:table-cell>
          <table:table-cell table:style-name="ce13" table:formula="of:=TANH( [.G251]*[.Q274] + [.G252]*[.Q275] + [.G253]*[.Q276] + [.G254]*[.Q277] + [.G255]*[.Q278] + [.G256]*[.Q279] + [.G257]*[.Q280] + [.G258]*[.Q281] + [.G259]*[.Q282] + [.G260]*[.Q283] + [.G261]*[.Q284] + [.G262]*[.Q285] + [.G263]*[.Q286] + [.G264]*[.Q287] + [.G265]*[.Q288] + [.G266]*[.Q289] + [.G267]*[.Q290] + [.G268]*[.Q291] + [.G269]*[.Q292] + [.G270]*[.Q293] + [.G271]*[.Q294] )" office:value-type="float" office:value="0.867456425105004" calcext:value-type="float">
            <text:p>0.867456425105004</text:p>
          </table:table-cell>
          <table:table-cell table:number-columns-repeated="8"/>
          <table:table-cell table:style-name="ce9" office:value-type="float" office:value="-0.00000498638230818159" calcext:value-type="float">
            <text:p>-4.98638230818159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5" calcext:value-type="float">
            <text:p>0.5</text:p>
          </table:table-cell>
          <table:table-cell table:style-name="ce13" table:formula="of:=TANH( [.G251]*[.Q295] + [.G252]*[.Q296] + [.G253]*[.Q297] + [.G254]*[.Q298] + [.G255]*[.Q299] + [.G256]*[.Q300] + [.G257]*[.Q301] + [.G258]*[.Q302] + [.G259]*[.Q303] + [.G260]*[.Q304] + [.G261]*[.Q305] + [.G262]*[.Q306] + [.G263]*[.Q307] + [.G264]*[.Q308] + [.G265]*[.Q309] + [.G266]*[.Q310] + [.G267]*[.Q311] + [.G268]*[.Q312] + [.G269]*[.Q313] + [.G270]*[.Q314] + [.G271]*[.Q315] )" office:value-type="float" office:value="0.320435497371294" calcext:value-type="float">
            <text:p>0.320435497371294</text:p>
          </table:table-cell>
          <table:table-cell table:number-columns-repeated="8"/>
          <table:table-cell table:style-name="ce9" office:value-type="float" office:value="-0.000657750104109416" calcext:value-type="float">
            <text:p>-0.00065775010410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79121144312065" calcext:value-type="float">
            <text:p>0.279121144312065</text:p>
          </table:table-cell>
          <table:table-cell table:style-name="ce13" table:formula="of:=TANH( [.G251]*[.Q316] + [.G252]*[.Q317] + [.G253]*[.Q318] + [.G254]*[.Q319] + [.G255]*[.Q320] + [.G256]*[.Q321] + [.G257]*[.Q322] + [.G258]*[.Q323] + [.G259]*[.Q324] + [.G260]*[.Q325] + [.G261]*[.Q326] + [.G262]*[.Q327] + [.G263]*[.Q328] + [.G264]*[.Q329] + [.G265]*[.Q330] + [.G266]*[.Q331] + [.G267]*[.Q332] + [.G268]*[.Q333] + [.G269]*[.Q334] + [.G270]*[.Q335] + [.G271]*[.Q336] )" office:value-type="float" office:value="-0.00723837237049119" calcext:value-type="float">
            <text:p>-0.007238372370491</text:p>
          </table:table-cell>
          <table:table-cell table:number-columns-repeated="8"/>
          <table:table-cell table:style-name="ce9" office:value-type="float" office:value="-0.00136570922931799" calcext:value-type="float">
            <text:p>-0.00136570922931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21332138763351" calcext:value-type="float">
            <text:p>0.221332138763351</text:p>
          </table:table-cell>
          <table:table-cell table:style-name="ce13" table:formula="of:=TANH( [.G251]*[.Q337] + [.G252]*[.Q338] + [.G253]*[.Q339] + [.G254]*[.Q340] + [.G255]*[.Q341] + [.G256]*[.Q342] + [.G257]*[.Q343] + [.G258]*[.Q344] + [.G259]*[.Q345] + [.G260]*[.Q346] + [.G261]*[.Q347] + [.G262]*[.Q348] + [.G263]*[.Q349] + [.G264]*[.Q350] + [.G265]*[.Q351] + [.G266]*[.Q352] + [.G267]*[.Q353] + [.G268]*[.Q354] + [.G269]*[.Q355] + [.G270]*[.Q356] + [.G271]*[.Q357] )" office:value-type="float" office:value="0.0326868447518429" calcext:value-type="float">
            <text:p>0.032686844751843</text:p>
          </table:table-cell>
          <table:table-cell table:number-columns-repeated="8"/>
          <table:table-cell table:style-name="ce9" office:value-type="float" office:value="-0.00226805238033045" calcext:value-type="float">
            <text:p>-0.0022680523803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50261054358905" calcext:value-type="float">
            <text:p>0.250261054358905</text:p>
          </table:table-cell>
          <table:table-cell table:style-name="ce13" table:formula="of:=TANH( [.G251]*[.Q358] + [.G252]*[.Q359] + [.G253]*[.Q360] + [.G254]*[.Q361] + [.G255]*[.Q362] + [.G256]*[.Q363] + [.G257]*[.Q364] + [.G258]*[.Q365] + [.G259]*[.Q366] + [.G260]*[.Q367] + [.G261]*[.Q368] + [.G262]*[.Q369] + [.G263]*[.Q370] + [.G264]*[.Q371] + [.G265]*[.Q372] + [.G266]*[.Q373] + [.G267]*[.Q374] + [.G268]*[.Q375] + [.G269]*[.Q376] + [.G270]*[.Q377] + [.G271]*[.Q378] )" office:value-type="float" office:value="-0.0978947671044767" calcext:value-type="float">
            <text:p>-0.097894767104477</text:p>
          </table:table-cell>
          <table:table-cell table:number-columns-repeated="8"/>
          <table:table-cell table:style-name="ce9" office:value-type="float" office:value="-0.00490739793089182" calcext:value-type="float">
            <text:p>-0.00490739793089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52992878717168" calcext:value-type="float">
            <text:p>0.352992878717168</text:p>
          </table:table-cell>
          <table:table-cell table:style-name="ce13" table:formula="of:=TANH( [.G251]*[.Q379] + [.G252]*[.Q380] + [.G253]*[.Q381] + [.G254]*[.Q382] + [.G255]*[.Q383] + [.G256]*[.Q384] + [.G257]*[.Q385] + [.G258]*[.Q386] + [.G259]*[.Q387] + [.G260]*[.Q388] + [.G261]*[.Q389] + [.G262]*[.Q390] + [.G263]*[.Q391] + [.G264]*[.Q392] + [.G265]*[.Q393] + [.G266]*[.Q394] + [.G267]*[.Q395] + [.G268]*[.Q396] + [.G269]*[.Q397] + [.G270]*[.Q398] + [.G271]*[.Q399] )" office:value-type="float" office:value="0.385731035148041" calcext:value-type="float">
            <text:p>0.385731035148041</text:p>
          </table:table-cell>
          <table:table-cell table:number-columns-repeated="8"/>
          <table:table-cell table:style-name="ce9" office:value-type="float" office:value="0.00753094797524253" calcext:value-type="float">
            <text:p>0.00753094797524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413750831417017" calcext:value-type="float">
            <text:p>0.413750831417017</text:p>
          </table:table-cell>
          <table:table-cell table:style-name="ce13" table:formula="of:=TANH( [.G251]*[.Q400] + [.G252]*[.Q401] + [.G253]*[.Q402] + [.G254]*[.Q403] + [.G255]*[.Q404] + [.G256]*[.Q405] + [.G257]*[.Q406] + [.G258]*[.Q407] + [.G259]*[.Q408] + [.G260]*[.Q409] + [.G261]*[.Q410] + [.G262]*[.Q411] + [.G263]*[.Q412] + [.G264]*[.Q413] + [.G265]*[.Q414] + [.G266]*[.Q415] + [.G267]*[.Q416] + [.G268]*[.Q417] + [.G269]*[.Q418] + [.G270]*[.Q419] + [.G271]*[.Q420] )" office:value-type="float" office:value="-0.308057435166534" calcext:value-type="float">
            <text:p>-0.308057435166534</text:p>
          </table:table-cell>
          <table:table-cell table:number-columns-repeated="8"/>
          <table:table-cell table:style-name="ce9" office:value-type="float" office:value="-0.0000211259079101086" calcext:value-type="float">
            <text:p>-2.11259079101086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51]*[.Q421] + [.G252]*[.Q422] + [.G253]*[.Q423] + [.G254]*[.Q424] + [.G255]*[.Q425] + [.G256]*[.Q426] + [.G257]*[.Q427] + [.G258]*[.Q428] + [.G259]*[.Q429] + [.G260]*[.Q430] + [.G261]*[.Q431] + [.G262]*[.Q432] + [.G263]*[.Q433] + [.G264]*[.Q434] + [.G265]*[.Q435] + [.G266]*[.Q436] + [.G267]*[.Q437] + [.G268]*[.Q438] + [.G269]*[.Q439] + [.G270]*[.Q440] + [.G271]*[.Q441] )" office:value-type="float" office:value="0.233555710842921" calcext:value-type="float">
            <text:p>0.233555710842921</text:p>
          </table:table-cell>
          <table:table-cell table:number-columns-repeated="8"/>
          <table:table-cell table:style-name="ce9" office:value-type="float" office:value="-0.00590233582296896" calcext:value-type="float">
            <text:p>-0.00590233582296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51]*[.Q442] + [.G252]*[.Q443] + [.G253]*[.Q444] + [.G254]*[.Q445] + [.G255]*[.Q446] + [.G256]*[.Q447] + [.G257]*[.Q448] + [.G258]*[.Q449] + [.G259]*[.Q450] + [.G260]*[.Q451] + [.G261]*[.Q452] + [.G262]*[.Q453] + [.G263]*[.Q454] + [.G264]*[.Q455] + [.G265]*[.Q456] + [.G266]*[.Q457] + [.G267]*[.Q458] + [.G268]*[.Q459] + [.G269]*[.Q460] + [.G270]*[.Q461] + [.G271]*[.Q462] )" office:value-type="float" office:value="0.328121487726178" calcext:value-type="float">
            <text:p>0.328121487726178</text:p>
          </table:table-cell>
          <table:table-cell table:number-columns-repeated="8"/>
          <table:table-cell table:style-name="ce9" office:value-type="float" office:value="0.0231218988329381" calcext:value-type="float">
            <text:p>0.02312189883293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51]*[.Q463] + [.G252]*[.Q464] + [.G253]*[.Q465] + [.G254]*[.Q466] + [.G255]*[.Q467] + [.G256]*[.Q468] + [.G257]*[.Q469] + [.G258]*[.Q470] + [.G259]*[.Q471] + [.G260]*[.Q472] + [.G261]*[.Q473] + [.G262]*[.Q474] + [.G263]*[.Q475] + [.G264]*[.Q476] + [.G265]*[.Q477] + [.G266]*[.Q478] + [.G267]*[.Q479] + [.G268]*[.Q480] + [.G269]*[.Q481] + [.G270]*[.Q482] + [.G271]*[.Q483] )" office:value-type="float" office:value="-0.103171901365434" calcext:value-type="float">
            <text:p>-0.103171901365434</text:p>
          </table:table-cell>
          <table:table-cell table:number-columns-repeated="8"/>
          <table:table-cell table:style-name="ce9" office:value-type="float" office:value="-0.0453969375731009" calcext:value-type="float">
            <text:p>-0.04539693757310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817951225975572" calcext:value-type="float">
            <text:p>0.000817951225976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-0.619023064785893" calcext:value-type="float">
            <text:p>-0.6190230647858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8764605772908" calcext:value-type="float">
            <text:p>-0.318764605772908</text:p>
          </table:table-cell>
          <table:table-cell table:style-name="ce13" table:formula="of:=TANH( [.G276]*[.Q1] + [.G277]*[.Q2] + [.G278]*[.Q3] + [.G279]*[.Q4] + [.G280]*[.Q5] + [.G281]*[.Q6] + [.G282]*[.Q7] + [.G283]*[.Q8] + [.G284]*[.Q9] + [.G285]*[.Q10] + [.G286]*[.Q11] + [.G287]*[.Q12] + [.G288]*[.Q13] + [.G289]*[.Q14] + [.G290]*[.Q15] + [.G291]*[.Q16] + [.G292]*[.Q17] + [.G293]*[.Q18] + [.G294]*[.Q19] + [.G295]*[.Q20] + [.G296]*[.Q21] )" office:value-type="float" office:value="0.0314743068387411" calcext:value-type="float">
            <text:p>0.031474306838741</text:p>
          </table:table-cell>
          <table:table-cell table:style-name="ce19" table:formula="of:=TANH( [.H276]*[.S1] + [.H277]*[.S2] + [.H278]*[.S3] + [.H279]*[.S4] + [.H280]*[.S5] + [.H281]*[.S6] + [.H282]*[.S7] + [.H283]*[.S8] + [.H284]*[.S9] + [.H285]*[.S10] + [.H286]*[.S11] + [.H287]*[.S12] + [.H288]*[.S13] + [.H289]*[.S14] + [.H290]*[.S15] + [.H291]*[.S16] + [.H292]*[.S17] + [.H293]*[.S18] + [.H294]*[.S19] + [.H295]*[.S20] + [.H296]*[.S21] + [.H297]*[.S22] + [.H298]*[.S23] + [.H299]*[.S24] )" office:value-type="float" office:value="0.464607368438218" calcext:value-type="float">
            <text:p>0.464607368438218</text:p>
          </table:table-cell>
          <table:table-cell table:style-name="ce20" office:value-type="float" office:value="0.449231101417624" calcext:value-type="float">
            <text:p>0.449231101417624</text:p>
          </table:table-cell>
          <table:table-cell table:style-name="ce21" table:formula="of:= ([.J277]-[.I277]) * ([.J277]-[.I277])" office:value-type="float" office:value="0.000236429587488611" calcext:value-type="float">
            <text:p>0.000236429587489</text:p>
          </table:table-cell>
          <table:table-cell table:number-columns-repeated="5"/>
          <table:table-cell table:style-name="ce9" office:value-type="float" office:value="-0.460334617494371" calcext:value-type="float">
            <text:p>-0.4603346174943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276]*[.Q22] + [.G277]*[.Q23] + [.G278]*[.Q24] + [.G279]*[.Q25] + [.G280]*[.Q26] + [.G281]*[.Q27] + [.G282]*[.Q28] + [.G283]*[.Q29] + [.G284]*[.Q30] + [.G285]*[.Q31] + [.G286]*[.Q32] + [.G287]*[.Q33] + [.G288]*[.Q34] + [.G289]*[.Q35] + [.G290]*[.Q36] + [.G291]*[.Q37] + [.G292]*[.Q38] + [.G293]*[.Q39] + [.G294]*[.Q40] + [.G295]*[.Q41] + [.G296]*[.Q42] )" office:value-type="float" office:value="-0.0179086881078867" calcext:value-type="float">
            <text:p>-0.017908688107887</text:p>
          </table:table-cell>
          <table:table-cell table:style-name="ce19" table:formula="of:=TANH( [.H276]*[.S25] + [.H277]*[.S26] + [.H278]*[.S27] + [.H279]*[.S28] + [.H280]*[.S29] + [.H281]*[.S30] + [.H282]*[.S31] + [.H283]*[.S32] + [.H284]*[.S33] + [.H285]*[.S34] + [.H286]*[.S35] + [.H287]*[.S36] + [.H288]*[.S37] + [.H289]*[.S38] + [.H290]*[.S39] + [.H291]*[.S40] + [.H292]*[.S41] + [.H293]*[.S42] + [.H294]*[.S43] + [.H295]*[.S44] + [.H296]*[.S45] + [.H297]*[.S46] + [.H298]*[.S47] + [.H299]*[.S48] )" office:value-type="float" office:value="0.470348172047067" calcext:value-type="float">
            <text:p>0.470348172047067</text:p>
          </table:table-cell>
          <table:table-cell table:style-name="ce20" office:value-type="float" office:value="0.47120146231693" calcext:value-type="float">
            <text:p>0.47120146231693</text:p>
          </table:table-cell>
          <table:table-cell table:style-name="ce21" table:formula="of:= ([.J278]-[.I278]) * ([.J278]-[.I278])" office:value-type="float" office:value="0.00000072810428464254" calcext:value-type="float">
            <text:p>7.28104284642539E-07</text:p>
          </table:table-cell>
          <table:table-cell table:number-columns-repeated="5"/>
          <table:table-cell table:style-name="ce9" office:value-type="float" office:value="-1.99302910460665" calcext:value-type="float">
            <text:p>-1.9930291046066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276]*[.Q43] + [.G277]*[.Q44] + [.G278]*[.Q45] + [.G279]*[.Q46] + [.G280]*[.Q47] + [.G281]*[.Q48] + [.G282]*[.Q49] + [.G283]*[.Q50] + [.G284]*[.Q51] + [.G285]*[.Q52] + [.G286]*[.Q53] + [.G287]*[.Q54] + [.G288]*[.Q55] + [.G289]*[.Q56] + [.G290]*[.Q57] + [.G291]*[.Q58] + [.G292]*[.Q59] + [.G293]*[.Q60] + [.G294]*[.Q61] + [.G295]*[.Q62] + [.G296]*[.Q63] )" office:value-type="float" office:value="0.147470086112637" calcext:value-type="float">
            <text:p>0.147470086112637</text:p>
          </table:table-cell>
          <table:table-cell table:style-name="ce19" table:formula="of:=TANH( [.H276]*[.S49] + [.H277]*[.S50] + [.H278]*[.S51] + [.H279]*[.S52] + [.H280]*[.S53] + [.H281]*[.S54] + [.H282]*[.S55] + [.H283]*[.S56] + [.H284]*[.S57] + [.H285]*[.S58] + [.H286]*[.S59] + [.H287]*[.S60] + [.H288]*[.S61] + [.H289]*[.S62] + [.H290]*[.S63] + [.H291]*[.S64] + [.H292]*[.S65] + [.H293]*[.S66] + [.H294]*[.S67] + [.H295]*[.S68] + [.H296]*[.S69] + [.H297]*[.S70] + [.H298]*[.S71] + [.H299]*[.S72] )" office:value-type="float" office:value="0.480123300268074" calcext:value-type="float">
            <text:p>0.480123300268074</text:p>
          </table:table-cell>
          <table:table-cell table:style-name="ce20" office:value-type="float" office:value="0.48079254355583" calcext:value-type="float">
            <text:p>0.48079254355583</text:p>
          </table:table-cell>
          <table:table-cell table:style-name="ce21" table:formula="of:= ([.J279]-[.I279]) * ([.J279]-[.I279])" office:value-type="float" office:value="0.00000044788657820627" calcext:value-type="float">
            <text:p>4.47886578206274E-07</text:p>
          </table:table-cell>
          <table:table-cell table:number-columns-repeated="5"/>
          <table:table-cell table:style-name="ce9" office:value-type="float" office:value="-0.00240958656990989" calcext:value-type="float">
            <text:p>-0.0024095865699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276]*[.Q64] + [.G277]*[.Q65] + [.G278]*[.Q66] + [.G279]*[.Q67] + [.G280]*[.Q68] + [.G281]*[.Q69] + [.G282]*[.Q70] + [.G283]*[.Q71] + [.G284]*[.Q72] + [.G285]*[.Q73] + [.G286]*[.Q74] + [.G287]*[.Q75] + [.G288]*[.Q76] + [.G289]*[.Q77] + [.G290]*[.Q78] + [.G291]*[.Q79] + [.G292]*[.Q80] + [.G293]*[.Q81] + [.G294]*[.Q82] + [.G295]*[.Q83] + [.G296]*[.Q84] )" office:value-type="float" office:value="-0.20076107988999" calcext:value-type="float">
            <text:p>-0.20076107988999</text:p>
          </table:table-cell>
          <table:table-cell table:number-columns-repeated="8"/>
          <table:table-cell table:style-name="ce9" office:value-type="float" office:value="-0.00290659134731543" calcext:value-type="float">
            <text:p>-0.00290659134731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276]*[.Q85] + [.G277]*[.Q86] + [.G278]*[.Q87] + [.G279]*[.Q88] + [.G280]*[.Q89] + [.G281]*[.Q90] + [.G282]*[.Q91] + [.G283]*[.Q92] + [.G284]*[.Q93] + [.G285]*[.Q94] + [.G286]*[.Q95] + [.G287]*[.Q96] + [.G288]*[.Q97] + [.G289]*[.Q98] + [.G290]*[.Q99] + [.G291]*[.Q100] + [.G292]*[.Q101] + [.G293]*[.Q102] + [.G294]*[.Q103] + [.G295]*[.Q104] + [.G296]*[.Q105] )" office:value-type="float" office:value="0.124744921152673" calcext:value-type="float">
            <text:p>0.124744921152673</text:p>
          </table:table-cell>
          <table:table-cell table:number-columns-repeated="8"/>
          <table:table-cell table:style-name="ce9" office:value-type="float" office:value="0.0000191568434750545" calcext:value-type="float">
            <text:p>1.91568434750545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276]*[.Q106] + [.G277]*[.Q107] + [.G278]*[.Q108] + [.G279]*[.Q109] + [.G280]*[.Q110] + [.G281]*[.Q111] + [.G282]*[.Q112] + [.G283]*[.Q113] + [.G284]*[.Q114] + [.G285]*[.Q115] + [.G286]*[.Q116] + [.G287]*[.Q117] + [.G288]*[.Q118] + [.G289]*[.Q119] + [.G290]*[.Q120] + [.G291]*[.Q121] + [.G292]*[.Q122] + [.G293]*[.Q123] + [.G294]*[.Q124] + [.G295]*[.Q125] + [.G296]*[.Q126] )" office:value-type="float" office:value="0.0432704822428523" calcext:value-type="float">
            <text:p>0.043270482242852</text:p>
          </table:table-cell>
          <table:table-cell table:number-columns-repeated="8"/>
          <table:table-cell table:style-name="ce9" office:value-type="float" office:value="-0.00686832279869328" calcext:value-type="float">
            <text:p>-0.0068683227986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276]*[.Q127] + [.G277]*[.Q128] + [.G278]*[.Q129] + [.G279]*[.Q130] + [.G280]*[.Q131] + [.G281]*[.Q132] + [.G282]*[.Q133] + [.G283]*[.Q134] + [.G284]*[.Q135] + [.G285]*[.Q136] + [.G286]*[.Q137] + [.G287]*[.Q138] + [.G288]*[.Q139] + [.G289]*[.Q140] + [.G290]*[.Q141] + [.G291]*[.Q142] + [.G292]*[.Q143] + [.G293]*[.Q144] + [.G294]*[.Q145] + [.G295]*[.Q146] + [.G296]*[.Q147] )" office:value-type="float" office:value="0.315066839453034" calcext:value-type="float">
            <text:p>0.315066839453034</text:p>
          </table:table-cell>
          <table:table-cell table:number-columns-repeated="8"/>
          <table:table-cell table:style-name="ce9" office:value-type="float" office:value="0.027352957883254" calcext:value-type="float">
            <text:p>0.02735295788325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276]*[.Q148] + [.G277]*[.Q149] + [.G278]*[.Q150] + [.G279]*[.Q151] + [.G280]*[.Q152] + [.G281]*[.Q153] + [.G282]*[.Q154] + [.G283]*[.Q155] + [.G284]*[.Q156] + [.G285]*[.Q157] + [.G286]*[.Q158] + [.G287]*[.Q159] + [.G288]*[.Q160] + [.G289]*[.Q161] + [.G290]*[.Q162] + [.G291]*[.Q163] + [.G292]*[.Q164] + [.G293]*[.Q165] + [.G294]*[.Q166] + [.G295]*[.Q167] + [.G296]*[.Q168] )" office:value-type="float" office:value="-0.0217813401357256" calcext:value-type="float">
            <text:p>-0.021781340135726</text:p>
          </table:table-cell>
          <table:table-cell table:number-columns-repeated="8"/>
          <table:table-cell table:style-name="ce9" office:value-type="float" office:value="-0.000029505725823653" calcext:value-type="float">
            <text:p>-2.950572582365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276]*[.Q169] + [.G277]*[.Q170] + [.G278]*[.Q171] + [.G279]*[.Q172] + [.G280]*[.Q173] + [.G281]*[.Q174] + [.G282]*[.Q175] + [.G283]*[.Q176] + [.G284]*[.Q177] + [.G285]*[.Q178] + [.G286]*[.Q179] + [.G287]*[.Q180] + [.G288]*[.Q181] + [.G289]*[.Q182] + [.G290]*[.Q183] + [.G291]*[.Q184] + [.G292]*[.Q185] + [.G293]*[.Q186] + [.G294]*[.Q187] + [.G295]*[.Q188] + [.G296]*[.Q189] )" office:value-type="float" office:value="-0.0211284737331641" calcext:value-type="float">
            <text:p>-0.021128473733164</text:p>
          </table:table-cell>
          <table:table-cell table:number-columns-repeated="8"/>
          <table:table-cell table:style-name="ce9" office:value-type="float" office:value="-0.00198143204179449" calcext:value-type="float">
            <text:p>-0.00198143204179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276]*[.Q190] + [.G277]*[.Q191] + [.G278]*[.Q192] + [.G279]*[.Q193] + [.G280]*[.Q194] + [.G281]*[.Q195] + [.G282]*[.Q196] + [.G283]*[.Q197] + [.G284]*[.Q198] + [.G285]*[.Q199] + [.G286]*[.Q200] + [.G287]*[.Q201] + [.G288]*[.Q202] + [.G289]*[.Q203] + [.G290]*[.Q204] + [.G291]*[.Q205] + [.G292]*[.Q206] + [.G293]*[.Q207] + [.G294]*[.Q208] + [.G295]*[.Q209] + [.G296]*[.Q210] )" office:value-type="float" office:value="0.028061383499766" calcext:value-type="float">
            <text:p>0.028061383499766</text:p>
          </table:table-cell>
          <table:table-cell table:number-columns-repeated="8"/>
          <table:table-cell table:style-name="ce9" office:value-type="float" office:value="-0.00000035088405465221" calcext:value-type="float">
            <text:p>-3.5088405465221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276]*[.Q211] + [.G277]*[.Q212] + [.G278]*[.Q213] + [.G279]*[.Q214] + [.G280]*[.Q215] + [.G281]*[.Q216] + [.G282]*[.Q217] + [.G283]*[.Q218] + [.G284]*[.Q219] + [.G285]*[.Q220] + [.G286]*[.Q221] + [.G287]*[.Q222] + [.G288]*[.Q223] + [.G289]*[.Q224] + [.G290]*[.Q225] + [.G291]*[.Q226] + [.G292]*[.Q227] + [.G293]*[.Q228] + [.G294]*[.Q229] + [.G295]*[.Q230] + [.G296]*[.Q231] )" office:value-type="float" office:value="-0.263262659767653" calcext:value-type="float">
            <text:p>-0.263262659767653</text:p>
          </table:table-cell>
          <table:table-cell table:number-columns-repeated="8"/>
          <table:table-cell table:style-name="ce9" office:value-type="float" office:value="-0.00307341369799275" calcext:value-type="float">
            <text:p>-0.0030734136979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276]*[.Q232] + [.G277]*[.Q233] + [.G278]*[.Q234] + [.G279]*[.Q235] + [.G280]*[.Q236] + [.G281]*[.Q237] + [.G282]*[.Q238] + [.G283]*[.Q239] + [.G284]*[.Q240] + [.G285]*[.Q241] + [.G286]*[.Q242] + [.G287]*[.Q243] + [.G288]*[.Q244] + [.G289]*[.Q245] + [.G290]*[.Q246] + [.G291]*[.Q247] + [.G292]*[.Q248] + [.G293]*[.Q249] + [.G294]*[.Q250] + [.G295]*[.Q251] + [.G296]*[.Q252] )" office:value-type="float" office:value="0.218829802398546" calcext:value-type="float">
            <text:p>0.218829802398546</text:p>
          </table:table-cell>
          <table:table-cell table:number-columns-repeated="8"/>
          <table:table-cell table:style-name="ce9" office:value-type="float" office:value="-0.0000001049734357578" calcext:value-type="float">
            <text:p>-1.04973435757799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65339482481106" calcext:value-type="float">
            <text:p>0.365339482481106</text:p>
          </table:table-cell>
          <table:table-cell table:style-name="ce13" table:formula="of:=TANH( [.G276]*[.Q253] + [.G277]*[.Q254] + [.G278]*[.Q255] + [.G279]*[.Q256] + [.G280]*[.Q257] + [.G281]*[.Q258] + [.G282]*[.Q259] + [.G283]*[.Q260] + [.G284]*[.Q261] + [.G285]*[.Q262] + [.G286]*[.Q263] + [.G287]*[.Q264] + [.G288]*[.Q265] + [.G289]*[.Q266] + [.G290]*[.Q267] + [.G291]*[.Q268] + [.G292]*[.Q269] + [.G293]*[.Q270] + [.G294]*[.Q271] + [.G295]*[.Q272] + [.G296]*[.Q273] )" office:value-type="float" office:value="0.302762705574588" calcext:value-type="float">
            <text:p>0.302762705574588</text:p>
          </table:table-cell>
          <table:table-cell table:number-columns-repeated="8"/>
          <table:table-cell table:style-name="ce9" office:value-type="float" office:value="0.0289962708958037" calcext:value-type="float">
            <text:p>0.0289962708958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5" calcext:value-type="float">
            <text:p>0.5</text:p>
          </table:table-cell>
          <table:table-cell table:style-name="ce13" table:formula="of:=TANH( [.G276]*[.Q274] + [.G277]*[.Q275] + [.G278]*[.Q276] + [.G279]*[.Q277] + [.G280]*[.Q278] + [.G281]*[.Q279] + [.G282]*[.Q280] + [.G283]*[.Q281] + [.G284]*[.Q282] + [.G285]*[.Q283] + [.G286]*[.Q284] + [.G287]*[.Q285] + [.G288]*[.Q286] + [.G289]*[.Q287] + [.G290]*[.Q288] + [.G291]*[.Q289] + [.G292]*[.Q290] + [.G293]*[.Q291] + [.G294]*[.Q292] + [.G295]*[.Q293] + [.G296]*[.Q294] )" office:value-type="float" office:value="0.82590558227131" calcext:value-type="float">
            <text:p>0.82590558227131</text:p>
          </table:table-cell>
          <table:table-cell table:number-columns-repeated="8"/>
          <table:table-cell table:style-name="ce9" office:value-type="float" office:value="0.135961763146493" calcext:value-type="float">
            <text:p>0.1359617631464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79121144312065" calcext:value-type="float">
            <text:p>0.279121144312065</text:p>
          </table:table-cell>
          <table:table-cell table:style-name="ce13" table:formula="of:=TANH( [.G276]*[.Q295] + [.G277]*[.Q296] + [.G278]*[.Q297] + [.G279]*[.Q298] + [.G280]*[.Q299] + [.G281]*[.Q300] + [.G282]*[.Q301] + [.G283]*[.Q302] + [.G284]*[.Q303] + [.G285]*[.Q304] + [.G286]*[.Q305] + [.G287]*[.Q306] + [.G288]*[.Q307] + [.G289]*[.Q308] + [.G290]*[.Q309] + [.G291]*[.Q310] + [.G292]*[.Q311] + [.G293]*[.Q312] + [.G294]*[.Q313] + [.G295]*[.Q314] + [.G296]*[.Q315] )" office:value-type="float" office:value="0.400157449821348" calcext:value-type="float">
            <text:p>0.400157449821348</text:p>
          </table:table-cell>
          <table:table-cell table:number-columns-repeated="8"/>
          <table:table-cell table:style-name="ce9" office:value-type="float" office:value="0.0281975335695307" calcext:value-type="float">
            <text:p>0.02819753356953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21332138763351" calcext:value-type="float">
            <text:p>0.221332138763351</text:p>
          </table:table-cell>
          <table:table-cell table:style-name="ce13" table:formula="of:=TANH( [.G276]*[.Q316] + [.G277]*[.Q317] + [.G278]*[.Q318] + [.G279]*[.Q319] + [.G280]*[.Q320] + [.G281]*[.Q321] + [.G282]*[.Q322] + [.G283]*[.Q323] + [.G284]*[.Q324] + [.G285]*[.Q325] + [.G286]*[.Q326] + [.G287]*[.Q327] + [.G288]*[.Q328] + [.G289]*[.Q329] + [.G290]*[.Q330] + [.G291]*[.Q331] + [.G292]*[.Q332] + [.G293]*[.Q333] + [.G294]*[.Q334] + [.G295]*[.Q335] + [.G296]*[.Q336] )" office:value-type="float" office:value="-0.0180526188251234" calcext:value-type="float">
            <text:p>-0.018052618825124</text:p>
          </table:table-cell>
          <table:table-cell table:number-columns-repeated="8"/>
          <table:table-cell table:style-name="ce9" office:value-type="float" office:value="0.00885964767695418" calcext:value-type="float">
            <text:p>0.00885964767695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50261054358905" calcext:value-type="float">
            <text:p>0.250261054358905</text:p>
          </table:table-cell>
          <table:table-cell table:style-name="ce13" table:formula="of:=TANH( [.G276]*[.Q337] + [.G277]*[.Q338] + [.G278]*[.Q339] + [.G279]*[.Q340] + [.G280]*[.Q341] + [.G281]*[.Q342] + [.G282]*[.Q343] + [.G283]*[.Q344] + [.G284]*[.Q345] + [.G285]*[.Q346] + [.G286]*[.Q347] + [.G287]*[.Q348] + [.G288]*[.Q349] + [.G289]*[.Q350] + [.G290]*[.Q351] + [.G291]*[.Q352] + [.G292]*[.Q353] + [.G293]*[.Q354] + [.G294]*[.Q355] + [.G295]*[.Q356] + [.G296]*[.Q357] )" office:value-type="float" office:value="0.0473510160740252" calcext:value-type="float">
            <text:p>0.047351016074025</text:p>
          </table:table-cell>
          <table:table-cell table:number-columns-repeated="8"/>
          <table:table-cell table:style-name="ce9" office:value-type="float" office:value="1.01121844021073" calcext:value-type="float">
            <text:p>1.0112184402107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52992878717168" calcext:value-type="float">
            <text:p>0.352992878717168</text:p>
          </table:table-cell>
          <table:table-cell table:style-name="ce13" table:formula="of:=TANH( [.G276]*[.Q358] + [.G277]*[.Q359] + [.G278]*[.Q360] + [.G279]*[.Q361] + [.G280]*[.Q362] + [.G281]*[.Q363] + [.G282]*[.Q364] + [.G283]*[.Q365] + [.G284]*[.Q366] + [.G285]*[.Q367] + [.G286]*[.Q368] + [.G287]*[.Q369] + [.G288]*[.Q370] + [.G289]*[.Q371] + [.G290]*[.Q372] + [.G291]*[.Q373] + [.G292]*[.Q374] + [.G293]*[.Q375] + [.G294]*[.Q376] + [.G295]*[.Q377] + [.G296]*[.Q378] )" office:value-type="float" office:value="-0.0609506338506909" calcext:value-type="float">
            <text:p>-0.060950633850691</text:p>
          </table:table-cell>
          <table:table-cell table:number-columns-repeated="8"/>
          <table:table-cell table:style-name="ce9" office:value-type="float" office:value="0.000444004079884367" calcext:value-type="float">
            <text:p>0.00044400407988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413750831417017" calcext:value-type="float">
            <text:p>0.413750831417017</text:p>
          </table:table-cell>
          <table:table-cell table:style-name="ce13" table:formula="of:=TANH( [.G276]*[.Q379] + [.G277]*[.Q380] + [.G278]*[.Q381] + [.G279]*[.Q382] + [.G280]*[.Q383] + [.G281]*[.Q384] + [.G282]*[.Q385] + [.G283]*[.Q386] + [.G284]*[.Q387] + [.G285]*[.Q388] + [.G286]*[.Q389] + [.G287]*[.Q390] + [.G288]*[.Q391] + [.G289]*[.Q392] + [.G290]*[.Q393] + [.G291]*[.Q394] + [.G292]*[.Q395] + [.G293]*[.Q396] + [.G294]*[.Q397] + [.G295]*[.Q398] + [.G296]*[.Q399] )" office:value-type="float" office:value="0.428460707768674" calcext:value-type="float">
            <text:p>0.428460707768674</text:p>
          </table:table-cell>
          <table:table-cell table:number-columns-repeated="8"/>
          <table:table-cell table:style-name="ce9" office:value-type="float" office:value="-0.135308344056846" calcext:value-type="float">
            <text:p>-0.13530834405684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464157906866747" calcext:value-type="float">
            <text:p>0.464157906866747</text:p>
          </table:table-cell>
          <table:table-cell table:style-name="ce13" table:formula="of:=TANH( [.G276]*[.Q400] + [.G277]*[.Q401] + [.G278]*[.Q402] + [.G279]*[.Q403] + [.G280]*[.Q404] + [.G281]*[.Q405] + [.G282]*[.Q406] + [.G283]*[.Q407] + [.G284]*[.Q408] + [.G285]*[.Q409] + [.G286]*[.Q410] + [.G287]*[.Q411] + [.G288]*[.Q412] + [.G289]*[.Q413] + [.G290]*[.Q414] + [.G291]*[.Q415] + [.G292]*[.Q416] + [.G293]*[.Q417] + [.G294]*[.Q418] + [.G295]*[.Q419] + [.G296]*[.Q420] )" office:value-type="float" office:value="-0.27416868703471" calcext:value-type="float">
            <text:p>-0.27416868703471</text:p>
          </table:table-cell>
          <table:table-cell table:number-columns-repeated="8"/>
          <table:table-cell table:style-name="ce9" office:value-type="float" office:value="-0.00000223957159143418" calcext:value-type="float">
            <text:p>-2.23957159143418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76]*[.Q421] + [.G277]*[.Q422] + [.G278]*[.Q423] + [.G279]*[.Q424] + [.G280]*[.Q425] + [.G281]*[.Q426] + [.G282]*[.Q427] + [.G283]*[.Q428] + [.G284]*[.Q429] + [.G285]*[.Q430] + [.G286]*[.Q431] + [.G287]*[.Q432] + [.G288]*[.Q433] + [.G289]*[.Q434] + [.G290]*[.Q435] + [.G291]*[.Q436] + [.G292]*[.Q437] + [.G293]*[.Q438] + [.G294]*[.Q439] + [.G295]*[.Q440] + [.G296]*[.Q441] )" office:value-type="float" office:value="0.293049578554992" calcext:value-type="float">
            <text:p>0.293049578554992</text:p>
          </table:table-cell>
          <table:table-cell table:number-columns-repeated="8"/>
          <table:table-cell table:style-name="ce9" office:value-type="float" office:value="0.00125557250493985" calcext:value-type="float">
            <text:p>0.0012555725049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76]*[.Q442] + [.G277]*[.Q443] + [.G278]*[.Q444] + [.G279]*[.Q445] + [.G280]*[.Q446] + [.G281]*[.Q447] + [.G282]*[.Q448] + [.G283]*[.Q449] + [.G284]*[.Q450] + [.G285]*[.Q451] + [.G286]*[.Q452] + [.G287]*[.Q453] + [.G288]*[.Q454] + [.G289]*[.Q455] + [.G290]*[.Q456] + [.G291]*[.Q457] + [.G292]*[.Q458] + [.G293]*[.Q459] + [.G294]*[.Q460] + [.G295]*[.Q461] + [.G296]*[.Q462] )" office:value-type="float" office:value="0.337058174588751" calcext:value-type="float">
            <text:p>0.337058174588751</text:p>
          </table:table-cell>
          <table:table-cell table:number-columns-repeated="8"/>
          <table:table-cell table:style-name="ce9" office:value-type="float" office:value="0.0698942906746586" calcext:value-type="float">
            <text:p>0.06989429067465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276]*[.Q463] + [.G277]*[.Q464] + [.G278]*[.Q465] + [.G279]*[.Q466] + [.G280]*[.Q467] + [.G281]*[.Q468] + [.G282]*[.Q469] + [.G283]*[.Q470] + [.G284]*[.Q471] + [.G285]*[.Q472] + [.G286]*[.Q473] + [.G287]*[.Q474] + [.G288]*[.Q475] + [.G289]*[.Q476] + [.G290]*[.Q477] + [.G291]*[.Q478] + [.G292]*[.Q479] + [.G293]*[.Q480] + [.G294]*[.Q481] + [.G295]*[.Q482] + [.G296]*[.Q483] )" office:value-type="float" office:value="-0.0111407027733032" calcext:value-type="float">
            <text:p>-0.011140702773303</text:p>
          </table:table-cell>
          <table:table-cell table:number-columns-repeated="8"/>
          <table:table-cell table:style-name="ce9" office:value-type="float" office:value="-0.0302803805892848" calcext:value-type="float">
            <text:p>-0.03028038058928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422946090636148" calcext:value-type="float">
            <text:p>-0.04229460906361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-0.000233053693213929" calcext:value-type="float">
            <text:p>-0.00023305369321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11731797544488" calcext:value-type="float">
            <text:p>-0.311731797544488</text:p>
          </table:table-cell>
          <table:table-cell table:style-name="ce13" table:formula="of:=TANH( [.G301]*[.Q1] + [.G302]*[.Q2] + [.G303]*[.Q3] + [.G304]*[.Q4] + [.G305]*[.Q5] + [.G306]*[.Q6] + [.G307]*[.Q7] + [.G308]*[.Q8] + [.G309]*[.Q9] + [.G310]*[.Q10] + [.G311]*[.Q11] + [.G312]*[.Q12] + [.G313]*[.Q13] + [.G314]*[.Q14] + [.G315]*[.Q15] + [.G316]*[.Q16] + [.G317]*[.Q17] + [.G318]*[.Q18] + [.G319]*[.Q19] + [.G320]*[.Q20] + [.G321]*[.Q21] )" office:value-type="float" office:value="0.0293941059921884" calcext:value-type="float">
            <text:p>0.029394105992188</text:p>
          </table:table-cell>
          <table:table-cell table:style-name="ce19" table:formula="of:=TANH( [.H301]*[.S1] + [.H302]*[.S2] + [.H303]*[.S3] + [.H304]*[.S4] + [.H305]*[.S5] + [.H306]*[.S6] + [.H307]*[.S7] + [.H308]*[.S8] + [.H309]*[.S9] + [.H310]*[.S10] + [.H311]*[.S11] + [.H312]*[.S12] + [.H313]*[.S13] + [.H314]*[.S14] + [.H315]*[.S15] + [.H316]*[.S16] + [.H317]*[.S17] + [.H318]*[.S18] + [.H319]*[.S19] + [.H320]*[.S20] + [.H321]*[.S21] + [.H322]*[.S22] + [.H323]*[.S23] + [.H324]*[.S24] )" office:value-type="float" office:value="0.468652101661022" calcext:value-type="float">
            <text:p>0.468652101661022</text:p>
          </table:table-cell>
          <table:table-cell table:style-name="ce20" office:value-type="float" office:value="0.47120146231693" calcext:value-type="float">
            <text:p>0.47120146231693</text:p>
          </table:table-cell>
          <table:table-cell table:style-name="ce21" table:formula="of:= ([.J302]-[.I302]) * ([.J302]-[.I302])" office:value-type="float" office:value="0.00000649923975389079" calcext:value-type="float">
            <text:p>6.49923975389079E-06</text:p>
          </table:table-cell>
          <table:table-cell table:number-columns-repeated="5"/>
          <table:table-cell table:style-name="ce9" office:value-type="float" office:value="-0.804447332343249" calcext:value-type="float">
            <text:p>-0.80444733234324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30678340754887" calcext:value-type="float">
            <text:p>-0.30678340754887</text:p>
          </table:table-cell>
          <table:table-cell table:style-name="ce13" table:formula="of:=TANH( [.G301]*[.Q22] + [.G302]*[.Q23] + [.G303]*[.Q24] + [.G304]*[.Q25] + [.G305]*[.Q26] + [.G306]*[.Q27] + [.G307]*[.Q28] + [.G308]*[.Q29] + [.G309]*[.Q30] + [.G310]*[.Q31] + [.G311]*[.Q32] + [.G312]*[.Q33] + [.G313]*[.Q34] + [.G314]*[.Q35] + [.G315]*[.Q36] + [.G316]*[.Q37] + [.G317]*[.Q38] + [.G318]*[.Q39] + [.G319]*[.Q40] + [.G320]*[.Q41] + [.G321]*[.Q42] )" office:value-type="float" office:value="-0.0071032172326931" calcext:value-type="float">
            <text:p>-0.007103217232693</text:p>
          </table:table-cell>
          <table:table-cell table:style-name="ce19" table:formula="of:=TANH( [.H301]*[.S25] + [.H302]*[.S26] + [.H303]*[.S27] + [.H304]*[.S28] + [.H305]*[.S29] + [.H306]*[.S30] + [.H307]*[.S31] + [.H308]*[.S32] + [.H309]*[.S33] + [.H310]*[.S34] + [.H311]*[.S35] + [.H312]*[.S36] + [.H313]*[.S37] + [.H314]*[.S38] + [.H315]*[.S39] + [.H316]*[.S40] + [.H317]*[.S41] + [.H318]*[.S42] + [.H319]*[.S43] + [.H320]*[.S44] + [.H321]*[.S45] + [.H322]*[.S46] + [.H323]*[.S47] + [.H324]*[.S48] )" office:value-type="float" office:value="0.480932072751063" calcext:value-type="float">
            <text:p>0.480932072751063</text:p>
          </table:table-cell>
          <table:table-cell table:style-name="ce20" office:value-type="float" office:value="0.48079254355583" calcext:value-type="float">
            <text:p>0.48079254355583</text:p>
          </table:table-cell>
          <table:table-cell table:style-name="ce21" table:formula="of:= ([.J303]-[.I303]) * ([.J303]-[.I303])" office:value-type="float" office:value="0.00000001946839632244" calcext:value-type="float">
            <text:p>1.94683963224372E-08</text:p>
          </table:table-cell>
          <table:table-cell table:number-columns-repeated="5"/>
          <table:table-cell table:style-name="ce9" office:value-type="float" office:value="-0.00154810747966175" calcext:value-type="float">
            <text:p>-0.00154810747966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10615747415538" calcext:value-type="float">
            <text:p>-0.210615747415538</text:p>
          </table:table-cell>
          <table:table-cell table:style-name="ce13" table:formula="of:=TANH( [.G301]*[.Q43] + [.G302]*[.Q44] + [.G303]*[.Q45] + [.G304]*[.Q46] + [.G305]*[.Q47] + [.G306]*[.Q48] + [.G307]*[.Q49] + [.G308]*[.Q50] + [.G309]*[.Q51] + [.G310]*[.Q52] + [.G311]*[.Q53] + [.G312]*[.Q54] + [.G313]*[.Q55] + [.G314]*[.Q56] + [.G315]*[.Q57] + [.G316]*[.Q58] + [.G317]*[.Q59] + [.G318]*[.Q60] + [.G319]*[.Q61] + [.G320]*[.Q62] + [.G321]*[.Q63] )" office:value-type="float" office:value="0.129941401833837" calcext:value-type="float">
            <text:p>0.129941401833837</text:p>
          </table:table-cell>
          <table:table-cell table:style-name="ce19" table:formula="of:=TANH( [.H301]*[.S49] + [.H302]*[.S50] + [.H303]*[.S51] + [.H304]*[.S52] + [.H305]*[.S53] + [.H306]*[.S54] + [.H307]*[.S55] + [.H308]*[.S56] + [.H309]*[.S57] + [.H310]*[.S58] + [.H311]*[.S59] + [.H312]*[.S60] + [.H313]*[.S61] + [.H314]*[.S62] + [.H315]*[.S63] + [.H316]*[.S64] + [.H317]*[.S65] + [.H318]*[.S66] + [.H319]*[.S67] + [.H320]*[.S68] + [.H321]*[.S69] + [.H322]*[.S70] + [.H323]*[.S71] + [.H324]*[.S72] )" office:value-type="float" office:value="0.499570402910468" calcext:value-type="float">
            <text:p>0.499570402910468</text:p>
          </table:table-cell>
          <table:table-cell table:style-name="ce20" office:value-type="float" office:value="0.498277622015434" calcext:value-type="float">
            <text:p>0.498277622015434</text:p>
          </table:table-cell>
          <table:table-cell table:style-name="ce21" table:formula="of:= ([.J304]-[.I304]) * ([.J304]-[.I304])" office:value-type="float" office:value="0.00000167128244256487" calcext:value-type="float">
            <text:p>1.67128244256487E-06</text:p>
          </table:table-cell>
          <table:table-cell table:number-columns-repeated="5"/>
          <table:table-cell table:style-name="ce9" office:value-type="float" office:value="0.00814023493475538" calcext:value-type="float">
            <text:p>0.00814023493475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232746990967883" calcext:value-type="float">
            <text:p>-0.232746990967883</text:p>
          </table:table-cell>
          <table:table-cell table:style-name="ce13" table:formula="of:=TANH( [.G301]*[.Q64] + [.G302]*[.Q65] + [.G303]*[.Q66] + [.G304]*[.Q67] + [.G305]*[.Q68] + [.G306]*[.Q69] + [.G307]*[.Q70] + [.G308]*[.Q71] + [.G309]*[.Q72] + [.G310]*[.Q73] + [.G311]*[.Q74] + [.G312]*[.Q75] + [.G313]*[.Q76] + [.G314]*[.Q77] + [.G315]*[.Q78] + [.G316]*[.Q79] + [.G317]*[.Q80] + [.G318]*[.Q81] + [.G319]*[.Q82] + [.G320]*[.Q83] + [.G321]*[.Q84] )" office:value-type="float" office:value="-0.219965987832038" calcext:value-type="float">
            <text:p>-0.219965987832038</text:p>
          </table:table-cell>
          <table:table-cell table:number-columns-repeated="8"/>
          <table:table-cell table:style-name="ce9" office:value-type="float" office:value="0.0592292201034626" calcext:value-type="float">
            <text:p>0.05922922010346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8965738399813" calcext:value-type="float">
            <text:p>-0.128965738399813</text:p>
          </table:table-cell>
          <table:table-cell table:style-name="ce13" table:formula="of:=TANH( [.G301]*[.Q85] + [.G302]*[.Q86] + [.G303]*[.Q87] + [.G304]*[.Q88] + [.G305]*[.Q89] + [.G306]*[.Q90] + [.G307]*[.Q91] + [.G308]*[.Q92] + [.G309]*[.Q93] + [.G310]*[.Q94] + [.G311]*[.Q95] + [.G312]*[.Q96] + [.G313]*[.Q97] + [.G314]*[.Q98] + [.G315]*[.Q99] + [.G316]*[.Q100] + [.G317]*[.Q101] + [.G318]*[.Q102] + [.G319]*[.Q103] + [.G320]*[.Q104] + [.G321]*[.Q105] )" office:value-type="float" office:value="0.117671926831287" calcext:value-type="float">
            <text:p>0.117671926831287</text:p>
          </table:table-cell>
          <table:table-cell table:number-columns-repeated="8"/>
          <table:table-cell table:style-name="ce9" office:value-type="float" office:value="-0.000252605469724006" calcext:value-type="float">
            <text:p>-0.00025260546972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81507711457288" calcext:value-type="float">
            <text:p>-0.181507711457288</text:p>
          </table:table-cell>
          <table:table-cell table:style-name="ce13" table:formula="of:=TANH( [.G301]*[.Q106] + [.G302]*[.Q107] + [.G303]*[.Q108] + [.G304]*[.Q109] + [.G305]*[.Q110] + [.G306]*[.Q111] + [.G307]*[.Q112] + [.G308]*[.Q113] + [.G309]*[.Q114] + [.G310]*[.Q115] + [.G311]*[.Q116] + [.G312]*[.Q117] + [.G313]*[.Q118] + [.G314]*[.Q119] + [.G315]*[.Q120] + [.G316]*[.Q121] + [.G317]*[.Q122] + [.G318]*[.Q123] + [.G319]*[.Q124] + [.G320]*[.Q125] + [.G321]*[.Q126] )" office:value-type="float" office:value="0.0103340872798884" calcext:value-type="float">
            <text:p>0.010334087279888</text:p>
          </table:table-cell>
          <table:table-cell table:number-columns-repeated="8"/>
          <table:table-cell table:style-name="ce9" office:value-type="float" office:value="-0.00354870819207243" calcext:value-type="float">
            <text:p>-0.00354870819207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126921269435781" calcext:value-type="float">
            <text:p>-0.126921269435781</text:p>
          </table:table-cell>
          <table:table-cell table:style-name="ce13" table:formula="of:=TANH( [.G301]*[.Q127] + [.G302]*[.Q128] + [.G303]*[.Q129] + [.G304]*[.Q130] + [.G305]*[.Q131] + [.G306]*[.Q132] + [.G307]*[.Q133] + [.G308]*[.Q134] + [.G309]*[.Q135] + [.G310]*[.Q136] + [.G311]*[.Q137] + [.G312]*[.Q138] + [.G313]*[.Q139] + [.G314]*[.Q140] + [.G315]*[.Q141] + [.G316]*[.Q142] + [.G317]*[.Q143] + [.G318]*[.Q144] + [.G319]*[.Q145] + [.G320]*[.Q146] + [.G321]*[.Q147] )" office:value-type="float" office:value="0.325906730396094" calcext:value-type="float">
            <text:p>0.325906730396094</text:p>
          </table:table-cell>
          <table:table-cell table:number-columns-repeated="8"/>
          <table:table-cell table:style-name="ce9" office:value-type="float" office:value="-0.00738347905361258" calcext:value-type="float">
            <text:p>-0.00738347905361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-0.0227039402028924" calcext:value-type="float">
            <text:p>-0.022703940202892</text:p>
          </table:table-cell>
          <table:table-cell table:style-name="ce13" table:formula="of:=TANH( [.G301]*[.Q148] + [.G302]*[.Q149] + [.G303]*[.Q150] + [.G304]*[.Q151] + [.G305]*[.Q152] + [.G306]*[.Q153] + [.G307]*[.Q154] + [.G308]*[.Q155] + [.G309]*[.Q156] + [.G310]*[.Q157] + [.G311]*[.Q158] + [.G312]*[.Q159] + [.G313]*[.Q160] + [.G314]*[.Q161] + [.G315]*[.Q162] + [.G316]*[.Q163] + [.G317]*[.Q164] + [.G318]*[.Q165] + [.G319]*[.Q166] + [.G320]*[.Q167] + [.G321]*[.Q168] )" office:value-type="float" office:value="-0.0146574137096808" calcext:value-type="float">
            <text:p>-0.014657413709681</text:p>
          </table:table-cell>
          <table:table-cell table:number-columns-repeated="8"/>
          <table:table-cell table:style-name="ce9" office:value-type="float" office:value="0.00544893474572721" calcext:value-type="float">
            <text:p>0.00544893474572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0618300152100327" calcext:value-type="float">
            <text:p>0.061830015210033</text:p>
          </table:table-cell>
          <table:table-cell table:style-name="ce13" table:formula="of:=TANH( [.G301]*[.Q169] + [.G302]*[.Q170] + [.G303]*[.Q171] + [.G304]*[.Q172] + [.G305]*[.Q173] + [.G306]*[.Q174] + [.G307]*[.Q175] + [.G308]*[.Q176] + [.G309]*[.Q177] + [.G310]*[.Q178] + [.G311]*[.Q179] + [.G312]*[.Q180] + [.G313]*[.Q181] + [.G314]*[.Q182] + [.G315]*[.Q183] + [.G316]*[.Q184] + [.G317]*[.Q185] + [.G318]*[.Q186] + [.G319]*[.Q187] + [.G320]*[.Q188] + [.G321]*[.Q189] )" office:value-type="float" office:value="-0.0238762369281363" calcext:value-type="float">
            <text:p>-0.023876236928136</text:p>
          </table:table-cell>
          <table:table-cell table:number-columns-repeated="8"/>
          <table:table-cell table:style-name="ce9" office:value-type="float" office:value="-0.000444949156089244" calcext:value-type="float">
            <text:p>-0.00044494915608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104994331654704" calcext:value-type="float">
            <text:p>0.104994331654704</text:p>
          </table:table-cell>
          <table:table-cell table:style-name="ce13" table:formula="of:=TANH( [.G301]*[.Q190] + [.G302]*[.Q191] + [.G303]*[.Q192] + [.G304]*[.Q193] + [.G305]*[.Q194] + [.G306]*[.Q195] + [.G307]*[.Q196] + [.G308]*[.Q197] + [.G309]*[.Q198] + [.G310]*[.Q199] + [.G311]*[.Q200] + [.G312]*[.Q201] + [.G313]*[.Q202] + [.G314]*[.Q203] + [.G315]*[.Q204] + [.G316]*[.Q205] + [.G317]*[.Q206] + [.G318]*[.Q207] + [.G319]*[.Q208] + [.G320]*[.Q209] + [.G321]*[.Q210] )" office:value-type="float" office:value="0.0391947809194589" calcext:value-type="float">
            <text:p>0.039194780919459</text:p>
          </table:table-cell>
          <table:table-cell table:number-columns-repeated="8"/>
          <table:table-cell table:style-name="ce9" office:value-type="float" office:value="0.000554152157723519" calcext:value-type="float">
            <text:p>0.00055415215772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49575294764268" calcext:value-type="float">
            <text:p>0.249575294764268</text:p>
          </table:table-cell>
          <table:table-cell table:style-name="ce13" table:formula="of:=TANH( [.G301]*[.Q211] + [.G302]*[.Q212] + [.G303]*[.Q213] + [.G304]*[.Q214] + [.G305]*[.Q215] + [.G306]*[.Q216] + [.G307]*[.Q217] + [.G308]*[.Q218] + [.G309]*[.Q219] + [.G310]*[.Q220] + [.G311]*[.Q221] + [.G312]*[.Q222] + [.G313]*[.Q223] + [.G314]*[.Q224] + [.G315]*[.Q225] + [.G316]*[.Q226] + [.G317]*[.Q227] + [.G318]*[.Q228] + [.G319]*[.Q229] + [.G320]*[.Q230] + [.G321]*[.Q231] )" office:value-type="float" office:value="-0.292547045462736" calcext:value-type="float">
            <text:p>-0.292547045462736</text:p>
          </table:table-cell>
          <table:table-cell table:number-columns-repeated="8"/>
          <table:table-cell table:style-name="ce9" office:value-type="float" office:value="-0.00432243950940739" calcext:value-type="float">
            <text:p>-0.0043224395094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65339482481106" calcext:value-type="float">
            <text:p>0.365339482481106</text:p>
          </table:table-cell>
          <table:table-cell table:style-name="ce13" table:formula="of:=TANH( [.G301]*[.Q232] + [.G302]*[.Q233] + [.G303]*[.Q234] + [.G304]*[.Q235] + [.G305]*[.Q236] + [.G306]*[.Q237] + [.G307]*[.Q238] + [.G308]*[.Q239] + [.G309]*[.Q240] + [.G310]*[.Q241] + [.G311]*[.Q242] + [.G312]*[.Q243] + [.G313]*[.Q244] + [.G314]*[.Q245] + [.G315]*[.Q246] + [.G316]*[.Q247] + [.G317]*[.Q248] + [.G318]*[.Q249] + [.G319]*[.Q250] + [.G320]*[.Q251] + [.G321]*[.Q252] )" office:value-type="float" office:value="0.249169691198981" calcext:value-type="float">
            <text:p>0.249169691198981</text:p>
          </table:table-cell>
          <table:table-cell table:number-columns-repeated="8"/>
          <table:table-cell table:style-name="ce9" office:value-type="float" office:value="0.011507351412045" calcext:value-type="float">
            <text:p>0.01150735141204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5" calcext:value-type="float">
            <text:p>0.5</text:p>
          </table:table-cell>
          <table:table-cell table:style-name="ce13" table:formula="of:=TANH( [.G301]*[.Q253] + [.G302]*[.Q254] + [.G303]*[.Q255] + [.G304]*[.Q256] + [.G305]*[.Q257] + [.G306]*[.Q258] + [.G307]*[.Q259] + [.G308]*[.Q260] + [.G309]*[.Q261] + [.G310]*[.Q262] + [.G311]*[.Q263] + [.G312]*[.Q264] + [.G313]*[.Q265] + [.G314]*[.Q266] + [.G315]*[.Q267] + [.G316]*[.Q268] + [.G317]*[.Q269] + [.G318]*[.Q270] + [.G319]*[.Q271] + [.G320]*[.Q272] + [.G321]*[.Q273] )" office:value-type="float" office:value="0.328977307411607" calcext:value-type="float">
            <text:p>0.328977307411607</text:p>
          </table:table-cell>
          <table:table-cell table:number-columns-repeated="8"/>
          <table:table-cell table:style-name="ce9" office:value-type="float" office:value="-0.000783952828293073" calcext:value-type="float">
            <text:p>-0.0007839528282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79121144312065" calcext:value-type="float">
            <text:p>0.279121144312065</text:p>
          </table:table-cell>
          <table:table-cell table:style-name="ce13" table:formula="of:=TANH( [.G301]*[.Q274] + [.G302]*[.Q275] + [.G303]*[.Q276] + [.G304]*[.Q277] + [.G305]*[.Q278] + [.G306]*[.Q279] + [.G307]*[.Q280] + [.G308]*[.Q281] + [.G309]*[.Q282] + [.G310]*[.Q283] + [.G311]*[.Q284] + [.G312]*[.Q285] + [.G313]*[.Q286] + [.G314]*[.Q287] + [.G315]*[.Q288] + [.G316]*[.Q289] + [.G317]*[.Q290] + [.G318]*[.Q291] + [.G319]*[.Q292] + [.G320]*[.Q293] + [.G321]*[.Q294] )" office:value-type="float" office:value="0.842392242124641" calcext:value-type="float">
            <text:p>0.842392242124641</text:p>
          </table:table-cell>
          <table:table-cell table:number-columns-repeated="8"/>
          <table:table-cell table:style-name="ce9" office:value-type="float" office:value="0.890364928328412" calcext:value-type="float">
            <text:p>0.8903649283284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21332138763351" calcext:value-type="float">
            <text:p>0.221332138763351</text:p>
          </table:table-cell>
          <table:table-cell table:style-name="ce13" table:formula="of:=TANH( [.G301]*[.Q295] + [.G302]*[.Q296] + [.G303]*[.Q297] + [.G304]*[.Q298] + [.G305]*[.Q299] + [.G306]*[.Q300] + [.G307]*[.Q301] + [.G308]*[.Q302] + [.G309]*[.Q303] + [.G310]*[.Q304] + [.G311]*[.Q305] + [.G312]*[.Q306] + [.G313]*[.Q307] + [.G314]*[.Q308] + [.G315]*[.Q309] + [.G316]*[.Q310] + [.G317]*[.Q311] + [.G318]*[.Q312] + [.G319]*[.Q313] + [.G320]*[.Q314] + [.G321]*[.Q315] )" office:value-type="float" office:value="0.354298245867105" calcext:value-type="float">
            <text:p>0.354298245867105</text:p>
          </table:table-cell>
          <table:table-cell table:number-columns-repeated="8"/>
          <table:table-cell table:style-name="ce9" office:value-type="float" office:value="0.0035614434222268" calcext:value-type="float">
            <text:p>0.00356144342222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250261054358905" calcext:value-type="float">
            <text:p>0.250261054358905</text:p>
          </table:table-cell>
          <table:table-cell table:style-name="ce13" table:formula="of:=TANH( [.G301]*[.Q316] + [.G302]*[.Q317] + [.G303]*[.Q318] + [.G304]*[.Q319] + [.G305]*[.Q320] + [.G306]*[.Q321] + [.G307]*[.Q322] + [.G308]*[.Q323] + [.G309]*[.Q324] + [.G310]*[.Q325] + [.G311]*[.Q326] + [.G312]*[.Q327] + [.G313]*[.Q328] + [.G314]*[.Q329] + [.G315]*[.Q330] + [.G316]*[.Q331] + [.G317]*[.Q332] + [.G318]*[.Q333] + [.G319]*[.Q334] + [.G320]*[.Q335] + [.G321]*[.Q336] )" office:value-type="float" office:value="-0.0232607427588679" calcext:value-type="float">
            <text:p>-0.023260742758868</text:p>
          </table:table-cell>
          <table:table-cell table:number-columns-repeated="8"/>
          <table:table-cell table:style-name="ce9" office:value-type="float" office:value="0.00101850484528292" calcext:value-type="float">
            <text:p>0.00101850484528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352992878717168" calcext:value-type="float">
            <text:p>0.352992878717168</text:p>
          </table:table-cell>
          <table:table-cell table:style-name="ce13" table:formula="of:=TANH( [.G301]*[.Q337] + [.G302]*[.Q338] + [.G303]*[.Q339] + [.G304]*[.Q340] + [.G305]*[.Q341] + [.G306]*[.Q342] + [.G307]*[.Q343] + [.G308]*[.Q344] + [.G309]*[.Q345] + [.G310]*[.Q346] + [.G311]*[.Q347] + [.G312]*[.Q348] + [.G313]*[.Q349] + [.G314]*[.Q350] + [.G315]*[.Q351] + [.G316]*[.Q352] + [.G317]*[.Q353] + [.G318]*[.Q354] + [.G319]*[.Q355] + [.G320]*[.Q356] + [.G321]*[.Q357] )" office:value-type="float" office:value="0.0271021066319557" calcext:value-type="float">
            <text:p>0.027102106631956</text:p>
          </table:table-cell>
          <table:table-cell table:number-columns-repeated="8"/>
          <table:table-cell table:style-name="ce9" office:value-type="float" office:value="-0.00000019816523627813" calcext:value-type="float">
            <text:p>-1.98165236278124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413750831417017" calcext:value-type="float">
            <text:p>0.413750831417017</text:p>
          </table:table-cell>
          <table:table-cell table:style-name="ce13" table:formula="of:=TANH( [.G301]*[.Q358] + [.G302]*[.Q359] + [.G303]*[.Q360] + [.G304]*[.Q361] + [.G305]*[.Q362] + [.G306]*[.Q363] + [.G307]*[.Q364] + [.G308]*[.Q365] + [.G309]*[.Q366] + [.G310]*[.Q367] + [.G311]*[.Q368] + [.G312]*[.Q369] + [.G313]*[.Q370] + [.G314]*[.Q371] + [.G315]*[.Q372] + [.G316]*[.Q373] + [.G317]*[.Q374] + [.G318]*[.Q375] + [.G319]*[.Q376] + [.G320]*[.Q377] + [.G321]*[.Q378] )" office:value-type="float" office:value="-0.0319810935799127" calcext:value-type="float">
            <text:p>-0.031981093579913</text:p>
          </table:table-cell>
          <table:table-cell table:number-columns-repeated="8"/>
          <table:table-cell table:style-name="ce9" office:value-type="float" office:value="-0.000638225732448587" calcext:value-type="float">
            <text:p>-0.00063822573244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464157906866747" calcext:value-type="float">
            <text:p>0.464157906866747</text:p>
          </table:table-cell>
          <table:table-cell table:style-name="ce13" table:formula="of:=TANH( [.G301]*[.Q379] + [.G302]*[.Q380] + [.G303]*[.Q381] + [.G304]*[.Q382] + [.G305]*[.Q383] + [.G306]*[.Q384] + [.G307]*[.Q385] + [.G308]*[.Q386] + [.G309]*[.Q387] + [.G310]*[.Q388] + [.G311]*[.Q389] + [.G312]*[.Q390] + [.G313]*[.Q391] + [.G314]*[.Q392] + [.G315]*[.Q393] + [.G316]*[.Q394] + [.G317]*[.Q395] + [.G318]*[.Q396] + [.G319]*[.Q397] + [.G320]*[.Q398] + [.G321]*[.Q399] )" office:value-type="float" office:value="0.415210388802958" calcext:value-type="float">
            <text:p>0.415210388802958</text:p>
          </table:table-cell>
          <table:table-cell table:number-columns-repeated="8"/>
          <table:table-cell table:style-name="ce9" office:value-type="float" office:value="0.00641835098798823" calcext:value-type="float">
            <text:p>0.00641835098798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float" office:value="0.449231101417624" calcext:value-type="float">
            <text:p>0.449231101417624</text:p>
          </table:table-cell>
          <table:table-cell table:style-name="ce13" table:formula="of:=TANH( [.G301]*[.Q400] + [.G302]*[.Q401] + [.G303]*[.Q402] + [.G304]*[.Q403] + [.G305]*[.Q404] + [.G306]*[.Q405] + [.G307]*[.Q406] + [.G308]*[.Q407] + [.G309]*[.Q408] + [.G310]*[.Q409] + [.G311]*[.Q410] + [.G312]*[.Q411] + [.G313]*[.Q412] + [.G314]*[.Q413] + [.G315]*[.Q414] + [.G316]*[.Q415] + [.G317]*[.Q416] + [.G318]*[.Q417] + [.G319]*[.Q418] + [.G320]*[.Q419] + [.G321]*[.Q420] )" office:value-type="float" office:value="-0.290495402905074" calcext:value-type="float">
            <text:p>-0.290495402905074</text:p>
          </table:table-cell>
          <table:table-cell table:number-columns-repeated="8"/>
          <table:table-cell table:style-name="ce9" office:value-type="float" office:value="0.000925667350500404" calcext:value-type="float">
            <text:p>0.00092566735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301]*[.Q421] + [.G302]*[.Q422] + [.G303]*[.Q423] + [.G304]*[.Q424] + [.G305]*[.Q425] + [.G306]*[.Q426] + [.G307]*[.Q427] + [.G308]*[.Q428] + [.G309]*[.Q429] + [.G310]*[.Q430] + [.G311]*[.Q431] + [.G312]*[.Q432] + [.G313]*[.Q433] + [.G314]*[.Q434] + [.G315]*[.Q435] + [.G316]*[.Q436] + [.G317]*[.Q437] + [.G318]*[.Q438] + [.G319]*[.Q439] + [.G320]*[.Q440] + [.G321]*[.Q441] )" office:value-type="float" office:value="0.337222585875761" calcext:value-type="float">
            <text:p>0.337222585875761</text:p>
          </table:table-cell>
          <table:table-cell table:number-columns-repeated="8"/>
          <table:table-cell table:style-name="ce9" office:value-type="float" office:value="0.00000253646939898695" calcext:value-type="float">
            <text:p>2.53646939898695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301]*[.Q442] + [.G302]*[.Q443] + [.G303]*[.Q444] + [.G304]*[.Q445] + [.G305]*[.Q446] + [.G306]*[.Q447] + [.G307]*[.Q448] + [.G308]*[.Q449] + [.G309]*[.Q450] + [.G310]*[.Q451] + [.G311]*[.Q452] + [.G312]*[.Q453] + [.G313]*[.Q454] + [.G314]*[.Q455] + [.G315]*[.Q456] + [.G316]*[.Q457] + [.G317]*[.Q458] + [.G318]*[.Q459] + [.G319]*[.Q460] + [.G320]*[.Q461] + [.G321]*[.Q462] )" office:value-type="float" office:value="0.357071849230948" calcext:value-type="float">
            <text:p>0.357071849230948</text:p>
          </table:table-cell>
          <table:table-cell table:number-columns-repeated="8"/>
          <table:table-cell table:style-name="ce9" office:value-type="float" office:value="0.00330198602838912" calcext:value-type="float">
            <text:p>0.00330198602838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3" table:formula="of:=TANH( [.G301]*[.Q463] + [.G302]*[.Q464] + [.G303]*[.Q465] + [.G304]*[.Q466] + [.G305]*[.Q467] + [.G306]*[.Q468] + [.G307]*[.Q469] + [.G308]*[.Q470] + [.G309]*[.Q471] + [.G310]*[.Q472] + [.G311]*[.Q473] + [.G312]*[.Q474] + [.G313]*[.Q475] + [.G314]*[.Q476] + [.G315]*[.Q477] + [.G316]*[.Q478] + [.G317]*[.Q479] + [.G318]*[.Q480] + [.G319]*[.Q481] + [.G320]*[.Q482] + [.G321]*[.Q483] )" office:value-type="float" office:value="0.03151239584939" calcext:value-type="float">
            <text:p>0.03151239584939</text:p>
          </table:table-cell>
          <table:table-cell table:number-columns-repeated="8"/>
          <table:table-cell table:style-name="ce9" office:value-type="float" office:value="-0.000381225233662723" calcext:value-type="float">
            <text:p>-0.00038122523366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165778932281654" calcext:value-type="float">
            <text:p>-0.00016577893228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113019856156661" calcext:value-type="float">
            <text:p>-0.00011301985615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130783103247019" calcext:value-type="float">
            <text:p>0.01307831032470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897563877627466" calcext:value-type="float">
            <text:p>-0.08975638776274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249545239445764" calcext:value-type="float">
            <text:p>0.02495452394457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300751371108245" calcext:value-type="float">
            <text:p>-0.00300751371108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137413886195589" calcext:value-type="float">
            <text:p>-0.00013741388619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468676856618893" calcext:value-type="float">
            <text:p>0.00468676856618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845745227717661" calcext:value-type="float">
            <text:p>-0.00084574522771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07842518431715" calcext:value-type="float">
            <text:p>-7.84251843171498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161648591577625" calcext:value-type="float">
            <text:p>-0.01616485915776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106801209211084" calcext:value-type="float">
            <text:p>-0.00010680120921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807873647873338" calcext:value-type="float">
            <text:p>0.08078736478733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119600560072608" calcext:value-type="float">
            <text:p>-0.01196005600726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59365072249985" calcext:value-type="float">
            <text:p>0.05936507224998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586829796757384" calcext:value-type="float">
            <text:p>-0.05868297967573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453342432266153" calcext:value-type="float">
            <text:p>4.53342432266153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252071969786548" calcext:value-type="float">
            <text:p>-0.00252071969786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146428409639584" calcext:value-type="float">
            <text:p>0.14642840963958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747216614472898" calcext:value-type="float">
            <text:p>-0.0747216614472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121799120555177" calcext:value-type="float">
            <text:p>1.21799120555177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258267731162143" calcext:value-type="float">
            <text:p>-0.00025826773116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408378170690023" calcext:value-type="float">
            <text:p>-0.0004083781706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245362681704661" calcext:value-type="float">
            <text:p>0.0002453626817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29051778184882" calcext:value-type="float">
            <text:p>0.00290517781848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665722001248433" calcext:value-type="float">
            <text:p>6.65722001248433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147777350711944" calcext:value-type="float">
            <text:p>-0.00147777350711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555499577545355" calcext:value-type="float">
            <text:p>0.00055549957754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652736499314185" calcext:value-type="float">
            <text:p>-0.00065273649931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682297221252855" calcext:value-type="float">
            <text:p>0.00682297221252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962957748323936" calcext:value-type="float">
            <text:p>-0.00096295774832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805702725437887" calcext:value-type="float">
            <text:p>-0.08057027254378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300635106404236" calcext:value-type="float">
            <text:p>-3.00635106404236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198228948981607" calcext:value-type="float">
            <text:p>1.98228948981607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808746771655601" calcext:value-type="float">
            <text:p>0.0808746771655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14341120717533" calcext:value-type="float">
            <text:p>-0.1434112071753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274479125909223" calcext:value-type="float">
            <text:p>-0.27447912590922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219249269775048" calcext:value-type="float">
            <text:p>0.21924926977504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287240506662719" calcext:value-type="float">
            <text:p>0.00287240506662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187727316966182" calcext:value-type="float">
            <text:p>-0.00018772731696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174563987732826" calcext:value-type="float">
            <text:p>-1.74563987732826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64553598764893" calcext:value-type="float">
            <text:p>0.06455359876489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577944645179584" calcext:value-type="float">
            <text:p>0.57794464517958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251352654396775" calcext:value-type="float">
            <text:p>-0.02513526543967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180282121522914" calcext:value-type="float">
            <text:p>0.18028212152291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114686304139123" calcext:value-type="float">
            <text:p>0.01146863041391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39107330716221" calcext:value-type="float">
            <text:p>-0.03910733071622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156552277862128" calcext:value-type="float">
            <text:p>0.00015655227786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261614036516917" calcext:value-type="float">
            <text:p>-0.0261614036516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211595565907134" calcext:value-type="float">
            <text:p>0.21159556590713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383655244974138" calcext:value-type="float">
            <text:p>-3.83655244974138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397400725206859" calcext:value-type="float">
            <text:p>-0.39740072520685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824336485758292" calcext:value-type="float">
            <text:p>-8.24336485758292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282208219776958" calcext:value-type="float">
            <text:p>-0.0028220821977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171709767156506" calcext:value-type="float">
            <text:p>-1.71709767156506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456799312277597" calcext:value-type="float">
            <text:p>-0.45679931227759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633422564297494" calcext:value-type="float">
            <text:p>-6.33422564297494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190327872383118" calcext:value-type="float">
            <text:p>-0.19032787238311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953345707642139" calcext:value-type="float">
            <text:p>0.00095334570764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19748114925539" calcext:value-type="float">
            <text:p>-0.01974811492553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359138277342278" calcext:value-type="float">
            <text:p>-0.35913827734227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100754604411128" calcext:value-type="float">
            <text:p>-0.00010075460441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559284562418771" calcext:value-type="float">
            <text:p>0.55928456241877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156408703310317" calcext:value-type="float">
            <text:p>-0.0015640870331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199122773922752" calcext:value-type="float">
            <text:p>0.0199122773922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057801175178928" calcext:value-type="float">
            <text:p>5.78011751789279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130477727758756" calcext:value-type="float">
            <text:p>-0.00130477727758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756231901200749" calcext:value-type="float">
            <text:p>0.00075623190120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297764260768305" calcext:value-type="float">
            <text:p>0.2977642607683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138749361397889" calcext:value-type="float">
            <text:p>-1.38749361397889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005426077336597" calcext:value-type="float">
            <text:p>-5.4260773365965E-0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589245920181351" calcext:value-type="float">
            <text:p>-0.00589245920181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000065693860557" calcext:value-type="float">
            <text:p>6.56938605574698E-1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845665269497156" calcext:value-type="float">
            <text:p>0.00084566526949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269960822145897" calcext:value-type="float">
            <text:p>0.26996082214589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243190348169687" calcext:value-type="float">
            <text:p>-0.24319034816968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435785529169793" calcext:value-type="float">
            <text:p>-0.00435785529169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734331496233079" calcext:value-type="float">
            <text:p>-0.0073433149623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347493408869046" calcext:value-type="float">
            <text:p>3.47493408869046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185897227538218" calcext:value-type="float">
            <text:p>0.01858972275382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187441829071007" calcext:value-type="float">
            <text:p>0.00018744182907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326232518434014" calcext:value-type="float">
            <text:p>0.32623251843401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413642456656813" calcext:value-type="float">
            <text:p>-0.00413642456656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73391677795794" calcext:value-type="float">
            <text:p>-0.00733916777957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128722941669009" calcext:value-type="float">
            <text:p>-1.28722941669009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798608929187581" calcext:value-type="float">
            <text:p>0.00079860892918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118736874034053" calcext:value-type="float">
            <text:p>-0.00118736874034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113690871130992" calcext:value-type="float">
            <text:p>0.01136908711309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475725150617829" calcext:value-type="float">
            <text:p>-4.75725150617829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849574354183692" calcext:value-type="float">
            <text:p>0.00084957435418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91786840974744" calcext:value-type="float">
            <text:p>9.1786840974744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136522613738158" calcext:value-type="float">
            <text:p>1.36522613738158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89980086526319" calcext:value-type="float">
            <text:p>-8.9980086526319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861071457556758" calcext:value-type="float">
            <text:p>-0.00086107145755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144207670704381" calcext:value-type="float">
            <text:p>-0.00144207670704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459901253927407" calcext:value-type="float">
            <text:p>0.00045990125392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360029594728922" calcext:value-type="float">
            <text:p>-0.0360029594728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115162233916686" calcext:value-type="float">
            <text:p>-0.11516223391668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149368217292001" calcext:value-type="float">
            <text:p>0.001493682172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375349007727943" calcext:value-type="float">
            <text:p>0.00375349007727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472624330422425" calcext:value-type="float">
            <text:p>4.72624330422425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259256564730353" calcext:value-type="float">
            <text:p>-0.25925656473035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100407053020595" calcext:value-type="float">
            <text:p>-0.0010040705302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179560572171479" calcext:value-type="float">
            <text:p>-1.79560572171479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163050351413488" calcext:value-type="float">
            <text:p>0.00163050351413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400080567892062" calcext:value-type="float">
            <text:p>4.00080567892062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244897938100479" calcext:value-type="float">
            <text:p>-0.24489793810047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113881787365442" calcext:value-type="float">
            <text:p>0.01138817873654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63403349023396" calcext:value-type="float">
            <text:p>-0.0063403349023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667363903529677" calcext:value-type="float">
            <text:p>0.66736390352967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320690174828094" calcext:value-type="float">
            <text:p>-0.00032069017482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219707546884368" calcext:value-type="float">
            <text:p>-0.00021970754688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126009104530114" calcext:value-type="float">
            <text:p>-0.0001260091045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307112742293104" calcext:value-type="float">
            <text:p>-0.03071127422931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553351922943403" calcext:value-type="float">
            <text:p>-0.00553351922943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250752121286645" calcext:value-type="float">
            <text:p>0.00250752121286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497936802020429" calcext:value-type="float">
            <text:p>0.04979368020204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263988823160758" calcext:value-type="float">
            <text:p>0.26398882316075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309946681514843" calcext:value-type="float">
            <text:p>0.00030994668151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061885453091312" calcext:value-type="float">
            <text:p>-6.1885453091312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132359249786965" calcext:value-type="float">
            <text:p>-0.13235924978696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811812482711228" calcext:value-type="float">
            <text:p>8.11812482711228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012803278503389" calcext:value-type="float">
            <text:p>1.2803278503389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10901590639363" calcext:value-type="float">
            <text:p>-0.00109015906393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334515469480609" calcext:value-type="float">
            <text:p>0.33451546948060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107800635149622" calcext:value-type="float">
            <text:p>1.07800635149622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657080876512299" calcext:value-type="float">
            <text:p>-0.00065708087651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121001149761155" calcext:value-type="float">
            <text:p>-0.00012100114976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624950242082348" calcext:value-type="float">
            <text:p>-0.00062495024208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205638085342092" calcext:value-type="float">
            <text:p>0.02056380853420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656098709938071" calcext:value-type="float">
            <text:p>-0.00065609870993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3380691598592" calcext:value-type="float">
            <text:p>0.0033806915985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771009988957657" calcext:value-type="float">
            <text:p>-0.00077100998895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124348045859198" calcext:value-type="float">
            <text:p>-0.012434804585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440535964274997" calcext:value-type="float">
            <text:p>0.004405359642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179069454458745" calcext:value-type="float">
            <text:p>0.17906945445874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943178287974375" calcext:value-type="float">
            <text:p>0.09431782879743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56397786482129" calcext:value-type="float">
            <text:p>-5.6397786482129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755370055026341" calcext:value-type="float">
            <text:p>0.0007553700550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662509056835651" calcext:value-type="float">
            <text:p>-0.00662509056835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394550249558905" calcext:value-type="float">
            <text:p>0.00394550249558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205573003632865" calcext:value-type="float">
            <text:p>-0.02055730036328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326591759133972" calcext:value-type="float">
            <text:p>0.32659175913397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0002477983295877" calcext:value-type="float">
            <text:p>2.47798329587659E-0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384906479637593" calcext:value-type="float">
            <text:p>-0.00384906479637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01608500033703" calcext:value-type="float">
            <text:p>-1.60850003370297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0895592387050542" calcext:value-type="float">
            <text:p>8.95592387050542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185022376620669" calcext:value-type="float">
            <text:p>0.18502237662066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165166817464398" calcext:value-type="float">
            <text:p>0.0165166817464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443012686569263" calcext:value-type="float">
            <text:p>-4.43012686569263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301109367657539" calcext:value-type="float">
            <text:p>0.30110936765753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76797833924088" calcext:value-type="float">
            <text:p>0.00076797833924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160963378373868" calcext:value-type="float">
            <text:p>-0.00016096337837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0.000687521578234664" calcext:value-type="float">
            <text:p>0.00068752157823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00882467852781484" calcext:value-type="float">
            <text:p>-8.82467852781484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051737972602714" calcext:value-type="float">
            <text:p>-0.00051737972602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271664849629494" calcext:value-type="float">
            <text:p>-0.00271664849629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0173405782791958" calcext:value-type="float">
            <text:p>-0.001734057827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9" office:value-type="float" office:value="-0.0459632298063592" calcext:value-type="float">
            <text:p>-0.045963229806359</text:p>
          </table:table-cell>
          <table:table-cell table:number-columns-repeated="4"/>
        </table:table-row>
        <table:table-row table:style-name="ro1" table:number-rows-repeated="65866">
          <table:table-cell table:number-columns-repeated="7"/>
          <table:table-cell table:style-name="Default"/>
          <table:table-cell table:number-columns-repeated="13"/>
        </table:table-row>
        <table:table-row table:style-name="ro1" table:number-rows-repeated="98222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1:16:12.422243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3-20T15:01:36.121051026</meta:creation-date>
    <meta:generator>LibreOffice/7.0.5.2$MacOSX_X86_64 LibreOffice_project/64390860c6cd0aca4beafafcfd84613dd9dfb63a</meta:generator>
    <dc:date>2021-03-26T13:20:16.221953527</dc:date>
    <dc:creator>Todor Balabanov</dc:creator>
    <meta:editing-duration>PT16H40M50S</meta:editing-duration>
    <meta:editing-cycles>167</meta:editing-cycles>
    <meta:document-statistic meta:table-count="1" meta:cell-count="1444" meta:object-count="0"/>
  </office:meta>
</office:document-meta>
</file>